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 style:name="F"/>
    <style:font-face svg:font-family="Arial" style:name="Arial"/>
    <style:font-face svg:font-family="Arial1" style:name="Arial1"/>
    <style:font-face svg:font-family="'Liberation Sans'" style:font-family-generic="swiss" style:name="Liberation Sans" style:font-pitch="variable"/>
    <style:font-face svg:font-family="Tahoma" style:font-family-generic="system" style:name="Tahoma" style:font-pitch="variable"/>
  </office:font-face-decls>
  <office:automatic-styles>
    <style:style style:family="table-column" style:name="co9">
      <style:table-column-properties fo:break-before="auto" style:column-width="772.5pt"/>
    </style:style>
    <style:style style:family="table-column" style:name="co7">
      <style:table-column-properties fo:break-before="auto" style:column-width="50.26pt"/>
    </style:style>
    <style:style style:family="table-column" style:name="co8">
      <style:table-column-properties fo:break-before="auto" style:column-width="54pt"/>
    </style:style>
    <style:style style:family="table-column" style:name="co4">
      <style:table-column-properties fo:break-before="auto" style:column-width="89.26pt"/>
    </style:style>
    <style:style style:family="table-column" style:name="co5">
      <style:table-column-properties fo:break-before="auto" style:column-width="77.24pt"/>
    </style:style>
    <style:style style:family="table-column" style:name="co6">
      <style:table-column-properties fo:break-before="auto" style:column-width="185.24pt"/>
    </style:style>
    <style:style style:family="table-column" style:name="co10">
      <style:table-column-properties fo:break-before="auto" style:column-width="90.74pt"/>
    </style:style>
    <style:style style:family="table-column" style:name="co11">
      <style:table-column-properties fo:break-before="auto" style:column-width="27.75pt"/>
    </style:style>
    <style:style style:family="table-column" style:name="co12">
      <style:table-column-properties fo:break-before="auto" style:column-width="59.24pt"/>
    </style:style>
    <style:style style:family="table-row" style:name="ro3">
      <style:table-row-properties fo:break-before="auto" style:use-optimal-row-height="false" style:row-height="12.76pt"/>
    </style:style>
    <style:style style:family="table-row" style:name="ro2">
      <style:table-row-properties fo:break-before="auto" style:use-optimal-row-height="false" style:row-height="27.01pt"/>
    </style:style>
    <style:style style:family="table-row" style:name="ro4">
      <style:table-row-properties fo:break-before="auto" style:use-optimal-row-height="false" style:row-height="13.49pt"/>
    </style:style>
    <style:style style:family="table-row" style:name="ro5">
      <style:table-row-properties fo:break-before="auto" style:use-optimal-row-height="false" style:row-height="15.76pt"/>
    </style:style>
    <style:style style:family="table-row" style:name="ro6">
      <style:table-row-properties fo:break-before="auto" style:use-optimal-row-height="false" style:row-height="14.26pt"/>
    </style:style>
    <style:style style:family="table" style:name="ta2" style:master-page-name="mp2">
      <style:table-properties style:writing-mode="lr-tb" table:display="true"/>
    </style:style>
    <style:style style:family="table" style:name="ta3" style:master-page-name="mp1">
      <style:table-properties style:writing-mode="lr-tb" table:display="true"/>
    </style:style>
    <number:number-style style:name="N1">
      <number:number number:decimal-places="0" number:min-integer-digits="1"/>
    </number:number-style>
    <number:text-style style:name="N100">
      <number:text-content/>
    </number:text-style>
    <style:style style:data-style-name="N0" style:family="table-cell" style:parent-style-name="TL_20_Title" style:name="ce7">
      <style:table-cell-properties fo:border="0.06pt solid #000000" fo:wrap-option="wrap" fo:background-color="#e77e69" style:print-content="true" style:cell-protect="protected" style:vertical-align="automatic"/>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8"/>
    <style:style style:data-style-name="N1" style:family="table-cell" style:parent-style-name="TL_20_RowProperty" style:name="ce9">
      <style:table-cell-properties style:text-align-source="fix" fo:border="0.06pt solid #000000" style:repeat-content="false" fo:background-color="#fa6900" style:print-content="true" style:cell-protect="protected" style:vertical-align="middle"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TL_20_RowHeader" style:name="ce10">
      <style:table-cell-properties fo:border-left="0.06pt solid #000000"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1">
      <style:table-cell-properties fo:border-left="0.06pt solid #000000" style:text-align-source="fix" fo:border-top="none"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2">
      <style:table-cell-properties fo:border-left="0.06pt solid #000000"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Default" style:name="ce13">
      <style:text-properties style:font-name="Arial1" style:font-size-complex="10pt" fo:color="#ff0000" style:font-size-asian="10pt" style:font-name-complex="Arial1" fo:font-size="10pt" style:font-name-asian="Arial1"/>
    </style:style>
    <style:style style:data-style-name="N0" style:family="table-cell" style:parent-style-name="TL_20_RowHeader" style:name="ce14">
      <style:table-cell-properties fo:border-left="none"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5">
      <style:table-cell-properties style:text-align-source="fix" style:repeat-content="false" fo:background-color="#fae6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6">
      <style:table-cell-properties fo:border-left="none"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Property" style:name="ce17">
      <style:table-cell-properties style:text-align-source="fix" fo:border="0.06pt solid #000000" style:repeat-content="false" fo:background-color="#fa6900" style:print-content="true"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1" style:family="table-cell" style:parent-style-name="TL_20_RowHeader" style:name="ce18">
      <style:table-cell-properties fo:border-left="none"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Header" style:name="ce19">
      <style:table-cell-properties style:text-align-source="fix" style:repeat-content="false" fo:background-color="#fae6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Header" style:name="ce20">
      <style:table-cell-properties style:text-align-source="fix" fo:padding-left="0.99pt" style:repeat-content="false" fo:background-color="#fae600" fo:padding-bottom="0.99pt" style:print-content="true" style:cell-protect="protected" style:vertical-align="automatic" fo:padding-right="0pt" fo:padding-top="0.99pt"/>
      <style:paragraph-properties fo:text-align="end"/>
      <style:text-properties style:font-size-complex="10pt" style:font-size-asian="10pt" style:font-weight-complex="bold" style:font-weight-asian="bold" fo:font-size="10pt" fo:font-weight="bold"/>
    </style:style>
    <style:style style:data-style-name="N1" style:family="table-cell" style:parent-style-name="TL_20_RowHeader" style:name="ce21">
      <style:table-cell-properties fo:border-left="none"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Default" style:name="ce22">
      <style:text-properties style:font-name="Arial1" style:font-size-complex="10pt" style:font-size-asian="10pt" style:font-name-complex="Arial1" fo:font-size="10pt" style:font-name-asian="Arial1"/>
    </style:style>
    <style:style style:data-style-name="N1" style:family="table-cell" style:parent-style-name="Default" style:name="ce23">
      <style:table-cell-properties style:vertical-align="automatic" style:repeat-content="false" style:text-align-source="fix"/>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 style:family="table-cell" style:parent-style-name="Default" style:name="ce24"/>
    <style:style style:data-style-name="N1" style:family="table-cell" style:parent-style-name="TL_20_RowProperty" style:name="ce25">
      <style:table-cell-properties style:text-align-source="fix" fo:border="0.06pt solid #000000" style:repeat-content="false" fo:background-color="#fa6900" style:print-content="true"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100" style:family="table-cell" style:parent-style-name="TL_20_RowHeader" style:name="ce26">
      <style:table-cell-properties fo:border-left="none" style:text-align-source="fix" fo:border-top="0.06pt solid #000000" style:repeat-content="false" fo:background-color="#fae600" fo:border-right="0.06pt solid #000000"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TL_20_RowHeader" style:name="ce27">
      <style:table-cell-properties fo:border-left="none" style:text-align-source="fix" fo:border-top="none" style:repeat-content="false" fo:background-color="#fae600" fo:border-right="0.06pt solid #000000"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TL_20_RowHeader" style:name="ce28">
      <style:table-cell-properties fo:border-left="none" style:text-align-source="fix" fo:border-top="none" style:repeat-content="false" fo:background-color="#fae600" fo:border-right="0.06pt solid #000000"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Default" style:name="ce29">
      <style:table-cell-properties style:vertical-align="automatic" style:repeat-content="false" style:text-align-source="fix"/>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00" style:family="table-cell" style:parent-style-name="Default" style:name="ce30"/>
    <style:style style:data-style-name="N0" style:family="table-cell" style:parent-style-name="Default" style:name="ce31">
      <style:table-cell-properties style:vertical-align="middle" style:repeat-content="false" style:text-align-source="fix"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00" style:family="table-cell" style:parent-style-name="Default" style:name="ce32">
      <style:text-properties style:font-name="Arial1" style:font-size-complex="10pt" style:font-size-asian="10pt" style:font-name-complex="Arial1" fo:font-size="10pt" style:font-name-asian="Arial1"/>
    </style:style>
    <style:style style:data-style-name="N100" style:family="table-cell" style:parent-style-name="Default" style:name="ce33">
      <style:table-cell-properties style:text-align-source="fix" fo:padding-left="0.99pt" style:repeat-content="false" fo:padding-bottom="0.99pt" style:vertical-align="automatic" fo:padding-right="0pt" fo:padding-top="0.99pt"/>
      <style:paragraph-properties fo:text-align="end"/>
    </style:style>
    <style:style style:data-style-name="N100" style:family="table-cell" style:parent-style-name="Default" style:name="ce34">
      <style:table-cell-properties style:vertical-align="automatic" style:repeat-content="false" style:text-align-source="fix"/>
      <style:paragraph-properties fo:margin-left="0pt" fo:text-align="start"/>
      <style:text-properties style:font-name="Arial1" style:font-size-complex="10pt" style:font-size-asian="10pt" style:font-name-complex="Arial1" fo:font-size="10pt" style:font-name-asian="Arial1"/>
    </style:style>
    <style:style style:data-style-name="N100" style:family="table-cell" style:parent-style-name="Default" style:name="ce35">
      <style:table-cell-properties style:vertical-align="automatic" style:repeat-content="false" style:text-align-source="fix"/>
      <style:paragraph-properties fo:margin-left="0pt" fo:text-align="start"/>
    </style:style>
    <style:style style:data-style-name="N0" style:family="table-cell" style:parent-style-name="TL_20_ColHeader" style:name="ce36">
      <style:table-cell-properties style:text-align-source="fix" fo:border="0.06pt solid #000000" style:repeat-content="false" fo:background-color="#69d2e7" style:print-content="true"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20_ColHeader" style:name="ce37">
      <style:table-cell-properties style:text-align-source="fix" fo:border="0.06pt solid #000000" style:repeat-content="false" fo:background-color="#69d2e7" style:print-content="true"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Default" style:name="ce38">
      <style:table-cell-properties style:vertical-align="automatic" style:repeat-content="false" style:text-align-source="fix"/>
      <style:paragraph-properties fo:text-align="center"/>
    </style:style>
    <style:style style:data-style-name="N0" style:family="table-cell" style:parent-style-name="TL_20_Data" style:name="ce39">
      <style:table-cell-properties fo:border-left="0.06pt solid #000000" style:text-align-source="fix" fo:border-top="0.06pt solid #000000" style:repeat-content="false" fo:background-color="#c8c8a9" fo:border-right="none" fo:border-bottom="none" style:print-content="true" style:cell-protect="protected" style:vertical-align="automatic"/>
      <style:paragraph-properties fo:text-align="center"/>
    </style:style>
    <style:style style:data-style-name="N0" style:family="table-cell" style:parent-style-name="TL_20_Data" style:name="ce40">
      <style:table-cell-properties fo:border-left="0.06pt solid #000000" style:text-align-source="fix" fo:border-top="none" style:repeat-content="false" fo:background-color="#c8c8a9" fo:border-right="none" fo:border-bottom="none" style:print-content="true" style:cell-protect="protected" style:vertical-align="automatic"/>
      <style:paragraph-properties fo:text-align="center"/>
    </style:style>
    <style:style style:data-style-name="N0" style:family="table-cell" style:parent-style-name="TL_20_Data" style:name="ce41">
      <style:table-cell-properties fo:border-left="0.06pt solid #000000" fo:border-top="none" fo:background-color="#c8c8a9" fo:border-right="none" fo:border-bottom="none" style:print-content="true" style:cell-protect="protected" style:vertical-align="automatic"/>
    </style:style>
    <style:style style:data-style-name="N0" style:family="table-cell" style:parent-style-name="TL_20_Data" style:name="ce47">
      <style:table-cell-properties fo:border-left="0.06pt solid #000000" style:text-align-source="fix" fo:border-top="none" style:repeat-content="false" fo:background-color="#c8c8a9" fo:border-right="none" fo:border-bottom="0.06pt solid #000000" style:print-content="true" style:cell-protect="protected" style:vertical-align="automatic"/>
      <style:paragraph-properties fo:text-align="center"/>
    </style:style>
    <style:style style:data-style-name="N0" style:family="table-cell" style:parent-style-name="TL_20_Data" style:name="ce48">
      <style:table-cell-properties fo:border-left="none" style:text-align-source="fix" fo:border-top="0.06pt solid #000000" style:repeat-content="false" fo:background-color="#c8c8a9" fo:border-right="0.06pt solid #000000" fo:border-bottom="none" style:print-content="true" style:cell-protect="protected" style:vertical-align="automatic"/>
      <style:paragraph-properties fo:text-align="center"/>
    </style:style>
    <style:style style:data-style-name="N0" style:family="table-cell" style:parent-style-name="TL_20_Data" style:name="ce49">
      <style:table-cell-properties fo:border-left="none" style:text-align-source="fix" fo:border-top="none" style:repeat-content="false" fo:background-color="#c8c8a9" fo:border-right="0.06pt solid #000000" fo:border-bottom="none" style:print-content="true" style:cell-protect="protected" style:vertical-align="automatic"/>
      <style:paragraph-properties fo:text-align="center"/>
    </style:style>
    <style:style style:data-style-name="N0" style:family="table-cell" style:parent-style-name="TL_20_Data" style:name="ce50">
      <style:table-cell-properties fo:border-left="none" fo:border-top="none" fo:background-color="#c8c8a9" fo:border-right="0.06pt solid #000000" fo:border-bottom="none" style:print-content="true" style:cell-protect="protected" style:vertical-align="automatic"/>
    </style:style>
    <style:style style:data-style-name="N0" style:family="table-cell" style:parent-style-name="TL_20_Data" style:name="ce51">
      <style:table-cell-properties fo:border-left="none" style:text-align-source="fix" fo:border-top="none" style:repeat-content="false" fo:background-color="#c8c8a9" fo:border-right="0.06pt solid #000000" fo:border-bottom="0.06pt solid #000000" style:print-content="true" style:cell-protect="protected" style:vertical-align="automatic"/>
      <style:paragraph-properties fo:text-align="center"/>
    </style:style>
    <style:style style:data-style-name="N0" style:family="table-cell" style:parent-style-name="TL_20_Metadata" style:name="ce52">
      <style:table-cell-properties style:vertical-align="automatic" fo:background-color="#e0e4cc" style:print-content="true" style:cell-protect="protected"/>
      <style:text-properties style:font-size-complex="10pt" style:font-size-asian="10pt" style:font-weight-complex="bold" style:font-weight-asian="bold" fo:font-size="10pt" fo:font-weight="bold"/>
    </style:style>
    <style:style style:data-style-name="N0" style:family="table-cell" style:parent-style-name="TL_20_Metadata" style:name="ce53">
      <style:table-cell-properties style:text-align-source="fix" style:repeat-content="false" fo:background-color="#e0e4cc" style:print-content="true" style:cell-protect="protected" style:vertical-align="automatic"/>
      <style:paragraph-properties fo:margin-left="0pt" fo:text-align="start"/>
    </style:style>
    <style:style style:data-style-name="N0" style:family="table-cell" style:parent-style-name="TL_20_Metadata" style:name="ce54">
      <style:table-cell-properties style:vertical-align="automatic" fo:background-color="#e0e4cc" style:print-content="true" style:cell-protect="protected"/>
      <style:text-properties style:font-name="Arial1" style:font-size-complex="8pt" style:font-size-asian="8pt" style:font-weight-complex="bold" style:font-name-complex="Arial1" style:font-weight-asian="bold" fo:font-size="8pt" style:font-name-asian="Arial1" fo:font-weight="bold"/>
    </style:style>
    <style:style style:data-style-name="N0" style:family="table-cell" style:parent-style-name="TL_20_Metadata" style:name="ce55">
      <style:table-cell-properties style:vertical-align="automatic" fo:background-color="#e0e4cc" style:print-content="true" style:cell-protect="protected"/>
      <style:text-properties style:font-name="Arial1" style:font-size-complex="8pt" style:font-size-asian="8pt" style:font-name-complex="Arial1" fo:font-size="8pt" style:font-name-asian="Arial1"/>
    </style:style>
    <style:style style:data-style-name="N0" style:family="table-cell" style:parent-style-name="Default" style:name="ce56">
      <style:text-properties style:font-name="Arial1" style:font-size-complex="8pt" style:font-size-asian="8pt" style:font-name-complex="Arial1" fo:font-size="8pt" style:font-name-asian="Arial1"/>
    </style:style>
    <style:style style:family="graphic" style:name="gr1">
      <style:graphic-properties draw:marker-start="Arrowheads_20_1" draw:shadow-offset-y="2.83pt" draw:fill-color="#ffffc0" draw:shadow-offset-x="2.83pt" fo:padding-right="2.83pt" draw:stroke="solid" fo:padding-left="2.83pt" draw:shadow="hidden" draw:auto-grow-width="false" draw:marker-start-width="5.67pt" fo:padding-bottom="2.83pt" svg:stroke-color="#000000" draw:caption-escape-direction="auto" draw:auto-grow-height="false" draw:marker-start-center="false" draw:fill="solid" fo:padding-top="2.83pt"/>
    </style:style>
    <style:style style:family="paragraph" style:name="P1">
      <style:paragraph-properties style:writing-mode="page" style:text-autospace="none" style:line-break="normal"/>
      <style:text-properties style:text-line-through-type="none" fo:font-style="normal" style:language-complex="hi" fo:color="#000000" style:text-overline-mode="continuous" style:country-asian="CN" style:text-underline-style="none" fo:font-weight="normal" fo:text-shadow="none" style:text-underline-mode="continuous" style:font-size-complex="11pt" style:font-style-complex="normal" style:text-overline-style="none" style:language-asian="zh" style:country-complex="IN" fo:font-size="11pt" style:font-name-asian="Arial" style:text-outline="false" fo:hyphenate="false" fo:country="US" style:text-line-through-mode="continuous" style:font-relief="none" style:font-name="Arial" style:text-overline-color="font-color" fo:language="en" style:font-style-asian="normal" style:text-line-through-style="none" style:font-weight-complex="normal" style:font-size-asian="11pt" style:font-name-complex="Arial" style:font-weight-asian="normal" style:text-emphasize="none"/>
    </style:style>
    <style:style style:family="paragraph" style:name="P2">
      <ns41:graphic-properties draw:fill-color="#ffffc0" draw:fill="solid"/>
      <style:paragraph-properties style:writing-mode="page" style:text-autospace="none" style:line-break="normal"/>
      <style:text-properties style:text-line-through-type="none" fo:font-style="normal" style:language-complex="hi" fo:color="#000000" style:text-overline-mode="continuous" style:country-asian="CN" style:text-underline-style="none" fo:font-weight="normal" fo:text-shadow="none" style:text-underline-mode="continuous" style:font-size-complex="11pt" style:font-style-complex="normal" style:text-overline-style="none" style:language-asian="zh" style:country-complex="IN" fo:font-size="11pt" style:font-name-asian="Arial" style:text-outline="false" fo:hyphenate="false" fo:country="US" style:text-line-through-mode="continuous" style:font-relief="none" style:font-name="Arial" style:text-overline-color="font-color" fo:language="en" style:font-style-asian="normal" style:text-line-through-style="none" style:font-weight-complex="normal" style:font-size-asian="11pt" style:font-name-complex="Arial" style:font-weight-asian="normal" style:text-emphasize="none"/>
    </style:style>
    <style:style style:family="text" style:name="T3">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Arial" style:font-weight-asian="normal" fo:font-size="8pt" style:font-name="Arial" style:text-underline-style="none" style:font-name-asian="Arial" fo:font-weight="normal" fo:text-shadow="none"/>
    </style:style>
    <style:style style:family="text" style:name="T4">
      <style:text-properties style:text-outline="false" style:text-line-through-type="none" fo:font-style="italic" style:font-name="Arial" style:font-size-complex="8pt" style:text-underline-color="font-color" fo:color="#000000" style:font-style-complex="italic" style:font-weight-complex="normal" style:font-size-asian="8pt" style:font-name-complex="" style:font-weight-asian="normal" fo:font-size="8pt" style:font-style-asian="italic" style:text-underline-style="none" style:font-name-asian="Arial" fo:font-weight="normal" fo:text-shadow="none"/>
    </style:style>
    <style:style style:family="text" style:name="T7">
      <style:text-properties style:text-outline="false" style:text-line-through-type="none" fo:font-style="normal" style:font-name="Arial" style:font-size-complex="8pt" style:text-underline-color="font-color" fo:color="#000000" style:font-style-complex="normal" style:font-weight-complex="normal" style:font-size-asian="8pt" style:font-name-complex="" style:font-weight-asian="normal" fo:font-size="8pt" style:font-style-asian="normal" style:text-underline-style="none" style:font-name-asian="Arial" fo:font-weight="normal" fo:text-shadow="none"/>
    </style:style>
    <style:style style:family="text" style:name="T8">
      <style:text-properties style:text-outline="false" style:text-line-through-type="none" fo:font-style="italic" style:font-name="Arial" style:font-size-complex="8pt" style:text-underline-color="font-color" fo:color="#000000" style:font-style-complex="italic" style:font-weight-complex="normal" style:font-size-asian="8pt" style:font-name-complex="" style:font-weight-asian="normal" fo:font-size="8pt" style:font-style-asian="italic" style:text-underline-style="none" style:font-name-asian="Arial" fo:font-weight="normal" fo:text-shadow="none"/>
    </style:style>
  </office:automatic-styles>
  <office:body>
    <office:spreadsheet>
      <table:calculation-settings table:use-regular-expressions="false" table:case-sensitive="false" table:automatic-find-labels="false"/>
      <table:table table:style-name="ta3" table:name="VT_1830">
        <table:table-column table:style-name="co4" table:default-cell-style-name="ce8"/>
        <table:table-column table:style-name="co5" table:default-cell-style-name="ce8"/>
        <table:table-column table:style-name="co6" table:default-cell-style-name="ce8" table:number-columns-repeated="2"/>
        <table:table-column table:style-name="co10" table:default-cell-style-name="ce8"/>
        <table:table-column table:style-name="co11" table:default-cell-style-name="ce8"/>
        <table:table-column table:style-name="co12" table:default-cell-style-name="ce8"/>
        <table:table-column table:style-name="co7" table:default-cell-style-name="ce8" table:number-columns-repeated="1016"/>
        <table:table-column table:style-name="co8" table:default-cell-style-name="ce8"/>
        <table:table-row table:style-name="ro2">
          <table:table-cell ns42:value-type="string" table:number-rows-spanned="1" table:style-name="ce7" table:number-columns-spanned="8" office:value-type="string">
            <text:p>OPGAVE UIT 1830 VAN HET AANTAL MANNEN EN HET AANTAL VROUWEN PER GEMEENTE (uit: Bijdragen tot de algemeene statistiek van Nederland. Jaargang 1878, Aflevering I.: Bevolking, oppervlakte. (’s Gravenhage 1880)</text:p>
          </table:table-cell>
          <table:covered-table-cell table:number-columns-repeated="7"/>
          <table:table-cell table:number-columns-repeated="1016"/>
        </table:table-row>
        <table:table-row table:style-name="ro4">
          <table:table-cell table:number-columns-repeated="1024"/>
        </table:table-row>
        <table:table-row table:style-name="ro3">
          <table:table-cell ns42:value-type="string" table:number-rows-spanned="2" table:style-name="ce9" table:number-columns-spanned="1" office:value-type="string">
            <text:p>Provinciën</text:p>
          </table:table-cell>
          <table:table-cell ns42:value-type="string" table:number-rows-spanned="2" table:style-name="ce9" table:number-columns-spanned="1" office:value-type="string">
            <text:p>Provinciecode CBS</text:p>
          </table:table-cell>
          <table:table-cell ns42:value-type="string" table:number-rows-spanned="1" table:style-name="ce9" table:number-columns-spanned="3" office:value-type="string">
            <text:p>Gemeenten</text:p>
          </table:table-cell>
          <table:covered-table-cell table:number-columns-repeated="2"/>
          <table:table-cell table:style-name="ce31"/>
          <table:table-cell ns42:value-type="string" table:number-rows-spanned="1" table:style-name="ce36" table:number-columns-spanned="2" office:value-type="string">
            <text:p>Bevolking</text:p>
          </table:table-cell>
          <table:covered-table-cell/>
          <table:table-cell table:style-name="ce38"/>
          <table:table-cell table:number-columns-repeated="1015"/>
        </table:table-row>
        <table:table-row table:style-name="ro5">
          <table:covered-table-cell table:number-columns-repeated="2"/>
          <table:table-cell ns42:value-type="string" table:style-name="ce17" office:value-type="string">
            <text:p>Bron</text:p>
          </table:table-cell>
          <table:table-cell ns42:value-type="string" table:style-name="ce25" office:value-type="string">
            <text:p>Standaard schrijfwijze</text:p>
          </table:table-cell>
          <table:table-cell ns42:value-type="string" table:style-name="ce25" office:value-type="string">
            <text:p>Gemeentecode</text:p>
          </table:table-cell>
          <table:table-cell table:style-name="ce24"/>
          <table:table-cell ns42:value-type="string" table:style-name="ce37" office:value-type="string">
            <text:p>M</text:p>
          </table:table-cell>
          <table:table-cell ns42:value-type="string" table:style-name="ce37" office:value-type="string">
            <text:p>V</text:p>
          </table:table-cell>
          <table:table-cell table:style-name="ce38"/>
          <table:table-cell table:number-columns-repeated="1015"/>
        </table:table-row>
        <table:table-row table:style-name="ro4">
          <table:table-cell table:number-columns-repeated="3"/>
          <table:table-cell table:style-name="ce22" table:number-columns-repeated="3"/>
          <table:table-cell table:style-name="ce38" table:number-columns-repeated="3"/>
          <table:table-cell table:number-columns-repeated="1015"/>
        </table:table-row>
        <table:table-row table:style-name="ro6">
          <table:table-cell ns42:value-type="string" table:style-name="ce10" office:value-type="string">
            <text:p>Noordholland</text:p>
          </table:table-cell>
          <table:table-cell ns42:value-type="float" table:style-name="ce14" office:value="27" office:value-type="float">
            <text:p>27</text:p>
          </table:table-cell>
          <table:table-cell table:style-name="ce18"/>
          <table:table-cell ns42:value-type="string" table:style-name="ce18" office:value-type="string">
            <text:p>Amsterdam</text:p>
          </table:table-cell>
          <table:table-cell ns42:value-type="string" table:style-name="ce26" office:value-type="string">
            <text:p>0363</text:p>
          </table:table-cell>
          <table:table-cell table:style-name="ce30"/>
          <table:table-cell ns42:value-type="float" table:style-name="ce39" office:value="90292" office:value-type="float">
            <office:annotation draw:style-name="gr1" svg:height="57.74pt" draw:caption-point-y="32.51pt" svg:width="204.75pt" svg:x="731.25pt" draw:caption-point-x="-16.81pt" svg:y="50.26pt" draw:text-style-name="P2">
              <dc:creator>CDM</dc:creator>
              <dc:date>2017-10-25T00:00:00</dc:date>
              <text:p text:style-name="P1"><text:span text:style-name="T3">Bronfout: De gedrukte bron geeft 90332 mannen en 112032 vrouwen. Deze opgave heeft betrekking op 16 november 1829. De aantallen per 1 januari 1830 zijn respectievelijk 90292 en 111883. De gegevens zijn hier gecorrigeerd.</text:span></text:p>
            </office:annotation>
            <text:p>90292</text:p>
          </table:table-cell>
          <table:table-cell ns42:value-type="float" table:style-name="ce48" office:value="111883" office:value-type="float">
            <office:annotation draw:style-name="gr1" svg:height="57pt" draw:caption-point-y="25.77pt" svg:width="204.75pt" svg:x="777pt" draw:caption-point-x="-12.3pt" svg:y="57pt" draw:text-style-name="P2">
              <dc:creator>CDM</dc:creator>
              <dc:date>2017-10-25T00:00:00</dc:date>
              <text:p text:style-name="P1"><text:span text:style-name="T3">Bronfout: De gedrukte bron geeft 90332 mannen en 112032 vrouwen. Deze opgave heeft betrekking op 16 november 1829. De aantallen per 1 januari 1830 zijn respectievelijk 90292 en 111883. De gegevens zijn hier gecorrigeerd.</text:span></text:p>
            </office:annotation>
            <text:p>11188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aarlem</text:p>
          </table:table-cell>
          <table:table-cell ns42:value-type="string" table:style-name="ce27" office:value-type="string">
            <text:p>0392</text:p>
          </table:table-cell>
          <table:table-cell table:style-name="ce30"/>
          <table:table-cell ns42:value-type="float" table:style-name="ce40" office:value="10148" office:value-type="float">
            <text:p>10148</text:p>
          </table:table-cell>
          <table:table-cell ns42:value-type="float" table:style-name="ce49" office:value="11519" office:value-type="float">
            <text:p>1151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lkmaar</text:p>
          </table:table-cell>
          <table:table-cell ns42:value-type="string" table:style-name="ce27" office:value-type="string">
            <text:p>0361</text:p>
          </table:table-cell>
          <table:table-cell table:style-name="ce30"/>
          <table:table-cell ns42:value-type="float" table:style-name="ce40" office:value="4495" office:value-type="float">
            <text:p>4495</text:p>
          </table:table-cell>
          <table:table-cell ns42:value-type="float" table:style-name="ce49" office:value="4944" office:value-type="float">
            <text:p>494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Den Helder</text:p>
          </table:table-cell>
          <table:table-cell ns42:value-type="string" table:style-name="ce27" office:value-type="string">
            <text:p>0400</text:p>
          </table:table-cell>
          <table:table-cell table:style-name="ce30"/>
          <table:table-cell ns42:value-type="float" table:style-name="ce40" office:value="2941" office:value-type="float">
            <text:p>2941</text:p>
          </table:table-cell>
          <table:table-cell ns42:value-type="float" table:style-name="ce49" office:value="2548" office:value-type="float">
            <text:p>254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aandam</text:p>
          </table:table-cell>
          <table:table-cell ns42:value-type="string" table:style-name="ce27" office:value-type="string">
            <text:p>0471</text:p>
          </table:table-cell>
          <table:table-cell table:style-name="ce30"/>
          <table:table-cell ns42:value-type="float" table:style-name="ce40" office:value="5188" office:value-type="float">
            <text:p>5188</text:p>
          </table:table-cell>
          <table:table-cell ns42:value-type="float" table:style-name="ce49" office:value="5545" office:value-type="float">
            <text:p>554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alsmeer</text:p>
          </table:table-cell>
          <table:table-cell ns42:value-type="string" table:style-name="ce27" office:value-type="string">
            <text:p>0358</text:p>
          </table:table-cell>
          <table:table-cell table:style-name="ce30"/>
          <table:table-cell ns42:value-type="float" table:style-name="ce40" office:value="1180" office:value-type="float">
            <text:p>1180</text:p>
          </table:table-cell>
          <table:table-cell ns42:value-type="float" table:style-name="ce49" office:value="1139" office:value-type="float">
            <text:p>113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bbekerk</text:p>
          </table:table-cell>
          <table:table-cell ns42:value-type="string" table:style-name="ce27" office:value-type="string">
            <text:p>0359</text:p>
          </table:table-cell>
          <table:table-cell table:style-name="ce30"/>
          <table:table-cell ns42:value-type="float" table:style-name="ce40" office:value="338" office:value-type="float">
            <text:p>338</text:p>
          </table:table-cell>
          <table:table-cell ns42:value-type="float" table:style-name="ce49" office:value="343" office:value-type="float">
            <text:p>34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kersloot</text:p>
          </table:table-cell>
          <table:table-cell ns42:value-type="string" table:style-name="ce27" office:value-type="string">
            <text:p>0360</text:p>
          </table:table-cell>
          <table:table-cell table:style-name="ce30"/>
          <table:table-cell ns42:value-type="float" table:style-name="ce40" office:value="504" office:value-type="float">
            <text:p>504</text:p>
          </table:table-cell>
          <table:table-cell ns42:value-type="float" table:style-name="ce49" office:value="455" office:value-type="float">
            <text:p>45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ndijk</text:p>
          </table:table-cell>
          <table:table-cell ns42:value-type="string" table:style-name="ce27" office:value-type="string">
            <text:p>0364</text:p>
          </table:table-cell>
          <table:table-cell table:style-name="ce30"/>
          <table:table-cell ns42:value-type="float" table:style-name="ce40" office:value="659" office:value-type="float">
            <text:p>659</text:p>
          </table:table-cell>
          <table:table-cell ns42:value-type="float" table:style-name="ce49" office:value="635" office:value-type="float">
            <text:p>63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nkeveen</text:p>
          </table:table-cell>
          <table:table-cell ns42:value-type="string" table:style-name="ce27" office:value-type="string">
            <text:p>1014</text:p>
          </table:table-cell>
          <table:table-cell table:style-name="ce30"/>
          <table:table-cell ns42:value-type="float" table:style-name="ce40" office:value="217" office:value-type="float">
            <text:p>217</text:p>
          </table:table-cell>
          <table:table-cell ns42:value-type="float" table:style-name="ce49" office:value="243" office:value-type="float">
            <text:p>24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nna Paulowna</text:p>
          </table:table-cell>
          <table:table-cell ns42:value-type="string" table:style-name="ce27" office:value-type="string">
            <text:p>0366</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ssendelft</text:p>
          </table:table-cell>
          <table:table-cell ns42:value-type="string" table:style-name="ce27" office:value-type="string">
            <text:p>0367</text:p>
          </table:table-cell>
          <table:table-cell table:style-name="ce30"/>
          <table:table-cell ns42:value-type="float" table:style-name="ce40" office:value="1241" office:value-type="float">
            <text:p>1241</text:p>
          </table:table-cell>
          <table:table-cell ns42:value-type="float" table:style-name="ce49" office:value="1180" office:value-type="float">
            <text:p>1180</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venhorn</text:p>
          </table:table-cell>
          <table:table-cell ns42:value-type="string" table:style-name="ce27" office:value-type="string">
            <text:p>0368</text:p>
          </table:table-cell>
          <table:table-cell table:style-name="ce30"/>
          <table:table-cell ns42:value-type="float" table:style-name="ce40" office:value="177" office:value-type="float">
            <text:p>177</text:p>
          </table:table-cell>
          <table:table-cell ns42:value-type="float" table:style-name="ce49" office:value="149" office:value-type="float">
            <text:p>14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arsingerhorn</text:p>
          </table:table-cell>
          <table:table-cell ns42:value-type="string" table:style-name="ce27" office:value-type="string">
            <text:p>0369</text:p>
          </table:table-cell>
          <table:table-cell table:style-name="ce30"/>
          <table:table-cell ns42:value-type="float" table:style-name="ce40" office:value="722" office:value-type="float">
            <text:p>722</text:p>
          </table:table-cell>
          <table:table-cell ns42:value-type="float" table:style-name="ce49" office:value="700" office:value-type="float">
            <text:p>70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emster</text:p>
          </table:table-cell>
          <table:table-cell ns42:value-type="string" table:style-name="ce27" office:value-type="string">
            <text:p>0370</text:p>
          </table:table-cell>
          <table:table-cell table:style-name="ce30"/>
          <table:table-cell ns42:value-type="float" table:style-name="ce40" office:value="1388" office:value-type="float">
            <text:p>1388</text:p>
          </table:table-cell>
          <table:table-cell ns42:value-type="float" table:style-name="ce49" office:value="1376" office:value-type="float">
            <text:p>137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ets</text:p>
          </table:table-cell>
          <table:table-cell ns42:value-type="string" table:style-name="ce27" office:value-type="string">
            <text:p>0371</text:p>
          </table:table-cell>
          <table:table-cell table:style-name="ce30"/>
          <table:table-cell ns42:value-type="float" table:style-name="ce40" office:value="210" office:value-type="float">
            <text:p>210</text:p>
          </table:table-cell>
          <table:table-cell ns42:value-type="float" table:style-name="ce49" office:value="191" office:value-type="float">
            <text:p>19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nnebroek</text:p>
          </table:table-cell>
          <table:table-cell ns42:value-type="string" table:style-name="ce27" office:value-type="string">
            <text:p>0372</text:p>
          </table:table-cell>
          <table:table-cell table:style-name="ce30"/>
          <table:table-cell ns42:value-type="float" table:style-name="ce40" office:value="203" office:value-type="float">
            <text:p>203</text:p>
          </table:table-cell>
          <table:table-cell ns42:value-type="float" table:style-name="ce49" office:value="223" office:value-type="float">
            <text:p>22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rgen (NH.)</text:p>
          </table:table-cell>
          <table:table-cell ns42:value-type="string" table:style-name="ce27" office:value-type="string">
            <text:p>0373</text:p>
          </table:table-cell>
          <table:table-cell table:style-name="ce30"/>
          <table:table-cell ns42:value-type="float" table:style-name="ce40" office:value="450" office:value-type="float">
            <text:p>450</text:p>
          </table:table-cell>
          <table:table-cell ns42:value-type="float" table:style-name="ce49" office:value="418" office:value-type="float">
            <text:p>41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rkenrode</text:p>
          </table:table-cell>
          <table:table-cell ns42:value-type="string" table:style-name="ce27" office:value-type="string">
            <text:p>1306</text:p>
          </table:table-cell>
          <table:table-cell table:style-name="ce32"/>
          <table:table-cell ns42:value-type="float" table:style-name="ce40" office:value="35" office:value-type="float">
            <text:p>35</text:p>
          </table:table-cell>
          <table:table-cell ns42:value-type="float" table:style-name="ce49" office:value="34" office:value-type="float">
            <text:p>3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rkhout</text:p>
          </table:table-cell>
          <table:table-cell ns42:value-type="string" table:style-name="ce27" office:value-type="string">
            <text:p>0374</text:p>
          </table:table-cell>
          <table:table-cell table:style-name="ce30"/>
          <table:table-cell ns42:value-type="float" table:style-name="ce40" office:value="618" office:value-type="float">
            <text:p>618</text:p>
          </table:table-cell>
          <table:table-cell ns42:value-type="float" table:style-name="ce49" office:value="666" office:value-type="float">
            <text:p>66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verwijk</text:p>
          </table:table-cell>
          <table:table-cell ns42:value-type="string" table:style-name="ce27" office:value-type="string">
            <text:p>0375</text:p>
          </table:table-cell>
          <table:table-cell table:style-name="ce30"/>
          <table:table-cell ns42:value-type="float" table:style-name="ce40" office:value="1033" office:value-type="float">
            <text:p>1033</text:p>
          </table:table-cell>
          <table:table-cell ns42:value-type="float" table:style-name="ce49" office:value="1059" office:value-type="float">
            <text:p>105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laricum</text:p>
          </table:table-cell>
          <table:table-cell ns42:value-type="string" table:style-name="ce27" office:value-type="string">
            <text:p>0376</text:p>
          </table:table-cell>
          <table:table-cell table:style-name="ce30"/>
          <table:table-cell ns42:value-type="float" table:style-name="ce40" office:value="346" office:value-type="float">
            <text:p>346</text:p>
          </table:table-cell>
          <table:table-cell ns42:value-type="float" table:style-name="ce49" office:value="341" office:value-type="float">
            <text:p>34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loemendaal</text:p>
          </table:table-cell>
          <table:table-cell ns42:value-type="string" table:style-name="ce27" office:value-type="string">
            <text:p>0377</text:p>
          </table:table-cell>
          <table:table-cell table:style-name="ce30"/>
          <table:table-cell ns42:value-type="float" table:style-name="ce40" office:value="893" office:value-type="float">
            <text:p>893</text:p>
          </table:table-cell>
          <table:table-cell ns42:value-type="float" table:style-name="ce49" office:value="855" office:value-type="float">
            <text:p>85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lokker</text:p>
          </table:table-cell>
          <table:table-cell ns42:value-type="string" table:style-name="ce27" office:value-type="string">
            <text:p>0378</text:p>
          </table:table-cell>
          <table:table-cell table:style-name="ce30"/>
          <table:table-cell ns42:value-type="float" table:style-name="ce40" office:value="511" office:value-type="float">
            <text:p>511</text:p>
          </table:table-cell>
          <table:table-cell ns42:value-type="float" table:style-name="ce49" office:value="487" office:value-type="float">
            <text:p>487</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ovenkarspel</text:p>
          </table:table-cell>
          <table:table-cell ns42:value-type="string" table:style-name="ce27" office:value-type="string">
            <text:p>0379</text:p>
          </table:table-cell>
          <table:table-cell table:style-name="ce30"/>
          <table:table-cell ns42:value-type="float" table:style-name="ce40" office:value="469" office:value-type="float">
            <text:p>469</text:p>
          </table:table-cell>
          <table:table-cell ns42:value-type="float" table:style-name="ce49" office:value="506" office:value-type="float">
            <text:p>50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roek in Waterland</text:p>
          </table:table-cell>
          <table:table-cell ns42:value-type="string" table:style-name="ce27" office:value-type="string">
            <text:p>0380</text:p>
          </table:table-cell>
          <table:table-cell table:style-name="ce30"/>
          <table:table-cell ns42:value-type="float" table:style-name="ce40" office:value="606" office:value-type="float">
            <text:p>606</text:p>
          </table:table-cell>
          <table:table-cell ns42:value-type="float" table:style-name="ce49" office:value="666" office:value-type="float">
            <text:p>66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roek op Langedijk</text:p>
          </table:table-cell>
          <table:table-cell ns42:value-type="string" table:style-name="ce27" office:value-type="string">
            <text:p>1031</text:p>
          </table:table-cell>
          <table:table-cell table:style-name="ce30"/>
          <table:table-cell ns42:value-type="float" table:style-name="ce40" office:value="328" office:value-type="float">
            <text:p>328</text:p>
          </table:table-cell>
          <table:table-cell ns42:value-type="float" table:style-name="ce49" office:value="325" office:value-type="float">
            <text:p>32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uiksloot</text:p>
          </table:table-cell>
          <table:table-cell ns42:value-type="string" table:style-name="ce27" office:value-type="string">
            <text:p>1034</text:p>
          </table:table-cell>
          <table:table-cell table:style-name="ce30"/>
          <table:table-cell ns42:value-type="float" table:style-name="ce40" office:value="401" office:value-type="float">
            <text:p>401</text:p>
          </table:table-cell>
          <table:table-cell ns42:value-type="float" table:style-name="ce49" office:value="458" office:value-type="float">
            <text:p>45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ussum</text:p>
          </table:table-cell>
          <table:table-cell ns42:value-type="string" table:style-name="ce27" office:value-type="string">
            <text:p>0381</text:p>
          </table:table-cell>
          <table:table-cell table:style-name="ce30"/>
          <table:table-cell ns42:value-type="float" table:style-name="ce40" office:value="299" office:value-type="float">
            <text:p>299</text:p>
          </table:table-cell>
          <table:table-cell ns42:value-type="float" table:style-name="ce49" office:value="289" office:value-type="float">
            <text:p>28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ijlmermeer</text:p>
          </table:table-cell>
          <table:table-cell ns42:value-type="string" table:style-name="ce27" office:value-type="string">
            <text:p>1309</text:p>
          </table:table-cell>
          <table:table-cell table:style-name="ce32"/>
          <table:table-cell ns42:value-type="float" table:style-name="ce40" office:value="59" office:value-type="float">
            <text:p>59</text:p>
          </table:table-cell>
          <table:table-cell ns42:value-type="float" table:style-name="ce49" office:value="59" office:value-type="float">
            <text:p>5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Callantsoog</text:p>
          </table:table-cell>
          <table:table-cell ns42:value-type="string" table:style-name="ce27" office:value-type="string">
            <text:p>0382</text:p>
          </table:table-cell>
          <table:table-cell table:style-name="ce30"/>
          <table:table-cell ns42:value-type="float" table:style-name="ce40" office:value="146" office:value-type="float">
            <text:p>146</text:p>
          </table:table-cell>
          <table:table-cell ns42:value-type="float" table:style-name="ce49" office:value="147" office:value-type="float">
            <text:p>147</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Castricum</text:p>
          </table:table-cell>
          <table:table-cell ns42:value-type="string" table:style-name="ce27" office:value-type="string">
            <text:p>0383</text:p>
          </table:table-cell>
          <table:table-cell table:style-name="ce30"/>
          <table:table-cell ns42:value-type="float" table:style-name="ce40" office:value="410" office:value-type="float">
            <text:p>410</text:p>
          </table:table-cell>
          <table:table-cell ns42:value-type="float" table:style-name="ce49" office:value="381" office:value-type="float">
            <text:p>38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Diemen</text:p>
          </table:table-cell>
          <table:table-cell ns42:value-type="string" table:style-name="ce27" office:value-type="string">
            <text:p>0384</text:p>
          </table:table-cell>
          <table:table-cell table:style-name="ce30"/>
          <table:table-cell ns42:value-type="float" table:style-name="ce40" office:value="391" office:value-type="float">
            <text:p>391</text:p>
          </table:table-cell>
          <table:table-cell ns42:value-type="float" table:style-name="ce49" office:value="362" office:value-type="float">
            <text:p>36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dam</text:p>
          </table:table-cell>
          <table:table-cell ns42:value-type="string" table:style-name="ce27" office:value-type="string">
            <text:p>1315</text:p>
          </table:table-cell>
          <table:table-cell table:style-name="ce30"/>
          <table:table-cell ns42:value-type="float" table:style-name="ce40" office:value="1956" office:value-type="float">
            <text:p>1956</text:p>
          </table:table-cell>
          <table:table-cell ns42:value-type="float" table:style-name="ce49" office:value="1984" office:value-type="float">
            <text:p>1984</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gmond aan Zee</text:p>
          </table:table-cell>
          <table:table-cell ns42:value-type="string" table:style-name="ce27" office:value-type="string">
            <text:p>0386</text:p>
          </table:table-cell>
          <table:table-cell table:style-name="ce30"/>
          <table:table-cell ns42:value-type="float" table:style-name="ce40" office:value="590" office:value-type="float">
            <text:p>590</text:p>
          </table:table-cell>
          <table:table-cell ns42:value-type="float" table:style-name="ce49" office:value="619" office:value-type="float">
            <text:p>61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gmond Binnen</text:p>
          </table:table-cell>
          <table:table-cell ns42:value-type="string" table:style-name="ce27" office:value-type="string">
            <text:p>0387</text:p>
          </table:table-cell>
          <table:table-cell table:style-name="ce30"/>
          <table:table-cell ns42:value-type="float" table:style-name="ce40" office:value="440" office:value-type="float">
            <text:p>440</text:p>
          </table:table-cell>
          <table:table-cell ns42:value-type="float" table:style-name="ce49" office:value="402" office:value-type="float">
            <text:p>40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nkhuizen</text:p>
          </table:table-cell>
          <table:table-cell ns42:value-type="string" table:style-name="ce27" office:value-type="string">
            <text:p>0388</text:p>
          </table:table-cell>
          <table:table-cell table:style-name="ce30"/>
          <table:table-cell ns42:value-type="float" table:style-name="ce40" office:value="2536" office:value-type="float">
            <text:p>2536</text:p>
          </table:table-cell>
          <table:table-cell ns42:value-type="float" table:style-name="ce49" office:value="2852" office:value-type="float">
            <text:p>285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tersheim</text:p>
          </table:table-cell>
          <table:table-cell ns42:value-type="string" table:style-name="ce27" office:value-type="string">
            <text:p>1316</text:p>
          </table:table-cell>
          <table:table-cell table:style-name="ce32"/>
          <table:table-cell ns42:value-type="float" table:style-name="ce40" office:value="41" office:value-type="float">
            <text:p>41</text:p>
          </table:table-cell>
          <table:table-cell ns42:value-type="float" table:style-name="ce49" office:value="41" office:value-type="float">
            <text:p>4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Graft</text:p>
          </table:table-cell>
          <table:table-cell ns42:value-type="string" table:style-name="ce27" office:value-type="string">
            <text:p>0389</text:p>
          </table:table-cell>
          <table:table-cell table:style-name="ce30"/>
          <table:table-cell ns42:value-type="float" table:style-name="ce40" office:value="670" office:value-type="float">
            <text:p>670</text:p>
          </table:table-cell>
          <table:table-cell ns42:value-type="float" table:style-name="ce49" office:value="683" office:value-type="float">
            <text:p>68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Graveland</text:p>
          </table:table-cell>
          <table:table-cell ns42:value-type="string" table:style-name="ce27" office:value-type="string">
            <text:p>0390</text:p>
          </table:table-cell>
          <table:table-cell table:style-name="ce30"/>
          <table:table-cell ns42:value-type="float" table:style-name="ce40" office:value="507" office:value-type="float">
            <text:p>507</text:p>
          </table:table-cell>
          <table:table-cell ns42:value-type="float" table:style-name="ce49" office:value="633" office:value-type="float">
            <text:p>63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Groet</text:p>
          </table:table-cell>
          <table:table-cell ns42:value-type="string" table:style-name="ce27" office:value-type="string">
            <text:p>1323</text:p>
          </table:table-cell>
          <table:table-cell table:style-name="ce32"/>
          <table:table-cell ns42:value-type="float" table:style-name="ce40" office:value="98" office:value-type="float">
            <text:p>98</text:p>
          </table:table-cell>
          <table:table-cell ns42:value-type="float" table:style-name="ce49" office:value="73" office:value-type="float">
            <text:p>7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Grootebroek</text:p>
          </table:table-cell>
          <table:table-cell ns42:value-type="string" table:style-name="ce27" office:value-type="string">
            <text:p>0391</text:p>
          </table:table-cell>
          <table:table-cell table:style-name="ce30"/>
          <table:table-cell ns42:value-type="float" table:style-name="ce40" office:value="781" office:value-type="float">
            <text:p>781</text:p>
          </table:table-cell>
          <table:table-cell ns42:value-type="float" table:style-name="ce49" office:value="803" office:value-type="float">
            <text:p>80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Grosthuizen</text:p>
          </table:table-cell>
          <table:table-cell ns42:value-type="string" table:style-name="ce27" office:value-type="string">
            <text:p>1324</text:p>
          </table:table-cell>
          <table:table-cell table:style-name="ce32"/>
          <table:table-cell ns42:value-type="float" table:style-name="ce40" office:value="142" office:value-type="float">
            <text:p>142</text:p>
          </table:table-cell>
          <table:table-cell ns42:value-type="float" table:style-name="ce49" office:value="132" office:value-type="float">
            <text:p>13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aarlemmerliede</text:p>
          </table:table-cell>
          <table:table-cell ns42:value-type="string" table:style-name="ce27" office:value-type="string">
            <text:p>1325</text:p>
          </table:table-cell>
          <table:table-cell table:style-name="ce32"/>
          <table:table-cell ns42:value-type="float" table:style-name="ce40" office:value="100" office:value-type="float">
            <text:p>100</text:p>
          </table:table-cell>
          <table:table-cell ns42:value-type="float" table:style-name="ce49" office:value="99" office:value-type="float">
            <text:p>9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aarlemmermeer</text:p>
          </table:table-cell>
          <table:table-cell ns42:value-type="string" table:style-name="ce27" office:value-type="string">
            <text:p>0394</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arenkarspel</text:p>
          </table:table-cell>
          <table:table-cell ns42:value-type="string" table:style-name="ce27" office:value-type="string">
            <text:p>0395</text:p>
          </table:table-cell>
          <table:table-cell table:style-name="ce30"/>
          <table:table-cell ns42:value-type="float" table:style-name="ce40" office:value="531" office:value-type="float">
            <text:p>531</text:p>
          </table:table-cell>
          <table:table-cell ns42:value-type="float" table:style-name="ce49" office:value="474" office:value-type="float">
            <text:p>47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emskerk</text:p>
          </table:table-cell>
          <table:table-cell ns42:value-type="string" table:style-name="ce27" office:value-type="string">
            <text:p>0396</text:p>
          </table:table-cell>
          <table:table-cell table:style-name="ce30"/>
          <table:table-cell ns42:value-type="float" table:style-name="ce40" office:value="405" office:value-type="float">
            <text:p>405</text:p>
          </table:table-cell>
          <table:table-cell ns42:value-type="float" table:style-name="ce49" office:value="346" office:value-type="float">
            <text:p>34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emstede</text:p>
          </table:table-cell>
          <table:table-cell ns42:value-type="string" table:style-name="ce27" office:value-type="string">
            <text:p>0397</text:p>
          </table:table-cell>
          <table:table-cell table:style-name="ce30"/>
          <table:table-cell ns42:value-type="float" table:style-name="ce40" office:value="1062" office:value-type="float">
            <text:p>1062</text:p>
          </table:table-cell>
          <table:table-cell ns42:value-type="float" table:style-name="ce49" office:value="1165" office:value-type="float">
            <text:p>116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erhugowaard</text:p>
          </table:table-cell>
          <table:table-cell ns42:value-type="string" table:style-name="ce27" office:value-type="string">
            <text:p>0398</text:p>
          </table:table-cell>
          <table:table-cell table:style-name="ce30"/>
          <table:table-cell ns42:value-type="float" table:style-name="ce40" office:value="438" office:value-type="float">
            <text:p>438</text:p>
          </table:table-cell>
          <table:table-cell ns42:value-type="float" table:style-name="ce49" office:value="381" office:value-type="float">
            <text:p>38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iloo</text:p>
          </table:table-cell>
          <table:table-cell ns42:value-type="string" table:style-name="ce27" office:value-type="string">
            <text:p>0399</text:p>
          </table:table-cell>
          <table:table-cell table:style-name="ce30"/>
          <table:table-cell ns42:value-type="float" table:style-name="ce40" office:value="276" office:value-type="float">
            <text:p>276</text:p>
          </table:table-cell>
          <table:table-cell ns42:value-type="float" table:style-name="ce49" office:value="268" office:value-type="float">
            <text:p>26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nsbroek</text:p>
          </table:table-cell>
          <table:table-cell ns42:value-type="string" table:style-name="ce27" office:value-type="string">
            <text:p>0401</text:p>
          </table:table-cell>
          <table:table-cell table:style-name="ce30"/>
          <table:table-cell ns42:value-type="float" table:style-name="ce40" office:value="297" office:value-type="float">
            <text:p>297</text:p>
          </table:table-cell>
          <table:table-cell ns42:value-type="float" table:style-name="ce49" office:value="211" office:value-type="float">
            <text:p>21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ilversum</text:p>
          </table:table-cell>
          <table:table-cell ns42:value-type="string" table:style-name="ce27" office:value-type="string">
            <text:p>0402</text:p>
          </table:table-cell>
          <table:table-cell table:style-name="ce30"/>
          <table:table-cell ns42:value-type="float" table:style-name="ce40" office:value="2113" office:value-type="float">
            <text:p>2113</text:p>
          </table:table-cell>
          <table:table-cell ns42:value-type="float" table:style-name="ce49" office:value="2254" office:value-type="float">
            <text:p>225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oogkarspel</text:p>
          </table:table-cell>
          <table:table-cell ns42:value-type="string" table:style-name="ce27" office:value-type="string">
            <text:p>0403</text:p>
          </table:table-cell>
          <table:table-cell table:style-name="ce30"/>
          <table:table-cell ns42:value-type="float" table:style-name="ce40" office:value="426" office:value-type="float">
            <text:p>426</text:p>
          </table:table-cell>
          <table:table-cell ns42:value-type="float" table:style-name="ce49" office:value="458" office:value-type="float">
            <text:p>45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oogwoud</text:p>
          </table:table-cell>
          <table:table-cell ns42:value-type="string" table:style-name="ce27" office:value-type="string">
            <text:p>0404</text:p>
          </table:table-cell>
          <table:table-cell table:style-name="ce30"/>
          <table:table-cell ns42:value-type="float" table:style-name="ce40" office:value="683" office:value-type="float">
            <text:p>683</text:p>
          </table:table-cell>
          <table:table-cell ns42:value-type="float" table:style-name="ce49" office:value="682" office:value-type="float">
            <text:p>68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oorn</text:p>
          </table:table-cell>
          <table:table-cell ns42:value-type="string" table:style-name="ce27" office:value-type="string">
            <text:p>0405</text:p>
          </table:table-cell>
          <table:table-cell table:style-name="ce30"/>
          <table:table-cell ns42:value-type="float" table:style-name="ce40" office:value="3372" office:value-type="float">
            <text:p>3372</text:p>
          </table:table-cell>
          <table:table-cell ns42:value-type="float" table:style-name="ce49" office:value="4046" office:value-type="float">
            <text:p>404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outrijk en Polanen</text:p>
          </table:table-cell>
          <table:table-cell ns42:value-type="string" table:style-name="ce27" office:value-type="string">
            <text:p>1087</text:p>
          </table:table-cell>
          <table:table-cell table:style-name="ce32"/>
          <table:table-cell ns42:value-type="float" table:style-name="ce40" office:value="117" office:value-type="float">
            <text:p>117</text:p>
          </table:table-cell>
          <table:table-cell ns42:value-type="float" table:style-name="ce49" office:value="132" office:value-type="float">
            <text:p>13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uizen</text:p>
          </table:table-cell>
          <table:table-cell ns42:value-type="string" table:style-name="ce27" office:value-type="string">
            <text:p>0406</text:p>
          </table:table-cell>
          <table:table-cell table:style-name="ce30"/>
          <table:table-cell ns42:value-type="float" table:style-name="ce40" office:value="1008" office:value-type="float">
            <text:p>1008</text:p>
          </table:table-cell>
          <table:table-cell ns42:value-type="float" table:style-name="ce49" office:value="1029" office:value-type="float">
            <text:p>102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Ilpendam</text:p>
          </table:table-cell>
          <table:table-cell ns42:value-type="string" table:style-name="ce27" office:value-type="string">
            <text:p>0407</text:p>
          </table:table-cell>
          <table:table-cell table:style-name="ce30"/>
          <table:table-cell ns42:value-type="float" table:style-name="ce40" office:value="557" office:value-type="float">
            <text:p>557</text:p>
          </table:table-cell>
          <table:table-cell ns42:value-type="float" table:style-name="ce49" office:value="609" office:value-type="float">
            <text:p>60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Jisp</text:p>
          </table:table-cell>
          <table:table-cell ns42:value-type="string" table:style-name="ce27" office:value-type="string">
            <text:p>0408</text:p>
          </table:table-cell>
          <table:table-cell table:style-name="ce30"/>
          <table:table-cell ns42:value-type="float" table:style-name="ce40" office:value="294" office:value-type="float">
            <text:p>294</text:p>
          </table:table-cell>
          <table:table-cell ns42:value-type="float" table:style-name="ce49" office:value="310" office:value-type="float">
            <text:p>310</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alslagen</text:p>
          </table:table-cell>
          <table:table-cell ns42:value-type="string" table:style-name="ce27" office:value-type="string">
            <text:p>1334</text:p>
          </table:table-cell>
          <table:table-cell table:style-name="ce32"/>
          <table:table-cell ns42:value-type="float" table:style-name="ce40" office:value="90" office:value-type="float">
            <text:p>90</text:p>
          </table:table-cell>
          <table:table-cell ns42:value-type="float" table:style-name="ce49" office:value="99" office:value-type="float">
            <text:p>9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atwoude</text:p>
          </table:table-cell>
          <table:table-cell ns42:value-type="string" table:style-name="ce27" office:value-type="string">
            <text:p>0409</text:p>
          </table:table-cell>
          <table:table-cell table:style-name="ce30"/>
          <table:table-cell ns42:value-type="float" table:style-name="ce40" office:value="82" office:value-type="float">
            <text:p>82</text:p>
          </table:table-cell>
          <table:table-cell ns42:value-type="float" table:style-name="ce49" office:value="82" office:value-type="float">
            <text:p>8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oedijk</text:p>
          </table:table-cell>
          <table:table-cell ns42:value-type="string" table:style-name="ce27" office:value-type="string">
            <text:p>0410</text:p>
          </table:table-cell>
          <table:table-cell table:style-name="ce30"/>
          <table:table-cell ns42:value-type="float" table:style-name="ce40" office:value="325" office:value-type="float">
            <text:p>325</text:p>
          </table:table-cell>
          <table:table-cell ns42:value-type="float" table:style-name="ce49" office:value="364" office:value-type="float">
            <text:p>36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oog aan de Zaan</text:p>
          </table:table-cell>
          <table:table-cell ns42:value-type="string" table:style-name="ce27" office:value-type="string">
            <text:p>0411</text:p>
          </table:table-cell>
          <table:table-cell table:style-name="ce30"/>
          <table:table-cell ns42:value-type="float" table:style-name="ce40" office:value="936" office:value-type="float">
            <text:p>936</text:p>
          </table:table-cell>
          <table:table-cell ns42:value-type="float" table:style-name="ce49" office:value="1015" office:value-type="float">
            <text:p>101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ortenhoef</text:p>
          </table:table-cell>
          <table:table-cell ns42:value-type="string" table:style-name="ce27" office:value-type="string">
            <text:p>1097</text:p>
          </table:table-cell>
          <table:table-cell table:style-name="ce30"/>
          <table:table-cell ns42:value-type="float" table:style-name="ce40" office:value="363" office:value-type="float">
            <text:p>363</text:p>
          </table:table-cell>
          <table:table-cell ns42:value-type="float" table:style-name="ce49" office:value="333" office:value-type="float">
            <text:p>33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rommenie</text:p>
          </table:table-cell>
          <table:table-cell ns42:value-type="string" table:style-name="ce27" office:value-type="string">
            <text:p>0413</text:p>
          </table:table-cell>
          <table:table-cell table:style-name="ce30"/>
          <table:table-cell ns42:value-type="float" table:style-name="ce40" office:value="1157" office:value-type="float">
            <text:p>1157</text:p>
          </table:table-cell>
          <table:table-cell ns42:value-type="float" table:style-name="ce49" office:value="1253" office:value-type="float">
            <text:p>125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wadijk</text:p>
          </table:table-cell>
          <table:table-cell ns42:value-type="string" table:style-name="ce27" office:value-type="string">
            <text:p>0414</text:p>
          </table:table-cell>
          <table:table-cell table:style-name="ce30"/>
          <table:table-cell ns42:value-type="float" table:style-name="ce40" office:value="147" office:value-type="float">
            <text:p>147</text:p>
          </table:table-cell>
          <table:table-cell ns42:value-type="float" table:style-name="ce49" office:value="134" office:value-type="float">
            <text:p>13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Landsmeer</text:p>
          </table:table-cell>
          <table:table-cell ns42:value-type="string" table:style-name="ce27" office:value-type="string">
            <text:p>0415</text:p>
          </table:table-cell>
          <table:table-cell table:style-name="ce30"/>
          <table:table-cell ns42:value-type="float" table:style-name="ce40" office:value="452" office:value-type="float">
            <text:p>452</text:p>
          </table:table-cell>
          <table:table-cell ns42:value-type="float" table:style-name="ce49" office:value="476" office:value-type="float">
            <text:p>47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Laren (NH.)</text:p>
          </table:table-cell>
          <table:table-cell ns42:value-type="string" table:style-name="ce27" office:value-type="string">
            <text:p>0417</text:p>
          </table:table-cell>
          <table:table-cell table:style-name="ce30"/>
          <table:table-cell ns42:value-type="float" table:style-name="ce40" office:value="861" office:value-type="float">
            <text:p>861</text:p>
          </table:table-cell>
          <table:table-cell ns42:value-type="float" table:style-name="ce49" office:value="968" office:value-type="float">
            <text:p>96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Leimuiden</text:p>
          </table:table-cell>
          <table:table-cell ns42:value-type="string" table:style-name="ce27" office:value-type="string">
            <text:p>0549</text:p>
          </table:table-cell>
          <table:table-cell table:style-name="ce32"/>
          <table:table-cell ns42:value-type="float" table:style-name="ce40" office:value="422" office:value-type="float">
            <text:p>422</text:p>
          </table:table-cell>
          <table:table-cell ns42:value-type="float" table:style-name="ce49" office:value="459" office:value-type="float">
            <text:p>45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Limmen</text:p>
          </table:table-cell>
          <table:table-cell ns42:value-type="string" table:style-name="ce27" office:value-type="string">
            <text:p>0418</text:p>
          </table:table-cell>
          <table:table-cell table:style-name="ce30"/>
          <table:table-cell ns42:value-type="float" table:style-name="ce40" office:value="277" office:value-type="float">
            <text:p>277</text:p>
          </table:table-cell>
          <table:table-cell ns42:value-type="float" table:style-name="ce49" office:value="270" office:value-type="float">
            <text:p>27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int Maarten</text:p>
          </table:table-cell>
          <table:table-cell ns42:value-type="string" table:style-name="ce27" office:value-type="string">
            <text:p>0445</text:p>
          </table:table-cell>
          <table:table-cell table:style-name="ce30"/>
          <table:table-cell ns42:value-type="float" table:style-name="ce40" office:value="336" office:value-type="float">
            <text:p>336</text:p>
          </table:table-cell>
          <table:table-cell ns42:value-type="float" table:style-name="ce49" office:value="375" office:value-type="float">
            <text:p>37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arken</text:p>
          </table:table-cell>
          <table:table-cell ns42:value-type="string" table:style-name="ce27" office:value-type="string">
            <text:p>0419</text:p>
          </table:table-cell>
          <table:table-cell table:style-name="ce30"/>
          <table:table-cell ns42:value-type="float" table:style-name="ce40" office:value="351" office:value-type="float">
            <text:p>351</text:p>
          </table:table-cell>
          <table:table-cell ns42:value-type="float" table:style-name="ce49" office:value="326" office:value-type="float">
            <text:p>32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edemblik</text:p>
          </table:table-cell>
          <table:table-cell ns42:value-type="string" table:style-name="ce27" office:value-type="string">
            <text:p>0420</text:p>
          </table:table-cell>
          <table:table-cell table:style-name="ce30"/>
          <table:table-cell ns42:value-type="float" table:style-name="ce40" office:value="1230" office:value-type="float">
            <text:p>1230</text:p>
          </table:table-cell>
          <table:table-cell ns42:value-type="float" table:style-name="ce49" office:value="1311" office:value-type="float">
            <text:p>131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iddelie</text:p>
          </table:table-cell>
          <table:table-cell ns42:value-type="string" table:style-name="ce27" office:value-type="string">
            <text:p>0421</text:p>
          </table:table-cell>
          <table:table-cell table:style-name="ce30"/>
          <table:table-cell ns42:value-type="float" table:style-name="ce40" office:value="215" office:value-type="float">
            <text:p>215</text:p>
          </table:table-cell>
          <table:table-cell ns42:value-type="float" table:style-name="ce49" office:value="229" office:value-type="float">
            <text:p>22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idwoud</text:p>
          </table:table-cell>
          <table:table-cell ns42:value-type="string" table:style-name="ce27" office:value-type="string">
            <text:p>0422</text:p>
          </table:table-cell>
          <table:table-cell table:style-name="ce30"/>
          <table:table-cell ns42:value-type="float" table:style-name="ce40" office:value="210" office:value-type="float">
            <text:p>210</text:p>
          </table:table-cell>
          <table:table-cell ns42:value-type="float" table:style-name="ce49" office:value="219" office:value-type="float">
            <text:p>21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onnickendam</text:p>
          </table:table-cell>
          <table:table-cell ns42:value-type="string" table:style-name="ce27" office:value-type="string">
            <text:p>0423</text:p>
          </table:table-cell>
          <table:table-cell table:style-name="ce30"/>
          <table:table-cell ns42:value-type="float" table:style-name="ce40" office:value="1175" office:value-type="float">
            <text:p>1175</text:p>
          </table:table-cell>
          <table:table-cell ns42:value-type="float" table:style-name="ce49" office:value="1321" office:value-type="float">
            <text:p>132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uiden</text:p>
          </table:table-cell>
          <table:table-cell ns42:value-type="string" table:style-name="ce27" office:value-type="string">
            <text:p>0424</text:p>
          </table:table-cell>
          <table:table-cell table:style-name="ce30"/>
          <table:table-cell ns42:value-type="float" table:style-name="ce40" office:value="794" office:value-type="float">
            <text:p>794</text:p>
          </table:table-cell>
          <table:table-cell ns42:value-type="float" table:style-name="ce49" office:value="823" office:value-type="float">
            <text:p>82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aarden</text:p>
          </table:table-cell>
          <table:table-cell ns42:value-type="string" table:style-name="ce27" office:value-type="string">
            <text:p>0425</text:p>
          </table:table-cell>
          <table:table-cell table:style-name="ce30"/>
          <table:table-cell ns42:value-type="float" table:style-name="ce40" office:value="1246" office:value-type="float">
            <text:p>1246</text:p>
          </table:table-cell>
          <table:table-cell ns42:value-type="float" table:style-name="ce49" office:value="1133" office:value-type="float">
            <text:p>113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ederhorst den Berg</text:p>
          </table:table-cell>
          <table:table-cell ns42:value-type="string" table:style-name="ce27" office:value-type="string">
            <text:p>0426</text:p>
          </table:table-cell>
          <table:table-cell table:style-name="ce30"/>
          <table:table-cell ns42:value-type="float" table:style-name="ce40" office:value="379" office:value-type="float">
            <text:p>379</text:p>
          </table:table-cell>
          <table:table-cell ns42:value-type="float" table:style-name="ce49" office:value="390" office:value-type="float">
            <text:p>39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ibbixwoud</text:p>
          </table:table-cell>
          <table:table-cell ns42:value-type="string" table:style-name="ce27" office:value-type="string">
            <text:p>0427</text:p>
          </table:table-cell>
          <table:table-cell table:style-name="ce30"/>
          <table:table-cell ns42:value-type="float" table:style-name="ce40" office:value="265" office:value-type="float">
            <text:p>265</text:p>
          </table:table-cell>
          <table:table-cell ns42:value-type="float" table:style-name="ce49" office:value="244" office:value-type="float">
            <text:p>244</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ieuwendam</text:p>
          </table:table-cell>
          <table:table-cell ns42:value-type="string" table:style-name="ce27" office:value-type="string">
            <text:p>1120</text:p>
          </table:table-cell>
          <table:table-cell table:style-name="ce30"/>
          <table:table-cell ns42:value-type="float" table:style-name="ce40" office:value="552" office:value-type="float">
            <text:p>552</text:p>
          </table:table-cell>
          <table:table-cell ns42:value-type="float" table:style-name="ce49" office:value="589" office:value-type="float">
            <text:p>58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ieuwe-Niedorp</text:p>
          </table:table-cell>
          <table:table-cell ns42:value-type="string" table:style-name="ce27" office:value-type="string">
            <text:p>0428</text:p>
          </table:table-cell>
          <table:table-cell table:style-name="ce30"/>
          <table:table-cell ns42:value-type="float" table:style-name="ce40" office:value="387" office:value-type="float">
            <text:p>387</text:p>
          </table:table-cell>
          <table:table-cell ns42:value-type="float" table:style-name="ce49" office:value="417" office:value-type="float">
            <text:p>417</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ieuwer-Amstel</text:p>
          </table:table-cell>
          <table:table-cell ns42:value-type="string" table:style-name="ce27" office:value-type="string">
            <text:p>1249</text:p>
          </table:table-cell>
          <table:table-cell table:style-name="ce30"/>
          <table:table-cell ns42:value-type="float" table:style-name="ce40" office:value="2211" office:value-type="float">
            <text:p>2211</text:p>
          </table:table-cell>
          <table:table-cell ns42:value-type="float" table:style-name="ce49" office:value="2219" office:value-type="float">
            <text:p>221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oord-Scharwoude</text:p>
          </table:table-cell>
          <table:table-cell ns42:value-type="string" table:style-name="ce27" office:value-type="string">
            <text:p>1124</text:p>
          </table:table-cell>
          <table:table-cell table:style-name="ce30"/>
          <table:table-cell ns42:value-type="float" table:style-name="ce40" office:value="282" office:value-type="float">
            <text:p>282</text:p>
          </table:table-cell>
          <table:table-cell ns42:value-type="float" table:style-name="ce49" office:value="279" office:value-type="float">
            <text:p>27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bdam</text:p>
          </table:table-cell>
          <table:table-cell ns42:value-type="string" table:style-name="ce27" office:value-type="string">
            <text:p>0429</text:p>
          </table:table-cell>
          <table:table-cell table:style-name="ce30"/>
          <table:table-cell ns42:value-type="float" table:style-name="ce40" office:value="282" office:value-type="float">
            <text:p>282</text:p>
          </table:table-cell>
          <table:table-cell ns42:value-type="float" table:style-name="ce49" office:value="301" office:value-type="float">
            <text:p>301</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osthuizen</text:p>
          </table:table-cell>
          <table:table-cell ns42:value-type="string" table:style-name="ce27" office:value-type="string">
            <text:p>0430</text:p>
          </table:table-cell>
          <table:table-cell table:style-name="ce30"/>
          <table:table-cell ns42:value-type="float" table:style-name="ce40" office:value="330" office:value-type="float">
            <text:p>330</text:p>
          </table:table-cell>
          <table:table-cell ns42:value-type="float" table:style-name="ce49" office:value="338" office:value-type="float">
            <text:p>33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ostzaan</text:p>
          </table:table-cell>
          <table:table-cell ns42:value-type="string" table:style-name="ce27" office:value-type="string">
            <text:p>0431</text:p>
          </table:table-cell>
          <table:table-cell table:style-name="ce30"/>
          <table:table-cell ns42:value-type="float" table:style-name="ce40" office:value="560" office:value-type="float">
            <text:p>560</text:p>
          </table:table-cell>
          <table:table-cell ns42:value-type="float" table:style-name="ce49" office:value="571" office:value-type="float">
            <text:p>57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pmeer</text:p>
          </table:table-cell>
          <table:table-cell ns42:value-type="string" table:style-name="ce27" office:value-type="string">
            <text:p>0432</text:p>
          </table:table-cell>
          <table:table-cell table:style-name="ce30"/>
          <table:table-cell ns42:value-type="float" table:style-name="ce40" office:value="199" office:value-type="float">
            <text:p>199</text:p>
          </table:table-cell>
          <table:table-cell ns42:value-type="float" table:style-name="ce49" office:value="172" office:value-type="float">
            <text:p>17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pperdoes</text:p>
          </table:table-cell>
          <table:table-cell ns42:value-type="string" table:style-name="ce27" office:value-type="string">
            <text:p>0433</text:p>
          </table:table-cell>
          <table:table-cell table:style-name="ce30"/>
          <table:table-cell ns42:value-type="float" table:style-name="ce40" office:value="272" office:value-type="float">
            <text:p>272</text:p>
          </table:table-cell>
          <table:table-cell ns42:value-type="float" table:style-name="ce49" office:value="249" office:value-type="float">
            <text:p>24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terleek</text:p>
          </table:table-cell>
          <table:table-cell ns42:value-type="string" table:style-name="ce27" office:value-type="string">
            <text:p>0434</text:p>
          </table:table-cell>
          <table:table-cell table:style-name="ce30"/>
          <table:table-cell ns42:value-type="float" table:style-name="ce40" office:value="257" office:value-type="float">
            <text:p>257</text:p>
          </table:table-cell>
          <table:table-cell ns42:value-type="float" table:style-name="ce49" office:value="266" office:value-type="float">
            <text:p>26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endijk</text:p>
          </table:table-cell>
          <table:table-cell ns42:value-type="string" table:style-name="ce27" office:value-type="string">
            <text:p>0435</text:p>
          </table:table-cell>
          <table:table-cell table:style-name="ce30"/>
          <table:table-cell ns42:value-type="float" table:style-name="ce40" office:value="216" office:value-type="float">
            <text:p>216</text:p>
          </table:table-cell>
          <table:table-cell ns42:value-type="float" table:style-name="ce49" office:value="204" office:value-type="float">
            <text:p>20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e-Niedorp</text:p>
          </table:table-cell>
          <table:table-cell ns42:value-type="string" table:style-name="ce27" office:value-type="string">
            <text:p>0436</text:p>
          </table:table-cell>
          <table:table-cell table:style-name="ce30"/>
          <table:table-cell ns42:value-type="float" table:style-name="ce40" office:value="383" office:value-type="float">
            <text:p>383</text:p>
          </table:table-cell>
          <table:table-cell ns42:value-type="float" table:style-name="ce49" office:value="361" office:value-type="float">
            <text:p>36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er-Amstel</text:p>
          </table:table-cell>
          <table:table-cell ns42:value-type="string" table:style-name="ce27" office:value-type="string">
            <text:p>0437</text:p>
          </table:table-cell>
          <table:table-cell table:style-name="ce30"/>
          <table:table-cell ns42:value-type="float" table:style-name="ce40" office:value="1014" office:value-type="float">
            <text:p>1014</text:p>
          </table:table-cell>
          <table:table-cell ns42:value-type="float" table:style-name="ce49" office:value="980" office:value-type="float">
            <text:p>98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karspel</text:p>
          </table:table-cell>
          <table:table-cell ns42:value-type="string" table:style-name="ce27" office:value-type="string">
            <text:p>1146</text:p>
          </table:table-cell>
          <table:table-cell table:style-name="ce30"/>
          <table:table-cell ns42:value-type="float" table:style-name="ce40" office:value="340" office:value-type="float">
            <text:p>340</text:p>
          </table:table-cell>
          <table:table-cell ns42:value-type="float" table:style-name="ce49" office:value="332" office:value-type="float">
            <text:p>33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orp</text:p>
          </table:table-cell>
          <table:table-cell ns42:value-type="string" table:style-name="ce27" office:value-type="string">
            <text:p>0438</text:p>
          </table:table-cell>
          <table:table-cell table:style-name="ce30"/>
          <table:table-cell ns42:value-type="float" table:style-name="ce40" office:value="173" office:value-type="float">
            <text:p>173</text:p>
          </table:table-cell>
          <table:table-cell ns42:value-type="float" table:style-name="ce49" office:value="193" office:value-type="float">
            <text:p>19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int Pancras</text:p>
          </table:table-cell>
          <table:table-cell ns42:value-type="string" table:style-name="ce27" office:value-type="string">
            <text:p>0446</text:p>
          </table:table-cell>
          <table:table-cell table:style-name="ce30"/>
          <table:table-cell ns42:value-type="float" table:style-name="ce40" office:value="131" office:value-type="float">
            <text:p>131</text:p>
          </table:table-cell>
          <table:table-cell ns42:value-type="float" table:style-name="ce49" office:value="114" office:value-type="float">
            <text:p>11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Petten</text:p>
          </table:table-cell>
          <table:table-cell ns42:value-type="string" table:style-name="ce27" office:value-type="string">
            <text:p>1153</text:p>
          </table:table-cell>
          <table:table-cell table:style-name="ce30"/>
          <table:table-cell ns42:value-type="float" table:style-name="ce40" office:value="188" office:value-type="float">
            <text:p>188</text:p>
          </table:table-cell>
          <table:table-cell ns42:value-type="float" table:style-name="ce49" office:value="175" office:value-type="float">
            <text:p>17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Purmerend</text:p>
          </table:table-cell>
          <table:table-cell ns42:value-type="string" table:style-name="ce27" office:value-type="string">
            <text:p>0439</text:p>
          </table:table-cell>
          <table:table-cell table:style-name="ce30"/>
          <table:table-cell ns42:value-type="float" table:style-name="ce40" office:value="1444" office:value-type="float">
            <text:p>1444</text:p>
          </table:table-cell>
          <table:table-cell ns42:value-type="float" table:style-name="ce49" office:value="1617" office:value-type="float">
            <text:p>1617</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Ransdorp</text:p>
          </table:table-cell>
          <table:table-cell ns42:value-type="string" table:style-name="ce27" office:value-type="string">
            <text:p>1157</text:p>
          </table:table-cell>
          <table:table-cell table:style-name="ce30"/>
          <table:table-cell ns42:value-type="float" table:style-name="ce40" office:value="415" office:value-type="float">
            <text:p>415</text:p>
          </table:table-cell>
          <table:table-cell ns42:value-type="float" table:style-name="ce49" office:value="418" office:value-type="float">
            <text:p>41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Rietwijkeroord</text:p>
          </table:table-cell>
          <table:table-cell ns42:value-type="string" table:style-name="ce27" office:value-type="string">
            <text:p>1361</text:p>
          </table:table-cell>
          <table:table-cell table:style-name="ce32"/>
          <table:table-cell ns42:value-type="float" table:style-name="ce40" office:value="43" office:value-type="float">
            <text:p>43</text:p>
          </table:table-cell>
          <table:table-cell ns42:value-type="float" table:style-name="ce49" office:value="39" office:value-type="float">
            <text:p>3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De Rijp</text:p>
          </table:table-cell>
          <table:table-cell ns42:value-type="string" table:style-name="ce27" office:value-type="string">
            <text:p>0440</text:p>
          </table:table-cell>
          <table:table-cell table:style-name="ce30"/>
          <table:table-cell ns42:value-type="float" table:style-name="ce40" office:value="878" office:value-type="float">
            <text:p>878</text:p>
          </table:table-cell>
          <table:table-cell ns42:value-type="float" table:style-name="ce49" office:value="986" office:value-type="float">
            <text:p>98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agen</text:p>
          </table:table-cell>
          <table:table-cell ns42:value-type="string" table:style-name="ce27" office:value-type="string">
            <text:p>0441</text:p>
          </table:table-cell>
          <table:table-cell table:style-name="ce30"/>
          <table:table-cell ns42:value-type="float" table:style-name="ce40" office:value="855" office:value-type="float">
            <text:p>855</text:p>
          </table:table-cell>
          <table:table-cell ns42:value-type="float" table:style-name="ce49" office:value="852" office:value-type="float">
            <text:p>85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ardam</text:p>
          </table:table-cell>
          <table:table-cell ns42:value-type="string" table:style-name="ce27" office:value-type="string">
            <text:p>1366</text:p>
          </table:table-cell>
          <table:table-cell table:style-name="ce32"/>
          <table:table-cell ns42:value-type="float" table:style-name="ce40" office:value="45" office:value-type="float">
            <text:p>45</text:p>
          </table:table-cell>
          <table:table-cell ns42:value-type="float" table:style-name="ce49" office:value="50" office:value-type="float">
            <text:p>50</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arwoude</text:p>
          </table:table-cell>
          <table:table-cell ns42:value-type="string" table:style-name="ce27" office:value-type="string">
            <text:p>1367</text:p>
          </table:table-cell>
          <table:table-cell table:style-name="ce32"/>
          <table:table-cell ns42:value-type="float" table:style-name="ce40" office:value="97" office:value-type="float">
            <text:p>97</text:p>
          </table:table-cell>
          <table:table-cell ns42:value-type="float" table:style-name="ce49" office:value="93" office:value-type="float">
            <text:p>9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ellingwoude</text:p>
          </table:table-cell>
          <table:table-cell ns42:value-type="string" table:style-name="ce27" office:value-type="string">
            <text:p>1368</text:p>
          </table:table-cell>
          <table:table-cell table:style-name="ce32"/>
          <table:table-cell ns42:value-type="float" table:style-name="ce40" office:value="71" office:value-type="float">
            <text:p>71</text:p>
          </table:table-cell>
          <table:table-cell ns42:value-type="float" table:style-name="ce49" office:value="80" office:value-type="float">
            <text:p>8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ellinkhout</text:p>
          </table:table-cell>
          <table:table-cell ns42:value-type="string" table:style-name="ce27" office:value-type="string">
            <text:p>0442</text:p>
          </table:table-cell>
          <table:table-cell table:style-name="ce30"/>
          <table:table-cell ns42:value-type="float" table:style-name="ce40" office:value="252" office:value-type="float">
            <text:p>252</text:p>
          </table:table-cell>
          <table:table-cell ns42:value-type="float" table:style-name="ce49" office:value="249" office:value-type="float">
            <text:p>24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ermerhorn</text:p>
          </table:table-cell>
          <table:table-cell ns42:value-type="string" table:style-name="ce27" office:value-type="string">
            <text:p>0443</text:p>
          </table:table-cell>
          <table:table-cell table:style-name="ce30"/>
          <table:table-cell ns42:value-type="float" table:style-name="ce40" office:value="458" office:value-type="float">
            <text:p>458</text:p>
          </table:table-cell>
          <table:table-cell ns42:value-type="float" table:style-name="ce49" office:value="485" office:value-type="float">
            <text:p>48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oorl</text:p>
          </table:table-cell>
          <table:table-cell ns42:value-type="string" table:style-name="ce27" office:value-type="string">
            <text:p>0444</text:p>
          </table:table-cell>
          <table:table-cell table:style-name="ce30"/>
          <table:table-cell ns42:value-type="float" table:style-name="ce40" office:value="339" office:value-type="float">
            <text:p>339</text:p>
          </table:table-cell>
          <table:table-cell ns42:value-type="float" table:style-name="ce49" office:value="347" office:value-type="float">
            <text:p>347</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oten</text:p>
          </table:table-cell>
          <table:table-cell ns42:value-type="string" table:style-name="ce27" office:value-type="string">
            <text:p>1173</text:p>
          </table:table-cell>
          <table:table-cell table:style-name="ce30"/>
          <table:table-cell ns42:value-type="float" table:style-name="ce40" office:value="202" office:value-type="float">
            <text:p>202</text:p>
          </table:table-cell>
          <table:table-cell ns42:value-type="float" table:style-name="ce49" office:value="205" office:value-type="float">
            <text:p>20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loten (NH.)</text:p>
          </table:table-cell>
          <table:table-cell ns42:value-type="string" table:style-name="ce27" office:value-type="string">
            <text:p>1181</text:p>
          </table:table-cell>
          <table:table-cell table:style-name="ce30"/>
          <table:table-cell ns42:value-type="float" table:style-name="ce40" office:value="1208" office:value-type="float">
            <text:p>1208</text:p>
          </table:table-cell>
          <table:table-cell ns42:value-type="float" table:style-name="ce49" office:value="1139" office:value-type="float">
            <text:p>113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paarndam</text:p>
          </table:table-cell>
          <table:table-cell ns42:value-type="string" table:style-name="ce27" office:value-type="string">
            <text:p>1185</text:p>
          </table:table-cell>
          <table:table-cell table:style-name="ce30"/>
          <table:table-cell ns42:value-type="float" table:style-name="ce40" office:value="212" office:value-type="float">
            <text:p>212</text:p>
          </table:table-cell>
          <table:table-cell ns42:value-type="float" table:style-name="ce49" office:value="198" office:value-type="float">
            <text:p>19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paarnwoude</text:p>
          </table:table-cell>
          <table:table-cell ns42:value-type="string" table:style-name="ce27" office:value-type="string">
            <text:p>1374</text:p>
          </table:table-cell>
          <table:table-cell table:style-name="ce32"/>
          <table:table-cell ns42:value-type="float" table:style-name="ce40" office:value="148" office:value-type="float">
            <text:p>148</text:p>
          </table:table-cell>
          <table:table-cell ns42:value-type="float" table:style-name="ce49" office:value="126" office:value-type="float">
            <text:p>12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panbroek</text:p>
          </table:table-cell>
          <table:table-cell ns42:value-type="string" table:style-name="ce27" office:value-type="string">
            <text:p>1186</text:p>
          </table:table-cell>
          <table:table-cell table:style-name="ce30"/>
          <table:table-cell ns42:value-type="float" table:style-name="ce40" office:value="384" office:value-type="float">
            <text:p>384</text:p>
          </table:table-cell>
          <table:table-cell ns42:value-type="float" table:style-name="ce49" office:value="373" office:value-type="float">
            <text:p>37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ijbekarspel</text:p>
          </table:table-cell>
          <table:table-cell ns42:value-type="string" table:style-name="ce27" office:value-type="string">
            <text:p>0447</text:p>
          </table:table-cell>
          <table:table-cell table:style-name="ce30"/>
          <table:table-cell ns42:value-type="float" table:style-name="ce40" office:value="347" office:value-type="float">
            <text:p>347</text:p>
          </table:table-cell>
          <table:table-cell ns42:value-type="float" table:style-name="ce49" office:value="340" office:value-type="float">
            <text:p>34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Terschelling</text:p>
          </table:table-cell>
          <table:table-cell ns42:value-type="string" table:style-name="ce27" office:value-type="string">
            <text:p>0093</text:p>
          </table:table-cell>
          <table:table-cell table:style-name="ce30"/>
          <table:table-cell ns42:value-type="float" table:style-name="ce40" office:value="1205" office:value-type="float">
            <text:p>1205</text:p>
          </table:table-cell>
          <table:table-cell ns42:value-type="float" table:style-name="ce49" office:value="1145" office:value-type="float">
            <text:p>114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Texel</text:p>
          </table:table-cell>
          <table:table-cell ns42:value-type="string" table:style-name="ce27" office:value-type="string">
            <text:p>0448</text:p>
          </table:table-cell>
          <table:table-cell table:style-name="ce30"/>
          <table:table-cell ns42:value-type="float" table:style-name="ce40" office:value="2140" office:value-type="float">
            <text:p>2140</text:p>
          </table:table-cell>
          <table:table-cell ns42:value-type="float" table:style-name="ce49" office:value="2320" office:value-type="float">
            <text:p>232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Twisk</text:p>
          </table:table-cell>
          <table:table-cell ns42:value-type="string" table:style-name="ce27" office:value-type="string">
            <text:p>0449</text:p>
          </table:table-cell>
          <table:table-cell table:style-name="ce30"/>
          <table:table-cell ns42:value-type="float" table:style-name="ce40" office:value="320" office:value-type="float">
            <text:p>320</text:p>
          </table:table-cell>
          <table:table-cell ns42:value-type="float" table:style-name="ce49" office:value="303" office:value-type="float">
            <text:p>30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Uitgeest</text:p>
          </table:table-cell>
          <table:table-cell ns42:value-type="string" table:style-name="ce27" office:value-type="string">
            <text:p>0450</text:p>
          </table:table-cell>
          <table:table-cell table:style-name="ce30"/>
          <table:table-cell ns42:value-type="float" table:style-name="ce40" office:value="680" office:value-type="float">
            <text:p>680</text:p>
          </table:table-cell>
          <table:table-cell ns42:value-type="float" table:style-name="ce49" office:value="644" office:value-type="float">
            <text:p>644</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Uithoorn</text:p>
          </table:table-cell>
          <table:table-cell ns42:value-type="string" table:style-name="ce27" office:value-type="string">
            <text:p>0451</text:p>
          </table:table-cell>
          <table:table-cell table:style-name="ce30"/>
          <table:table-cell ns42:value-type="float" table:style-name="ce40" office:value="594" office:value-type="float">
            <text:p>594</text:p>
          </table:table-cell>
          <table:table-cell ns42:value-type="float" table:style-name="ce49" office:value="660" office:value-type="float">
            <text:p>66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Urk</text:p>
          </table:table-cell>
          <table:table-cell ns42:value-type="string" table:style-name="ce27" office:value-type="string">
            <text:p>0184</text:p>
          </table:table-cell>
          <table:table-cell table:style-name="ce30"/>
          <table:table-cell ns42:value-type="float" table:style-name="ce40" office:value="409" office:value-type="float">
            <text:p>409</text:p>
          </table:table-cell>
          <table:table-cell ns42:value-type="float" table:style-name="ce49" office:value="380" office:value-type="float">
            <text:p>38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Ursem</text:p>
          </table:table-cell>
          <table:table-cell ns42:value-type="string" table:style-name="ce27" office:value-type="string">
            <text:p>0452</text:p>
          </table:table-cell>
          <table:table-cell table:style-name="ce30"/>
          <table:table-cell ns42:value-type="float" table:style-name="ce40" office:value="376" office:value-type="float">
            <text:p>376</text:p>
          </table:table-cell>
          <table:table-cell ns42:value-type="float" table:style-name="ce49" office:value="388" office:value-type="float">
            <text:p>38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Veenhuizen</text:p>
          </table:table-cell>
          <table:table-cell ns42:value-type="string" table:style-name="ce27" office:value-type="string">
            <text:p>1384</text:p>
          </table:table-cell>
          <table:table-cell table:style-name="ce32"/>
          <table:table-cell ns42:value-type="float" table:style-name="ce40" office:value="123" office:value-type="float">
            <text:p>123</text:p>
          </table:table-cell>
          <table:table-cell ns42:value-type="float" table:style-name="ce49" office:value="119" office:value-type="float">
            <text:p>11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Velsen</text:p>
          </table:table-cell>
          <table:table-cell ns42:value-type="string" table:style-name="ce27" office:value-type="string">
            <text:p>0453</text:p>
          </table:table-cell>
          <table:table-cell table:style-name="ce30"/>
          <table:table-cell ns42:value-type="float" table:style-name="ce40" office:value="880" office:value-type="float">
            <text:p>880</text:p>
          </table:table-cell>
          <table:table-cell ns42:value-type="float" table:style-name="ce49" office:value="899" office:value-type="float">
            <text:p>89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Venhuizen</text:p>
          </table:table-cell>
          <table:table-cell ns42:value-type="string" table:style-name="ce27" office:value-type="string">
            <text:p>0454</text:p>
          </table:table-cell>
          <table:table-cell table:style-name="ce30"/>
          <table:table-cell ns42:value-type="float" table:style-name="ce40" office:value="691" office:value-type="float">
            <text:p>691</text:p>
          </table:table-cell>
          <table:table-cell ns42:value-type="float" table:style-name="ce49" office:value="703" office:value-type="float">
            <text:p>70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Vlieland</text:p>
          </table:table-cell>
          <table:table-cell ns42:value-type="string" table:style-name="ce27" office:value-type="string">
            <text:p>0096</text:p>
          </table:table-cell>
          <table:table-cell table:style-name="ce30"/>
          <table:table-cell ns42:value-type="float" table:style-name="ce40" office:value="291" office:value-type="float">
            <text:p>291</text:p>
          </table:table-cell>
          <table:table-cell ns42:value-type="float" table:style-name="ce49" office:value="270" office:value-type="float">
            <text:p>27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arder</text:p>
          </table:table-cell>
          <table:table-cell ns42:value-type="string" table:style-name="ce27" office:value-type="string">
            <text:p>0455</text:p>
          </table:table-cell>
          <table:table-cell table:style-name="ce30"/>
          <table:table-cell ns42:value-type="float" table:style-name="ce40" office:value="142" office:value-type="float">
            <text:p>142</text:p>
          </table:table-cell>
          <table:table-cell ns42:value-type="float" table:style-name="ce49" office:value="125" office:value-type="float">
            <text:p>12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armenhuizen</text:p>
          </table:table-cell>
          <table:table-cell ns42:value-type="string" table:style-name="ce27" office:value-type="string">
            <text:p>0456</text:p>
          </table:table-cell>
          <table:table-cell table:style-name="ce30"/>
          <table:table-cell ns42:value-type="float" table:style-name="ce40" office:value="379" office:value-type="float">
            <text:p>379</text:p>
          </table:table-cell>
          <table:table-cell ns42:value-type="float" table:style-name="ce49" office:value="412" office:value-type="float">
            <text:p>41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atergraafsmeer</text:p>
          </table:table-cell>
          <table:table-cell ns42:value-type="string" table:style-name="ce27" office:value-type="string">
            <text:p>1219</text:p>
          </table:table-cell>
          <table:table-cell table:style-name="ce30"/>
          <table:table-cell ns42:value-type="float" table:style-name="ce40" office:value="329" office:value-type="float">
            <text:p>329</text:p>
          </table:table-cell>
          <table:table-cell ns42:value-type="float" table:style-name="ce49" office:value="318" office:value-type="float">
            <text:p>31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esp</text:p>
          </table:table-cell>
          <table:table-cell ns42:value-type="string" table:style-name="ce27" office:value-type="string">
            <text:p>0457</text:p>
          </table:table-cell>
          <table:table-cell table:style-name="ce30"/>
          <table:table-cell ns42:value-type="float" table:style-name="ce40" office:value="1366" office:value-type="float">
            <text:p>1366</text:p>
          </table:table-cell>
          <table:table-cell ns42:value-type="float" table:style-name="ce49" office:value="1532" office:value-type="float">
            <text:p>153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esperkarspel</text:p>
          </table:table-cell>
          <table:table-cell ns42:value-type="string" table:style-name="ce27" office:value-type="string">
            <text:p>1221</text:p>
          </table:table-cell>
          <table:table-cell table:style-name="ce30"/>
          <table:table-cell ns42:value-type="float" table:style-name="ce40" office:value="599" office:value-type="float">
            <text:p>599</text:p>
          </table:table-cell>
          <table:table-cell ns42:value-type="float" table:style-name="ce49" office:value="553" office:value-type="float">
            <text:p>55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rvershoof</text:p>
          </table:table-cell>
          <table:table-cell ns42:value-type="string" table:style-name="ce27" office:value-type="string">
            <text:p>0459</text:p>
          </table:table-cell>
          <table:table-cell table:style-name="ce30"/>
          <table:table-cell ns42:value-type="float" table:style-name="ce40" office:value="258" office:value-type="float">
            <text:p>258</text:p>
          </table:table-cell>
          <table:table-cell ns42:value-type="float" table:style-name="ce49" office:value="264" office:value-type="float">
            <text:p>26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stwoud</text:p>
          </table:table-cell>
          <table:table-cell ns42:value-type="string" table:style-name="ce27" office:value-type="string">
            <text:p>0460</text:p>
          </table:table-cell>
          <table:table-cell table:style-name="ce30"/>
          <table:table-cell ns42:value-type="float" table:style-name="ce40" office:value="303" office:value-type="float">
            <text:p>303</text:p>
          </table:table-cell>
          <table:table-cell ns42:value-type="float" table:style-name="ce49" office:value="306" office:value-type="float">
            <text:p>30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stzaan</text:p>
          </table:table-cell>
          <table:table-cell ns42:value-type="string" table:style-name="ce27" office:value-type="string">
            <text:p>0461</text:p>
          </table:table-cell>
          <table:table-cell table:style-name="ce30"/>
          <table:table-cell ns42:value-type="float" table:style-name="ce40" office:value="1007" office:value-type="float">
            <text:p>1007</text:p>
          </table:table-cell>
          <table:table-cell ns42:value-type="float" table:style-name="ce49" office:value="1078" office:value-type="float">
            <text:p>107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eringen</text:p>
          </table:table-cell>
          <table:table-cell ns42:value-type="string" table:style-name="ce27" office:value-type="string">
            <text:p>0462</text:p>
          </table:table-cell>
          <table:table-cell table:style-name="ce30"/>
          <table:table-cell ns42:value-type="float" table:style-name="ce40" office:value="686" office:value-type="float">
            <text:p>686</text:p>
          </table:table-cell>
          <table:table-cell ns42:value-type="float" table:style-name="ce49" office:value="716" office:value-type="float">
            <text:p>71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eringerwaard</text:p>
          </table:table-cell>
          <table:table-cell ns42:value-type="string" table:style-name="ce27" office:value-type="string">
            <text:p>0464</text:p>
          </table:table-cell>
          <table:table-cell table:style-name="ce30"/>
          <table:table-cell ns42:value-type="float" table:style-name="ce40" office:value="398" office:value-type="float">
            <text:p>398</text:p>
          </table:table-cell>
          <table:table-cell ns42:value-type="float" table:style-name="ce49" office:value="422" office:value-type="float">
            <text:p>42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mmenum</text:p>
          </table:table-cell>
          <table:table-cell ns42:value-type="string" table:style-name="ce27" office:value-type="string">
            <text:p>1397</text:p>
          </table:table-cell>
          <table:table-cell table:style-name="ce32"/>
          <table:table-cell ns42:value-type="float" table:style-name="ce40" office:value="54" office:value-type="float">
            <text:p>54</text:p>
          </table:table-cell>
          <table:table-cell ns42:value-type="float" table:style-name="ce49" office:value="42" office:value-type="float">
            <text:p>4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nkel</text:p>
          </table:table-cell>
          <table:table-cell ns42:value-type="string" table:style-name="ce27" office:value-type="string">
            <text:p>0465</text:p>
          </table:table-cell>
          <table:table-cell table:style-name="ce30"/>
          <table:table-cell ns42:value-type="float" table:style-name="ce40" office:value="392" office:value-type="float">
            <text:p>392</text:p>
          </table:table-cell>
          <table:table-cell ns42:value-type="float" table:style-name="ce49" office:value="408" office:value-type="float">
            <text:p>40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ognum</text:p>
          </table:table-cell>
          <table:table-cell ns42:value-type="string" table:style-name="ce27" office:value-type="string">
            <text:p>0466</text:p>
          </table:table-cell>
          <table:table-cell table:style-name="ce30"/>
          <table:table-cell ns42:value-type="float" table:style-name="ce40" office:value="488" office:value-type="float">
            <text:p>488</text:p>
          </table:table-cell>
          <table:table-cell ns42:value-type="float" table:style-name="ce49" office:value="478" office:value-type="float">
            <text:p>47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ormer</text:p>
          </table:table-cell>
          <table:table-cell ns42:value-type="string" table:style-name="ce27" office:value-type="string">
            <text:p>0467</text:p>
          </table:table-cell>
          <table:table-cell table:style-name="ce30"/>
          <table:table-cell ns42:value-type="float" table:style-name="ce40" office:value="683" office:value-type="float">
            <text:p>683</text:p>
          </table:table-cell>
          <table:table-cell ns42:value-type="float" table:style-name="ce49" office:value="645" office:value-type="float">
            <text:p>64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ormerveer</text:p>
          </table:table-cell>
          <table:table-cell ns42:value-type="string" table:style-name="ce27" office:value-type="string">
            <text:p>0468</text:p>
          </table:table-cell>
          <table:table-cell table:style-name="ce30"/>
          <table:table-cell ns42:value-type="float" table:style-name="ce40" office:value="1112" office:value-type="float">
            <text:p>1112</text:p>
          </table:table-cell>
          <table:table-cell ns42:value-type="float" table:style-name="ce49" office:value="1254" office:value-type="float">
            <text:p>125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jdenes</text:p>
          </table:table-cell>
          <table:table-cell ns42:value-type="string" table:style-name="ce27" office:value-type="string">
            <text:p>0469</text:p>
          </table:table-cell>
          <table:table-cell table:style-name="ce30"/>
          <table:table-cell ns42:value-type="float" table:style-name="ce40" office:value="238" office:value-type="float">
            <text:p>238</text:p>
          </table:table-cell>
          <table:table-cell ns42:value-type="float" table:style-name="ce49" office:value="259" office:value-type="float">
            <text:p>25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jdewormer</text:p>
          </table:table-cell>
          <table:table-cell ns42:value-type="string" table:style-name="ce27" office:value-type="string">
            <text:p>0470</text:p>
          </table:table-cell>
          <table:table-cell table:style-name="ce30"/>
          <table:table-cell ns42:value-type="float" table:style-name="ce40" office:value="209" office:value-type="float">
            <text:p>209</text:p>
          </table:table-cell>
          <table:table-cell ns42:value-type="float" table:style-name="ce49" office:value="201" office:value-type="float">
            <text:p>20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jk aan Zee en Duin</text:p>
          </table:table-cell>
          <table:table-cell ns42:value-type="string" table:style-name="ce27" office:value-type="string">
            <text:p>1229</text:p>
          </table:table-cell>
          <table:table-cell table:style-name="ce30"/>
          <table:table-cell ns42:value-type="float" table:style-name="ce40" office:value="291" office:value-type="float">
            <text:p>291</text:p>
          </table:table-cell>
          <table:table-cell ns42:value-type="float" table:style-name="ce49" office:value="275" office:value-type="float">
            <text:p>27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aandijk</text:p>
          </table:table-cell>
          <table:table-cell ns42:value-type="string" table:style-name="ce27" office:value-type="string">
            <text:p>0472</text:p>
          </table:table-cell>
          <table:table-cell table:style-name="ce30"/>
          <table:table-cell ns42:value-type="float" table:style-name="ce40" office:value="987" office:value-type="float">
            <text:p>987</text:p>
          </table:table-cell>
          <table:table-cell ns42:value-type="float" table:style-name="ce49" office:value="1021" office:value-type="float">
            <text:p>102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andvoort</text:p>
          </table:table-cell>
          <table:table-cell ns42:value-type="string" table:style-name="ce27" office:value-type="string">
            <text:p>0473</text:p>
          </table:table-cell>
          <table:table-cell table:style-name="ce30"/>
          <table:table-cell ns42:value-type="float" table:style-name="ce40" office:value="452" office:value-type="float">
            <text:p>452</text:p>
          </table:table-cell>
          <table:table-cell ns42:value-type="float" table:style-name="ce49" office:value="445" office:value-type="float">
            <text:p>44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uid- en Noord-Schermer</text:p>
          </table:table-cell>
          <table:table-cell ns42:value-type="string" table:style-name="ce27" office:value-type="string">
            <text:p>0474</text:p>
          </table:table-cell>
          <table:table-cell table:style-name="ce30"/>
          <table:table-cell ns42:value-type="float" table:style-name="ce40" office:value="453" office:value-type="float">
            <text:p>453</text:p>
          </table:table-cell>
          <table:table-cell ns42:value-type="float" table:style-name="ce49" office:value="466" office:value-type="float">
            <text:p>46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uidschalkwijk</text:p>
          </table:table-cell>
          <table:table-cell ns42:value-type="string" table:style-name="ce27" office:value-type="string">
            <text:p>1241</text:p>
          </table:table-cell>
          <table:table-cell table:style-name="ce32"/>
          <table:table-cell ns42:value-type="float" table:style-name="ce40" office:value="64" office:value-type="float">
            <text:p>64</text:p>
          </table:table-cell>
          <table:table-cell ns42:value-type="float" table:style-name="ce49" office:value="49" office:value-type="float">
            <text:p>4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uid-Scharwoude</text:p>
          </table:table-cell>
          <table:table-cell ns42:value-type="string" table:style-name="ce27" office:value-type="string">
            <text:p>1238</text:p>
          </table:table-cell>
          <table:table-cell table:style-name="ce30"/>
          <table:table-cell ns42:value-type="float" table:style-name="ce40" office:value="329" office:value-type="float">
            <text:p>329</text:p>
          </table:table-cell>
          <table:table-cell ns42:value-type="float" table:style-name="ce49" office:value="313" office:value-type="float">
            <text:p>31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waag</text:p>
          </table:table-cell>
          <table:table-cell ns42:value-type="string" table:style-name="ce27" office:value-type="string">
            <text:p>0475</text:p>
          </table:table-cell>
          <table:table-cell table:style-name="ce30"/>
          <table:table-cell ns42:value-type="float" table:style-name="ce40" office:value="642" office:value-type="float">
            <text:p>642</text:p>
          </table:table-cell>
          <table:table-cell ns42:value-type="float" table:style-name="ce49" office:value="608" office:value-type="float">
            <text:p>60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ijpe</text:p>
          </table:table-cell>
          <table:table-cell ns42:value-type="string" table:style-name="ce27" office:value-type="string">
            <text:p>0476</text:p>
          </table:table-cell>
          <table:table-cell table:style-name="ce30"/>
          <table:table-cell ns42:value-type="float" table:style-name="ce40" office:value="1708" office:value-type="float">
            <text:p>1708</text:p>
          </table:table-cell>
          <table:table-cell ns42:value-type="float" table:style-name="ce49" office:value="1661" office:value-type="float">
            <text:p>166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20"/>
          <table:table-cell table:style-name="ce19"/>
          <table:table-cell table:style-name="ce27"/>
          <table:table-cell table:style-name="ce33"/>
          <table:table-cell table:style-name="ce40">
            <office:annotation draw:style-name="gr1" svg:height="65.99pt" draw:caption-point-y="25.77pt" svg:width="166.51pt" svg:x="726.75pt" draw:caption-point-x="-12.3pt" svg:y="2045.99pt" draw:text-style-name="P2">
              <dc:creator>CDM</dc:creator>
              <dc:date>2017-10-25T00:00:00</dc:date>
              <text:p text:style-name="P1"><text:span text:style-name="T3">Bronfout: De gedrukte bron geeft 194164 mannen en 219824 vrouwen. Dit moet zijn: 194124 mannen en 219675 vrouwen. Oorzaak ligt bij de opgave van Amsterdam. Zie noot aldaar. De gegevens zijn hier gecorrigeerd.</text:span></text:p>
            </office:annotation>
          </table:table-cell>
          <table:table-cell table:style-name="ce49">
            <office:annotation draw:style-name="gr1" svg:height="67.49pt" draw:caption-point-y="22.76pt" svg:width="168.01pt" svg:x="777pt" draw:caption-point-x="-12.3pt" svg:y="2049pt" draw:text-style-name="P2">
              <dc:creator>CDM</dc:creator>
              <dc:date>2017-10-25T00:00:00</dc:date>
              <text:p text:style-name="P1"><text:span text:style-name="T3">Bronfout: De gedrukte bron geeft 194164 mannen en 219824 vrouwen. Dit moet zijn: 194124 mannen en 219675 vrouwen. Oorzaak ligt bij de opgave van Amsterdam. Zie noot aldaar. De gegevens zijn hier gecorrigeerd.</text:span></text:p>
            </office:annotation>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Gravenhage</text:p>
          </table:table-cell>
          <table:table-cell ns42:value-type="string" table:style-name="ce27" office:value-type="string">
            <text:p>0518</text:p>
          </table:table-cell>
          <table:table-cell table:style-name="ce30"/>
          <table:table-cell ns42:value-type="float" table:style-name="ce40" office:value="25635" office:value-type="float">
            <text:p>25635</text:p>
          </table:table-cell>
          <table:table-cell ns42:value-type="float" table:style-name="ce49" office:value="30470" office:value-type="float">
            <text:p>3047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lft</text:p>
          </table:table-cell>
          <table:table-cell ns42:value-type="string" table:style-name="ce27" office:value-type="string">
            <text:p>0503</text:p>
          </table:table-cell>
          <table:table-cell table:style-name="ce30"/>
          <table:table-cell ns42:value-type="float" table:style-name="ce40" office:value="6905" office:value-type="float">
            <text:p>6905</text:p>
          </table:table-cell>
          <table:table-cell ns42:value-type="float" table:style-name="ce49" office:value="8118" office:value-type="float">
            <text:p>811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ordrecht</text:p>
          </table:table-cell>
          <table:table-cell ns42:value-type="string" table:style-name="ce27" office:value-type="string">
            <text:p>0505</text:p>
          </table:table-cell>
          <table:table-cell table:style-name="ce30"/>
          <table:table-cell ns42:value-type="float" table:style-name="ce40" office:value="9040" office:value-type="float">
            <text:p>9040</text:p>
          </table:table-cell>
          <table:table-cell ns42:value-type="float" table:style-name="ce49" office:value="10932" office:value-type="float">
            <text:p>1093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uda</text:p>
          </table:table-cell>
          <table:table-cell ns42:value-type="string" table:style-name="ce27" office:value-type="string">
            <text:p>0513</text:p>
          </table:table-cell>
          <table:table-cell table:style-name="ce30"/>
          <table:table-cell ns42:value-type="float" table:style-name="ce40" office:value="5993" office:value-type="float">
            <text:p>5993</text:p>
          </table:table-cell>
          <table:table-cell ns42:value-type="float" table:style-name="ce49" office:value="6885" office:value-type="float">
            <text:p>688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iden</text:p>
          </table:table-cell>
          <table:table-cell ns42:value-type="string" table:style-name="ce27" office:value-type="string">
            <text:p>0546</text:p>
          </table:table-cell>
          <table:table-cell table:style-name="ce30"/>
          <table:table-cell ns42:value-type="float" table:style-name="ce40" office:value="16131" office:value-type="float">
            <text:p>16131</text:p>
          </table:table-cell>
          <table:table-cell ns42:value-type="float" table:style-name="ce49" office:value="18433" office:value-type="float">
            <text:p>1843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otterdam</text:p>
          </table:table-cell>
          <table:table-cell ns42:value-type="string" table:style-name="ce27" office:value-type="string">
            <text:p>0599</text:p>
          </table:table-cell>
          <table:table-cell table:style-name="ce30"/>
          <table:table-cell ns42:value-type="float" table:style-name="ce40" office:value="32266" office:value-type="float">
            <text:p>32266</text:p>
          </table:table-cell>
          <table:table-cell ns42:value-type="float" table:style-name="ce49" office:value="40028" office:value-type="float">
            <text:p>4002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iedam</text:p>
          </table:table-cell>
          <table:table-cell ns42:value-type="string" table:style-name="ce27" office:value-type="string">
            <text:p>0606</text:p>
          </table:table-cell>
          <table:table-cell table:style-name="ce30"/>
          <table:table-cell ns42:value-type="float" table:style-name="ce40" office:value="5493" office:value-type="float">
            <text:p>5493</text:p>
          </table:table-cell>
          <table:table-cell ns42:value-type="float" table:style-name="ce49" office:value="6095" office:value-type="float">
            <text:p>609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ar (Ter)</text:p>
          </table:table-cell>
          <table:table-cell ns42:value-type="string" table:style-name="ce27" office:value-type="string">
            <text:p>0480</text:p>
          </table:table-cell>
          <table:table-cell table:style-name="ce30"/>
          <table:table-cell ns42:value-type="float" table:style-name="ce40" office:value="798" office:value-type="float">
            <text:p>798</text:p>
          </table:table-cell>
          <table:table-cell ns42:value-type="float" table:style-name="ce49" office:value="798" office:value-type="float">
            <text:p>79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arlanderveen</text:p>
          </table:table-cell>
          <table:table-cell ns42:value-type="string" table:style-name="ce27" office:value-type="string">
            <text:p>1002</text:p>
          </table:table-cell>
          <table:table-cell table:style-name="ce30"/>
          <table:table-cell ns42:value-type="float" table:style-name="ce40" office:value="1238" office:value-type="float">
            <text:p>1238</text:p>
          </table:table-cell>
          <table:table-cell ns42:value-type="float" table:style-name="ce49" office:value="1333" office:value-type="float">
            <text:p>133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bbenbroek</text:p>
          </table:table-cell>
          <table:table-cell ns42:value-type="string" table:style-name="ce27" office:value-type="string">
            <text:p>0481</text:p>
          </table:table-cell>
          <table:table-cell table:style-name="ce30"/>
          <table:table-cell ns42:value-type="float" table:style-name="ce40" office:value="301" office:value-type="float">
            <text:p>301</text:p>
          </table:table-cell>
          <table:table-cell ns42:value-type="float" table:style-name="ce49" office:value="288" office:value-type="float">
            <text:p>28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btsregt</text:p>
          </table:table-cell>
          <table:table-cell ns42:value-type="string" table:style-name="ce27" office:value-type="string">
            <text:p>1301</text:p>
          </table:table-cell>
          <table:table-cell table:style-name="ce32"/>
          <table:table-cell ns42:value-type="float" table:style-name="ce40" office:value="82" office:value-type="float">
            <text:p>82</text:p>
          </table:table-cell>
          <table:table-cell ns42:value-type="float" table:style-name="ce49" office:value="73" office:value-type="float">
            <text:p>7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chttienhoven (ZH.)</text:p>
          </table:table-cell>
          <table:table-cell ns42:value-type="string" table:style-name="ce27" office:value-type="string">
            <text:p>1303</text:p>
          </table:table-cell>
          <table:table-cell table:style-name="ce32"/>
          <table:table-cell ns42:value-type="float" table:style-name="ce40" office:value="62" office:value-type="float">
            <text:p>62</text:p>
          </table:table-cell>
          <table:table-cell ns42:value-type="float" table:style-name="ce49" office:value="71" office:value-type="float">
            <text:p>7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ckersdijk en Vrouwenregt</text:p>
          </table:table-cell>
          <table:table-cell ns42:value-type="string" table:style-name="ce27" office:value-type="string">
            <text:p>1304</text:p>
          </table:table-cell>
          <table:table-cell table:style-name="ce32"/>
          <table:table-cell ns42:value-type="float" table:style-name="ce40" office:value="81" office:value-type="float">
            <text:p>81</text:p>
          </table:table-cell>
          <table:table-cell ns42:value-type="float" table:style-name="ce49" office:value="73" office:value-type="float">
            <text:p>7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Alblas</text:p>
          </table:table-cell>
          <table:table-cell ns42:value-type="string" table:style-name="ce27" office:value-type="string">
            <text:p>0583</text:p>
          </table:table-cell>
          <table:table-cell table:style-name="ce30"/>
          <table:table-cell ns42:value-type="float" table:style-name="ce40" office:value="398" office:value-type="float">
            <text:p>398</text:p>
          </table:table-cell>
          <table:table-cell ns42:value-type="float" table:style-name="ce49" office:value="374" office:value-type="float">
            <text:p>37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lblasserdam</text:p>
          </table:table-cell>
          <table:table-cell ns42:value-type="string" table:style-name="ce27" office:value-type="string">
            <text:p>0482</text:p>
          </table:table-cell>
          <table:table-cell table:style-name="ce30"/>
          <table:table-cell ns42:value-type="float" table:style-name="ce40" office:value="792" office:value-type="float">
            <text:p>792</text:p>
          </table:table-cell>
          <table:table-cell ns42:value-type="float" table:style-name="ce49" office:value="815" office:value-type="float">
            <text:p>81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lbrandswaard</text:p>
          </table:table-cell>
          <table:table-cell ns42:value-type="string" table:style-name="ce27" office:value-type="string">
            <text:p>0613</text:p>
          </table:table-cell>
          <table:table-cell table:style-name="ce32"/>
          <table:table-cell ns42:value-type="float" table:style-name="ce40" office:value="113" office:value-type="float">
            <text:p>113</text:p>
          </table:table-cell>
          <table:table-cell ns42:value-type="float" table:style-name="ce49" office:value="113" office:value-type="float">
            <text:p>11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lkemade</text:p>
          </table:table-cell>
          <table:table-cell ns42:value-type="string" table:style-name="ce27" office:value-type="string">
            <text:p>0483</text:p>
          </table:table-cell>
          <table:table-cell table:style-name="ce30"/>
          <table:table-cell ns42:value-type="float" table:style-name="ce40" office:value="1523" office:value-type="float">
            <text:p>1523</text:p>
          </table:table-cell>
          <table:table-cell ns42:value-type="float" table:style-name="ce49" office:value="1512" office:value-type="float">
            <text:p>151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lphen</text:p>
          </table:table-cell>
          <table:table-cell ns42:value-type="string" table:style-name="ce27" office:value-type="string">
            <text:p>1008</text:p>
          </table:table-cell>
          <table:table-cell table:style-name="ce30"/>
          <table:table-cell ns42:value-type="float" table:style-name="ce40" office:value="1248" office:value-type="float">
            <text:p>1248</text:p>
          </table:table-cell>
          <table:table-cell ns42:value-type="float" table:style-name="ce49" office:value="1341" office:value-type="float">
            <text:p>134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meide</text:p>
          </table:table-cell>
          <table:table-cell ns42:value-type="string" table:style-name="ce27" office:value-type="string">
            <text:p>0485</text:p>
          </table:table-cell>
          <table:table-cell table:style-name="ce30"/>
          <table:table-cell ns42:value-type="float" table:style-name="ce40" office:value="492" office:value-type="float">
            <text:p>492</text:p>
          </table:table-cell>
          <table:table-cell ns42:value-type="float" table:style-name="ce49" office:value="482" office:value-type="float">
            <text:p>48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mmerstol</text:p>
          </table:table-cell>
          <table:table-cell ns42:value-type="string" table:style-name="ce27" office:value-type="string">
            <text:p>0486</text:p>
          </table:table-cell>
          <table:table-cell table:style-name="ce30"/>
          <table:table-cell ns42:value-type="float" table:style-name="ce40" office:value="258" office:value-type="float">
            <text:p>258</text:p>
          </table:table-cell>
          <table:table-cell ns42:value-type="float" table:style-name="ce49" office:value="229" office:value-type="float">
            <text:p>22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int Anthonypolder</text:p>
          </table:table-cell>
          <table:table-cell ns42:value-type="string" table:style-name="ce27" office:value-type="string">
            <text:p>1372</text:p>
          </table:table-cell>
          <table:table-cell table:style-name="ce32"/>
          <table:table-cell ns42:value-type="float" table:style-name="ce40" office:value="209" office:value-type="float">
            <text:p>209</text:p>
          </table:table-cell>
          <table:table-cell ns42:value-type="float" table:style-name="ce49" office:value="224" office:value-type="float">
            <text:p>22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rkel</text:p>
          </table:table-cell>
          <table:table-cell ns42:value-type="string" table:style-name="ce27" office:value-type="string">
            <text:p>0487</text:p>
          </table:table-cell>
          <table:table-cell table:style-name="ce30"/>
          <table:table-cell ns42:value-type="float" table:style-name="ce40" office:value="231" office:value-type="float">
            <text:p>231</text:p>
          </table:table-cell>
          <table:table-cell ns42:value-type="float" table:style-name="ce49" office:value="216" office:value-type="float">
            <text:p>21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speren</text:p>
          </table:table-cell>
          <table:table-cell ns42:value-type="string" table:style-name="ce27" office:value-type="string">
            <text:p>0488</text:p>
          </table:table-cell>
          <table:table-cell table:style-name="ce32"/>
          <table:table-cell ns42:value-type="float" table:style-name="ce40" office:value="557" office:value-type="float">
            <text:p>557</text:p>
          </table:table-cell>
          <table:table-cell ns42:value-type="float" table:style-name="ce49" office:value="541" office:value-type="float">
            <text:p>54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ost-Barendrecht</text:p>
          </table:table-cell>
          <table:table-cell ns42:value-type="string" table:style-name="ce27" office:value-type="string">
            <text:p>1352</text:p>
          </table:table-cell>
          <table:table-cell table:style-name="ce32"/>
          <table:table-cell ns42:value-type="float" table:style-name="ce40" office:value="267" office:value-type="float">
            <text:p>267</text:p>
          </table:table-cell>
          <table:table-cell ns42:value-type="float" table:style-name="ce49" office:value="270" office:value-type="float">
            <text:p>27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est-Barendrecht</text:p>
          </table:table-cell>
          <table:table-cell ns42:value-type="string" table:style-name="ce27" office:value-type="string">
            <text:p>1394</text:p>
          </table:table-cell>
          <table:table-cell table:style-name="ce32"/>
          <table:table-cell ns42:value-type="float" table:style-name="ce40" office:value="565" office:value-type="float">
            <text:p>565</text:p>
          </table:table-cell>
          <table:table-cell ns42:value-type="float" table:style-name="ce49" office:value="507" office:value-type="float">
            <text:p>50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arwoutswaarder</text:p>
          </table:table-cell>
          <table:table-cell ns42:value-type="string" table:style-name="ce27" office:value-type="string">
            <text:p>1017</text:p>
          </table:table-cell>
          <table:table-cell table:style-name="ce30"/>
          <table:table-cell ns42:value-type="float" table:style-name="ce40" office:value="270" office:value-type="float">
            <text:p>270</text:p>
          </table:table-cell>
          <table:table-cell ns42:value-type="float" table:style-name="ce49" office:value="274" office:value-type="float">
            <text:p>27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Beijerland</text:p>
          </table:table-cell>
          <table:table-cell ns42:value-type="string" table:style-name="ce27" office:value-type="string">
            <text:p>0566</text:p>
          </table:table-cell>
          <table:table-cell table:style-name="ce30"/>
          <table:table-cell ns42:value-type="float" table:style-name="ce40" office:value="496" office:value-type="float">
            <text:p>496</text:p>
          </table:table-cell>
          <table:table-cell ns42:value-type="float" table:style-name="ce49" office:value="523" office:value-type="float">
            <text:p>52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Beijerland</text:p>
          </table:table-cell>
          <table:table-cell ns42:value-type="string" table:style-name="ce27" office:value-type="string">
            <text:p>0584</text:p>
          </table:table-cell>
          <table:table-cell table:style-name="ce30"/>
          <table:table-cell ns42:value-type="float" table:style-name="ce40" office:value="1571" office:value-type="float">
            <text:p>1571</text:p>
          </table:table-cell>
          <table:table-cell ns42:value-type="float" table:style-name="ce49" office:value="1640" office:value-type="float">
            <text:p>164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Beijerland</text:p>
          </table:table-cell>
          <table:table-cell ns42:value-type="string" table:style-name="ce27" office:value-type="string">
            <text:p>0639</text:p>
          </table:table-cell>
          <table:table-cell table:style-name="ce30"/>
          <table:table-cell ns42:value-type="float" table:style-name="ce40" office:value="641" office:value-type="float">
            <text:p>641</text:p>
          </table:table-cell>
          <table:table-cell ns42:value-type="float" table:style-name="ce49" office:value="632" office:value-type="float">
            <text:p>63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nthorn</text:p>
          </table:table-cell>
          <table:table-cell ns42:value-type="string" table:style-name="ce27" office:value-type="string">
            <text:p>1305</text:p>
          </table:table-cell>
          <table:table-cell table:style-name="ce32"/>
          <table:table-cell ns42:value-type="float" table:style-name="ce40" office:value="6" office:value-type="float">
            <text:p>6</text:p>
          </table:table-cell>
          <table:table-cell ns42:value-type="float" table:style-name="ce49" office:value="5" office:value-type="float">
            <text:p>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nthuizen</text:p>
          </table:table-cell>
          <table:table-cell ns42:value-type="string" table:style-name="ce27" office:value-type="string">
            <text:p>0490</text:p>
          </table:table-cell>
          <table:table-cell table:style-name="ce30"/>
          <table:table-cell ns42:value-type="float" table:style-name="ce40" office:value="196" office:value-type="float">
            <text:p>196</text:p>
          </table:table-cell>
          <table:table-cell ns42:value-type="float" table:style-name="ce49" office:value="224" office:value-type="float">
            <text:p>22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rgambacht</text:p>
          </table:table-cell>
          <table:table-cell ns42:value-type="string" table:style-name="ce27" office:value-type="string">
            <text:p>0491</text:p>
          </table:table-cell>
          <table:table-cell table:style-name="ce30"/>
          <table:table-cell ns42:value-type="float" table:style-name="ce40" office:value="760" office:value-type="float">
            <text:p>760</text:p>
          </table:table-cell>
          <table:table-cell ns42:value-type="float" table:style-name="ce49" office:value="759" office:value-type="float">
            <text:p>75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rgschenhoek</text:p>
          </table:table-cell>
          <table:table-cell ns42:value-type="string" table:style-name="ce27" office:value-type="string">
            <text:p>0492</text:p>
          </table:table-cell>
          <table:table-cell table:style-name="ce30"/>
          <table:table-cell ns42:value-type="float" table:style-name="ce40" office:value="496" office:value-type="float">
            <text:p>496</text:p>
          </table:table-cell>
          <table:table-cell ns42:value-type="float" table:style-name="ce49" office:value="474" office:value-type="float">
            <text:p>47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rkel en Rodenrijs</text:p>
          </table:table-cell>
          <table:table-cell ns42:value-type="string" table:style-name="ce27" office:value-type="string">
            <text:p>0493</text:p>
          </table:table-cell>
          <table:table-cell table:style-name="ce30"/>
          <table:table-cell ns42:value-type="float" table:style-name="ce40" office:value="590" office:value-type="float">
            <text:p>590</text:p>
          </table:table-cell>
          <table:table-cell ns42:value-type="float" table:style-name="ce49" office:value="567" office:value-type="float">
            <text:p>56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rkenwoude</text:p>
          </table:table-cell>
          <table:table-cell ns42:value-type="string" table:style-name="ce27" office:value-type="string">
            <text:p>0494</text:p>
          </table:table-cell>
          <table:table-cell table:style-name="ce30"/>
          <table:table-cell ns42:value-type="float" table:style-name="ce40" office:value="236" office:value-type="float">
            <text:p>236</text:p>
          </table:table-cell>
          <table:table-cell ns42:value-type="float" table:style-name="ce49" office:value="222" office:value-type="float">
            <text:p>22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iert</text:p>
          </table:table-cell>
          <table:table-cell ns42:value-type="string" table:style-name="ce27" office:value-type="string">
            <text:p>1307</text:p>
          </table:table-cell>
          <table:table-cell table:style-name="ce32"/>
          <table:table-cell ns42:value-type="float" table:style-name="ce40" office:value="38" office:value-type="float">
            <text:p>38</text:p>
          </table:table-cell>
          <table:table-cell ns42:value-type="float" table:style-name="ce49" office:value="36" office:value-type="float">
            <text:p>3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iesland</text:p>
          </table:table-cell>
          <table:table-cell ns42:value-type="string" table:style-name="ce27" office:value-type="string">
            <text:p>1308</text:p>
          </table:table-cell>
          <table:table-cell table:style-name="ce32"/>
          <table:table-cell ns42:value-type="float" table:style-name="ce40" office:value="12" office:value-type="float">
            <text:p>12</text:p>
          </table:table-cell>
          <table:table-cell ns42:value-type="float" table:style-name="ce49" office:value="12" office:value-type="float">
            <text:p>1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leiswijk</text:p>
          </table:table-cell>
          <table:table-cell ns42:value-type="string" table:style-name="ce27" office:value-type="string">
            <text:p>0495</text:p>
          </table:table-cell>
          <table:table-cell table:style-name="ce30"/>
          <table:table-cell ns42:value-type="float" table:style-name="ce40" office:value="610" office:value-type="float">
            <text:p>610</text:p>
          </table:table-cell>
          <table:table-cell ns42:value-type="float" table:style-name="ce49" office:value="616" office:value-type="float">
            <text:p>61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leskensgraaf</text:p>
          </table:table-cell>
          <table:table-cell ns42:value-type="string" table:style-name="ce27" office:value-type="string">
            <text:p>0496</text:p>
          </table:table-cell>
          <table:table-cell table:style-name="ce32"/>
          <table:table-cell ns42:value-type="float" table:style-name="ce40" office:value="276" office:value-type="float">
            <text:p>276</text:p>
          </table:table-cell>
          <table:table-cell ns42:value-type="float" table:style-name="ce49" office:value="267" office:value-type="float">
            <text:p>26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odegraven</text:p>
          </table:table-cell>
          <table:table-cell ns42:value-type="string" table:style-name="ce27" office:value-type="string">
            <text:p>0497</text:p>
          </table:table-cell>
          <table:table-cell table:style-name="ce30"/>
          <table:table-cell ns42:value-type="float" table:style-name="ce40" office:value="1209" office:value-type="float">
            <text:p>1209</text:p>
          </table:table-cell>
          <table:table-cell ns42:value-type="float" table:style-name="ce49" office:value="1230" office:value-type="float">
            <text:p>123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rije en Lage Boekhorst</text:p>
          </table:table-cell>
          <table:table-cell ns42:value-type="string" table:style-name="ce27" office:value-type="string">
            <text:p>1390</text:p>
          </table:table-cell>
          <table:table-cell table:style-name="ce32"/>
          <table:table-cell ns42:value-type="float" table:style-name="ce40" office:value="29" office:value-type="float">
            <text:p>29</text:p>
          </table:table-cell>
          <table:table-cell ns42:value-type="float" table:style-name="ce49" office:value="26" office:value-type="float">
            <text:p>2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n Bommel</text:p>
          </table:table-cell>
          <table:table-cell ns42:value-type="string" table:style-name="ce27" office:value-type="string">
            <text:p>1024</text:p>
          </table:table-cell>
          <table:table-cell table:style-name="ce30"/>
          <table:table-cell ns42:value-type="float" table:style-name="ce40" office:value="530" office:value-type="float">
            <text:p>530</text:p>
          </table:table-cell>
          <table:table-cell ns42:value-type="float" table:style-name="ce49" office:value="508" office:value-type="float">
            <text:p>50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oskoop</text:p>
          </table:table-cell>
          <table:table-cell ns42:value-type="string" table:style-name="ce27" office:value-type="string">
            <text:p>0499</text:p>
          </table:table-cell>
          <table:table-cell table:style-name="ce30"/>
          <table:table-cell ns42:value-type="float" table:style-name="ce40" office:value="880" office:value-type="float">
            <text:p>880</text:p>
          </table:table-cell>
          <table:table-cell ns42:value-type="float" table:style-name="ce49" office:value="925" office:value-type="float">
            <text:p>9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randwijk</text:p>
          </table:table-cell>
          <table:table-cell ns42:value-type="string" table:style-name="ce27" office:value-type="string">
            <text:p>0500</text:p>
          </table:table-cell>
          <table:table-cell table:style-name="ce30"/>
          <table:table-cell ns42:value-type="float" table:style-name="ce40" office:value="234" office:value-type="float">
            <text:p>234</text:p>
          </table:table-cell>
          <table:table-cell ns42:value-type="float" table:style-name="ce49" office:value="226" office:value-type="float">
            <text:p>22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rielle</text:p>
          </table:table-cell>
          <table:table-cell ns42:value-type="string" table:style-name="ce27" office:value-type="string">
            <text:p>0501</text:p>
          </table:table-cell>
          <table:table-cell table:style-name="ce30"/>
          <table:table-cell ns42:value-type="float" table:style-name="ce40" office:value="2000" office:value-type="float">
            <text:p>2000</text:p>
          </table:table-cell>
          <table:table-cell ns42:value-type="float" table:style-name="ce49" office:value="2195" office:value-type="float">
            <text:p>219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roek</text:p>
          </table:table-cell>
          <table:table-cell ns42:value-type="string" table:style-name="ce27" office:value-type="string">
            <text:p>1030</text:p>
          </table:table-cell>
          <table:table-cell table:style-name="ce32"/>
          <table:table-cell ns42:value-type="float" table:style-name="ce40" office:value="675" office:value-type="float">
            <text:p>675</text:p>
          </table:table-cell>
          <table:table-cell ns42:value-type="float" table:style-name="ce49" office:value="656" office:value-type="float">
            <text:p>65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Capelle aan den IJssel</text:p>
          </table:table-cell>
          <table:table-cell ns42:value-type="string" table:style-name="ce27" office:value-type="string">
            <text:p>0502</text:p>
          </table:table-cell>
          <table:table-cell table:style-name="ce30"/>
          <table:table-cell ns42:value-type="float" table:style-name="ce40" office:value="598" office:value-type="float">
            <text:p>598</text:p>
          </table:table-cell>
          <table:table-cell ns42:value-type="float" table:style-name="ce49" office:value="637" office:value-type="float">
            <text:p>637</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Charlois</text:p>
          </table:table-cell>
          <table:table-cell ns42:value-type="string" table:style-name="ce27" office:value-type="string">
            <text:p>1037</text:p>
          </table:table-cell>
          <table:table-cell table:style-name="ce30"/>
          <table:table-cell ns42:value-type="float" table:style-name="ce40" office:value="1222" office:value-type="float">
            <text:p>1222</text:p>
          </table:table-cell>
          <table:table-cell ns42:value-type="float" table:style-name="ce49" office:value="1228" office:value-type="float">
            <text:p>122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Cillaarshoek</text:p>
          </table:table-cell>
          <table:table-cell ns42:value-type="string" table:style-name="ce27" office:value-type="string">
            <text:p>1311</text:p>
          </table:table-cell>
          <table:table-cell table:style-name="ce32"/>
          <table:table-cell ns42:value-type="float" table:style-name="ce40" office:value="153" office:value-type="float">
            <text:p>153</text:p>
          </table:table-cell>
          <table:table-cell ns42:value-type="float" table:style-name="ce49" office:value="159" office:value-type="float">
            <text:p>15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lfshaven</text:p>
          </table:table-cell>
          <table:table-cell ns42:value-type="string" table:style-name="ce27" office:value-type="string">
            <text:p>1040</text:p>
          </table:table-cell>
          <table:table-cell table:style-name="ce30"/>
          <table:table-cell ns42:value-type="float" table:style-name="ce40" office:value="1501" office:value-type="float">
            <text:p>1501</text:p>
          </table:table-cell>
          <table:table-cell ns42:value-type="float" table:style-name="ce49" office:value="1564" office:value-type="float">
            <text:p>156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irksland</text:p>
          </table:table-cell>
          <table:table-cell ns42:value-type="string" table:style-name="ce27" office:value-type="string">
            <text:p>0504</text:p>
          </table:table-cell>
          <table:table-cell table:style-name="ce30"/>
          <table:table-cell ns42:value-type="float" table:style-name="ce40" office:value="806" office:value-type="float">
            <text:p>806</text:p>
          </table:table-cell>
          <table:table-cell ns42:value-type="float" table:style-name="ce49" office:value="859" office:value-type="float">
            <text:p>85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ubbeldam</text:p>
          </table:table-cell>
          <table:table-cell ns42:value-type="string" table:style-name="ce27" office:value-type="string">
            <text:p>0507</text:p>
          </table:table-cell>
          <table:table-cell table:style-name="ce30"/>
          <table:table-cell ns42:value-type="float" table:style-name="ce40" office:value="668" office:value-type="float">
            <text:p>668</text:p>
          </table:table-cell>
          <table:table-cell ns42:value-type="float" table:style-name="ce49" office:value="662" office:value-type="float">
            <text:p>66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Everdingen</text:p>
          </table:table-cell>
          <table:table-cell ns42:value-type="string" table:style-name="ce27" office:value-type="string">
            <text:p>0508</text:p>
          </table:table-cell>
          <table:table-cell table:style-name="ce30"/>
          <table:table-cell ns42:value-type="float" table:style-name="ce40" office:value="458" office:value-type="float">
            <text:p>458</text:p>
          </table:table-cell>
          <table:table-cell ns42:value-type="float" table:style-name="ce49" office:value="431" office:value-type="float">
            <text:p>43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eervliet</text:p>
          </table:table-cell>
          <table:table-cell ns42:value-type="string" table:style-name="ce27" office:value-type="string">
            <text:p>0509</text:p>
          </table:table-cell>
          <table:table-cell table:style-name="ce30"/>
          <table:table-cell ns42:value-type="float" table:style-name="ce40" office:value="258" office:value-type="float">
            <text:p>258</text:p>
          </table:table-cell>
          <table:table-cell ns42:value-type="float" table:style-name="ce49" office:value="283" office:value-type="float">
            <text:p>28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iessendam</text:p>
          </table:table-cell>
          <table:table-cell ns42:value-type="string" table:style-name="ce27" office:value-type="string">
            <text:p>1063</text:p>
          </table:table-cell>
          <table:table-cell table:style-name="ce30"/>
          <table:table-cell ns42:value-type="float" table:style-name="ce40" office:value="816" office:value-type="float">
            <text:p>816</text:p>
          </table:table-cell>
          <table:table-cell ns42:value-type="float" table:style-name="ce49" office:value="811" office:value-type="float">
            <text:p>81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iessen-Nieuwkerk</text:p>
          </table:table-cell>
          <table:table-cell ns42:value-type="string" table:style-name="ce27" office:value-type="string">
            <text:p>1062</text:p>
          </table:table-cell>
          <table:table-cell table:style-name="ce30"/>
          <table:table-cell ns42:value-type="float" table:style-name="ce40" office:value="259" office:value-type="float">
            <text:p>259</text:p>
          </table:table-cell>
          <table:table-cell ns42:value-type="float" table:style-name="ce49" office:value="258" office:value-type="float">
            <text:p>25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edereede</text:p>
          </table:table-cell>
          <table:table-cell ns42:value-type="string" table:style-name="ce27" office:value-type="string">
            <text:p>0511</text:p>
          </table:table-cell>
          <table:table-cell table:style-name="ce30"/>
          <table:table-cell ns42:value-type="float" table:style-name="ce40" office:value="444" office:value-type="float">
            <text:p>444</text:p>
          </table:table-cell>
          <table:table-cell ns42:value-type="float" table:style-name="ce49" office:value="457" office:value-type="float">
            <text:p>457</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idschalxoord</text:p>
          </table:table-cell>
          <table:table-cell ns42:value-type="string" table:style-name="ce27" office:value-type="string">
            <text:p>1319</text:p>
          </table:table-cell>
          <table:table-cell table:style-name="ce32"/>
          <table:table-cell ns42:value-type="float" table:style-name="ce40" office:value="74" office:value-type="float">
            <text:p>74</text:p>
          </table:table-cell>
          <table:table-cell ns42:value-type="float" table:style-name="ce49" office:value="80" office:value-type="float">
            <text:p>8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rinchem</text:p>
          </table:table-cell>
          <table:table-cell ns42:value-type="string" table:style-name="ce27" office:value-type="string">
            <text:p>0512</text:p>
          </table:table-cell>
          <table:table-cell table:style-name="ce30"/>
          <table:table-cell ns42:value-type="float" table:style-name="ce40" office:value="3257" office:value-type="float">
            <text:p>3257</text:p>
          </table:table-cell>
          <table:table-cell ns42:value-type="float" table:style-name="ce49" office:value="3577" office:value-type="float">
            <text:p>357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uderak</text:p>
          </table:table-cell>
          <table:table-cell ns42:value-type="string" table:style-name="ce27" office:value-type="string">
            <text:p>0514</text:p>
          </table:table-cell>
          <table:table-cell table:style-name="ce30"/>
          <table:table-cell ns42:value-type="float" table:style-name="ce40" office:value="640" office:value-type="float">
            <text:p>640</text:p>
          </table:table-cell>
          <table:table-cell ns42:value-type="float" table:style-name="ce49" office:value="708" office:value-type="float">
            <text:p>70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udriaan</text:p>
          </table:table-cell>
          <table:table-cell ns42:value-type="string" table:style-name="ce27" office:value-type="string">
            <text:p>0515</text:p>
          </table:table-cell>
          <table:table-cell table:style-name="ce30"/>
          <table:table-cell ns42:value-type="float" table:style-name="ce40" office:value="202" office:value-type="float">
            <text:p>202</text:p>
          </table:table-cell>
          <table:table-cell ns42:value-type="float" table:style-name="ce49" office:value="194" office:value-type="float">
            <text:p>19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udswaard</text:p>
          </table:table-cell>
          <table:table-cell ns42:value-type="string" table:style-name="ce27" office:value-type="string">
            <text:p>0516</text:p>
          </table:table-cell>
          <table:table-cell table:style-name="ce30"/>
          <table:table-cell ns42:value-type="float" table:style-name="ce40" office:value="374" office:value-type="float">
            <text:p>374</text:p>
          </table:table-cell>
          <table:table-cell ns42:value-type="float" table:style-name="ce49" office:value="375" office:value-type="float">
            <text:p>37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Gravenambacht</text:p>
          </table:table-cell>
          <table:table-cell ns42:value-type="string" table:style-name="ce27" office:value-type="string">
            <text:p>1320</text:p>
          </table:table-cell>
          <table:table-cell table:style-name="ce34"/>
          <table:table-cell ns42:value-type="float" table:style-name="ce40" office:value="94" office:value-type="float">
            <text:p>94</text:p>
          </table:table-cell>
          <table:table-cell ns42:value-type="float" table:style-name="ce49" office:value="82" office:value-type="float">
            <text:p>8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Gravendeel</text:p>
          </table:table-cell>
          <table:table-cell ns42:value-type="string" table:style-name="ce27" office:value-type="string">
            <text:p>0517</text:p>
          </table:table-cell>
          <table:table-cell table:style-name="ce30"/>
          <table:table-cell ns42:value-type="float" table:style-name="ce40" office:value="1200" office:value-type="float">
            <text:p>1200</text:p>
          </table:table-cell>
          <table:table-cell ns42:value-type="float" table:style-name="ce49" office:value="1287" office:value-type="float">
            <text:p>128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Gravenzande</text:p>
          </table:table-cell>
          <table:table-cell ns42:value-type="string" table:style-name="ce27" office:value-type="string">
            <text:p>0519</text:p>
          </table:table-cell>
          <table:table-cell table:style-name="ce30"/>
          <table:table-cell ns42:value-type="float" table:style-name="ce40" office:value="893" office:value-type="float">
            <text:p>893</text:p>
          </table:table-cell>
          <table:table-cell ns42:value-type="float" table:style-name="ce49" office:value="855" office:value-type="float">
            <text:p>85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roeneveld</text:p>
          </table:table-cell>
          <table:table-cell ns42:value-type="string" table:style-name="ce27" office:value-type="string">
            <text:p>1322</text:p>
          </table:table-cell>
          <table:table-cell table:style-name="ce32"/>
          <table:table-cell ns42:value-type="float" table:style-name="ce40" office:value="31" office:value-type="float">
            <text:p>31</text:p>
          </table:table-cell>
          <table:table-cell ns42:value-type="float" table:style-name="ce49" office:value="27" office:value-type="float">
            <text:p>2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root-Ammers</text:p>
          </table:table-cell>
          <table:table-cell ns42:value-type="string" table:style-name="ce27" office:value-type="string">
            <text:p>0520</text:p>
          </table:table-cell>
          <table:table-cell table:style-name="ce30"/>
          <table:table-cell ns42:value-type="float" table:style-name="ce40" office:value="430" office:value-type="float">
            <text:p>430</text:p>
          </table:table-cell>
          <table:table-cell ns42:value-type="float" table:style-name="ce49" office:value="400" office:value-type="float">
            <text:p>40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aastrecht</text:p>
          </table:table-cell>
          <table:table-cell ns42:value-type="string" table:style-name="ce27" office:value-type="string">
            <text:p>0521</text:p>
          </table:table-cell>
          <table:table-cell table:style-name="ce30"/>
          <table:table-cell ns42:value-type="float" table:style-name="ce40" office:value="625" office:value-type="float">
            <text:p>625</text:p>
          </table:table-cell>
          <table:table-cell ns42:value-type="float" table:style-name="ce49" office:value="689" office:value-type="float">
            <text:p>68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agestein</text:p>
          </table:table-cell>
          <table:table-cell ns42:value-type="string" table:style-name="ce27" office:value-type="string">
            <text:p>0522</text:p>
          </table:table-cell>
          <table:table-cell table:style-name="ce30"/>
          <table:table-cell ns42:value-type="float" table:style-name="ce40" office:value="323" office:value-type="float">
            <text:p>323</text:p>
          </table:table-cell>
          <table:table-cell ns42:value-type="float" table:style-name="ce49" office:value="311" office:value-type="float">
            <text:p>31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ardinxveld</text:p>
          </table:table-cell>
          <table:table-cell ns42:value-type="string" table:style-name="ce27" office:value-type="string">
            <text:p>1070</text:p>
          </table:table-cell>
          <table:table-cell table:style-name="ce30"/>
          <table:table-cell ns42:value-type="float" table:style-name="ce40" office:value="1419" office:value-type="float">
            <text:p>1419</text:p>
          </table:table-cell>
          <table:table-cell ns42:value-type="float" table:style-name="ce49" office:value="1365" office:value-type="float">
            <text:p>136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azerswoude</text:p>
          </table:table-cell>
          <table:table-cell ns42:value-type="string" table:style-name="ce27" office:value-type="string">
            <text:p>0524</text:p>
          </table:table-cell>
          <table:table-cell table:style-name="ce30"/>
          <table:table-cell ns42:value-type="float" table:style-name="ce40" office:value="1306" office:value-type="float">
            <text:p>1306</text:p>
          </table:table-cell>
          <table:table-cell ns42:value-type="float" table:style-name="ce49" office:value="1300" office:value-type="float">
            <text:p>130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envliet</text:p>
          </table:table-cell>
          <table:table-cell ns42:value-type="string" table:style-name="ce27" office:value-type="string">
            <text:p>0525</text:p>
          </table:table-cell>
          <table:table-cell table:style-name="ce30"/>
          <table:table-cell ns42:value-type="float" table:style-name="ce40" office:value="321" office:value-type="float">
            <text:p>321</text:p>
          </table:table-cell>
          <table:table-cell ns42:value-type="float" table:style-name="ce49" office:value="305" office:value-type="float">
            <text:p>30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erjansdam</text:p>
          </table:table-cell>
          <table:table-cell ns42:value-type="string" table:style-name="ce27" office:value-type="string">
            <text:p>0526</text:p>
          </table:table-cell>
          <table:table-cell table:style-name="ce30"/>
          <table:table-cell ns42:value-type="float" table:style-name="ce40" office:value="381" office:value-type="float">
            <text:p>381</text:p>
          </table:table-cell>
          <table:table-cell ns42:value-type="float" table:style-name="ce49" office:value="385" office:value-type="float">
            <text:p>38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er Oudelands Ambacht</text:p>
          </table:table-cell>
          <table:table-cell ns42:value-type="string" table:style-name="ce27" office:value-type="string">
            <text:p>1327</text:p>
          </table:table-cell>
          <table:table-cell table:style-name="ce32"/>
          <table:table-cell ns42:value-type="float" table:style-name="ce40" office:value="91" office:value-type="float">
            <text:p>91</text:p>
          </table:table-cell>
          <table:table-cell ns42:value-type="float" table:style-name="ce49" office:value="84" office:value-type="float">
            <text:p>8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i- en Boeicop</text:p>
          </table:table-cell>
          <table:table-cell ns42:value-type="string" table:style-name="ce27" office:value-type="string">
            <text:p>0527</text:p>
          </table:table-cell>
          <table:table-cell table:style-name="ce30"/>
          <table:table-cell ns42:value-type="float" table:style-name="ce40" office:value="201" office:value-type="float">
            <text:p>201</text:p>
          </table:table-cell>
          <table:table-cell ns42:value-type="float" table:style-name="ce49" office:value="191" office:value-type="float">
            <text:p>19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inenoord</text:p>
          </table:table-cell>
          <table:table-cell ns42:value-type="string" table:style-name="ce27" office:value-type="string">
            <text:p>0528</text:p>
          </table:table-cell>
          <table:table-cell table:style-name="ce30"/>
          <table:table-cell ns42:value-type="float" table:style-name="ce40" office:value="461" office:value-type="float">
            <text:p>461</text:p>
          </table:table-cell>
          <table:table-cell ns42:value-type="float" table:style-name="ce49" office:value="427" office:value-type="float">
            <text:p>42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kelingen</text:p>
          </table:table-cell>
          <table:table-cell ns42:value-type="string" table:style-name="ce27" office:value-type="string">
            <text:p>1074</text:p>
          </table:table-cell>
          <table:table-cell table:style-name="ce30"/>
          <table:table-cell ns42:value-type="float" table:style-name="ce40" office:value="196" office:value-type="float">
            <text:p>196</text:p>
          </table:table-cell>
          <table:table-cell ns42:value-type="float" table:style-name="ce49" office:value="194" office:value-type="float">
            <text:p>19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kendorp</text:p>
          </table:table-cell>
          <table:table-cell ns42:value-type="string" table:style-name="ce27" office:value-type="string">
            <text:p>1075</text:p>
          </table:table-cell>
          <table:table-cell table:style-name="ce30"/>
          <table:table-cell ns42:value-type="float" table:style-name="ce40" office:value="197" office:value-type="float">
            <text:p>197</text:p>
          </table:table-cell>
          <table:table-cell ns42:value-type="float" table:style-name="ce49" office:value="179" office:value-type="float">
            <text:p>17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llevoetsluis</text:p>
          </table:table-cell>
          <table:table-cell ns42:value-type="string" table:style-name="ce27" office:value-type="string">
            <text:p>0530</text:p>
          </table:table-cell>
          <table:table-cell table:style-name="ce30"/>
          <table:table-cell ns42:value-type="float" table:style-name="ce40" office:value="962" office:value-type="float">
            <text:p>962</text:p>
          </table:table-cell>
          <table:table-cell ns42:value-type="float" table:style-name="ce49" office:value="1044" office:value-type="float">
            <text:p>104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Helvoet</text:p>
          </table:table-cell>
          <table:table-cell ns42:value-type="string" table:style-name="ce27" office:value-type="string">
            <text:p>1118</text:p>
          </table:table-cell>
          <table:table-cell table:style-name="ce30"/>
          <table:table-cell ns42:value-type="float" table:style-name="ce40" office:value="249" office:value-type="float">
            <text:p>249</text:p>
          </table:table-cell>
          <table:table-cell ns42:value-type="float" table:style-name="ce49" office:value="236" office:value-type="float">
            <text:p>23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ndrik-Ido-Ambacht</text:p>
          </table:table-cell>
          <table:table-cell ns42:value-type="string" table:style-name="ce27" office:value-type="string">
            <text:p>0531</text:p>
          </table:table-cell>
          <table:table-cell table:style-name="ce30"/>
          <table:table-cell ns42:value-type="float" table:style-name="ce40" office:value="757" office:value-type="float">
            <text:p>757</text:p>
          </table:table-cell>
          <table:table-cell ns42:value-type="float" table:style-name="ce49" office:value="780" office:value-type="float">
            <text:p>78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rkingen</text:p>
          </table:table-cell>
          <table:table-cell ns42:value-type="string" table:style-name="ce27" office:value-type="string">
            <text:p>1078</text:p>
          </table:table-cell>
          <table:table-cell table:style-name="ce30"/>
          <table:table-cell ns42:value-type="float" table:style-name="ce40" office:value="276" office:value-type="float">
            <text:p>276</text:p>
          </table:table-cell>
          <table:table-cell ns42:value-type="float" table:style-name="ce49" office:value="268" office:value-type="float">
            <text:p>26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ukelum</text:p>
          </table:table-cell>
          <table:table-cell ns42:value-type="string" table:style-name="ce27" office:value-type="string">
            <text:p>0533</text:p>
          </table:table-cell>
          <table:table-cell table:style-name="ce30"/>
          <table:table-cell ns42:value-type="float" table:style-name="ce40" office:value="253" office:value-type="float">
            <text:p>253</text:p>
          </table:table-cell>
          <table:table-cell ns42:value-type="float" table:style-name="ce49" office:value="234" office:value-type="float">
            <text:p>23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illegersberg</text:p>
          </table:table-cell>
          <table:table-cell ns42:value-type="string" table:style-name="ce27" office:value-type="string">
            <text:p>1081</text:p>
          </table:table-cell>
          <table:table-cell table:style-name="ce30"/>
          <table:table-cell ns42:value-type="float" table:style-name="ce40" office:value="872" office:value-type="float">
            <text:p>872</text:p>
          </table:table-cell>
          <table:table-cell ns42:value-type="float" table:style-name="ce49" office:value="978" office:value-type="float">
            <text:p>97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illegom</text:p>
          </table:table-cell>
          <table:table-cell ns42:value-type="string" table:style-name="ce27" office:value-type="string">
            <text:p>0532</text:p>
          </table:table-cell>
          <table:table-cell table:style-name="ce30"/>
          <table:table-cell ns42:value-type="float" table:style-name="ce40" office:value="692" office:value-type="float">
            <text:p>692</text:p>
          </table:table-cell>
          <table:table-cell ns42:value-type="float" table:style-name="ce49" office:value="746" office:value-type="float">
            <text:p>74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denpijl</text:p>
          </table:table-cell>
          <table:table-cell ns42:value-type="string" table:style-name="ce27" office:value-type="string">
            <text:p>1328</text:p>
          </table:table-cell>
          <table:table-cell table:style-name="ce32"/>
          <table:table-cell ns42:value-type="float" table:style-name="ce40" office:value="76" office:value-type="float">
            <text:p>76</text:p>
          </table:table-cell>
          <table:table-cell ns42:value-type="float" table:style-name="ce49" office:value="71" office:value-type="float">
            <text:p>7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f van Delft</text:p>
          </table:table-cell>
          <table:table-cell ns42:value-type="string" table:style-name="ce27" office:value-type="string">
            <text:p>1082</text:p>
          </table:table-cell>
          <table:table-cell table:style-name="ce30"/>
          <table:table-cell ns42:value-type="float" table:style-name="ce40" office:value="429" office:value-type="float">
            <text:p>429</text:p>
          </table:table-cell>
          <table:table-cell ns42:value-type="float" table:style-name="ce49" office:value="425" office:value-type="float">
            <text:p>42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fwegen</text:p>
          </table:table-cell>
          <table:table-cell ns42:value-type="string" table:style-name="ce27" office:value-type="string">
            <text:p>1329</text:p>
          </table:table-cell>
          <table:table-cell table:style-name="ce30"/>
          <table:table-cell ns42:value-type="float" table:style-name="ce40" office:value="38" office:value-type="float">
            <text:p>38</text:p>
          </table:table-cell>
          <table:table-cell ns42:value-type="float" table:style-name="ce49" office:value="38" office:value-type="float">
            <text:p>3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blokland</text:p>
          </table:table-cell>
          <table:table-cell ns42:value-type="string" table:style-name="ce27" office:value-type="string">
            <text:p>0535</text:p>
          </table:table-cell>
          <table:table-cell table:style-name="ce30"/>
          <table:table-cell ns42:value-type="float" table:style-name="ce40" office:value="256" office:value-type="float">
            <text:p>256</text:p>
          </table:table-cell>
          <table:table-cell ns42:value-type="float" table:style-name="ce49" office:value="216" office:value-type="float">
            <text:p>21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 en Woud Harnasch</text:p>
          </table:table-cell>
          <table:table-cell ns42:value-type="string" table:style-name="ce27" office:value-type="string">
            <text:p>1330</text:p>
          </table:table-cell>
          <table:table-cell table:style-name="ce32"/>
          <table:table-cell ns42:value-type="float" table:style-name="ce40" office:value="30" office:value-type="float">
            <text:p>30</text:p>
          </table:table-cell>
          <table:table-cell ns42:value-type="float" table:style-name="ce49" office:value="30" office:value-type="float">
            <text:p>3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eveen in Delfland</text:p>
          </table:table-cell>
          <table:table-cell ns42:value-type="string" table:style-name="ce27" office:value-type="string">
            <text:p>1331</text:p>
          </table:table-cell>
          <table:table-cell table:style-name="ce32"/>
          <table:table-cell ns42:value-type="float" table:style-name="ce40" office:value="17" office:value-type="float">
            <text:p>17</text:p>
          </table:table-cell>
          <table:table-cell ns42:value-type="float" table:style-name="ce49" office:value="10" office:value-type="float">
            <text:p>1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eveen in Rijnland</text:p>
          </table:table-cell>
          <table:table-cell ns42:value-type="string" table:style-name="ce27" office:value-type="string">
            <text:p>1332</text:p>
          </table:table-cell>
          <table:table-cell table:style-name="ce32"/>
          <table:table-cell ns42:value-type="float" table:style-name="ce40" office:value="49" office:value-type="float">
            <text:p>49</text:p>
          </table:table-cell>
          <table:table-cell ns42:value-type="float" table:style-name="ce49" office:value="29" office:value-type="float">
            <text:p>2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made</text:p>
          </table:table-cell>
          <table:table-cell ns42:value-type="string" table:style-name="ce27" office:value-type="string">
            <text:p>1333</text:p>
          </table:table-cell>
          <table:table-cell table:style-name="ce32"/>
          <table:table-cell ns42:value-type="float" table:style-name="ce40" office:value="118" office:value-type="float">
            <text:p>118</text:p>
          </table:table-cell>
          <table:table-cell ns42:value-type="float" table:style-name="ce49" office:value="117" office:value-type="float">
            <text:p>11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vliet</text:p>
          </table:table-cell>
          <table:table-cell ns42:value-type="string" table:style-name="ce27" office:value-type="string">
            <text:p>1085</text:p>
          </table:table-cell>
          <table:table-cell table:style-name="ce30"/>
          <table:table-cell ns42:value-type="float" table:style-name="ce40" office:value="342" office:value-type="float">
            <text:p>342</text:p>
          </table:table-cell>
          <table:table-cell ns42:value-type="float" table:style-name="ce49" office:value="338" office:value-type="float">
            <text:p>33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rnaar</text:p>
          </table:table-cell>
          <table:table-cell ns42:value-type="string" table:style-name="ce27" office:value-type="string">
            <text:p>0536</text:p>
          </table:table-cell>
          <table:table-cell table:style-name="ce30"/>
          <table:table-cell ns42:value-type="float" table:style-name="ce40" office:value="216" office:value-type="float">
            <text:p>216</text:p>
          </table:table-cell>
          <table:table-cell ns42:value-type="float" table:style-name="ce49" office:value="176" office:value-type="float">
            <text:p>17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atendrecht</text:p>
          </table:table-cell>
          <table:table-cell ns42:value-type="string" table:style-name="ce27" office:value-type="string">
            <text:p>1093</text:p>
          </table:table-cell>
          <table:table-cell table:style-name="ce32"/>
          <table:table-cell ns42:value-type="float" table:style-name="ce40" office:value="272" office:value-type="float">
            <text:p>272</text:p>
          </table:table-cell>
          <table:table-cell ns42:value-type="float" table:style-name="ce49" office:value="290" office:value-type="float">
            <text:p>29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atwijk</text:p>
          </table:table-cell>
          <table:table-cell ns42:value-type="string" table:style-name="ce27" office:value-type="string">
            <text:p>0537</text:p>
          </table:table-cell>
          <table:table-cell table:style-name="ce30"/>
          <table:table-cell ns42:value-type="float" table:style-name="ce40" office:value="1963" office:value-type="float">
            <text:p>1963</text:p>
          </table:table-cell>
          <table:table-cell ns42:value-type="float" table:style-name="ce49" office:value="2037" office:value-type="float">
            <text:p>203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edichem</text:p>
          </table:table-cell>
          <table:table-cell ns42:value-type="string" table:style-name="ce27" office:value-type="string">
            <text:p>0538</text:p>
          </table:table-cell>
          <table:table-cell table:style-name="ce30"/>
          <table:table-cell ns42:value-type="float" table:style-name="ce40" office:value="220" office:value-type="float">
            <text:p>220</text:p>
          </table:table-cell>
          <table:table-cell ns42:value-type="float" table:style-name="ce49" office:value="224" office:value-type="float">
            <text:p>22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ethel en Spaland</text:p>
          </table:table-cell>
          <table:table-cell ns42:value-type="string" table:style-name="ce27" office:value-type="string">
            <text:p>1096</text:p>
          </table:table-cell>
          <table:table-cell table:style-name="ce30"/>
          <table:table-cell ns42:value-type="float" table:style-name="ce40" office:value="401" office:value-type="float">
            <text:p>401</text:p>
          </table:table-cell>
          <table:table-cell ns42:value-type="float" table:style-name="ce49" office:value="402" office:value-type="float">
            <text:p>40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laaswaal</text:p>
          </table:table-cell>
          <table:table-cell ns42:value-type="string" table:style-name="ce27" office:value-type="string">
            <text:p>0539</text:p>
          </table:table-cell>
          <table:table-cell table:style-name="ce30"/>
          <table:table-cell ns42:value-type="float" table:style-name="ce40" office:value="550" office:value-type="float">
            <text:p>550</text:p>
          </table:table-cell>
          <table:table-cell ns42:value-type="float" table:style-name="ce49" office:value="571" office:value-type="float">
            <text:p>57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oudekerk</text:p>
          </table:table-cell>
          <table:table-cell ns42:value-type="string" table:style-name="ce27" office:value-type="string">
            <text:p>1256</text:p>
          </table:table-cell>
          <table:table-cell table:style-name="ce30"/>
          <table:table-cell ns42:value-type="float" table:style-name="ce40" office:value="543" office:value-type="float">
            <text:p>543</text:p>
          </table:table-cell>
          <table:table-cell ns42:value-type="float" table:style-name="ce49" office:value="532" office:value-type="float">
            <text:p>53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ralingen</text:p>
          </table:table-cell>
          <table:table-cell ns42:value-type="string" table:style-name="ce27" office:value-type="string">
            <text:p>1099</text:p>
          </table:table-cell>
          <table:table-cell table:style-name="ce30"/>
          <table:table-cell ns42:value-type="float" table:style-name="ce40" office:value="1294" office:value-type="float">
            <text:p>1294</text:p>
          </table:table-cell>
          <table:table-cell ns42:value-type="float" table:style-name="ce49" office:value="1437" office:value-type="float">
            <text:p>143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rimpen aan de Lek</text:p>
          </table:table-cell>
          <table:table-cell ns42:value-type="string" table:style-name="ce27" office:value-type="string">
            <text:p>0541</text:p>
          </table:table-cell>
          <table:table-cell table:style-name="ce30"/>
          <table:table-cell ns42:value-type="float" table:style-name="ce40" office:value="482" office:value-type="float">
            <text:p>482</text:p>
          </table:table-cell>
          <table:table-cell ns42:value-type="float" table:style-name="ce49" office:value="503" office:value-type="float">
            <text:p>50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rimpen aan den IJssel</text:p>
          </table:table-cell>
          <table:table-cell ns42:value-type="string" table:style-name="ce27" office:value-type="string">
            <text:p>0542</text:p>
          </table:table-cell>
          <table:table-cell table:style-name="ce30"/>
          <table:table-cell ns42:value-type="float" table:style-name="ce40" office:value="395" office:value-type="float">
            <text:p>395</text:p>
          </table:table-cell>
          <table:table-cell ns42:value-type="float" table:style-name="ce49" office:value="441" office:value-type="float">
            <text:p>44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ijfhoek</text:p>
          </table:table-cell>
          <table:table-cell ns42:value-type="string" table:style-name="ce27" office:value-type="string">
            <text:p>1337</text:p>
          </table:table-cell>
          <table:table-cell table:style-name="ce30"/>
          <table:table-cell ns42:value-type="float" table:style-name="ce40" office:value="81" office:value-type="float">
            <text:p>81</text:p>
          </table:table-cell>
          <table:table-cell ns42:value-type="float" table:style-name="ce49" office:value="73" office:value-type="float">
            <text:p>7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aagblokland</text:p>
          </table:table-cell>
          <table:table-cell ns42:value-type="string" table:style-name="ce27" office:value-type="string">
            <text:p>1340</text:p>
          </table:table-cell>
          <table:table-cell table:style-name="ce32"/>
          <table:table-cell ns42:value-type="float" table:style-name="ce40" office:value="66" office:value-type="float">
            <text:p>66</text:p>
          </table:table-cell>
          <table:table-cell ns42:value-type="float" table:style-name="ce49" office:value="58" office:value-type="float">
            <text:p>5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angerak</text:p>
          </table:table-cell>
          <table:table-cell ns42:value-type="string" table:style-name="ce27" office:value-type="string">
            <text:p>0543</text:p>
          </table:table-cell>
          <table:table-cell table:style-name="ce30"/>
          <table:table-cell ns42:value-type="float" table:style-name="ce40" office:value="275" office:value-type="float">
            <text:p>275</text:p>
          </table:table-cell>
          <table:table-cell ns42:value-type="float" table:style-name="ce49" office:value="277" office:value-type="float">
            <text:p>27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ange Ruige Weide</text:p>
          </table:table-cell>
          <table:table-cell ns42:value-type="string" table:style-name="ce27" office:value-type="string">
            <text:p>1101</text:p>
          </table:table-cell>
          <table:table-cell table:style-name="ce30"/>
          <table:table-cell ns42:value-type="float" table:style-name="ce40" office:value="211" office:value-type="float">
            <text:p>211</text:p>
          </table:table-cell>
          <table:table-cell ns42:value-type="float" table:style-name="ce49" office:value="198" office:value-type="float">
            <text:p>19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erbroek</text:p>
          </table:table-cell>
          <table:table-cell ns42:value-type="string" table:style-name="ce27" office:value-type="string">
            <text:p>0544</text:p>
          </table:table-cell>
          <table:table-cell table:style-name="ce30"/>
          <table:table-cell ns42:value-type="float" table:style-name="ce40" office:value="271" office:value-type="float">
            <text:p>271</text:p>
          </table:table-cell>
          <table:table-cell ns42:value-type="float" table:style-name="ce49" office:value="254" office:value-type="float">
            <text:p>25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erdam</text:p>
          </table:table-cell>
          <table:table-cell ns42:value-type="string" table:style-name="ce27" office:value-type="string">
            <text:p>0545</text:p>
          </table:table-cell>
          <table:table-cell table:style-name="ce30"/>
          <table:table-cell ns42:value-type="float" table:style-name="ce40" office:value="1205" office:value-type="float">
            <text:p>1205</text:p>
          </table:table-cell>
          <table:table-cell ns42:value-type="float" table:style-name="ce49" office:value="1182" office:value-type="float">
            <text:p>118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imuiden</text:p>
          </table:table-cell>
          <table:table-cell ns42:value-type="string" table:style-name="ce27" office:value-type="string">
            <text:p>0549</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kkerkerk</text:p>
          </table:table-cell>
          <table:table-cell ns42:value-type="string" table:style-name="ce27" office:value-type="string">
            <text:p>0550</text:p>
          </table:table-cell>
          <table:table-cell table:style-name="ce30"/>
          <table:table-cell ns42:value-type="float" table:style-name="ce40" office:value="866" office:value-type="float">
            <text:p>866</text:p>
          </table:table-cell>
          <table:table-cell ns42:value-type="float" table:style-name="ce49" office:value="825" office:value-type="float">
            <text:p>8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Lekkerland</text:p>
          </table:table-cell>
          <table:table-cell ns42:value-type="string" table:style-name="ce27" office:value-type="string">
            <text:p>0571</text:p>
          </table:table-cell>
          <table:table-cell table:style-name="ce30"/>
          <table:table-cell ns42:value-type="float" table:style-name="ce40" office:value="468" office:value-type="float">
            <text:p>468</text:p>
          </table:table-cell>
          <table:table-cell ns42:value-type="float" table:style-name="ce49" office:value="461" office:value-type="float">
            <text:p>46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xmond</text:p>
          </table:table-cell>
          <table:table-cell ns42:value-type="string" table:style-name="ce27" office:value-type="string">
            <text:p>0551</text:p>
          </table:table-cell>
          <table:table-cell table:style-name="ce30"/>
          <table:table-cell ns42:value-type="float" table:style-name="ce40" office:value="602" office:value-type="float">
            <text:p>602</text:p>
          </table:table-cell>
          <table:table-cell ns42:value-type="float" table:style-name="ce49" office:value="521" office:value-type="float">
            <text:p>52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iderdorp</text:p>
          </table:table-cell>
          <table:table-cell ns42:value-type="string" table:style-name="ce27" office:value-type="string">
            <text:p>0547</text:p>
          </table:table-cell>
          <table:table-cell table:style-name="ce30"/>
          <table:table-cell ns42:value-type="float" table:style-name="ce40" office:value="631" office:value-type="float">
            <text:p>631</text:p>
          </table:table-cell>
          <table:table-cell ns42:value-type="float" table:style-name="ce49" office:value="675" office:value-type="float">
            <text:p>67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 Lier</text:p>
          </table:table-cell>
          <table:table-cell ns42:value-type="string" table:style-name="ce27" office:value-type="string">
            <text:p>0552</text:p>
          </table:table-cell>
          <table:table-cell table:style-name="ce30"/>
          <table:table-cell ns42:value-type="float" table:style-name="ce40" office:value="325" office:value-type="float">
            <text:p>325</text:p>
          </table:table-cell>
          <table:table-cell ns42:value-type="float" table:style-name="ce49" office:value="305" office:value-type="float">
            <text:p>30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roote Lindt</text:p>
          </table:table-cell>
          <table:table-cell ns42:value-type="string" table:style-name="ce27" office:value-type="string">
            <text:p>1066</text:p>
          </table:table-cell>
          <table:table-cell table:style-name="ce30"/>
          <table:table-cell ns42:value-type="float" table:style-name="ce40" office:value="307" office:value-type="float">
            <text:p>307</text:p>
          </table:table-cell>
          <table:table-cell ns42:value-type="float" table:style-name="ce49" office:value="289" office:value-type="float">
            <text:p>28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leine Lindt</text:p>
          </table:table-cell>
          <table:table-cell ns42:value-type="string" table:style-name="ce27" office:value-type="string">
            <text:p>1338</text:p>
          </table:table-cell>
          <table:table-cell table:style-name="ce32"/>
          <table:table-cell ns42:value-type="float" table:style-name="ce40" office:value="180" office:value-type="float">
            <text:p>180</text:p>
          </table:table-cell>
          <table:table-cell ns42:value-type="float" table:style-name="ce49" office:value="184" office:value-type="float">
            <text:p>18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isse</text:p>
          </table:table-cell>
          <table:table-cell ns42:value-type="string" table:style-name="ce27" office:value-type="string">
            <text:p>0553</text:p>
          </table:table-cell>
          <table:table-cell table:style-name="ce30"/>
          <table:table-cell ns42:value-type="float" table:style-name="ce40" office:value="709" office:value-type="float">
            <text:p>709</text:p>
          </table:table-cell>
          <table:table-cell ns42:value-type="float" table:style-name="ce49" office:value="681" office:value-type="float">
            <text:p>68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oosduinen</text:p>
          </table:table-cell>
          <table:table-cell ns42:value-type="string" table:style-name="ce27" office:value-type="string">
            <text:p>1107</text:p>
          </table:table-cell>
          <table:table-cell table:style-name="ce30"/>
          <table:table-cell ns42:value-type="float" table:style-name="ce40" office:value="826" office:value-type="float">
            <text:p>826</text:p>
          </table:table-cell>
          <table:table-cell ns42:value-type="float" table:style-name="ce49" office:value="804" office:value-type="float">
            <text:p>80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int Maartensregt</text:p>
          </table:table-cell>
          <table:table-cell ns42:value-type="string" table:style-name="ce27" office:value-type="string">
            <text:p>1373</text:p>
          </table:table-cell>
          <table:table-cell table:style-name="ce32"/>
          <table:table-cell ns42:value-type="float" table:style-name="ce40" office:value="63" office:value-type="float">
            <text:p>63</text:p>
          </table:table-cell>
          <table:table-cell ns42:value-type="float" table:style-name="ce49" office:value="56" office:value-type="float">
            <text:p>5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aasdam</text:p>
          </table:table-cell>
          <table:table-cell ns42:value-type="string" table:style-name="ce27" office:value-type="string">
            <text:p>0554</text:p>
          </table:table-cell>
          <table:table-cell table:style-name="ce30"/>
          <table:table-cell ns42:value-type="float" table:style-name="ce40" office:value="203" office:value-type="float">
            <text:p>203</text:p>
          </table:table-cell>
          <table:table-cell ns42:value-type="float" table:style-name="ce49" office:value="217" office:value-type="float">
            <text:p>217</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aasland</text:p>
          </table:table-cell>
          <table:table-cell ns42:value-type="string" table:style-name="ce27" office:value-type="string">
            <text:p>0555</text:p>
          </table:table-cell>
          <table:table-cell table:style-name="ce30"/>
          <table:table-cell ns42:value-type="float" table:style-name="ce40" office:value="917" office:value-type="float">
            <text:p>917</text:p>
          </table:table-cell>
          <table:table-cell ns42:value-type="float" table:style-name="ce49" office:value="874" office:value-type="float">
            <text:p>87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aassluis</text:p>
          </table:table-cell>
          <table:table-cell ns42:value-type="string" table:style-name="ce27" office:value-type="string">
            <text:p>0556</text:p>
          </table:table-cell>
          <table:table-cell table:style-name="ce30"/>
          <table:table-cell ns42:value-type="float" table:style-name="ce40" office:value="2106" office:value-type="float">
            <text:p>2106</text:p>
          </table:table-cell>
          <table:table-cell ns42:value-type="float" table:style-name="ce49" office:value="2328" office:value-type="float">
            <text:p>232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 en Nieuw Mathenesse</text:p>
          </table:table-cell>
          <table:table-cell ns42:value-type="string" table:style-name="ce27" office:value-type="string">
            <text:p>1139</text:p>
          </table:table-cell>
          <table:table-cell table:style-name="ce32"/>
          <table:table-cell ns42:value-type="float" table:style-name="ce40" office:value="170" office:value-type="float">
            <text:p>170</text:p>
          </table:table-cell>
          <table:table-cell ns42:value-type="float" table:style-name="ce49" office:value="142" office:value-type="float">
            <text:p>14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eerdervoort</text:p>
          </table:table-cell>
          <table:table-cell ns42:value-type="string" table:style-name="ce27" office:value-type="string">
            <text:p>1343</text:p>
          </table:table-cell>
          <table:table-cell table:style-name="ce32"/>
          <table:table-cell ns42:value-type="float" table:style-name="ce40" office:value="214" office:value-type="float">
            <text:p>214</text:p>
          </table:table-cell>
          <table:table-cell ns42:value-type="float" table:style-name="ce49" office:value="240" office:value-type="float">
            <text:p>24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eerkerk</text:p>
          </table:table-cell>
          <table:table-cell ns42:value-type="string" table:style-name="ce27" office:value-type="string">
            <text:p>0557</text:p>
          </table:table-cell>
          <table:table-cell table:style-name="ce30"/>
          <table:table-cell ns42:value-type="float" table:style-name="ce40" office:value="485" office:value-type="float">
            <text:p>485</text:p>
          </table:table-cell>
          <table:table-cell ns42:value-type="float" table:style-name="ce49" office:value="506" office:value-type="float">
            <text:p>50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elissant</text:p>
          </table:table-cell>
          <table:table-cell ns42:value-type="string" table:style-name="ce27" office:value-type="string">
            <text:p>1113</text:p>
          </table:table-cell>
          <table:table-cell table:style-name="ce30"/>
          <table:table-cell ns42:value-type="float" table:style-name="ce40" office:value="251" office:value-type="float">
            <text:p>251</text:p>
          </table:table-cell>
          <table:table-cell ns42:value-type="float" table:style-name="ce49" office:value="258" office:value-type="float">
            <text:p>25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iddelburg (ZH.)</text:p>
          </table:table-cell>
          <table:table-cell ns42:value-type="string" table:style-name="ce27" office:value-type="string">
            <text:p>1344</text:p>
          </table:table-cell>
          <table:table-cell table:style-name="ce32"/>
          <table:table-cell ns42:value-type="float" table:style-name="ce40" office:value="148" office:value-type="float">
            <text:p>148</text:p>
          </table:table-cell>
          <table:table-cell ns42:value-type="float" table:style-name="ce49" office:value="149" office:value-type="float">
            <text:p>14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iddelharnis</text:p>
          </table:table-cell>
          <table:table-cell ns42:value-type="string" table:style-name="ce27" office:value-type="string">
            <text:p>0559</text:p>
          </table:table-cell>
          <table:table-cell table:style-name="ce30"/>
          <table:table-cell ns42:value-type="float" table:style-name="ce40" office:value="1251" office:value-type="float">
            <text:p>1251</text:p>
          </table:table-cell>
          <table:table-cell ns42:value-type="float" table:style-name="ce49" office:value="1324" office:value-type="float">
            <text:p>132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oerkapelle</text:p>
          </table:table-cell>
          <table:table-cell ns42:value-type="string" table:style-name="ce27" office:value-type="string">
            <text:p>0560</text:p>
          </table:table-cell>
          <table:table-cell table:style-name="ce30"/>
          <table:table-cell ns42:value-type="float" table:style-name="ce40" office:value="199" office:value-type="float">
            <text:p>199</text:p>
          </table:table-cell>
          <table:table-cell ns42:value-type="float" table:style-name="ce49" office:value="190" office:value-type="float">
            <text:p>19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olenaarsgraaf</text:p>
          </table:table-cell>
          <table:table-cell ns42:value-type="string" table:style-name="ce27" office:value-type="string">
            <text:p>0561</text:p>
          </table:table-cell>
          <table:table-cell table:style-name="ce30"/>
          <table:table-cell ns42:value-type="float" table:style-name="ce40" office:value="197" office:value-type="float">
            <text:p>197</text:p>
          </table:table-cell>
          <table:table-cell ns42:value-type="float" table:style-name="ce49" office:value="193" office:value-type="float">
            <text:p>19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onster</text:p>
          </table:table-cell>
          <table:table-cell ns42:value-type="string" table:style-name="ce27" office:value-type="string">
            <text:p>0562</text:p>
          </table:table-cell>
          <table:table-cell table:style-name="ce30"/>
          <table:table-cell ns42:value-type="float" table:style-name="ce40" office:value="1405" office:value-type="float">
            <text:p>1405</text:p>
          </table:table-cell>
          <table:table-cell ns42:value-type="float" table:style-name="ce49" office:value="1446" office:value-type="float">
            <text:p>144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oordrecht</text:p>
          </table:table-cell>
          <table:table-cell ns42:value-type="string" table:style-name="ce27" office:value-type="string">
            <text:p>0563</text:p>
          </table:table-cell>
          <table:table-cell table:style-name="ce30"/>
          <table:table-cell ns42:value-type="float" table:style-name="ce40" office:value="904" office:value-type="float">
            <text:p>904</text:p>
          </table:table-cell>
          <table:table-cell ns42:value-type="float" table:style-name="ce49" office:value="933" office:value-type="float">
            <text:p>93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ijnsheerenland</text:p>
          </table:table-cell>
          <table:table-cell ns42:value-type="string" table:style-name="ce27" office:value-type="string">
            <text:p>0564</text:p>
          </table:table-cell>
          <table:table-cell table:style-name="ce30"/>
          <table:table-cell ns42:value-type="float" table:style-name="ce40" office:value="478" office:value-type="float">
            <text:p>478</text:p>
          </table:table-cell>
          <table:table-cell ns42:value-type="float" table:style-name="ce49" office:value="509" office:value-type="float">
            <text:p>50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 Mijl</text:p>
          </table:table-cell>
          <table:table-cell ns42:value-type="string" table:style-name="ce27" office:value-type="string">
            <text:p>1345</text:p>
          </table:table-cell>
          <table:table-cell table:style-name="ce32"/>
          <table:table-cell ns42:value-type="float" table:style-name="ce40" office:value="198" office:value-type="float">
            <text:p>198</text:p>
          </table:table-cell>
          <table:table-cell ns42:value-type="float" table:style-name="ce49" office:value="216" office:value-type="float">
            <text:p>21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aaldwijk</text:p>
          </table:table-cell>
          <table:table-cell ns42:value-type="string" table:style-name="ce27" office:value-type="string">
            <text:p>0565</text:p>
          </table:table-cell>
          <table:table-cell table:style-name="ce30"/>
          <table:table-cell ns42:value-type="float" table:style-name="ce40" office:value="1588" office:value-type="float">
            <text:p>1588</text:p>
          </table:table-cell>
          <table:table-cell ns42:value-type="float" table:style-name="ce49" office:value="1581" office:value-type="float">
            <text:p>158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aters</text:p>
          </table:table-cell>
          <table:table-cell ns42:value-type="string" table:style-name="ce27" office:value-type="string">
            <text:p>1346</text:p>
          </table:table-cell>
          <table:table-cell table:style-name="ce32"/>
          <table:table-cell ns42:value-type="float" table:style-name="ce40" office:value="52" office:value-type="float">
            <text:p>52</text:p>
          </table:table-cell>
          <table:table-cell ns42:value-type="float" table:style-name="ce49" office:value="58" office:value-type="float">
            <text:p>5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ederslingelandt</text:p>
          </table:table-cell>
          <table:table-cell ns42:value-type="string" table:style-name="ce27" office:value-type="string">
            <text:p>1347</text:p>
          </table:table-cell>
          <table:table-cell table:style-name="ce32"/>
          <table:table-cell ns42:value-type="float" table:style-name="ce40" office:value="53" office:value-type="float">
            <text:p>53</text:p>
          </table:table-cell>
          <table:table-cell ns42:value-type="float" table:style-name="ce49" office:value="49" office:value-type="float">
            <text:p>4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enhoorn</text:p>
          </table:table-cell>
          <table:table-cell ns42:value-type="string" table:style-name="ce27" office:value-type="string">
            <text:p>1121</text:p>
          </table:table-cell>
          <table:table-cell table:style-name="ce30"/>
          <table:table-cell ns42:value-type="float" table:style-name="ce40" office:value="408" office:value-type="float">
            <text:p>408</text:p>
          </table:table-cell>
          <table:table-cell ns42:value-type="float" table:style-name="ce49" office:value="421" office:value-type="float">
            <text:p>42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erkerk aan den IJssel</text:p>
          </table:table-cell>
          <table:table-cell ns42:value-type="string" table:style-name="ce27" office:value-type="string">
            <text:p>0567</text:p>
          </table:table-cell>
          <table:table-cell table:style-name="ce30"/>
          <table:table-cell ns42:value-type="float" table:style-name="ce40" office:value="664" office:value-type="float">
            <text:p>664</text:p>
          </table:table-cell>
          <table:table-cell ns42:value-type="float" table:style-name="ce49" office:value="714" office:value-type="float">
            <text:p>71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veen in Delfland</text:p>
          </table:table-cell>
          <table:table-cell ns42:value-type="string" table:style-name="ce27" office:value-type="string">
            <text:p>1349</text:p>
          </table:table-cell>
          <table:table-cell table:style-name="ce32"/>
          <table:table-cell ns42:value-type="float" table:style-name="ce40" office:value="73" office:value-type="float">
            <text:p>73</text:p>
          </table:table-cell>
          <table:table-cell ns42:value-type="float" table:style-name="ce49" office:value="49" office:value-type="float">
            <text:p>4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koop</text:p>
          </table:table-cell>
          <table:table-cell ns42:value-type="string" table:style-name="ce27" office:value-type="string">
            <text:p>0569</text:p>
          </table:table-cell>
          <table:table-cell table:style-name="ce30"/>
          <table:table-cell ns42:value-type="float" table:style-name="ce40" office:value="1022" office:value-type="float">
            <text:p>1022</text:p>
          </table:table-cell>
          <table:table-cell ns42:value-type="float" table:style-name="ce49" office:value="993" office:value-type="float">
            <text:p>99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land</text:p>
          </table:table-cell>
          <table:table-cell ns42:value-type="string" table:style-name="ce27" office:value-type="string">
            <text:p>0570</text:p>
          </table:table-cell>
          <table:table-cell table:style-name="ce30"/>
          <table:table-cell ns42:value-type="float" table:style-name="ce40" office:value="183" office:value-type="float">
            <text:p>183</text:p>
          </table:table-cell>
          <table:table-cell ns42:value-type="float" table:style-name="ce49" office:value="182" office:value-type="float">
            <text:p>18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land, Kortland en 's Graveland</text:p>
          </table:table-cell>
          <table:table-cell ns42:value-type="string" table:style-name="ce27" office:value-type="string">
            <text:p>1348</text:p>
          </table:table-cell>
          <table:table-cell table:style-name="ce32"/>
          <table:table-cell ns42:value-type="float" table:style-name="ce40" office:value="184" office:value-type="float">
            <text:p>184</text:p>
          </table:table-cell>
          <table:table-cell ns42:value-type="float" table:style-name="ce49" office:value="151" office:value-type="float">
            <text:p>15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poort</text:p>
          </table:table-cell>
          <table:table-cell ns42:value-type="string" table:style-name="ce27" office:value-type="string">
            <text:p>0572</text:p>
          </table:table-cell>
          <table:table-cell table:style-name="ce30"/>
          <table:table-cell ns42:value-type="float" table:style-name="ce40" office:value="234" office:value-type="float">
            <text:p>234</text:p>
          </table:table-cell>
          <table:table-cell ns42:value-type="float" table:style-name="ce49" office:value="244" office:value-type="float">
            <text:p>24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veen</text:p>
          </table:table-cell>
          <table:table-cell ns42:value-type="string" table:style-name="ce27" office:value-type="string">
            <text:p>0573</text:p>
          </table:table-cell>
          <table:table-cell table:style-name="ce30"/>
          <table:table-cell ns42:value-type="float" table:style-name="ce40" office:value="373" office:value-type="float">
            <text:p>373</text:p>
          </table:table-cell>
          <table:table-cell ns42:value-type="float" table:style-name="ce49" office:value="347" office:value-type="float">
            <text:p>34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rdeloos</text:p>
          </table:table-cell>
          <table:table-cell ns42:value-type="string" table:style-name="ce27" office:value-type="string">
            <text:p>0574</text:p>
          </table:table-cell>
          <table:table-cell table:style-name="ce30"/>
          <table:table-cell ns42:value-type="float" table:style-name="ce40" office:value="387" office:value-type="float">
            <text:p>387</text:p>
          </table:table-cell>
          <table:table-cell ns42:value-type="float" table:style-name="ce49" office:value="335" office:value-type="float">
            <text:p>33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rdwijk</text:p>
          </table:table-cell>
          <table:table-cell ns42:value-type="string" table:style-name="ce27" office:value-type="string">
            <text:p>0575</text:p>
          </table:table-cell>
          <table:table-cell table:style-name="ce30"/>
          <table:table-cell ns42:value-type="float" table:style-name="ce40" office:value="1319" office:value-type="float">
            <text:p>1319</text:p>
          </table:table-cell>
          <table:table-cell ns42:value-type="float" table:style-name="ce49" office:value="1411" office:value-type="float">
            <text:p>141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rdwijkerhout</text:p>
          </table:table-cell>
          <table:table-cell ns42:value-type="string" table:style-name="ce27" office:value-type="string">
            <text:p>0576</text:p>
          </table:table-cell>
          <table:table-cell table:style-name="ce30"/>
          <table:table-cell ns42:value-type="float" table:style-name="ce40" office:value="434" office:value-type="float">
            <text:p>434</text:p>
          </table:table-cell>
          <table:table-cell ns42:value-type="float" table:style-name="ce49" office:value="391" office:value-type="float">
            <text:p>39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tdorp</text:p>
          </table:table-cell>
          <table:table-cell ns42:value-type="string" table:style-name="ce27" office:value-type="string">
            <text:p>0577</text:p>
          </table:table-cell>
          <table:table-cell table:style-name="ce30"/>
          <table:table-cell ns42:value-type="float" table:style-name="ce40" office:value="196" office:value-type="float">
            <text:p>196</text:p>
          </table:table-cell>
          <table:table-cell ns42:value-type="float" table:style-name="ce49" office:value="228" office:value-type="float">
            <text:p>22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umansdorp</text:p>
          </table:table-cell>
          <table:table-cell ns42:value-type="string" table:style-name="ce27" office:value-type="string">
            <text:p>0578</text:p>
          </table:table-cell>
          <table:table-cell table:style-name="ce30"/>
          <table:table-cell ns42:value-type="float" table:style-name="ce40" office:value="1091" office:value-type="float">
            <text:p>1091</text:p>
          </table:table-cell>
          <table:table-cell ns42:value-type="float" table:style-name="ce49" office:value="1075" office:value-type="float">
            <text:p>107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egstgeest</text:p>
          </table:table-cell>
          <table:table-cell ns42:value-type="string" table:style-name="ce27" office:value-type="string">
            <text:p>0579</text:p>
          </table:table-cell>
          <table:table-cell table:style-name="ce30"/>
          <table:table-cell ns42:value-type="float" table:style-name="ce40" office:value="943" office:value-type="float">
            <text:p>943</text:p>
          </table:table-cell>
          <table:table-cell ns42:value-type="float" table:style-name="ce49" office:value="585" office:value-type="float">
            <text:p>58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nwaard</text:p>
          </table:table-cell>
          <table:table-cell ns42:value-type="string" table:style-name="ce27" office:value-type="string">
            <text:p>1351</text:p>
          </table:table-cell>
          <table:table-cell table:style-name="ce32"/>
          <table:table-cell ns42:value-type="float" table:style-name="ce40" office:value="79" office:value-type="float">
            <text:p>79</text:p>
          </table:table-cell>
          <table:table-cell ns42:value-type="float" table:style-name="ce49" office:value="85" office:value-type="float">
            <text:p>8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oltgensplaat</text:p>
          </table:table-cell>
          <table:table-cell ns42:value-type="string" table:style-name="ce27" office:value-type="string">
            <text:p>1133</text:p>
          </table:table-cell>
          <table:table-cell table:style-name="ce30"/>
          <table:table-cell ns42:value-type="float" table:style-name="ce40" office:value="781" office:value-type="float">
            <text:p>781</text:p>
          </table:table-cell>
          <table:table-cell ns42:value-type="float" table:style-name="ce49" office:value="775" office:value-type="float">
            <text:p>77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ostvoorne</text:p>
          </table:table-cell>
          <table:table-cell ns42:value-type="string" table:style-name="ce27" office:value-type="string">
            <text:p>0581</text:p>
          </table:table-cell>
          <table:table-cell table:style-name="ce30"/>
          <table:table-cell ns42:value-type="float" table:style-name="ce40" office:value="457" office:value-type="float">
            <text:p>457</text:p>
          </table:table-cell>
          <table:table-cell ns42:value-type="float" table:style-name="ce49" office:value="453" office:value-type="float">
            <text:p>45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ttoland</text:p>
          </table:table-cell>
          <table:table-cell ns42:value-type="string" table:style-name="ce27" office:value-type="string">
            <text:p>0582</text:p>
          </table:table-cell>
          <table:table-cell table:style-name="ce30"/>
          <table:table-cell ns42:value-type="float" table:style-name="ce40" office:value="118" office:value-type="float">
            <text:p>118</text:p>
          </table:table-cell>
          <table:table-cell ns42:value-type="float" table:style-name="ce49" office:value="118" office:value-type="float">
            <text:p>11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dorp</text:p>
          </table:table-cell>
          <table:table-cell ns42:value-type="string" table:style-name="ce27" office:value-type="string">
            <text:p>1142</text:p>
          </table:table-cell>
          <table:table-cell table:style-name="ce30"/>
          <table:table-cell ns42:value-type="float" table:style-name="ce40" office:value="1070" office:value-type="float">
            <text:p>1070</text:p>
          </table:table-cell>
          <table:table-cell ns42:value-type="float" table:style-name="ce49" office:value="1029" office:value-type="float">
            <text:p>102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nhoorn</text:p>
          </table:table-cell>
          <table:table-cell ns42:value-type="string" table:style-name="ce27" office:value-type="string">
            <text:p>0586</text:p>
          </table:table-cell>
          <table:table-cell table:style-name="ce30"/>
          <table:table-cell ns42:value-type="float" table:style-name="ce40" office:value="295" office:value-type="float">
            <text:p>295</text:p>
          </table:table-cell>
          <table:table-cell ns42:value-type="float" table:style-name="ce49" office:value="295" office:value-type="float">
            <text:p>29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rkerk aan den IJssel</text:p>
          </table:table-cell>
          <table:table-cell ns42:value-type="string" table:style-name="ce27" office:value-type="string">
            <text:p>0587</text:p>
          </table:table-cell>
          <table:table-cell table:style-name="ce30"/>
          <table:table-cell ns42:value-type="float" table:style-name="ce40" office:value="832" office:value-type="float">
            <text:p>832</text:p>
          </table:table-cell>
          <table:table-cell ns42:value-type="float" table:style-name="ce49" office:value="860" office:value-type="float">
            <text:p>86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water</text:p>
          </table:table-cell>
          <table:table-cell ns42:value-type="string" table:style-name="ce27" office:value-type="string">
            <text:p>0589</text:p>
          </table:table-cell>
          <table:table-cell table:style-name="ce30"/>
          <table:table-cell ns42:value-type="float" table:style-name="ce40" office:value="943" office:value-type="float">
            <text:p>943</text:p>
          </table:table-cell>
          <table:table-cell ns42:value-type="float" table:style-name="ce49" office:value="1059" office:value-type="float">
            <text:p>105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shoorn</text:p>
          </table:table-cell>
          <table:table-cell ns42:value-type="string" table:style-name="ce27" office:value-type="string">
            <text:p>1147</text:p>
          </table:table-cell>
          <table:table-cell table:style-name="ce30"/>
          <table:table-cell ns42:value-type="float" table:style-name="ce40" office:value="791" office:value-type="float">
            <text:p>791</text:p>
          </table:table-cell>
          <table:table-cell ns42:value-type="float" table:style-name="ce49" office:value="803" office:value-type="float">
            <text:p>80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koop</text:p>
          </table:table-cell>
          <table:table-cell ns42:value-type="string" table:style-name="ce27" office:value-type="string">
            <text:p>1358</text:p>
          </table:table-cell>
          <table:table-cell table:style-name="ce32"/>
          <table:table-cell ns42:value-type="float" table:style-name="ce40" office:value="49" office:value-type="float">
            <text:p>49</text:p>
          </table:table-cell>
          <table:table-cell ns42:value-type="float" table:style-name="ce49" office:value="54" office:value-type="float">
            <text:p>5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verschie</text:p>
          </table:table-cell>
          <table:table-cell ns42:value-type="string" table:style-name="ce27" office:value-type="string">
            <text:p>1149</text:p>
          </table:table-cell>
          <table:table-cell table:style-name="ce30"/>
          <table:table-cell ns42:value-type="float" table:style-name="ce40" office:value="1073" office:value-type="float">
            <text:p>1073</text:p>
          </table:table-cell>
          <table:table-cell ns42:value-type="float" table:style-name="ce49" office:value="1158" office:value-type="float">
            <text:p>115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apekop</text:p>
          </table:table-cell>
          <table:table-cell ns42:value-type="string" table:style-name="ce27" office:value-type="string">
            <text:p>1151</text:p>
          </table:table-cell>
          <table:table-cell table:style-name="ce30"/>
          <table:table-cell ns42:value-type="float" table:style-name="ce40" office:value="135" office:value-type="float">
            <text:p>135</text:p>
          </table:table-cell>
          <table:table-cell ns42:value-type="float" table:style-name="ce49" office:value="140" office:value-type="float">
            <text:p>14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apendrecht</text:p>
          </table:table-cell>
          <table:table-cell ns42:value-type="string" table:style-name="ce27" office:value-type="string">
            <text:p>0590</text:p>
          </table:table-cell>
          <table:table-cell table:style-name="ce30"/>
          <table:table-cell ns42:value-type="float" table:style-name="ce40" office:value="800" office:value-type="float">
            <text:p>800</text:p>
          </table:table-cell>
          <table:table-cell ns42:value-type="float" table:style-name="ce49" office:value="794" office:value-type="float">
            <text:p>79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ernis</text:p>
          </table:table-cell>
          <table:table-cell ns42:value-type="string" table:style-name="ce27" office:value-type="string">
            <text:p>1152</text:p>
          </table:table-cell>
          <table:table-cell table:style-name="ce30"/>
          <table:table-cell ns42:value-type="float" table:style-name="ce40" office:value="645" office:value-type="float">
            <text:p>645</text:p>
          </table:table-cell>
          <table:table-cell ns42:value-type="float" table:style-name="ce49" office:value="630" office:value-type="float">
            <text:p>63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eursum</text:p>
          </table:table-cell>
          <table:table-cell ns42:value-type="string" table:style-name="ce27" office:value-type="string">
            <text:p>1154</text:p>
          </table:table-cell>
          <table:table-cell table:style-name="ce30"/>
          <table:table-cell ns42:value-type="float" table:style-name="ce40" office:value="103" office:value-type="float">
            <text:p>103</text:p>
          </table:table-cell>
          <table:table-cell ns42:value-type="float" table:style-name="ce49" office:value="116" office:value-type="float">
            <text:p>11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iershil</text:p>
          </table:table-cell>
          <table:table-cell ns42:value-type="string" table:style-name="ce27" office:value-type="string">
            <text:p>0591</text:p>
          </table:table-cell>
          <table:table-cell table:style-name="ce30"/>
          <table:table-cell ns42:value-type="float" table:style-name="ce40" office:value="308" office:value-type="float">
            <text:p>308</text:p>
          </table:table-cell>
          <table:table-cell ns42:value-type="float" table:style-name="ce49" office:value="284" office:value-type="float">
            <text:p>28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oortugaal</text:p>
          </table:table-cell>
          <table:table-cell ns42:value-type="string" table:style-name="ce27" office:value-type="string">
            <text:p>0592</text:p>
          </table:table-cell>
          <table:table-cell table:style-name="ce30"/>
          <table:table-cell ns42:value-type="float" table:style-name="ce40" office:value="307" office:value-type="float">
            <text:p>307</text:p>
          </table:table-cell>
          <table:table-cell ns42:value-type="float" table:style-name="ce49" office:value="333" office:value-type="float">
            <text:p>33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uttershoek</text:p>
          </table:table-cell>
          <table:table-cell ns42:value-type="string" table:style-name="ce27" office:value-type="string">
            <text:p>0593</text:p>
          </table:table-cell>
          <table:table-cell table:style-name="ce30"/>
          <table:table-cell ns42:value-type="float" table:style-name="ce40" office:value="641" office:value-type="float">
            <text:p>641</text:p>
          </table:table-cell>
          <table:table-cell ns42:value-type="float" table:style-name="ce49" office:value="653" office:value-type="float">
            <text:p>65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ijnacker</text:p>
          </table:table-cell>
          <table:table-cell ns42:value-type="string" table:style-name="ce27" office:value-type="string">
            <text:p>0594</text:p>
          </table:table-cell>
          <table:table-cell table:style-name="ce30"/>
          <table:table-cell ns42:value-type="float" table:style-name="ce40" office:value="610" office:value-type="float">
            <text:p>610</text:p>
          </table:table-cell>
          <table:table-cell ns42:value-type="float" table:style-name="ce49" office:value="645" office:value-type="float">
            <text:p>64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eeuwijk</text:p>
          </table:table-cell>
          <table:table-cell ns42:value-type="string" table:style-name="ce27" office:value-type="string">
            <text:p>0595</text:p>
          </table:table-cell>
          <table:table-cell table:style-name="ce30"/>
          <table:table-cell ns42:value-type="float" table:style-name="ce40" office:value="500" office:value-type="float">
            <text:p>500</text:p>
          </table:table-cell>
          <table:table-cell ns42:value-type="float" table:style-name="ce49" office:value="505" office:value-type="float">
            <text:p>50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hoon</text:p>
          </table:table-cell>
          <table:table-cell ns42:value-type="string" table:style-name="ce27" office:value-type="string">
            <text:p>0596</text:p>
          </table:table-cell>
          <table:table-cell table:style-name="ce30"/>
          <table:table-cell ns42:value-type="float" table:style-name="ce40" office:value="538" office:value-type="float">
            <text:p>538</text:p>
          </table:table-cell>
          <table:table-cell ns42:value-type="float" table:style-name="ce49" office:value="544" office:value-type="float">
            <text:p>54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jnsburg</text:p>
          </table:table-cell>
          <table:table-cell ns42:value-type="string" table:style-name="ce27" office:value-type="string">
            <text:p>0602</text:p>
          </table:table-cell>
          <table:table-cell table:style-name="ce30"/>
          <table:table-cell ns42:value-type="float" table:style-name="ce40" office:value="647" office:value-type="float">
            <text:p>647</text:p>
          </table:table-cell>
          <table:table-cell ns42:value-type="float" table:style-name="ce49" office:value="648" office:value-type="float">
            <text:p>64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dderkerk</text:p>
          </table:table-cell>
          <table:table-cell ns42:value-type="string" table:style-name="ce27" office:value-type="string">
            <text:p>0597</text:p>
          </table:table-cell>
          <table:table-cell table:style-name="ce30"/>
          <table:table-cell ns42:value-type="float" table:style-name="ce40" office:value="1722" office:value-type="float">
            <text:p>1722</text:p>
          </table:table-cell>
          <table:table-cell ns42:value-type="float" table:style-name="ce49" office:value="1832" office:value-type="float">
            <text:p>183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etveld</text:p>
          </table:table-cell>
          <table:table-cell ns42:value-type="string" table:style-name="ce27" office:value-type="string">
            <text:p>1160</text:p>
          </table:table-cell>
          <table:table-cell table:style-name="ce30"/>
          <table:table-cell ns42:value-type="float" table:style-name="ce40" office:value="164" office:value-type="float">
            <text:p>164</text:p>
          </table:table-cell>
          <table:table-cell ns42:value-type="float" table:style-name="ce49" office:value="165" office:value-type="float">
            <text:p>16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ockanje</text:p>
          </table:table-cell>
          <table:table-cell ns42:value-type="string" table:style-name="ce27" office:value-type="string">
            <text:p>0598</text:p>
          </table:table-cell>
          <table:table-cell table:style-name="ce30"/>
          <table:table-cell ns42:value-type="float" table:style-name="ce40" office:value="449" office:value-type="float">
            <text:p>449</text:p>
          </table:table-cell>
          <table:table-cell ns42:value-type="float" table:style-name="ce49" office:value="425" office:value-type="float">
            <text:p>42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oxenisse</text:p>
          </table:table-cell>
          <table:table-cell ns42:value-type="string" table:style-name="ce27" office:value-type="string">
            <text:p>1363</text:p>
          </table:table-cell>
          <table:table-cell table:style-name="ce32"/>
          <table:table-cell ns42:value-type="float" table:style-name="ce40" office:value="25" office:value-type="float">
            <text:p>25</text:p>
          </table:table-cell>
          <table:table-cell ns42:value-type="float" table:style-name="ce49" office:value="17" office:value-type="float">
            <text:p>1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ozenburg</text:p>
          </table:table-cell>
          <table:table-cell ns42:value-type="string" table:style-name="ce27" office:value-type="string">
            <text:p>0600</text:p>
          </table:table-cell>
          <table:table-cell table:style-name="ce30"/>
          <table:table-cell ns42:value-type="float" table:style-name="ce40" office:value="400" office:value-type="float">
            <text:p>400</text:p>
          </table:table-cell>
          <table:table-cell ns42:value-type="float" table:style-name="ce49" office:value="368" office:value-type="float">
            <text:p>36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uijven</text:p>
          </table:table-cell>
          <table:table-cell ns42:value-type="string" table:style-name="ce27" office:value-type="string">
            <text:p>1364</text:p>
          </table:table-cell>
          <table:table-cell table:style-name="ce32"/>
          <table:table-cell ns42:value-type="float" table:style-name="ce40" office:value="32" office:value-type="float">
            <text:p>32</text:p>
          </table:table-cell>
          <table:table-cell ns42:value-type="float" table:style-name="ce49" office:value="24" office:value-type="float">
            <text:p>2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jnsaterwoude</text:p>
          </table:table-cell>
          <table:table-cell ns42:value-type="string" table:style-name="ce27" office:value-type="string">
            <text:p>0601</text:p>
          </table:table-cell>
          <table:table-cell table:style-name="ce30"/>
          <table:table-cell ns42:value-type="float" table:style-name="ce40" office:value="274" office:value-type="float">
            <text:p>274</text:p>
          </table:table-cell>
          <table:table-cell ns42:value-type="float" table:style-name="ce49" office:value="276" office:value-type="float">
            <text:p>27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jsoort</text:p>
          </table:table-cell>
          <table:table-cell ns42:value-type="string" table:style-name="ce27" office:value-type="string">
            <text:p>1362</text:p>
          </table:table-cell>
          <table:table-cell table:style-name="ce32"/>
          <table:table-cell ns42:value-type="float" table:style-name="ce40" office:value="49" office:value-type="float">
            <text:p>49</text:p>
          </table:table-cell>
          <table:table-cell ns42:value-type="float" table:style-name="ce49" office:value="53" office:value-type="float">
            <text:p>5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jswijk (ZH.)</text:p>
          </table:table-cell>
          <table:table-cell ns42:value-type="string" table:style-name="ce27" office:value-type="string">
            <text:p>0603</text:p>
          </table:table-cell>
          <table:table-cell table:style-name="ce30"/>
          <table:table-cell ns42:value-type="float" table:style-name="ce40" office:value="1022" office:value-type="float">
            <text:p>1022</text:p>
          </table:table-cell>
          <table:table-cell ns42:value-type="float" table:style-name="ce49" office:value="1110" office:value-type="float">
            <text:p>111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andelinge-Ambacht</text:p>
          </table:table-cell>
          <table:table-cell ns42:value-type="string" table:style-name="ce27" office:value-type="string">
            <text:p>1365</text:p>
          </table:table-cell>
          <table:table-cell table:style-name="ce32"/>
          <table:table-cell ns42:value-type="float" table:style-name="ce40" office:value="200" office:value-type="float">
            <text:p>200</text:p>
          </table:table-cell>
          <table:table-cell ns42:value-type="float" table:style-name="ce49" office:value="225" office:value-type="float">
            <text:p>2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assenheim</text:p>
          </table:table-cell>
          <table:table-cell ns42:value-type="string" table:style-name="ce27" office:value-type="string">
            <text:p>0604</text:p>
          </table:table-cell>
          <table:table-cell table:style-name="ce30"/>
          <table:table-cell ns42:value-type="float" table:style-name="ce40" office:value="459" office:value-type="float">
            <text:p>459</text:p>
          </table:table-cell>
          <table:table-cell ns42:value-type="float" table:style-name="ce49" office:value="421" office:value-type="float">
            <text:p>42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elluinen</text:p>
          </table:table-cell>
          <table:table-cell ns42:value-type="string" table:style-name="ce27" office:value-type="string">
            <text:p>0605</text:p>
          </table:table-cell>
          <table:table-cell table:style-name="ce30"/>
          <table:table-cell ns42:value-type="float" table:style-name="ce40" office:value="126" office:value-type="float">
            <text:p>126</text:p>
          </table:table-cell>
          <table:table-cell ns42:value-type="float" table:style-name="ce49" office:value="122" office:value-type="float">
            <text:p>12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iebroek</text:p>
          </table:table-cell>
          <table:table-cell ns42:value-type="string" table:style-name="ce27" office:value-type="string">
            <text:p>1170</text:p>
          </table:table-cell>
          <table:table-cell table:style-name="ce30"/>
          <table:table-cell ns42:value-type="float" table:style-name="ce40" office:value="117" office:value-type="float">
            <text:p>117</text:p>
          </table:table-cell>
          <table:table-cell ns42:value-type="float" table:style-name="ce49" office:value="103" office:value-type="float">
            <text:p>10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ipluiden</text:p>
          </table:table-cell>
          <table:table-cell ns42:value-type="string" table:style-name="ce27" office:value-type="string">
            <text:p>0607</text:p>
          </table:table-cell>
          <table:table-cell table:style-name="ce30"/>
          <table:table-cell ns42:value-type="float" table:style-name="ce40" office:value="211" office:value-type="float">
            <text:p>211</text:p>
          </table:table-cell>
          <table:table-cell ns42:value-type="float" table:style-name="ce49" office:value="235" office:value-type="float">
            <text:p>23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oonhoven</text:p>
          </table:table-cell>
          <table:table-cell ns42:value-type="string" table:style-name="ce27" office:value-type="string">
            <text:p>0608</text:p>
          </table:table-cell>
          <table:table-cell table:style-name="ce30"/>
          <table:table-cell ns42:value-type="float" table:style-name="ce40" office:value="1143" office:value-type="float">
            <text:p>1143</text:p>
          </table:table-cell>
          <table:table-cell ns42:value-type="float" table:style-name="ce49" office:value="1342" office:value-type="float">
            <text:p>134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oonrewoerd</text:p>
          </table:table-cell>
          <table:table-cell ns42:value-type="string" table:style-name="ce27" office:value-type="string">
            <text:p>0609</text:p>
          </table:table-cell>
          <table:table-cell table:style-name="ce30"/>
          <table:table-cell ns42:value-type="float" table:style-name="ce40" office:value="321" office:value-type="float">
            <text:p>321</text:p>
          </table:table-cell>
          <table:table-cell ns42:value-type="float" table:style-name="ce49" office:value="312" office:value-type="float">
            <text:p>31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uddebeurs en Simonshaven</text:p>
          </table:table-cell>
          <table:table-cell ns42:value-type="string" table:style-name="ce27" office:value-type="string">
            <text:p>1371</text:p>
          </table:table-cell>
          <table:table-cell table:style-name="ce34"/>
          <table:table-cell ns42:value-type="float" table:style-name="ce40" office:value="125" office:value-type="float">
            <text:p>125</text:p>
          </table:table-cell>
          <table:table-cell ns42:value-type="float" table:style-name="ce49" office:value="106" office:value-type="float">
            <text:p>10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liedrecht</text:p>
          </table:table-cell>
          <table:table-cell ns42:value-type="string" table:style-name="ce27" office:value-type="string">
            <text:p>0610</text:p>
          </table:table-cell>
          <table:table-cell table:style-name="ce30"/>
          <table:table-cell ns42:value-type="float" table:style-name="ce40" office:value="2043" office:value-type="float">
            <text:p>2043</text:p>
          </table:table-cell>
          <table:table-cell ns42:value-type="float" table:style-name="ce49" office:value="1985" office:value-type="float">
            <text:p>198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luipwijk</text:p>
          </table:table-cell>
          <table:table-cell ns42:value-type="string" table:style-name="ce27" office:value-type="string">
            <text:p>1182</text:p>
          </table:table-cell>
          <table:table-cell table:style-name="ce32"/>
          <table:table-cell ns42:value-type="float" table:style-name="ce40" office:value="376" office:value-type="float">
            <text:p>376</text:p>
          </table:table-cell>
          <table:table-cell ns42:value-type="float" table:style-name="ce49" office:value="399" office:value-type="float">
            <text:p>39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ommelsdijk</text:p>
          </table:table-cell>
          <table:table-cell ns42:value-type="string" table:style-name="ce27" office:value-type="string">
            <text:p>1184</text:p>
          </table:table-cell>
          <table:table-cell table:style-name="ce30"/>
          <table:table-cell ns42:value-type="float" table:style-name="ce40" office:value="1039" office:value-type="float">
            <text:p>1039</text:p>
          </table:table-cell>
          <table:table-cell ns42:value-type="float" table:style-name="ce49" office:value="1019" office:value-type="float">
            <text:p>101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pijk</text:p>
          </table:table-cell>
          <table:table-cell ns42:value-type="string" table:style-name="ce27" office:value-type="string">
            <text:p>1375</text:p>
          </table:table-cell>
          <table:table-cell table:style-name="ce32"/>
          <table:table-cell ns42:value-type="float" table:style-name="ce40" office:value="154" office:value-type="float">
            <text:p>154</text:p>
          </table:table-cell>
          <table:table-cell ns42:value-type="float" table:style-name="ce49" office:value="157" office:value-type="float">
            <text:p>15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pijkenisse</text:p>
          </table:table-cell>
          <table:table-cell ns42:value-type="string" table:style-name="ce27" office:value-type="string">
            <text:p>0612</text:p>
          </table:table-cell>
          <table:table-cell table:style-name="ce30"/>
          <table:table-cell ns42:value-type="float" table:style-name="ce40" office:value="437" office:value-type="float">
            <text:p>437</text:p>
          </table:table-cell>
          <table:table-cell ns42:value-type="float" table:style-name="ce49" office:value="448" office:value-type="float">
            <text:p>44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ad aan 't Haringvliet</text:p>
          </table:table-cell>
          <table:table-cell ns42:value-type="string" table:style-name="ce27" office:value-type="string">
            <text:p>1188</text:p>
          </table:table-cell>
          <table:table-cell table:style-name="ce30"/>
          <table:table-cell ns42:value-type="float" table:style-name="ce40" office:value="334" office:value-type="float">
            <text:p>334</text:p>
          </table:table-cell>
          <table:table-cell ns42:value-type="float" table:style-name="ce49" office:value="354" office:value-type="float">
            <text:p>35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ein (ZH.)</text:p>
          </table:table-cell>
          <table:table-cell ns42:value-type="string" table:style-name="ce27" office:value-type="string">
            <text:p>1194</text:p>
          </table:table-cell>
          <table:table-cell table:style-name="ce32"/>
          <table:table-cell ns42:value-type="float" table:style-name="ce40" office:value="261" office:value-type="float">
            <text:p>261</text:p>
          </table:table-cell>
          <table:table-cell ns42:value-type="float" table:style-name="ce49" office:value="235" office:value-type="float">
            <text:p>23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ellendam</text:p>
          </table:table-cell>
          <table:table-cell ns42:value-type="string" table:style-name="ce27" office:value-type="string">
            <text:p>1195</text:p>
          </table:table-cell>
          <table:table-cell table:style-name="ce30"/>
          <table:table-cell ns42:value-type="float" table:style-name="ce40" office:value="335" office:value-type="float">
            <text:p>335</text:p>
          </table:table-cell>
          <table:table-cell ns42:value-type="float" table:style-name="ce49" office:value="310" office:value-type="float">
            <text:p>31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olwijk</text:p>
          </table:table-cell>
          <table:table-cell ns42:value-type="string" table:style-name="ce27" office:value-type="string">
            <text:p>0615</text:p>
          </table:table-cell>
          <table:table-cell table:style-name="ce30"/>
          <table:table-cell ns42:value-type="float" table:style-name="ce40" office:value="667" office:value-type="float">
            <text:p>667</text:p>
          </table:table-cell>
          <table:table-cell ns42:value-type="float" table:style-name="ce49" office:value="654" office:value-type="float">
            <text:p>65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ompwijk</text:p>
          </table:table-cell>
          <table:table-cell ns42:value-type="string" table:style-name="ce27" office:value-type="string">
            <text:p>1197</text:p>
          </table:table-cell>
          <table:table-cell table:style-name="ce30"/>
          <table:table-cell ns42:value-type="float" table:style-name="ce40" office:value="1053" office:value-type="float">
            <text:p>1053</text:p>
          </table:table-cell>
          <table:table-cell ns42:value-type="float" table:style-name="ce49" office:value="1084" office:value-type="float">
            <text:p>108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ormpolder</text:p>
          </table:table-cell>
          <table:table-cell ns42:value-type="string" table:style-name="ce27" office:value-type="string">
            <text:p>1378</text:p>
          </table:table-cell>
          <table:table-cell table:style-name="ce32"/>
          <table:table-cell ns42:value-type="float" table:style-name="ce40" office:value="110" office:value-type="float">
            <text:p>110</text:p>
          </table:table-cell>
          <table:table-cell ns42:value-type="float" table:style-name="ce49" office:value="108" office:value-type="float">
            <text:p>10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reefkerk</text:p>
          </table:table-cell>
          <table:table-cell ns42:value-type="string" table:style-name="ce27" office:value-type="string">
            <text:p>0616</text:p>
          </table:table-cell>
          <table:table-cell table:style-name="ce30"/>
          <table:table-cell ns42:value-type="float" table:style-name="ce40" office:value="591" office:value-type="float">
            <text:p>591</text:p>
          </table:table-cell>
          <table:table-cell ns42:value-type="float" table:style-name="ce49" office:value="598" office:value-type="float">
            <text:p>59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revelshoek</text:p>
          </table:table-cell>
          <table:table-cell ns42:value-type="string" table:style-name="ce27" office:value-type="string">
            <text:p>1380</text:p>
          </table:table-cell>
          <table:table-cell table:style-name="ce32"/>
          <table:table-cell ns42:value-type="float" table:style-name="ce40" office:value="31" office:value-type="float">
            <text:p>31</text:p>
          </table:table-cell>
          <table:table-cell ns42:value-type="float" table:style-name="ce49" office:value="29" office:value-type="float">
            <text:p>2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 en Nieuwe Struiten</text:p>
          </table:table-cell>
          <table:table-cell ns42:value-type="string" table:style-name="ce27" office:value-type="string">
            <text:p>1356</text:p>
          </table:table-cell>
          <table:table-cell table:style-name="ce32"/>
          <table:table-cell ns42:value-type="float" table:style-name="ce40" office:value="166" office:value-type="float">
            <text:p>166</text:p>
          </table:table-cell>
          <table:table-cell ns42:value-type="float" table:style-name="ce49" office:value="120" office:value-type="float">
            <text:p>12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rijen</text:p>
          </table:table-cell>
          <table:table-cell ns42:value-type="string" table:style-name="ce27" office:value-type="string">
            <text:p>0617</text:p>
          </table:table-cell>
          <table:table-cell table:style-name="ce30"/>
          <table:table-cell ns42:value-type="float" table:style-name="ce40" office:value="1247" office:value-type="float">
            <text:p>1247</text:p>
          </table:table-cell>
          <table:table-cell ns42:value-type="float" table:style-name="ce49" office:value="1262" office:value-type="float">
            <text:p>126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rijensas</text:p>
          </table:table-cell>
          <table:table-cell ns42:value-type="string" table:style-name="ce27" office:value-type="string">
            <text:p>1381</text:p>
          </table:table-cell>
          <table:table-cell table:style-name="ce32"/>
          <table:table-cell ns42:value-type="float" table:style-name="ce40" office:value="109" office:value-type="float">
            <text:p>109</text:p>
          </table:table-cell>
          <table:table-cell ns42:value-type="float" table:style-name="ce49" office:value="101" office:value-type="float">
            <text:p>10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Tempel</text:p>
          </table:table-cell>
          <table:table-cell ns42:value-type="string" table:style-name="ce27" office:value-type="string">
            <text:p>1383</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Tienhoven (ZH.)</text:p>
          </table:table-cell>
          <table:table-cell ns42:value-type="string" table:style-name="ce27" office:value-type="string">
            <text:p>0618</text:p>
          </table:table-cell>
          <table:table-cell table:style-name="ce30"/>
          <table:table-cell ns42:value-type="float" table:style-name="ce40" office:value="116" office:value-type="float">
            <text:p>116</text:p>
          </table:table-cell>
          <table:table-cell ns42:value-type="float" table:style-name="ce49" office:value="101" office:value-type="float">
            <text:p>10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e Tonge</text:p>
          </table:table-cell>
          <table:table-cell ns42:value-type="string" table:style-name="ce27" office:value-type="string">
            <text:p>1119</text:p>
          </table:table-cell>
          <table:table-cell table:style-name="ce30"/>
          <table:table-cell ns42:value-type="float" table:style-name="ce40" office:value="507" office:value-type="float">
            <text:p>507</text:p>
          </table:table-cell>
          <table:table-cell ns42:value-type="float" table:style-name="ce49" office:value="519" office:value-type="float">
            <text:p>51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Tonge</text:p>
          </table:table-cell>
          <table:table-cell ns42:value-type="string" table:style-name="ce27" office:value-type="string">
            <text:p>1143</text:p>
          </table:table-cell>
          <table:table-cell table:style-name="ce30"/>
          <table:table-cell ns42:value-type="float" table:style-name="ce40" office:value="966" office:value-type="float">
            <text:p>966</text:p>
          </table:table-cell>
          <table:table-cell ns42:value-type="float" table:style-name="ce49" office:value="973" office:value-type="float">
            <text:p>97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alkenburg (ZH.)</text:p>
          </table:table-cell>
          <table:table-cell ns42:value-type="string" table:style-name="ce27" office:value-type="string">
            <text:p>0619</text:p>
          </table:table-cell>
          <table:table-cell table:style-name="ce30"/>
          <table:table-cell ns42:value-type="float" table:style-name="ce40" office:value="220" office:value-type="float">
            <text:p>220</text:p>
          </table:table-cell>
          <table:table-cell ns42:value-type="float" table:style-name="ce49" office:value="241" office:value-type="float">
            <text:p>24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 Vennip</text:p>
          </table:table-cell>
          <table:table-cell ns42:value-type="string" table:style-name="ce27" office:value-type="string">
            <text:p>1385</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eur</text:p>
          </table:table-cell>
          <table:table-cell ns42:value-type="string" table:style-name="ce27" office:value-type="string">
            <text:p>1209</text:p>
          </table:table-cell>
          <table:table-cell table:style-name="ce30"/>
          <table:table-cell ns42:value-type="float" table:style-name="ce40" office:value="408" office:value-type="float">
            <text:p>408</text:p>
          </table:table-cell>
          <table:table-cell ns42:value-type="float" table:style-name="ce49" office:value="427" office:value-type="float">
            <text:p>42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ianen</text:p>
          </table:table-cell>
          <table:table-cell ns42:value-type="string" table:style-name="ce27" office:value-type="string">
            <text:p>0620</text:p>
          </table:table-cell>
          <table:table-cell table:style-name="ce30"/>
          <table:table-cell ns42:value-type="float" table:style-name="ce40" office:value="1151" office:value-type="float">
            <text:p>1151</text:p>
          </table:table-cell>
          <table:table-cell ns42:value-type="float" table:style-name="ce49" office:value="1217" office:value-type="float">
            <text:p>121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ierpolders</text:p>
          </table:table-cell>
          <table:table-cell ns42:value-type="string" table:style-name="ce27" office:value-type="string">
            <text:p>0621</text:p>
          </table:table-cell>
          <table:table-cell table:style-name="ce30"/>
          <table:table-cell ns42:value-type="float" table:style-name="ce40" office:value="192" office:value-type="float">
            <text:p>192</text:p>
          </table:table-cell>
          <table:table-cell ns42:value-type="float" table:style-name="ce49" office:value="168" office:value-type="float">
            <text:p>16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laardingen</text:p>
          </table:table-cell>
          <table:table-cell ns42:value-type="string" table:style-name="ce27" office:value-type="string">
            <text:p>0622</text:p>
          </table:table-cell>
          <table:table-cell table:style-name="ce30"/>
          <table:table-cell ns42:value-type="float" table:style-name="ce40" office:value="3294" office:value-type="float">
            <text:p>3294</text:p>
          </table:table-cell>
          <table:table-cell ns42:value-type="float" table:style-name="ce49" office:value="3529" office:value-type="float">
            <text:p>352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laardinger-Ambacht</text:p>
          </table:table-cell>
          <table:table-cell ns42:value-type="string" table:style-name="ce27" office:value-type="string">
            <text:p>1210</text:p>
          </table:table-cell>
          <table:table-cell table:style-name="ce30"/>
          <table:table-cell ns42:value-type="float" table:style-name="ce40" office:value="247" office:value-type="float">
            <text:p>247</text:p>
          </table:table-cell>
          <table:table-cell ns42:value-type="float" table:style-name="ce49" office:value="221" office:value-type="float">
            <text:p>22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liet</text:p>
          </table:table-cell>
          <table:table-cell ns42:value-type="string" table:style-name="ce27" office:value-type="string">
            <text:p>1388</text:p>
          </table:table-cell>
          <table:table-cell table:style-name="ce32"/>
          <table:table-cell ns42:value-type="float" table:style-name="ce40" office:value="22" office:value-type="float">
            <text:p>22</text:p>
          </table:table-cell>
          <table:table-cell ns42:value-type="float" table:style-name="ce49" office:value="24" office:value-type="float">
            <text:p>2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list</text:p>
          </table:table-cell>
          <table:table-cell ns42:value-type="string" table:style-name="ce27" office:value-type="string">
            <text:p>0623</text:p>
          </table:table-cell>
          <table:table-cell table:style-name="ce30"/>
          <table:table-cell ns42:value-type="float" table:style-name="ce40" office:value="167" office:value-type="float">
            <text:p>167</text:p>
          </table:table-cell>
          <table:table-cell ns42:value-type="float" table:style-name="ce49" office:value="138" office:value-type="float">
            <text:p>13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oorburg</text:p>
          </table:table-cell>
          <table:table-cell ns42:value-type="string" table:style-name="ce27" office:value-type="string">
            <text:p>0624</text:p>
          </table:table-cell>
          <table:table-cell table:style-name="ce30"/>
          <table:table-cell ns42:value-type="float" table:style-name="ce40" office:value="930" office:value-type="float">
            <text:p>930</text:p>
          </table:table-cell>
          <table:table-cell ns42:value-type="float" table:style-name="ce49" office:value="1025" office:value-type="float">
            <text:p>10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oorhout</text:p>
          </table:table-cell>
          <table:table-cell ns42:value-type="string" table:style-name="ce27" office:value-type="string">
            <text:p>0625</text:p>
          </table:table-cell>
          <table:table-cell table:style-name="ce30"/>
          <table:table-cell ns42:value-type="float" table:style-name="ce40" office:value="263" office:value-type="float">
            <text:p>263</text:p>
          </table:table-cell>
          <table:table-cell ns42:value-type="float" table:style-name="ce49" office:value="225" office:value-type="float">
            <text:p>2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oorschoten</text:p>
          </table:table-cell>
          <table:table-cell ns42:value-type="string" table:style-name="ce27" office:value-type="string">
            <text:p>0626</text:p>
          </table:table-cell>
          <table:table-cell table:style-name="ce30"/>
          <table:table-cell ns42:value-type="float" table:style-name="ce40" office:value="617" office:value-type="float">
            <text:p>617</text:p>
          </table:table-cell>
          <table:table-cell ns42:value-type="float" table:style-name="ce49" office:value="691" office:value-type="float">
            <text:p>69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rijenban</text:p>
          </table:table-cell>
          <table:table-cell ns42:value-type="string" table:style-name="ce27" office:value-type="string">
            <text:p>1215</text:p>
          </table:table-cell>
          <table:table-cell table:style-name="ce30"/>
          <table:table-cell ns42:value-type="float" table:style-name="ce40" office:value="428" office:value-type="float">
            <text:p>428</text:p>
          </table:table-cell>
          <table:table-cell ns42:value-type="float" table:style-name="ce49" office:value="394" office:value-type="float">
            <text:p>39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rijhoeven</text:p>
          </table:table-cell>
          <table:table-cell ns42:value-type="string" table:style-name="ce27" office:value-type="string">
            <text:p>1391</text:p>
          </table:table-cell>
          <table:table-cell table:style-name="ce32"/>
          <table:table-cell ns42:value-type="float" table:style-name="ce40" office:value="10" office:value-type="float">
            <text:p>10</text:p>
          </table:table-cell>
          <table:table-cell ns42:value-type="float" table:style-name="ce49" office:value="7" office:value-type="float">
            <text:p>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aarder</text:p>
          </table:table-cell>
          <table:table-cell ns42:value-type="string" table:style-name="ce27" office:value-type="string">
            <text:p>1217</text:p>
          </table:table-cell>
          <table:table-cell table:style-name="ce30"/>
          <table:table-cell ns42:value-type="float" table:style-name="ce40" office:value="226" office:value-type="float">
            <text:p>226</text:p>
          </table:table-cell>
          <table:table-cell ns42:value-type="float" table:style-name="ce49" office:value="214" office:value-type="float">
            <text:p>21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rd-Waddinxveen</text:p>
          </table:table-cell>
          <table:table-cell ns42:value-type="string" table:style-name="ce27" office:value-type="string">
            <text:p>1125</text:p>
          </table:table-cell>
          <table:table-cell table:style-name="ce32"/>
          <table:table-cell ns42:value-type="float" table:style-name="ce40" office:value="559" office:value-type="float">
            <text:p>559</text:p>
          </table:table-cell>
          <table:table-cell ns42:value-type="float" table:style-name="ce49" office:value="561" office:value-type="float">
            <text:p>56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Waddinxveen</text:p>
          </table:table-cell>
          <table:table-cell ns42:value-type="string" table:style-name="ce27" office:value-type="string">
            <text:p>1239</text:p>
          </table:table-cell>
          <table:table-cell table:style-name="ce32"/>
          <table:table-cell ns42:value-type="float" table:style-name="ce40" office:value="252" office:value-type="float">
            <text:p>252</text:p>
          </table:table-cell>
          <table:table-cell ns42:value-type="float" table:style-name="ce49" office:value="267" office:value-type="float">
            <text:p>26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armond</text:p>
          </table:table-cell>
          <table:table-cell ns42:value-type="string" table:style-name="ce27" office:value-type="string">
            <text:p>0628</text:p>
          </table:table-cell>
          <table:table-cell table:style-name="ce30"/>
          <table:table-cell ns42:value-type="float" table:style-name="ce40" office:value="505" office:value-type="float">
            <text:p>505</text:p>
          </table:table-cell>
          <table:table-cell ns42:value-type="float" table:style-name="ce49" office:value="480" office:value-type="float">
            <text:p>48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assenaar</text:p>
          </table:table-cell>
          <table:table-cell ns42:value-type="string" table:style-name="ce27" office:value-type="string">
            <text:p>0629</text:p>
          </table:table-cell>
          <table:table-cell table:style-name="ce30"/>
          <table:table-cell ns42:value-type="float" table:style-name="ce40" office:value="1229" office:value-type="float">
            <text:p>1229</text:p>
          </table:table-cell>
          <table:table-cell ns42:value-type="float" table:style-name="ce49" office:value="1193" office:value-type="float">
            <text:p>119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ateringen</text:p>
          </table:table-cell>
          <table:table-cell ns42:value-type="string" table:style-name="ce27" office:value-type="string">
            <text:p>0630</text:p>
          </table:table-cell>
          <table:table-cell table:style-name="ce30"/>
          <table:table-cell ns42:value-type="float" table:style-name="ce40" office:value="749" office:value-type="float">
            <text:p>749</text:p>
          </table:table-cell>
          <table:table-cell ns42:value-type="float" table:style-name="ce49" office:value="767" office:value-type="float">
            <text:p>76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estmaas</text:p>
          </table:table-cell>
          <table:table-cell ns42:value-type="string" table:style-name="ce27" office:value-type="string">
            <text:p>0631</text:p>
          </table:table-cell>
          <table:table-cell table:style-name="ce30"/>
          <table:table-cell ns42:value-type="float" table:style-name="ce40" office:value="322" office:value-type="float">
            <text:p>322</text:p>
          </table:table-cell>
          <table:table-cell ns42:value-type="float" table:style-name="ce49" office:value="317" office:value-type="float">
            <text:p>317</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ieldrecht</text:p>
          </table:table-cell>
          <table:table-cell ns42:value-type="string" table:style-name="ce27" office:value-type="string">
            <text:p>1396</text:p>
          </table:table-cell>
          <table:table-cell table:style-name="ce32"/>
          <table:table-cell ns42:value-type="float" table:style-name="ce40" office:value="212" office:value-type="float">
            <text:p>212</text:p>
          </table:table-cell>
          <table:table-cell ns42:value-type="float" table:style-name="ce49" office:value="195" office:value-type="float">
            <text:p>19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oerden</text:p>
          </table:table-cell>
          <table:table-cell ns42:value-type="string" table:style-name="ce27" office:value-type="string">
            <text:p>0632</text:p>
          </table:table-cell>
          <table:table-cell table:style-name="ce30"/>
          <table:table-cell ns42:value-type="float" table:style-name="ce40" office:value="1447" office:value-type="float">
            <text:p>1447</text:p>
          </table:table-cell>
          <table:table-cell ns42:value-type="float" table:style-name="ce49" office:value="1605" office:value-type="float">
            <text:p>160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oubrugge</text:p>
          </table:table-cell>
          <table:table-cell ns42:value-type="string" table:style-name="ce27" office:value-type="string">
            <text:p>0633</text:p>
          </table:table-cell>
          <table:table-cell table:style-name="ce30"/>
          <table:table-cell ns42:value-type="float" table:style-name="ce40" office:value="672" office:value-type="float">
            <text:p>672</text:p>
          </table:table-cell>
          <table:table-cell ns42:value-type="float" table:style-name="ce49" office:value="687" office:value-type="float">
            <text:p>68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ijngaarden</text:p>
          </table:table-cell>
          <table:table-cell ns42:value-type="string" table:style-name="ce27" office:value-type="string">
            <text:p>0634</text:p>
          </table:table-cell>
          <table:table-cell table:style-name="ce30"/>
          <table:table-cell ns42:value-type="float" table:style-name="ce40" office:value="119" office:value-type="float">
            <text:p>119</text:p>
          </table:table-cell>
          <table:table-cell ns42:value-type="float" table:style-name="ce49" office:value="122" office:value-type="float">
            <text:p>12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IJsselmonde</text:p>
          </table:table-cell>
          <table:table-cell ns42:value-type="string" table:style-name="ce27" office:value-type="string">
            <text:p>1230</text:p>
          </table:table-cell>
          <table:table-cell table:style-name="ce30"/>
          <table:table-cell ns42:value-type="float" table:style-name="ce40" office:value="879" office:value-type="float">
            <text:p>879</text:p>
          </table:table-cell>
          <table:table-cell ns42:value-type="float" table:style-name="ce49" office:value="861" office:value-type="float">
            <text:p>86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egwaart</text:p>
          </table:table-cell>
          <table:table-cell ns42:value-type="string" table:style-name="ce27" office:value-type="string">
            <text:p>1234</text:p>
          </table:table-cell>
          <table:table-cell table:style-name="ce30"/>
          <table:table-cell ns42:value-type="float" table:style-name="ce40" office:value="675" office:value-type="float">
            <text:p>675</text:p>
          </table:table-cell>
          <table:table-cell ns42:value-type="float" table:style-name="ce49" office:value="705" office:value-type="float">
            <text:p>70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evenhoven</text:p>
          </table:table-cell>
          <table:table-cell ns42:value-type="string" table:style-name="ce27" office:value-type="string">
            <text:p>0635</text:p>
          </table:table-cell>
          <table:table-cell table:style-name="ce30"/>
          <table:table-cell ns42:value-type="float" table:style-name="ce40" office:value="461" office:value-type="float">
            <text:p>461</text:p>
          </table:table-cell>
          <table:table-cell ns42:value-type="float" table:style-name="ce49" office:value="442" office:value-type="float">
            <text:p>44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evenhuizen</text:p>
          </table:table-cell>
          <table:table-cell ns42:value-type="string" table:style-name="ce27" office:value-type="string">
            <text:p>0636</text:p>
          </table:table-cell>
          <table:table-cell table:style-name="ce30"/>
          <table:table-cell ns42:value-type="float" table:style-name="ce40" office:value="633" office:value-type="float">
            <text:p>633</text:p>
          </table:table-cell>
          <table:table-cell ns42:value-type="float" table:style-name="ce49" office:value="669" office:value-type="float">
            <text:p>66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oetermeer</text:p>
          </table:table-cell>
          <table:table-cell ns42:value-type="string" table:style-name="ce27" office:value-type="string">
            <text:p>0637</text:p>
          </table:table-cell>
          <table:table-cell table:style-name="ce30"/>
          <table:table-cell ns42:value-type="float" table:style-name="ce40" office:value="421" office:value-type="float">
            <text:p>421</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oeterwoude</text:p>
          </table:table-cell>
          <table:table-cell ns42:value-type="string" table:style-name="ce27" office:value-type="string">
            <text:p>0638</text:p>
          </table:table-cell>
          <table:table-cell table:style-name="ce30"/>
          <table:table-cell ns42:value-type="float" table:style-name="ce40" office:value="1024" office:value-type="float">
            <text:p>1024</text:p>
          </table:table-cell>
          <table:table-cell ns42:value-type="float" table:style-name="ce49" office:value="1033" office:value-type="float">
            <text:p>103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outeveen</text:p>
          </table:table-cell>
          <table:table-cell ns42:value-type="string" table:style-name="ce27" office:value-type="string">
            <text:p>1400</text:p>
          </table:table-cell>
          <table:table-cell table:style-name="ce32"/>
          <table:table-cell ns42:value-type="float" table:style-name="ce40" office:value="114" office:value-type="float">
            <text:p>114</text:p>
          </table:table-cell>
          <table:table-cell ns42:value-type="float" table:style-name="ce49" office:value="92" office:value-type="float">
            <text:p>9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broek (ZH.)</text:p>
          </table:table-cell>
          <table:table-cell ns42:value-type="string" table:style-name="ce27" office:value-type="string">
            <text:p>1402</text:p>
          </table:table-cell>
          <table:table-cell table:style-name="ce32"/>
          <table:table-cell ns42:value-type="float" table:style-name="ce40" office:value="44" office:value-type="float">
            <text:p>44</text:p>
          </table:table-cell>
          <table:table-cell ns42:value-type="float" table:style-name="ce49" office:value="47" office:value-type="float">
            <text:p>4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land</text:p>
          </table:table-cell>
          <table:table-cell ns42:value-type="string" table:style-name="ce27" office:value-type="string">
            <text:p>0640</text:p>
          </table:table-cell>
          <table:table-cell table:style-name="ce30"/>
          <table:table-cell ns42:value-type="float" table:style-name="ce40" office:value="638" office:value-type="float">
            <text:p>638</text:p>
          </table:table-cell>
          <table:table-cell ns42:value-type="float" table:style-name="ce49" office:value="598" office:value-type="float">
            <text:p>59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wijk</text:p>
          </table:table-cell>
          <table:table-cell ns42:value-type="string" table:style-name="ce27" office:value-type="string">
            <text:p>1403</text:p>
          </table:table-cell>
          <table:table-cell table:style-name="ce32"/>
          <table:table-cell ns42:value-type="float" table:style-name="ce40" office:value="6" office:value-type="float">
            <text:p>6</text:p>
          </table:table-cell>
          <table:table-cell ns42:value-type="float" table:style-name="ce49" office:value="10" office:value-type="float">
            <text:p>1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wammerdam</text:p>
          </table:table-cell>
          <table:table-cell ns42:value-type="string" table:style-name="ce27" office:value-type="string">
            <text:p>1244</text:p>
          </table:table-cell>
          <table:table-cell table:style-name="ce30"/>
          <table:table-cell ns42:value-type="float" table:style-name="ce40" office:value="607" office:value-type="float">
            <text:p>607</text:p>
          </table:table-cell>
          <table:table-cell ns42:value-type="float" table:style-name="ce49" office:value="596" office:value-type="float">
            <text:p>59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wartewaal</text:p>
          </table:table-cell>
          <table:table-cell ns42:value-type="string" table:style-name="ce27" office:value-type="string">
            <text:p>0641</text:p>
          </table:table-cell>
          <table:table-cell table:style-name="ce30"/>
          <table:table-cell ns42:value-type="float" table:style-name="ce40" office:value="431" office:value-type="float">
            <text:p>431</text:p>
          </table:table-cell>
          <table:table-cell ns42:value-type="float" table:style-name="ce49" office:value="455" office:value-type="float">
            <text:p>45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wijndrecht</text:p>
          </table:table-cell>
          <table:table-cell ns42:value-type="string" table:style-name="ce27" office:value-type="string">
            <text:p>0642</text:p>
          </table:table-cell>
          <table:table-cell table:style-name="ce30"/>
          <table:table-cell ns42:value-type="float" table:style-name="ce40" office:value="393" office:value-type="float">
            <text:p>393</text:p>
          </table:table-cell>
          <table:table-cell ns42:value-type="float" table:style-name="ce49" office:value="394" office:value-type="float">
            <text:p>39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20"/>
          <table:table-cell table:style-name="ce19"/>
          <table:table-cell table:style-name="ce27"/>
          <table:table-cell table:style-name="ce33"/>
          <table:table-cell table:style-name="ce40"/>
          <table:table-cell table:style-name="ce49">
            <office:annotation draw:style-name="gr1" svg:height="68.26pt" draw:caption-point-y="24.26pt" svg:width="189.75pt" svg:x="777pt" draw:caption-point-x="-12.3pt" svg:y="5427.75pt" draw:text-style-name="P2">
              <dc:creator>CDM</dc:creator>
              <dc:date>2017-10-25T00:00:00</dc:date>
              <text:p text:style-name="P1"><text:span text:style-name="T3">Bronfout: De gedrukte bron geeft 258567 vrouwen. Dit moet zijn 250567. Optelling van de gemeentelijke gegevens en vergelijking met de tellingen op basis van gezindheid en leeftijd laat dit zien. Ook Jaarboekje Lobatto geeft 250567. Het gegeven is hier gecorrigeerd.</text:span></text:p>
            </office:annotation>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Utrecht</text:p>
          </table:table-cell>
          <table:table-cell ns42:value-type="string" table:style-name="ce27" office:value-type="string">
            <text:p>0344</text:p>
          </table:table-cell>
          <table:table-cell table:style-name="ce30"/>
          <table:table-cell ns42:value-type="float" table:style-name="ce40" office:value="20390" office:value-type="float">
            <text:p>20390</text:p>
          </table:table-cell>
          <table:table-cell ns42:value-type="float" table:style-name="ce49" office:value="23017" office:value-type="float">
            <text:p>23017</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Amersfoort</text:p>
          </table:table-cell>
          <table:table-cell ns42:value-type="string" table:style-name="ce27" office:value-type="string">
            <text:p>0307</text:p>
          </table:table-cell>
          <table:table-cell table:style-name="ce30"/>
          <table:table-cell ns42:value-type="float" table:style-name="ce40" office:value="5585" office:value-type="float">
            <text:p>5585</text:p>
          </table:table-cell>
          <table:table-cell ns42:value-type="float" table:style-name="ce49" office:value="6197" office:value-type="float">
            <text:p>6197</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Abcoude-Baambrugge</text:p>
          </table:table-cell>
          <table:table-cell ns42:value-type="string" table:style-name="ce27" office:value-type="string">
            <text:p>1003</text:p>
          </table:table-cell>
          <table:table-cell table:style-name="ce30"/>
          <table:table-cell ns42:value-type="float" table:style-name="ce40" office:value="555" office:value-type="float">
            <text:p>555</text:p>
          </table:table-cell>
          <table:table-cell ns42:value-type="float" table:style-name="ce49" office:value="580" office:value-type="float">
            <text:p>580</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Abcoude-Proosdij</text:p>
          </table:table-cell>
          <table:table-cell ns42:value-type="string" table:style-name="ce27" office:value-type="string">
            <text:p>1004</text:p>
          </table:table-cell>
          <table:table-cell table:style-name="ce30"/>
          <table:table-cell ns42:value-type="float" table:style-name="ce40" office:value="580" office:value-type="float">
            <text:p>580</text:p>
          </table:table-cell>
          <table:table-cell ns42:value-type="float" table:style-name="ce49" office:value="531" office:value-type="float">
            <text:p>531</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Achthoven</text:p>
          </table:table-cell>
          <table:table-cell ns42:value-type="string" table:style-name="ce27" office:value-type="string">
            <text:p>1302</text:p>
          </table:table-cell>
          <table:table-cell table:style-name="ce32"/>
          <table:table-cell ns42:value-type="float" table:style-name="ce40" office:value="55" office:value-type="float">
            <text:p>55</text:p>
          </table:table-cell>
          <table:table-cell ns42:value-type="float" table:style-name="ce49" office:value="55" office:value-type="float">
            <text:p>55</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Achttienhoven (U.)</text:p>
          </table:table-cell>
          <table:table-cell ns42:value-type="string" table:style-name="ce27" office:value-type="string">
            <text:p>1005</text:p>
          </table:table-cell>
          <table:table-cell table:style-name="ce30"/>
          <table:table-cell ns42:value-type="float" table:style-name="ce40" office:value="174" office:value-type="float">
            <text:p>174</text:p>
          </table:table-cell>
          <table:table-cell ns42:value-type="float" table:style-name="ce49" office:value="154" office:value-type="float">
            <text:p>154</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Amerongen</text:p>
          </table:table-cell>
          <table:table-cell ns42:value-type="string" table:style-name="ce27" office:value-type="string">
            <text:p>0306</text:p>
          </table:table-cell>
          <table:table-cell table:style-name="ce30"/>
          <table:table-cell ns42:value-type="float" table:style-name="ce40" office:value="763" office:value-type="float">
            <text:p>763</text:p>
          </table:table-cell>
          <table:table-cell ns42:value-type="float" table:style-name="ce49" office:value="782" office:value-type="float">
            <text:p>782</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Baarn</text:p>
          </table:table-cell>
          <table:table-cell ns42:value-type="string" table:style-name="ce27" office:value-type="string">
            <text:p>0308</text:p>
          </table:table-cell>
          <table:table-cell table:style-name="ce30"/>
          <table:table-cell ns42:value-type="float" table:style-name="ce40" office:value="777" office:value-type="float">
            <text:p>777</text:p>
          </table:table-cell>
          <table:table-cell ns42:value-type="float" table:style-name="ce49" office:value="816" office:value-type="float">
            <text:p>816</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Benschop</text:p>
          </table:table-cell>
          <table:table-cell ns42:value-type="string" table:style-name="ce27" office:value-type="string">
            <text:p>0309</text:p>
          </table:table-cell>
          <table:table-cell table:style-name="ce30"/>
          <table:table-cell ns42:value-type="float" table:style-name="ce40" office:value="657" office:value-type="float">
            <text:p>657</text:p>
          </table:table-cell>
          <table:table-cell ns42:value-type="float" table:style-name="ce49" office:value="631" office:value-type="float">
            <text:p>631</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De Bilt</text:p>
          </table:table-cell>
          <table:table-cell ns42:value-type="string" table:style-name="ce27" office:value-type="string">
            <text:p>0310</text:p>
          </table:table-cell>
          <table:table-cell table:style-name="ce30"/>
          <table:table-cell ns42:value-type="float" table:style-name="ce40" office:value="626" office:value-type="float">
            <text:p>626</text:p>
          </table:table-cell>
          <table:table-cell ns42:value-type="float" table:style-name="ce49" office:value="546" office:value-type="float">
            <text:p>546</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Breukelen-Nijenrode</text:p>
          </table:table-cell>
          <table:table-cell ns42:value-type="string" table:style-name="ce27" office:value-type="string">
            <text:p>1028</text:p>
          </table:table-cell>
          <table:table-cell table:style-name="ce30"/>
          <table:table-cell ns42:value-type="float" table:style-name="ce40" office:value="681" office:value-type="float">
            <text:p>681</text:p>
          </table:table-cell>
          <table:table-cell ns42:value-type="float" table:style-name="ce49" office:value="736" office:value-type="float">
            <text:p>736</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Breukelen-Sint Pieters</text:p>
          </table:table-cell>
          <table:table-cell ns42:value-type="string" table:style-name="ce27" office:value-type="string">
            <text:p>1029</text:p>
          </table:table-cell>
          <table:table-cell table:style-name="ce30"/>
          <table:table-cell ns42:value-type="float" table:style-name="ce40" office:value="317" office:value-type="float">
            <text:p>317</text:p>
          </table:table-cell>
          <table:table-cell ns42:value-type="float" table:style-name="ce49" office:value="327" office:value-type="float">
            <text:p>327</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Bunnik</text:p>
          </table:table-cell>
          <table:table-cell ns42:value-type="string" table:style-name="ce27" office:value-type="string">
            <text:p>0312</text:p>
          </table:table-cell>
          <table:table-cell table:style-name="ce30"/>
          <table:table-cell ns42:value-type="float" table:style-name="ce40" office:value="398" office:value-type="float">
            <text:p>398</text:p>
          </table:table-cell>
          <table:table-cell ns42:value-type="float" table:style-name="ce49" office:value="345" office:value-type="float">
            <text:p>345</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Bunschoten</text:p>
          </table:table-cell>
          <table:table-cell ns42:value-type="string" table:style-name="ce27" office:value-type="string">
            <text:p>0313</text:p>
          </table:table-cell>
          <table:table-cell table:style-name="ce30"/>
          <table:table-cell ns42:value-type="float" table:style-name="ce40" office:value="468" office:value-type="float">
            <text:p>468</text:p>
          </table:table-cell>
          <table:table-cell ns42:value-type="float" table:style-name="ce49" office:value="432" office:value-type="float">
            <text:p>432</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Cabouw</text:p>
          </table:table-cell>
          <table:table-cell ns42:value-type="string" table:style-name="ce27" office:value-type="string">
            <text:p>1310</text:p>
          </table:table-cell>
          <table:table-cell table:style-name="ce32"/>
          <table:table-cell ns42:value-type="float" table:style-name="ce40" office:value="53" office:value-type="float">
            <text:p>53</text:p>
          </table:table-cell>
          <table:table-cell ns42:value-type="float" table:style-name="ce49" office:value="55" office:value-type="float">
            <text:p>55</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Cothen</text:p>
          </table:table-cell>
          <table:table-cell ns42:value-type="string" table:style-name="ce27" office:value-type="string">
            <text:p>0314</text:p>
          </table:table-cell>
          <table:table-cell table:style-name="ce30"/>
          <table:table-cell ns42:value-type="float" table:style-name="ce40" office:value="331" office:value-type="float">
            <text:p>331</text:p>
          </table:table-cell>
          <table:table-cell ns42:value-type="float" table:style-name="ce49" office:value="287" office:value-type="float">
            <text:p>287</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Darthuizen</text:p>
          </table:table-cell>
          <table:table-cell ns42:value-type="string" table:style-name="ce27" office:value-type="string">
            <text:p>1312</text:p>
          </table:table-cell>
          <table:table-cell table:style-name="ce32"/>
          <table:table-cell ns42:value-type="float" table:style-name="ce40" office:value="108" office:value-type="float">
            <text:p>108</text:p>
          </table:table-cell>
          <table:table-cell ns42:value-type="float" table:style-name="ce49" office:value="102" office:value-type="float">
            <text:p>102</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Doorn</text:p>
          </table:table-cell>
          <table:table-cell ns42:value-type="string" table:style-name="ce27" office:value-type="string">
            <text:p>0315</text:p>
          </table:table-cell>
          <table:table-cell table:style-name="ce30"/>
          <table:table-cell ns42:value-type="float" table:style-name="ce40" office:value="427" office:value-type="float">
            <text:p>427</text:p>
          </table:table-cell>
          <table:table-cell ns42:value-type="float" table:style-name="ce49" office:value="439" office:value-type="float">
            <text:p>439</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Driebergen</text:p>
          </table:table-cell>
          <table:table-cell ns42:value-type="string" table:style-name="ce27" office:value-type="string">
            <text:p>1048</text:p>
          </table:table-cell>
          <table:table-cell table:style-name="ce30"/>
          <table:table-cell ns42:value-type="float" table:style-name="ce40" office:value="367" office:value-type="float">
            <text:p>367</text:p>
          </table:table-cell>
          <table:table-cell ns42:value-type="float" table:style-name="ce49" office:value="294" office:value-type="float">
            <text:p>294</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Duist</text:p>
          </table:table-cell>
          <table:table-cell ns42:value-type="string" table:style-name="ce27" office:value-type="string">
            <text:p>1314</text:p>
          </table:table-cell>
          <table:table-cell table:style-name="ce32"/>
          <table:table-cell ns42:value-type="float" table:style-name="ce40" office:value="72" office:value-type="float">
            <text:p>72</text:p>
          </table:table-cell>
          <table:table-cell ns42:value-type="float" table:style-name="ce49" office:value="88" office:value-type="float">
            <text:p>88</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Eemnes</text:p>
          </table:table-cell>
          <table:table-cell ns42:value-type="string" table:style-name="ce27" office:value-type="string">
            <text:p>0317</text:p>
          </table:table-cell>
          <table:table-cell table:style-name="ce30"/>
          <table:table-cell ns42:value-type="float" table:style-name="ce40" office:value="687" office:value-type="float">
            <text:p>687</text:p>
          </table:table-cell>
          <table:table-cell ns42:value-type="float" table:style-name="ce49" office:value="664" office:value-type="float">
            <text:p>664</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Gerverscop</text:p>
          </table:table-cell>
          <table:table-cell ns42:value-type="string" table:style-name="ce27" office:value-type="string">
            <text:p>1318</text:p>
          </table:table-cell>
          <table:table-cell table:style-name="ce32"/>
          <table:table-cell ns42:value-type="float" table:style-name="ce40" office:value="71" office:value-type="float">
            <text:p>71</text:p>
          </table:table-cell>
          <table:table-cell ns42:value-type="float" table:style-name="ce49" office:value="63" office:value-type="float">
            <text:p>63</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Gravesloot</text:p>
          </table:table-cell>
          <table:table-cell ns42:value-type="string" table:style-name="ce27" office:value-type="string">
            <text:p>1321</text:p>
          </table:table-cell>
          <table:table-cell table:style-name="ce32"/>
          <table:table-cell ns42:value-type="float" table:style-name="ce40" office:value="45" office:value-type="float">
            <text:p>45</text:p>
          </table:table-cell>
          <table:table-cell ns42:value-type="float" table:style-name="ce49" office:value="41" office:value-type="float">
            <text:p>41</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Haarzuilens</text:p>
          </table:table-cell>
          <table:table-cell ns42:value-type="string" table:style-name="ce27" office:value-type="string">
            <text:p>1069</text:p>
          </table:table-cell>
          <table:table-cell table:style-name="ce30"/>
          <table:table-cell ns42:value-type="float" table:style-name="ce40" office:value="152" office:value-type="float">
            <text:p>152</text:p>
          </table:table-cell>
          <table:table-cell ns42:value-type="float" table:style-name="ce49" office:value="137" office:value-type="float">
            <text:p>137</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Harmelen</text:p>
          </table:table-cell>
          <table:table-cell ns42:value-type="string" table:style-name="ce27" office:value-type="string">
            <text:p>0318</text:p>
          </table:table-cell>
          <table:table-cell table:style-name="ce30"/>
          <table:table-cell ns42:value-type="float" table:style-name="ce40" office:value="533" office:value-type="float">
            <text:p>533</text:p>
          </table:table-cell>
          <table:table-cell ns42:value-type="float" table:style-name="ce49" office:value="572" office:value-type="float">
            <text:p>572</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Hoenkoop</text:p>
          </table:table-cell>
          <table:table-cell ns42:value-type="string" table:style-name="ce27" office:value-type="string">
            <text:p>0319</text:p>
          </table:table-cell>
          <table:table-cell table:style-name="ce30"/>
          <table:table-cell ns42:value-type="float" table:style-name="ce40" office:value="173" office:value-type="float">
            <text:p>173</text:p>
          </table:table-cell>
          <table:table-cell ns42:value-type="float" table:style-name="ce49" office:value="164" office:value-type="float">
            <text:p>164</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Hoogland</text:p>
          </table:table-cell>
          <table:table-cell ns42:value-type="string" table:style-name="ce27" office:value-type="string">
            <text:p>0320</text:p>
          </table:table-cell>
          <table:table-cell table:style-name="ce30"/>
          <table:table-cell ns42:value-type="float" table:style-name="ce40" office:value="905" office:value-type="float">
            <text:p>905</text:p>
          </table:table-cell>
          <table:table-cell ns42:value-type="float" table:style-name="ce49" office:value="906" office:value-type="float">
            <text:p>906</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Houten</text:p>
          </table:table-cell>
          <table:table-cell ns42:value-type="string" table:style-name="ce27" office:value-type="string">
            <text:p>0321</text:p>
          </table:table-cell>
          <table:table-cell table:style-name="ce30"/>
          <table:table-cell ns42:value-type="float" table:style-name="ce40" office:value="428" office:value-type="float">
            <text:p>428</text:p>
          </table:table-cell>
          <table:table-cell ns42:value-type="float" table:style-name="ce49" office:value="401" office:value-type="float">
            <text:p>401</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Jaarsveld</text:p>
          </table:table-cell>
          <table:table-cell ns42:value-type="string" table:style-name="ce27" office:value-type="string">
            <text:p>1091</text:p>
          </table:table-cell>
          <table:table-cell table:style-name="ce30"/>
          <table:table-cell ns42:value-type="float" table:style-name="ce40" office:value="529" office:value-type="float">
            <text:p>529</text:p>
          </table:table-cell>
          <table:table-cell ns42:value-type="float" table:style-name="ce49" office:value="472" office:value-type="float">
            <text:p>472</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Jutphaas</text:p>
          </table:table-cell>
          <table:table-cell ns42:value-type="string" table:style-name="ce27" office:value-type="string">
            <text:p>0322</text:p>
          </table:table-cell>
          <table:table-cell table:style-name="ce30"/>
          <table:table-cell ns42:value-type="float" table:style-name="ce40" office:value="913" office:value-type="float">
            <text:p>913</text:p>
          </table:table-cell>
          <table:table-cell ns42:value-type="float" table:style-name="ce49" office:value="861" office:value-type="float">
            <text:p>861</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Kamerik Houtdijken</text:p>
          </table:table-cell>
          <table:table-cell ns42:value-type="string" table:style-name="ce27" office:value-type="string">
            <text:p>1335</text:p>
          </table:table-cell>
          <table:table-cell table:style-name="ce32"/>
          <table:table-cell ns42:value-type="float" table:style-name="ce40" office:value="336" office:value-type="float">
            <text:p>336</text:p>
          </table:table-cell>
          <table:table-cell ns42:value-type="float" table:style-name="ce49" office:value="331" office:value-type="float">
            <text:p>331</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Kamerik Mijzijde</text:p>
          </table:table-cell>
          <table:table-cell ns42:value-type="string" table:style-name="ce27" office:value-type="string">
            <text:p>1336</text:p>
          </table:table-cell>
          <table:table-cell table:style-name="ce32"/>
          <table:table-cell ns42:value-type="float" table:style-name="ce40" office:value="203" office:value-type="float">
            <text:p>203</text:p>
          </table:table-cell>
          <table:table-cell ns42:value-type="float" table:style-name="ce49" office:value="189" office:value-type="float">
            <text:p>189</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Kockengen</text:p>
          </table:table-cell>
          <table:table-cell ns42:value-type="string" table:style-name="ce27" office:value-type="string">
            <text:p>0324</text:p>
          </table:table-cell>
          <table:table-cell table:style-name="ce30"/>
          <table:table-cell ns42:value-type="float" table:style-name="ce40" office:value="319" office:value-type="float">
            <text:p>319</text:p>
          </table:table-cell>
          <table:table-cell ns42:value-type="float" table:style-name="ce49" office:value="319" office:value-type="float">
            <text:p>319</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Laag-Nieuwkoop</text:p>
          </table:table-cell>
          <table:table-cell ns42:value-type="string" table:style-name="ce27" office:value-type="string">
            <text:p>1100</text:p>
          </table:table-cell>
          <table:table-cell table:style-name="ce30"/>
          <table:table-cell ns42:value-type="float" table:style-name="ce40" office:value="176" office:value-type="float">
            <text:p>176</text:p>
          </table:table-cell>
          <table:table-cell ns42:value-type="float" table:style-name="ce49" office:value="171" office:value-type="float">
            <text:p>171</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Langbroek</text:p>
          </table:table-cell>
          <table:table-cell ns42:value-type="string" table:style-name="ce27" office:value-type="string">
            <text:p>0325</text:p>
          </table:table-cell>
          <table:table-cell table:style-name="ce30"/>
          <table:table-cell ns42:value-type="float" table:style-name="ce40" office:value="490" office:value-type="float">
            <text:p>490</text:p>
          </table:table-cell>
          <table:table-cell ns42:value-type="float" table:style-name="ce49" office:value="443" office:value-type="float">
            <text:p>443</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Leersum</text:p>
          </table:table-cell>
          <table:table-cell ns42:value-type="string" table:style-name="ce27" office:value-type="string">
            <text:p>0326</text:p>
          </table:table-cell>
          <table:table-cell table:style-name="ce30"/>
          <table:table-cell ns42:value-type="float" table:style-name="ce40" office:value="382" office:value-type="float">
            <text:p>382</text:p>
          </table:table-cell>
          <table:table-cell ns42:value-type="float" table:style-name="ce49" office:value="356" office:value-type="float">
            <text:p>356</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Leusden</text:p>
          </table:table-cell>
          <table:table-cell ns42:value-type="string" table:style-name="ce27" office:value-type="string">
            <text:p>0327</text:p>
          </table:table-cell>
          <table:table-cell table:style-name="ce30"/>
          <table:table-cell ns42:value-type="float" table:style-name="ce40" office:value="690" office:value-type="float">
            <text:p>690</text:p>
          </table:table-cell>
          <table:table-cell ns42:value-type="float" table:style-name="ce49" office:value="648" office:value-type="float">
            <text:p>648</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Linschoten</text:p>
          </table:table-cell>
          <table:table-cell ns42:value-type="string" table:style-name="ce27" office:value-type="string">
            <text:p>0328</text:p>
          </table:table-cell>
          <table:table-cell table:style-name="ce30"/>
          <table:table-cell ns42:value-type="float" table:style-name="ce40" office:value="386" office:value-type="float">
            <text:p>386</text:p>
          </table:table-cell>
          <table:table-cell ns42:value-type="float" table:style-name="ce49" office:value="351" office:value-type="float">
            <text:p>351</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Loenen</text:p>
          </table:table-cell>
          <table:table-cell ns42:value-type="string" table:style-name="ce27" office:value-type="string">
            <text:p>0329</text:p>
          </table:table-cell>
          <table:table-cell table:style-name="ce30"/>
          <table:table-cell ns42:value-type="float" table:style-name="ce40" office:value="599" office:value-type="float">
            <text:p>599</text:p>
          </table:table-cell>
          <table:table-cell ns42:value-type="float" table:style-name="ce49" office:value="611" office:value-type="float">
            <text:p>611</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Loenersloot</text:p>
          </table:table-cell>
          <table:table-cell ns42:value-type="string" table:style-name="ce27" office:value-type="string">
            <text:p>1105</text:p>
          </table:table-cell>
          <table:table-cell table:style-name="ce30"/>
          <table:table-cell ns42:value-type="float" table:style-name="ce40" office:value="127" office:value-type="float">
            <text:p>127</text:p>
          </table:table-cell>
          <table:table-cell ns42:value-type="float" table:style-name="ce49" office:value="124" office:value-type="float">
            <text:p>124</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Loosdrecht</text:p>
          </table:table-cell>
          <table:table-cell ns42:value-type="string" table:style-name="ce27" office:value-type="string">
            <text:p>0330</text:p>
          </table:table-cell>
          <table:table-cell table:style-name="ce30"/>
          <table:table-cell ns42:value-type="float" table:style-name="ce40" office:value="1359" office:value-type="float">
            <text:p>1359</text:p>
          </table:table-cell>
          <table:table-cell ns42:value-type="float" table:style-name="ce49" office:value="1311" office:value-type="float">
            <text:p>1311</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Lopik</text:p>
          </table:table-cell>
          <table:table-cell ns42:value-type="string" table:style-name="ce27" office:value-type="string">
            <text:p>0331</text:p>
          </table:table-cell>
          <table:table-cell table:style-name="ce30"/>
          <table:table-cell ns42:value-type="float" table:style-name="ce40" office:value="575" office:value-type="float">
            <text:p>575</text:p>
          </table:table-cell>
          <table:table-cell ns42:value-type="float" table:style-name="ce49" office:value="505" office:value-type="float">
            <text:p>505</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Maarn</text:p>
          </table:table-cell>
          <table:table-cell ns42:value-type="string" table:style-name="ce27" office:value-type="string">
            <text:p>0332</text:p>
          </table:table-cell>
          <table:table-cell table:style-name="ce30"/>
          <table:table-cell ns42:value-type="float" table:style-name="ce40" office:value="185" office:value-type="float">
            <text:p>185</text:p>
          </table:table-cell>
          <table:table-cell ns42:value-type="float" table:style-name="ce49" office:value="167" office:value-type="float">
            <text:p>167</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Maarssen</text:p>
          </table:table-cell>
          <table:table-cell ns42:value-type="string" table:style-name="ce27" office:value-type="string">
            <text:p>0333</text:p>
          </table:table-cell>
          <table:table-cell table:style-name="ce30"/>
          <table:table-cell ns42:value-type="float" table:style-name="ce40" office:value="755" office:value-type="float">
            <text:p>755</text:p>
          </table:table-cell>
          <table:table-cell ns42:value-type="float" table:style-name="ce49" office:value="832" office:value-type="float">
            <text:p>832</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Maarssenbroek</text:p>
          </table:table-cell>
          <table:table-cell ns42:value-type="string" table:style-name="ce27" office:value-type="string">
            <text:p>1342</text:p>
          </table:table-cell>
          <table:table-cell table:style-name="ce32"/>
          <table:table-cell ns42:value-type="float" table:style-name="ce40" office:value="574" office:value-type="float">
            <text:p>574</text:p>
          </table:table-cell>
          <table:table-cell ns42:value-type="float" table:style-name="ce49" office:value="602" office:value-type="float">
            <text:p>602</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Maarsseveen</text:p>
          </table:table-cell>
          <table:table-cell ns42:value-type="string" table:style-name="ce27" office:value-type="string">
            <text:p>1108</text:p>
          </table:table-cell>
          <table:table-cell table:style-name="ce30"/>
          <table:table-cell ns42:value-type="float" table:style-name="ce40" office:value="57" office:value-type="float">
            <text:p>57</text:p>
          </table:table-cell>
          <table:table-cell ns42:value-type="float" table:style-name="ce49" office:value="63" office:value-type="float">
            <text:p>63</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Maartensdijk</text:p>
          </table:table-cell>
          <table:table-cell ns42:value-type="string" table:style-name="ce27" office:value-type="string">
            <text:p>0334</text:p>
          </table:table-cell>
          <table:table-cell table:style-name="ce30"/>
          <table:table-cell ns42:value-type="float" table:style-name="ce40" office:value="766" office:value-type="float">
            <text:p>766</text:p>
          </table:table-cell>
          <table:table-cell ns42:value-type="float" table:style-name="ce49" office:value="674" office:value-type="float">
            <text:p>674</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Montfoort</text:p>
          </table:table-cell>
          <table:table-cell ns42:value-type="string" table:style-name="ce27" office:value-type="string">
            <text:p>0335</text:p>
          </table:table-cell>
          <table:table-cell table:style-name="ce30"/>
          <table:table-cell ns42:value-type="float" table:style-name="ce40" office:value="787" office:value-type="float">
            <text:p>787</text:p>
          </table:table-cell>
          <table:table-cell ns42:value-type="float" table:style-name="ce49" office:value="884" office:value-type="float">
            <text:p>884</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Mijdrecht</text:p>
          </table:table-cell>
          <table:table-cell ns42:value-type="string" table:style-name="ce27" office:value-type="string">
            <text:p>0336</text:p>
          </table:table-cell>
          <table:table-cell table:style-name="ce30"/>
          <table:table-cell ns42:value-type="float" table:style-name="ce40" office:value="1112" office:value-type="float">
            <text:p>1112</text:p>
          </table:table-cell>
          <table:table-cell ns42:value-type="float" table:style-name="ce49" office:value="1153" office:value-type="float">
            <text:p>1153</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Nigtevecht</text:p>
          </table:table-cell>
          <table:table-cell ns42:value-type="string" table:style-name="ce27" office:value-type="string">
            <text:p>0337</text:p>
          </table:table-cell>
          <table:table-cell table:style-name="ce30"/>
          <table:table-cell ns42:value-type="float" table:style-name="ce40" office:value="197" office:value-type="float">
            <text:p>197</text:p>
          </table:table-cell>
          <table:table-cell ns42:value-type="float" table:style-name="ce49" office:value="209" office:value-type="float">
            <text:p>209</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Odijk</text:p>
          </table:table-cell>
          <table:table-cell ns42:value-type="string" table:style-name="ce27" office:value-type="string">
            <text:p>1131</text:p>
          </table:table-cell>
          <table:table-cell table:style-name="ce30"/>
          <table:table-cell ns42:value-type="float" table:style-name="ce40" office:value="189" office:value-type="float">
            <text:p>189</text:p>
          </table:table-cell>
          <table:table-cell ns42:value-type="float" table:style-name="ce49" office:value="150" office:value-type="float">
            <text:p>150</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Oudenrijn</text:p>
          </table:table-cell>
          <table:table-cell ns42:value-type="string" table:style-name="ce27" office:value-type="string">
            <text:p>1144</text:p>
          </table:table-cell>
          <table:table-cell table:style-name="ce30"/>
          <table:table-cell ns42:value-type="float" table:style-name="ce40" office:value="189" office:value-type="float">
            <text:p>189</text:p>
          </table:table-cell>
          <table:table-cell ns42:value-type="float" table:style-name="ce49" office:value="164" office:value-type="float">
            <text:p>164</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Oudhuizen</text:p>
          </table:table-cell>
          <table:table-cell ns42:value-type="string" table:style-name="ce27" office:value-type="string">
            <text:p>1357</text:p>
          </table:table-cell>
          <table:table-cell table:style-name="ce32"/>
          <table:table-cell ns42:value-type="float" table:style-name="ce40" office:value="156" office:value-type="float">
            <text:p>156</text:p>
          </table:table-cell>
          <table:table-cell ns42:value-type="float" table:style-name="ce49" office:value="165" office:value-type="float">
            <text:p>165</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Oud-Wulven</text:p>
          </table:table-cell>
          <table:table-cell ns42:value-type="string" table:style-name="ce27" office:value-type="string">
            <text:p>1355</text:p>
          </table:table-cell>
          <table:table-cell table:style-name="ce30"/>
          <table:table-cell ns42:value-type="float" table:style-name="ce40" office:value="157" office:value-type="float">
            <text:p>157</text:p>
          </table:table-cell>
          <table:table-cell ns42:value-type="float" table:style-name="ce49" office:value="129" office:value-type="float">
            <text:p>129</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Noord-Polsbroek</text:p>
          </table:table-cell>
          <table:table-cell ns42:value-type="string" table:style-name="ce27" office:value-type="string">
            <text:p>1350</text:p>
          </table:table-cell>
          <table:table-cell table:style-name="ce32"/>
          <table:table-cell ns42:value-type="float" table:style-name="ce40" office:value="192" office:value-type="float">
            <text:p>192</text:p>
          </table:table-cell>
          <table:table-cell ns42:value-type="float" table:style-name="ce49" office:value="193" office:value-type="float">
            <text:p>193</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Zuid-Polsbroek</text:p>
          </table:table-cell>
          <table:table-cell ns42:value-type="string" table:style-name="ce27" office:value-type="string">
            <text:p>1401</text:p>
          </table:table-cell>
          <table:table-cell table:style-name="ce32"/>
          <table:table-cell ns42:value-type="float" table:style-name="ce40" office:value="112" office:value-type="float">
            <text:p>112</text:p>
          </table:table-cell>
          <table:table-cell ns42:value-type="float" table:style-name="ce49" office:value="121" office:value-type="float">
            <text:p>121</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Portengen</text:p>
          </table:table-cell>
          <table:table-cell ns42:value-type="string" table:style-name="ce27" office:value-type="string">
            <text:p>1359</text:p>
          </table:table-cell>
          <table:table-cell table:style-name="ce32"/>
          <table:table-cell ns42:value-type="float" table:style-name="ce40" office:value="28" office:value-type="float">
            <text:p>28</text:p>
          </table:table-cell>
          <table:table-cell ns42:value-type="float" table:style-name="ce49" office:value="30" office:value-type="float">
            <text:p>30</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Renswoude</text:p>
          </table:table-cell>
          <table:table-cell ns42:value-type="string" table:style-name="ce27" office:value-type="string">
            <text:p>0339</text:p>
          </table:table-cell>
          <table:table-cell table:style-name="ce30"/>
          <table:table-cell ns42:value-type="float" table:style-name="ce40" office:value="494" office:value-type="float">
            <text:p>494</text:p>
          </table:table-cell>
          <table:table-cell ns42:value-type="float" table:style-name="ce49" office:value="491" office:value-type="float">
            <text:p>491</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Rhenen</text:p>
          </table:table-cell>
          <table:table-cell ns42:value-type="string" table:style-name="ce27" office:value-type="string">
            <text:p>0340</text:p>
          </table:table-cell>
          <table:table-cell table:style-name="ce30"/>
          <table:table-cell ns42:value-type="float" table:style-name="ce40" office:value="1373" office:value-type="float">
            <text:p>1373</text:p>
          </table:table-cell>
          <table:table-cell ns42:value-type="float" table:style-name="ce49" office:value="1301" office:value-type="float">
            <text:p>1301</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Rhijnauwen</text:p>
          </table:table-cell>
          <table:table-cell ns42:value-type="string" table:style-name="ce27" office:value-type="string">
            <text:p>1360</text:p>
          </table:table-cell>
          <table:table-cell table:style-name="ce32"/>
          <table:table-cell ns42:value-type="float" table:style-name="ce40" office:value="33" office:value-type="float">
            <text:p>33</text:p>
          </table:table-cell>
          <table:table-cell ns42:value-type="float" table:style-name="ce49" office:value="31" office:value-type="float">
            <text:p>31</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Ruwiel</text:p>
          </table:table-cell>
          <table:table-cell ns42:value-type="string" table:style-name="ce27" office:value-type="string">
            <text:p>1164</text:p>
          </table:table-cell>
          <table:table-cell table:style-name="ce30"/>
          <table:table-cell ns42:value-type="float" table:style-name="ce40" office:value="188" office:value-type="float">
            <text:p>188</text:p>
          </table:table-cell>
          <table:table-cell ns42:value-type="float" table:style-name="ce49" office:value="202" office:value-type="float">
            <text:p>202</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Rijsenburg</text:p>
          </table:table-cell>
          <table:table-cell ns42:value-type="string" table:style-name="ce27" office:value-type="string">
            <text:p>1166</text:p>
          </table:table-cell>
          <table:table-cell table:style-name="ce30"/>
          <table:table-cell ns42:value-type="float" table:style-name="ce40" office:value="124" office:value-type="float">
            <text:p>124</text:p>
          </table:table-cell>
          <table:table-cell ns42:value-type="float" table:style-name="ce49" office:value="117" office:value-type="float">
            <text:p>117</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Schalkwijk</text:p>
          </table:table-cell>
          <table:table-cell ns42:value-type="string" table:style-name="ce27" office:value-type="string">
            <text:p>1169</text:p>
          </table:table-cell>
          <table:table-cell table:style-name="ce30"/>
          <table:table-cell ns42:value-type="float" table:style-name="ce40" office:value="521" office:value-type="float">
            <text:p>521</text:p>
          </table:table-cell>
          <table:table-cell ns42:value-type="float" table:style-name="ce49" office:value="473" office:value-type="float">
            <text:p>473</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Schonauwen</text:p>
          </table:table-cell>
          <table:table-cell ns42:value-type="string" table:style-name="ce27" office:value-type="string">
            <text:p>1370</text:p>
          </table:table-cell>
          <table:table-cell table:style-name="ce32"/>
          <table:table-cell ns42:value-type="float" table:style-name="ce40" office:value="111" office:value-type="float">
            <text:p>111</text:p>
          </table:table-cell>
          <table:table-cell ns42:value-type="float" table:style-name="ce49" office:value="109" office:value-type="float">
            <text:p>109</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Snelrewaard</text:p>
          </table:table-cell>
          <table:table-cell ns42:value-type="string" table:style-name="ce27" office:value-type="string">
            <text:p>0341</text:p>
          </table:table-cell>
          <table:table-cell table:style-name="ce30"/>
          <table:table-cell ns42:value-type="float" table:style-name="ce40" office:value="185" office:value-type="float">
            <text:p>185</text:p>
          </table:table-cell>
          <table:table-cell ns42:value-type="float" table:style-name="ce49" office:value="162" office:value-type="float">
            <text:p>162</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Soest</text:p>
          </table:table-cell>
          <table:table-cell ns42:value-type="string" table:style-name="ce27" office:value-type="string">
            <text:p>0342</text:p>
          </table:table-cell>
          <table:table-cell table:style-name="ce30"/>
          <table:table-cell ns42:value-type="float" table:style-name="ce40" office:value="1168" office:value-type="float">
            <text:p>1168</text:p>
          </table:table-cell>
          <table:table-cell ns42:value-type="float" table:style-name="ce49" office:value="1060" office:value-type="float">
            <text:p>1060</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Sterkenburg</text:p>
          </table:table-cell>
          <table:table-cell ns42:value-type="string" table:style-name="ce27" office:value-type="string">
            <text:p>1377</text:p>
          </table:table-cell>
          <table:table-cell table:style-name="ce32"/>
          <table:table-cell ns42:value-type="float" table:style-name="ce40" office:value="129" office:value-type="float">
            <text:p>129</text:p>
          </table:table-cell>
          <table:table-cell ns42:value-type="float" table:style-name="ce49" office:value="122" office:value-type="float">
            <text:p>122</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Stoutenburg</text:p>
          </table:table-cell>
          <table:table-cell ns42:value-type="string" table:style-name="ce27" office:value-type="string">
            <text:p>0343</text:p>
          </table:table-cell>
          <table:table-cell table:style-name="ce30"/>
          <table:table-cell ns42:value-type="float" table:style-name="ce40" office:value="334" office:value-type="float">
            <text:p>334</text:p>
          </table:table-cell>
          <table:table-cell ns42:value-type="float" table:style-name="ce49" office:value="278" office:value-type="float">
            <text:p>278</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Teckop</text:p>
          </table:table-cell>
          <table:table-cell ns42:value-type="string" table:style-name="ce27" office:value-type="string">
            <text:p>1382</text:p>
          </table:table-cell>
          <table:table-cell table:style-name="ce32"/>
          <table:table-cell ns42:value-type="float" table:style-name="ce40" office:value="90" office:value-type="float">
            <text:p>90</text:p>
          </table:table-cell>
          <table:table-cell ns42:value-type="float" table:style-name="ce49" office:value="76" office:value-type="float">
            <text:p>76</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Tienhoven (U.)</text:p>
          </table:table-cell>
          <table:table-cell ns42:value-type="string" table:style-name="ce27" office:value-type="string">
            <text:p>1202</text:p>
          </table:table-cell>
          <table:table-cell table:style-name="ce30"/>
          <table:table-cell ns42:value-type="float" table:style-name="ce40" office:value="155" office:value-type="float">
            <text:p>155</text:p>
          </table:table-cell>
          <table:table-cell ns42:value-type="float" table:style-name="ce49" office:value="129" office:value-type="float">
            <text:p>129</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Tull en 't Waal</text:p>
          </table:table-cell>
          <table:table-cell ns42:value-type="string" table:style-name="ce27" office:value-type="string">
            <text:p>1205</text:p>
          </table:table-cell>
          <table:table-cell table:style-name="ce30"/>
          <table:table-cell ns42:value-type="float" table:style-name="ce40" office:value="241" office:value-type="float">
            <text:p>241</text:p>
          </table:table-cell>
          <table:table-cell ns42:value-type="float" table:style-name="ce49" office:value="217" office:value-type="float">
            <text:p>217</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Veenendaal</text:p>
          </table:table-cell>
          <table:table-cell ns42:value-type="string" table:style-name="ce27" office:value-type="string">
            <text:p>0345</text:p>
          </table:table-cell>
          <table:table-cell table:style-name="ce30"/>
          <table:table-cell ns42:value-type="float" table:style-name="ce40" office:value="1316" office:value-type="float">
            <text:p>1316</text:p>
          </table:table-cell>
          <table:table-cell ns42:value-type="float" table:style-name="ce49" office:value="1366" office:value-type="float">
            <text:p>1366</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Veldhuizen</text:p>
          </table:table-cell>
          <table:table-cell ns42:value-type="string" table:style-name="ce27" office:value-type="string">
            <text:p>1207</text:p>
          </table:table-cell>
          <table:table-cell table:style-name="ce30"/>
          <table:table-cell ns42:value-type="float" table:style-name="ce40" office:value="152" office:value-type="float">
            <text:p>152</text:p>
          </table:table-cell>
          <table:table-cell ns42:value-type="float" table:style-name="ce49" office:value="146" office:value-type="float">
            <text:p>146</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Vinkeveen</text:p>
          </table:table-cell>
          <table:table-cell ns42:value-type="string" table:style-name="ce27" office:value-type="string">
            <text:p>1387</text:p>
          </table:table-cell>
          <table:table-cell table:style-name="ce30"/>
          <table:table-cell ns42:value-type="float" table:style-name="ce40" office:value="593" office:value-type="float">
            <text:p>593</text:p>
          </table:table-cell>
          <table:table-cell ns42:value-type="float" table:style-name="ce49" office:value="566" office:value-type="float">
            <text:p>566</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Vleuten</text:p>
          </table:table-cell>
          <table:table-cell ns42:value-type="string" table:style-name="ce27" office:value-type="string">
            <text:p>1211</text:p>
          </table:table-cell>
          <table:table-cell table:style-name="ce30"/>
          <table:table-cell ns42:value-type="float" table:style-name="ce40" office:value="491" office:value-type="float">
            <text:p>491</text:p>
          </table:table-cell>
          <table:table-cell ns42:value-type="float" table:style-name="ce49" office:value="477" office:value-type="float">
            <text:p>477</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Vreeland</text:p>
          </table:table-cell>
          <table:table-cell ns42:value-type="string" table:style-name="ce27" office:value-type="string">
            <text:p>1213</text:p>
          </table:table-cell>
          <table:table-cell table:style-name="ce30"/>
          <table:table-cell ns42:value-type="float" table:style-name="ce40" office:value="296" office:value-type="float">
            <text:p>296</text:p>
          </table:table-cell>
          <table:table-cell ns42:value-type="float" table:style-name="ce49" office:value="317" office:value-type="float">
            <text:p>317</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Vreeswijk</text:p>
          </table:table-cell>
          <table:table-cell ns42:value-type="string" table:style-name="ce27" office:value-type="string">
            <text:p>0348</text:p>
          </table:table-cell>
          <table:table-cell table:style-name="ce30"/>
          <table:table-cell ns42:value-type="float" table:style-name="ce40" office:value="507" office:value-type="float">
            <text:p>507</text:p>
          </table:table-cell>
          <table:table-cell ns42:value-type="float" table:style-name="ce49" office:value="505" office:value-type="float">
            <text:p>505</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de Vuursche</text:p>
          </table:table-cell>
          <table:table-cell ns42:value-type="string" table:style-name="ce27" office:value-type="string">
            <text:p>1392</text:p>
          </table:table-cell>
          <table:table-cell table:style-name="ce32"/>
          <table:table-cell ns42:value-type="float" table:style-name="ce40" office:value="115" office:value-type="float">
            <text:p>115</text:p>
          </table:table-cell>
          <table:table-cell ns42:value-type="float" table:style-name="ce49" office:value="97" office:value-type="float">
            <text:p>97</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Waverveen</text:p>
          </table:table-cell>
          <table:table-cell ns42:value-type="string" table:style-name="ce27" office:value-type="string">
            <text:p>1393</text:p>
          </table:table-cell>
          <table:table-cell table:style-name="ce32"/>
          <table:table-cell ns42:value-type="float" table:style-name="ce40" office:value="267" office:value-type="float">
            <text:p>267</text:p>
          </table:table-cell>
          <table:table-cell ns42:value-type="float" table:style-name="ce49" office:value="270" office:value-type="float">
            <text:p>270</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Werkhoven</text:p>
          </table:table-cell>
          <table:table-cell ns42:value-type="string" table:style-name="ce27" office:value-type="string">
            <text:p>1223</text:p>
          </table:table-cell>
          <table:table-cell table:style-name="ce30"/>
          <table:table-cell ns42:value-type="float" table:style-name="ce40" office:value="393" office:value-type="float">
            <text:p>393</text:p>
          </table:table-cell>
          <table:table-cell ns42:value-type="float" table:style-name="ce49" office:value="355" office:value-type="float">
            <text:p>355</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Westbroek</text:p>
          </table:table-cell>
          <table:table-cell ns42:value-type="string" table:style-name="ce27" office:value-type="string">
            <text:p>1224</text:p>
          </table:table-cell>
          <table:table-cell table:style-name="ce30"/>
          <table:table-cell ns42:value-type="float" table:style-name="ce40" office:value="311" office:value-type="float">
            <text:p>311</text:p>
          </table:table-cell>
          <table:table-cell ns42:value-type="float" table:style-name="ce49" office:value="309" office:value-type="float">
            <text:p>309</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Willeskop</text:p>
          </table:table-cell>
          <table:table-cell ns42:value-type="string" table:style-name="ce27" office:value-type="string">
            <text:p>0349</text:p>
          </table:table-cell>
          <table:table-cell table:style-name="ce30"/>
          <table:table-cell ns42:value-type="float" table:style-name="ce40" office:value="253" office:value-type="float">
            <text:p>253</text:p>
          </table:table-cell>
          <table:table-cell ns42:value-type="float" table:style-name="ce49" office:value="258" office:value-type="float">
            <text:p>258</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Willige-Langerak</text:p>
          </table:table-cell>
          <table:table-cell ns42:value-type="string" table:style-name="ce27" office:value-type="string">
            <text:p>1226</text:p>
          </table:table-cell>
          <table:table-cell table:style-name="ce30"/>
          <table:table-cell ns42:value-type="float" table:style-name="ce40" office:value="179" office:value-type="float">
            <text:p>179</text:p>
          </table:table-cell>
          <table:table-cell ns42:value-type="float" table:style-name="ce49" office:value="192" office:value-type="float">
            <text:p>192</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Wilnis</text:p>
          </table:table-cell>
          <table:table-cell ns42:value-type="string" table:style-name="ce27" office:value-type="string">
            <text:p>0350</text:p>
          </table:table-cell>
          <table:table-cell table:style-name="ce30"/>
          <table:table-cell ns42:value-type="float" table:style-name="ce40" office:value="598" office:value-type="float">
            <text:p>598</text:p>
          </table:table-cell>
          <table:table-cell ns42:value-type="float" table:style-name="ce49" office:value="598" office:value-type="float">
            <text:p>598</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Woudenberg</text:p>
          </table:table-cell>
          <table:table-cell ns42:value-type="string" table:style-name="ce27" office:value-type="string">
            <text:p>0351</text:p>
          </table:table-cell>
          <table:table-cell table:style-name="ce30"/>
          <table:table-cell ns42:value-type="float" table:style-name="ce40" office:value="881" office:value-type="float">
            <text:p>881</text:p>
          </table:table-cell>
          <table:table-cell ns42:value-type="float" table:style-name="ce49" office:value="884" office:value-type="float">
            <text:p>884</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Wulverhorst</text:p>
          </table:table-cell>
          <table:table-cell ns42:value-type="string" table:style-name="ce27" office:value-type="string">
            <text:p>1398</text:p>
          </table:table-cell>
          <table:table-cell table:style-name="ce32"/>
          <table:table-cell ns42:value-type="float" table:style-name="ce40" office:value="65" office:value-type="float">
            <text:p>65</text:p>
          </table:table-cell>
          <table:table-cell ns42:value-type="float" table:style-name="ce49" office:value="49" office:value-type="float">
            <text:p>49</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Wijk bij Duurstede</text:p>
          </table:table-cell>
          <table:table-cell ns42:value-type="string" table:style-name="ce27" office:value-type="string">
            <text:p>0352</text:p>
          </table:table-cell>
          <table:table-cell table:style-name="ce30"/>
          <table:table-cell ns42:value-type="float" table:style-name="ce40" office:value="1100" office:value-type="float">
            <text:p>1100</text:p>
          </table:table-cell>
          <table:table-cell ns42:value-type="float" table:style-name="ce49" office:value="1081" office:value-type="float">
            <text:p>1081</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IJsselstein</text:p>
          </table:table-cell>
          <table:table-cell ns42:value-type="string" table:style-name="ce27" office:value-type="string">
            <text:p>0353</text:p>
          </table:table-cell>
          <table:table-cell table:style-name="ce30"/>
          <table:table-cell ns42:value-type="float" table:style-name="ce40" office:value="1455" office:value-type="float">
            <text:p>1455</text:p>
          </table:table-cell>
          <table:table-cell ns42:value-type="float" table:style-name="ce49" office:value="1555" office:value-type="float">
            <text:p>1555</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Zegveld</text:p>
          </table:table-cell>
          <table:table-cell ns42:value-type="string" table:style-name="ce27" office:value-type="string">
            <text:p>0354</text:p>
          </table:table-cell>
          <table:table-cell table:style-name="ce30"/>
          <table:table-cell ns42:value-type="float" table:style-name="ce40" office:value="290" office:value-type="float">
            <text:p>290</text:p>
          </table:table-cell>
          <table:table-cell ns42:value-type="float" table:style-name="ce49" office:value="310" office:value-type="float">
            <text:p>310</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Zeist</text:p>
          </table:table-cell>
          <table:table-cell ns42:value-type="string" table:style-name="ce27" office:value-type="string">
            <text:p>0355</text:p>
          </table:table-cell>
          <table:table-cell table:style-name="ce30"/>
          <table:table-cell ns42:value-type="float" table:style-name="ce40" office:value="1194" office:value-type="float">
            <text:p>1194</text:p>
          </table:table-cell>
          <table:table-cell ns42:value-type="float" table:style-name="ce49" office:value="1283" office:value-type="float">
            <text:p>1283</text:p>
          </table:table-cell>
          <table:table-cell table:style-name="ce38"/>
          <table:table-cell table:number-columns-repeated="1015"/>
        </table:table-row>
        <table:table-row table:style-name="ro6">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Zevender</text:p>
          </table:table-cell>
          <table:table-cell ns42:value-type="string" table:style-name="ce27" office:value-type="string">
            <text:p>1399</text:p>
          </table:table-cell>
          <table:table-cell table:style-name="ce32"/>
          <table:table-cell ns42:value-type="float" table:style-name="ce40" office:value="59" office:value-type="float">
            <text:p>59</text:p>
          </table:table-cell>
          <table:table-cell ns42:value-type="float" table:style-name="ce49" office:value="54" office:value-type="float">
            <text:p>54</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19"/>
          <table:table-cell ns42:value-type="string" table:style-name="ce19" office:value-type="string">
            <text:p>Zuilen</text:p>
          </table:table-cell>
          <table:table-cell ns42:value-type="string" table:style-name="ce27" office:value-type="string">
            <text:p>1242</text:p>
          </table:table-cell>
          <table:table-cell table:style-name="ce30"/>
          <table:table-cell ns42:value-type="float" table:style-name="ce40" office:value="369" office:value-type="float">
            <text:p>369</text:p>
          </table:table-cell>
          <table:table-cell ns42:value-type="float" table:style-name="ce49" office:value="381" office:value-type="float">
            <text:p>381</text:p>
          </table:table-cell>
          <table:table-cell table:style-name="ce38"/>
          <table:table-cell table:number-columns-repeated="1015"/>
        </table:table-row>
        <table:table-row table:style-name="ro3">
          <table:table-cell ns42:value-type="string" table:style-name="ce11" office:value-type="string">
            <text:p>Utrecht</text:p>
          </table:table-cell>
          <table:table-cell ns42:value-type="float" table:style-name="ce15" office:value="26" office:value-type="float">
            <text:p>26</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Middelburg (Z.)</text:p>
          </table:table-cell>
          <table:table-cell ns42:value-type="string" table:style-name="ce27" office:value-type="string">
            <text:p>0687</text:p>
          </table:table-cell>
          <table:table-cell table:style-name="ce30"/>
          <table:table-cell ns42:value-type="float" table:style-name="ce40" office:value="6469" office:value-type="float">
            <text:p>6469</text:p>
          </table:table-cell>
          <table:table-cell ns42:value-type="float" table:style-name="ce49" office:value="8231" office:value-type="float">
            <text:p>8231</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Vlissingen</text:p>
          </table:table-cell>
          <table:table-cell ns42:value-type="string" table:style-name="ce27" office:value-type="string">
            <text:p>0718</text:p>
          </table:table-cell>
          <table:table-cell table:style-name="ce30"/>
          <table:table-cell ns42:value-type="float" table:style-name="ce40" office:value="4108" office:value-type="float">
            <text:p>4108</text:p>
          </table:table-cell>
          <table:table-cell ns42:value-type="float" table:style-name="ce49" office:value="3921" office:value-type="float">
            <text:p>3921</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Aagtekerke</text:p>
          </table:table-cell>
          <table:table-cell ns42:value-type="string" table:style-name="ce27" office:value-type="string">
            <text:p>1000</text:p>
          </table:table-cell>
          <table:table-cell table:style-name="ce30"/>
          <table:table-cell ns42:value-type="float" table:style-name="ce40" office:value="185" office:value-type="float">
            <text:p>185</text:p>
          </table:table-cell>
          <table:table-cell ns42:value-type="float" table:style-name="ce49" office:value="151" office:value-type="float">
            <text:p>151</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Aardenburg</text:p>
          </table:table-cell>
          <table:table-cell ns42:value-type="string" table:style-name="ce27" office:value-type="string">
            <text:p>0648</text:p>
          </table:table-cell>
          <table:table-cell table:style-name="ce30"/>
          <table:table-cell ns42:value-type="float" table:style-name="ce40" office:value="681" office:value-type="float">
            <text:p>681</text:p>
          </table:table-cell>
          <table:table-cell ns42:value-type="float" table:style-name="ce49" office:value="744" office:value-type="float">
            <text:p>744</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Arnemuiden</text:p>
          </table:table-cell>
          <table:table-cell ns42:value-type="string" table:style-name="ce27" office:value-type="string">
            <text:p>0649</text:p>
          </table:table-cell>
          <table:table-cell table:style-name="ce30"/>
          <table:table-cell ns42:value-type="float" table:style-name="ce40" office:value="561" office:value-type="float">
            <text:p>561</text:p>
          </table:table-cell>
          <table:table-cell ns42:value-type="float" table:style-name="ce49" office:value="657" office:value-type="float">
            <text:p>657</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Axel</text:p>
          </table:table-cell>
          <table:table-cell ns42:value-type="string" table:style-name="ce27" office:value-type="string">
            <text:p>0650</text:p>
          </table:table-cell>
          <table:table-cell table:style-name="ce30"/>
          <table:table-cell ns42:value-type="float" table:style-name="ce40" office:value="1077" office:value-type="float">
            <text:p>1077</text:p>
          </table:table-cell>
          <table:table-cell ns42:value-type="float" table:style-name="ce49" office:value="1154" office:value-type="float">
            <text:p>1154</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Baarland</text:p>
          </table:table-cell>
          <table:table-cell ns42:value-type="string" table:style-name="ce27" office:value-type="string">
            <text:p>0651</text:p>
          </table:table-cell>
          <table:table-cell table:style-name="ce30"/>
          <table:table-cell ns42:value-type="float" table:style-name="ce40" office:value="292" office:value-type="float">
            <text:p>292</text:p>
          </table:table-cell>
          <table:table-cell ns42:value-type="float" table:style-name="ce49" office:value="274" office:value-type="float">
            <text:p>274</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Bath</text:p>
          </table:table-cell>
          <table:table-cell ns42:value-type="string" table:style-name="ce27" office:value-type="string">
            <text:p>1018</text:p>
          </table:table-cell>
          <table:table-cell table:style-name="ce32"/>
          <table:table-cell ns42:value-type="float" table:style-name="ce40" office:value="134" office:value-type="float">
            <text:p>134</text:p>
          </table:table-cell>
          <table:table-cell ns42:value-type="float" table:style-name="ce49" office:value="93" office:value-type="float">
            <text:p>93</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Biervliet</text:p>
          </table:table-cell>
          <table:table-cell ns42:value-type="string" table:style-name="ce27" office:value-type="string">
            <text:p>0652</text:p>
          </table:table-cell>
          <table:table-cell table:style-name="ce30"/>
          <table:table-cell ns42:value-type="float" table:style-name="ce40" office:value="754" office:value-type="float">
            <text:p>754</text:p>
          </table:table-cell>
          <table:table-cell ns42:value-type="float" table:style-name="ce49" office:value="713" office:value-type="float">
            <text:p>713</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Biggekerke</text:p>
          </table:table-cell>
          <table:table-cell ns42:value-type="string" table:style-name="ce27" office:value-type="string">
            <text:p>1022</text:p>
          </table:table-cell>
          <table:table-cell table:style-name="ce30"/>
          <table:table-cell ns42:value-type="float" table:style-name="ce40" office:value="228" office:value-type="float">
            <text:p>228</text:p>
          </table:table-cell>
          <table:table-cell ns42:value-type="float" table:style-name="ce49" office:value="230" office:value-type="float">
            <text:p>230</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Bommenede</text:p>
          </table:table-cell>
          <table:table-cell ns42:value-type="string" table:style-name="ce27" office:value-type="string">
            <text:p>1025</text:p>
          </table:table-cell>
          <table:table-cell table:style-name="ce32"/>
          <table:table-cell ns42:value-type="float" table:style-name="ce40" office:value="204" office:value-type="float">
            <text:p>204</text:p>
          </table:table-cell>
          <table:table-cell ns42:value-type="float" table:style-name="ce49" office:value="205" office:value-type="float">
            <text:p>205</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Borssele</text:p>
          </table:table-cell>
          <table:table-cell ns42:value-type="string" table:style-name="ce27" office:value-type="string">
            <text:p>1254</text:p>
          </table:table-cell>
          <table:table-cell table:style-name="ce30"/>
          <table:table-cell ns42:value-type="float" table:style-name="ce40" office:value="371" office:value-type="float">
            <text:p>371</text:p>
          </table:table-cell>
          <table:table-cell ns42:value-type="float" table:style-name="ce49" office:value="348" office:value-type="float">
            <text:p>348</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Boschkapelle</text:p>
          </table:table-cell>
          <table:table-cell ns42:value-type="string" table:style-name="ce27" office:value-type="string">
            <text:p>1027</text:p>
          </table:table-cell>
          <table:table-cell table:style-name="ce30"/>
          <table:table-cell ns42:value-type="float" table:style-name="ce40" office:value="410" office:value-type="float">
            <text:p>410</text:p>
          </table:table-cell>
          <table:table-cell ns42:value-type="float" table:style-name="ce49" office:value="431" office:value-type="float">
            <text:p>431</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Breskens</text:p>
          </table:table-cell>
          <table:table-cell ns42:value-type="string" table:style-name="ce27" office:value-type="string">
            <text:p>0655</text:p>
          </table:table-cell>
          <table:table-cell table:style-name="ce30"/>
          <table:table-cell ns42:value-type="float" table:style-name="ce40" office:value="572" office:value-type="float">
            <text:p>572</text:p>
          </table:table-cell>
          <table:table-cell ns42:value-type="float" table:style-name="ce49" office:value="630" office:value-type="float">
            <text:p>630</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Brouwershaven</text:p>
          </table:table-cell>
          <table:table-cell ns42:value-type="string" table:style-name="ce27" office:value-type="string">
            <text:p>0656</text:p>
          </table:table-cell>
          <table:table-cell table:style-name="ce30"/>
          <table:table-cell ns42:value-type="float" table:style-name="ce40" office:value="441" office:value-type="float">
            <text:p>441</text:p>
          </table:table-cell>
          <table:table-cell ns42:value-type="float" table:style-name="ce49" office:value="515" office:value-type="float">
            <text:p>515</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Bruinisse</text:p>
          </table:table-cell>
          <table:table-cell ns42:value-type="string" table:style-name="ce27" office:value-type="string">
            <text:p>0657</text:p>
          </table:table-cell>
          <table:table-cell table:style-name="ce30"/>
          <table:table-cell ns42:value-type="float" table:style-name="ce40" office:value="624" office:value-type="float">
            <text:p>624</text:p>
          </table:table-cell>
          <table:table-cell ns42:value-type="float" table:style-name="ce49" office:value="542" office:value-type="float">
            <text:p>542</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Burgh</text:p>
          </table:table-cell>
          <table:table-cell ns42:value-type="string" table:style-name="ce27" office:value-type="string">
            <text:p>1035</text:p>
          </table:table-cell>
          <table:table-cell table:style-name="ce30"/>
          <table:table-cell ns42:value-type="float" table:style-name="ce40" office:value="256" office:value-type="float">
            <text:p>256</text:p>
          </table:table-cell>
          <table:table-cell ns42:value-type="float" table:style-name="ce49" office:value="245" office:value-type="float">
            <text:p>245</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Cadzand</text:p>
          </table:table-cell>
          <table:table-cell ns42:value-type="string" table:style-name="ce27" office:value-type="string">
            <text:p>0658</text:p>
          </table:table-cell>
          <table:table-cell table:style-name="ce30"/>
          <table:table-cell ns42:value-type="float" table:style-name="ce40" office:value="491" office:value-type="float">
            <text:p>491</text:p>
          </table:table-cell>
          <table:table-cell ns42:value-type="float" table:style-name="ce49" office:value="483" office:value-type="float">
            <text:p>483</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Kats</text:p>
          </table:table-cell>
          <table:table-cell ns42:value-type="string" table:style-name="ce27" office:value-type="string">
            <text:p>1094</text:p>
          </table:table-cell>
          <table:table-cell table:style-name="ce30"/>
          <table:table-cell ns42:value-type="float" table:style-name="ce40" office:value="190" office:value-type="float">
            <text:p>190</text:p>
          </table:table-cell>
          <table:table-cell ns42:value-type="float" table:style-name="ce49" office:value="177" office:value-type="float">
            <text:p>177</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Clinge</text:p>
          </table:table-cell>
          <table:table-cell ns42:value-type="string" table:style-name="ce27" office:value-type="string">
            <text:p>0659</text:p>
          </table:table-cell>
          <table:table-cell table:style-name="ce30"/>
          <table:table-cell ns42:value-type="float" table:style-name="ce40" office:value="599" office:value-type="float">
            <text:p>599</text:p>
          </table:table-cell>
          <table:table-cell ns42:value-type="float" table:style-name="ce49" office:value="653" office:value-type="float">
            <text:p>653</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Colijnsplaat</text:p>
          </table:table-cell>
          <table:table-cell ns42:value-type="string" table:style-name="ce27" office:value-type="string">
            <text:p>1038</text:p>
          </table:table-cell>
          <table:table-cell table:style-name="ce30"/>
          <table:table-cell ns42:value-type="float" table:style-name="ce40" office:value="796" office:value-type="float">
            <text:p>796</text:p>
          </table:table-cell>
          <table:table-cell ns42:value-type="float" table:style-name="ce49" office:value="816" office:value-type="float">
            <text:p>816</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Kortgene</text:p>
          </table:table-cell>
          <table:table-cell ns42:value-type="string" table:style-name="ce27" office:value-type="string">
            <text:p>0682</text:p>
          </table:table-cell>
          <table:table-cell table:style-name="ce30"/>
          <table:table-cell ns42:value-type="float" table:style-name="ce40" office:value="388" office:value-type="float">
            <text:p>388</text:p>
          </table:table-cell>
          <table:table-cell ns42:value-type="float" table:style-name="ce49" office:value="413" office:value-type="float">
            <text:p>413</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Domburg</text:p>
          </table:table-cell>
          <table:table-cell ns42:value-type="string" table:style-name="ce27" office:value-type="string">
            <text:p>0660</text:p>
          </table:table-cell>
          <table:table-cell table:style-name="ce30"/>
          <table:table-cell ns42:value-type="float" table:style-name="ce40" office:value="421" office:value-type="float">
            <text:p>421</text:p>
          </table:table-cell>
          <table:table-cell ns42:value-type="float" table:style-name="ce49" office:value="399" office:value-type="float">
            <text:p>399</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Dreischor</text:p>
          </table:table-cell>
          <table:table-cell ns42:value-type="string" table:style-name="ce27" office:value-type="string">
            <text:p>1047</text:p>
          </table:table-cell>
          <table:table-cell table:style-name="ce30"/>
          <table:table-cell ns42:value-type="float" table:style-name="ce40" office:value="415" office:value-type="float">
            <text:p>415</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Driewegen</text:p>
          </table:table-cell>
          <table:table-cell ns42:value-type="string" table:style-name="ce27" office:value-type="string">
            <text:p>0661</text:p>
          </table:table-cell>
          <table:table-cell table:style-name="ce30"/>
          <table:table-cell ns42:value-type="float" table:style-name="ce40" office:value="207" office:value-type="float">
            <text:p>207</text:p>
          </table:table-cell>
          <table:table-cell ns42:value-type="float" table:style-name="ce49" office:value="235" office:value-type="float">
            <text:p>235</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Duivendijke</text:p>
          </table:table-cell>
          <table:table-cell ns42:value-type="string" table:style-name="ce27" office:value-type="string">
            <text:p>1050</text:p>
          </table:table-cell>
          <table:table-cell table:style-name="ce30"/>
          <table:table-cell ns42:value-type="float" table:style-name="ce40" office:value="184" office:value-type="float">
            <text:p>184</text:p>
          </table:table-cell>
          <table:table-cell ns42:value-type="float" table:style-name="ce49" office:value="177" office:value-type="float">
            <text:p>177</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Eede</text:p>
          </table:table-cell>
          <table:table-cell ns42:value-type="string" table:style-name="ce27" office:value-type="string">
            <text:p>1052</text:p>
          </table:table-cell>
          <table:table-cell table:style-name="ce30"/>
          <table:table-cell ns42:value-type="float" table:style-name="ce40" office:value="602" office:value-type="float">
            <text:p>602</text:p>
          </table:table-cell>
          <table:table-cell ns42:value-type="float" table:style-name="ce49" office:value="610" office:value-type="float">
            <text:p>610</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Elkerzee</text:p>
          </table:table-cell>
          <table:table-cell ns42:value-type="string" table:style-name="ce27" office:value-type="string">
            <text:p>1053</text:p>
          </table:table-cell>
          <table:table-cell table:style-name="ce30"/>
          <table:table-cell ns42:value-type="float" table:style-name="ce40" office:value="195" office:value-type="float">
            <text:p>195</text:p>
          </table:table-cell>
          <table:table-cell ns42:value-type="float" table:style-name="ce49" office:value="211" office:value-type="float">
            <text:p>211</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Ellemeet</text:p>
          </table:table-cell>
          <table:table-cell ns42:value-type="string" table:style-name="ce27" office:value-type="string">
            <text:p>1054</text:p>
          </table:table-cell>
          <table:table-cell table:style-name="ce30"/>
          <table:table-cell ns42:value-type="float" table:style-name="ce40" office:value="225" office:value-type="float">
            <text:p>225</text:p>
          </table:table-cell>
          <table:table-cell ns42:value-type="float" table:style-name="ce49" office:value="163" office:value-type="float">
            <text:p>163</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Ellewoutsdijk</text:p>
          </table:table-cell>
          <table:table-cell ns42:value-type="string" table:style-name="ce27" office:value-type="string">
            <text:p>0663</text:p>
          </table:table-cell>
          <table:table-cell table:style-name="ce30"/>
          <table:table-cell ns42:value-type="float" table:style-name="ce40" office:value="311" office:value-type="float">
            <text:p>311</text:p>
          </table:table-cell>
          <table:table-cell ns42:value-type="float" table:style-name="ce49" office:value="289" office:value-type="float">
            <text:p>289</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Gapinge</text:p>
          </table:table-cell>
          <table:table-cell ns42:value-type="string" table:style-name="ce27" office:value-type="string">
            <text:p>1317</text:p>
          </table:table-cell>
          <table:table-cell table:style-name="ce32"/>
          <table:table-cell ns42:value-type="float" table:style-name="ce40" office:value="100" office:value-type="float">
            <text:p>100</text:p>
          </table:table-cell>
          <table:table-cell ns42:value-type="float" table:style-name="ce49" office:value="93" office:value-type="float">
            <text:p>93</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Goes</text:p>
          </table:table-cell>
          <table:table-cell ns42:value-type="string" table:style-name="ce27" office:value-type="string">
            <text:p>0664</text:p>
          </table:table-cell>
          <table:table-cell table:style-name="ce30"/>
          <table:table-cell ns42:value-type="float" table:style-name="ce40" office:value="2268" office:value-type="float">
            <text:p>2268</text:p>
          </table:table-cell>
          <table:table-cell ns42:value-type="float" table:style-name="ce49" office:value="2620" office:value-type="float">
            <text:p>2620</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Graauw en Langendam</text:p>
          </table:table-cell>
          <table:table-cell ns42:value-type="string" table:style-name="ce27" office:value-type="string">
            <text:p>0665</text:p>
          </table:table-cell>
          <table:table-cell table:style-name="ce30"/>
          <table:table-cell ns42:value-type="float" table:style-name="ce40" office:value="680" office:value-type="float">
            <text:p>680</text:p>
          </table:table-cell>
          <table:table-cell ns42:value-type="float" table:style-name="ce49" office:value="757" office:value-type="float">
            <text:p>757</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Gravenpolder</text:p>
          </table:table-cell>
          <table:table-cell ns42:value-type="string" table:style-name="ce27" office:value-type="string">
            <text:p>0666</text:p>
          </table:table-cell>
          <table:table-cell table:style-name="ce30"/>
          <table:table-cell ns42:value-type="float" table:style-name="ce40" office:value="305" office:value-type="float">
            <text:p>305</text:p>
          </table:table-cell>
          <table:table-cell ns42:value-type="float" table:style-name="ce49" office:value="262" office:value-type="float">
            <text:p>262</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Groede</text:p>
          </table:table-cell>
          <table:table-cell ns42:value-type="string" table:style-name="ce27" office:value-type="string">
            <text:p>0667</text:p>
          </table:table-cell>
          <table:table-cell table:style-name="ce30"/>
          <table:table-cell ns42:value-type="float" table:style-name="ce40" office:value="1099" office:value-type="float">
            <text:p>1099</text:p>
          </table:table-cell>
          <table:table-cell ns42:value-type="float" table:style-name="ce49" office:value="1119" office:value-type="float">
            <text:p>1119</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Grijpskerke</text:p>
          </table:table-cell>
          <table:table-cell ns42:value-type="string" table:style-name="ce27" office:value-type="string">
            <text:p>1067</text:p>
          </table:table-cell>
          <table:table-cell table:style-name="ce30"/>
          <table:table-cell ns42:value-type="float" table:style-name="ce40" office:value="322" office:value-type="float">
            <text:p>322</text:p>
          </table:table-cell>
          <table:table-cell ns42:value-type="float" table:style-name="ce49" office:value="323" office:value-type="float">
            <text:p>323</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Haamstede</text:p>
          </table:table-cell>
          <table:table-cell ns42:value-type="string" table:style-name="ce27" office:value-type="string">
            <text:p>1068</text:p>
          </table:table-cell>
          <table:table-cell table:style-name="ce30"/>
          <table:table-cell ns42:value-type="float" table:style-name="ce40" office:value="331" office:value-type="float">
            <text:p>331</text:p>
          </table:table-cell>
          <table:table-cell ns42:value-type="float" table:style-name="ce49" office:value="372" office:value-type="float">
            <text:p>372</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Heer-Abtskerke</text:p>
          </table:table-cell>
          <table:table-cell ns42:value-type="string" table:style-name="ce27" office:value-type="string">
            <text:p>0669</text:p>
          </table:table-cell>
          <table:table-cell table:style-name="ce30"/>
          <table:table-cell ns42:value-type="float" table:style-name="ce40" office:value="151" office:value-type="float">
            <text:p>151</text:p>
          </table:table-cell>
          <table:table-cell ns42:value-type="float" table:style-name="ce49" office:value="146" office:value-type="float">
            <text:p>146</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Heer-Arendskerke</text:p>
          </table:table-cell>
          <table:table-cell ns42:value-type="string" table:style-name="ce27" office:value-type="string">
            <text:p>0670</text:p>
          </table:table-cell>
          <table:table-cell table:style-name="ce30"/>
          <table:table-cell ns42:value-type="float" table:style-name="ce40" office:value="763" office:value-type="float">
            <text:p>763</text:p>
          </table:table-cell>
          <table:table-cell ns42:value-type="float" table:style-name="ce49" office:value="746" office:value-type="float">
            <text:p>746</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Heer Hendrikskinderen</text:p>
          </table:table-cell>
          <table:table-cell ns42:value-type="string" table:style-name="ce27" office:value-type="string">
            <text:p>1326</text:p>
          </table:table-cell>
          <table:table-cell table:style-name="ce30"/>
          <table:table-cell ns42:value-type="float" table:style-name="ce40" office:value="108" office:value-type="float">
            <text:p>108</text:p>
          </table:table-cell>
          <table:table-cell ns42:value-type="float" table:style-name="ce49" office:value="116" office:value-type="float">
            <text:p>116</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Heerenhoek</text:p>
          </table:table-cell>
          <table:table-cell ns42:value-type="string" table:style-name="ce27" office:value-type="string">
            <text:p>0671</text:p>
          </table:table-cell>
          <table:table-cell table:style-name="ce30"/>
          <table:table-cell ns42:value-type="float" table:style-name="ce40" office:value="321" office:value-type="float">
            <text:p>321</text:p>
          </table:table-cell>
          <table:table-cell ns42:value-type="float" table:style-name="ce49" office:value="330" office:value-type="float">
            <text:p>330</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Heille</text:p>
          </table:table-cell>
          <table:table-cell ns42:value-type="string" table:style-name="ce27" office:value-type="string">
            <text:p>1073</text:p>
          </table:table-cell>
          <table:table-cell table:style-name="ce30"/>
          <table:table-cell ns42:value-type="float" table:style-name="ce40" office:value="291" office:value-type="float">
            <text:p>291</text:p>
          </table:table-cell>
          <table:table-cell ns42:value-type="float" table:style-name="ce49" office:value="289" office:value-type="float">
            <text:p>289</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Heinkenszand</text:p>
          </table:table-cell>
          <table:table-cell ns42:value-type="string" table:style-name="ce27" office:value-type="string">
            <text:p>0672</text:p>
          </table:table-cell>
          <table:table-cell table:style-name="ce30"/>
          <table:table-cell ns42:value-type="float" table:style-name="ce40" office:value="607" office:value-type="float">
            <text:p>607</text:p>
          </table:table-cell>
          <table:table-cell ns42:value-type="float" table:style-name="ce49" office:value="622" office:value-type="float">
            <text:p>622</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Hengstdijk</text:p>
          </table:table-cell>
          <table:table-cell ns42:value-type="string" table:style-name="ce27" office:value-type="string">
            <text:p>1077</text:p>
          </table:table-cell>
          <table:table-cell table:style-name="ce30"/>
          <table:table-cell ns42:value-type="float" table:style-name="ce40" office:value="321" office:value-type="float">
            <text:p>321</text:p>
          </table:table-cell>
          <table:table-cell ns42:value-type="float" table:style-name="ce49" office:value="340" office:value-type="float">
            <text:p>340</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Hoedekenskerke</text:p>
          </table:table-cell>
          <table:table-cell ns42:value-type="string" table:style-name="ce27" office:value-type="string">
            <text:p>0673</text:p>
          </table:table-cell>
          <table:table-cell table:style-name="ce30"/>
          <table:table-cell ns42:value-type="float" table:style-name="ce40" office:value="350" office:value-type="float">
            <text:p>350</text:p>
          </table:table-cell>
          <table:table-cell ns42:value-type="float" table:style-name="ce49" office:value="364" office:value-type="float">
            <text:p>364</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Hoek</text:p>
          </table:table-cell>
          <table:table-cell ns42:value-type="string" table:style-name="ce27" office:value-type="string">
            <text:p>0674</text:p>
          </table:table-cell>
          <table:table-cell table:style-name="ce30"/>
          <table:table-cell ns42:value-type="float" table:style-name="ce40" office:value="635" office:value-type="float">
            <text:p>635</text:p>
          </table:table-cell>
          <table:table-cell ns42:value-type="float" table:style-name="ce49" office:value="596" office:value-type="float">
            <text:p>596</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Hontenisse</text:p>
          </table:table-cell>
          <table:table-cell ns42:value-type="string" table:style-name="ce27" office:value-type="string">
            <text:p>0675</text:p>
          </table:table-cell>
          <table:table-cell table:style-name="ce30"/>
          <table:table-cell ns42:value-type="float" table:style-name="ce40" office:value="2089" office:value-type="float">
            <text:p>2089</text:p>
          </table:table-cell>
          <table:table-cell ns42:value-type="float" table:style-name="ce49" office:value="2133" office:value-type="float">
            <text:p>2133</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Hoofdplaat</text:p>
          </table:table-cell>
          <table:table-cell ns42:value-type="string" table:style-name="ce27" office:value-type="string">
            <text:p>0676</text:p>
          </table:table-cell>
          <table:table-cell table:style-name="ce30"/>
          <table:table-cell ns42:value-type="float" table:style-name="ce40" office:value="482" office:value-type="float">
            <text:p>482</text:p>
          </table:table-cell>
          <table:table-cell ns42:value-type="float" table:style-name="ce49" office:value="510" office:value-type="float">
            <text:p>510</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Hulst</text:p>
          </table:table-cell>
          <table:table-cell ns42:value-type="string" table:style-name="ce27" office:value-type="string">
            <text:p>0677</text:p>
          </table:table-cell>
          <table:table-cell table:style-name="ce30"/>
          <table:table-cell ns42:value-type="float" table:style-name="ce40" office:value="931" office:value-type="float">
            <text:p>931</text:p>
          </table:table-cell>
          <table:table-cell ns42:value-type="float" table:style-name="ce49" office:value="1193" office:value-type="float">
            <text:p>1193</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Kapelle</text:p>
          </table:table-cell>
          <table:table-cell ns42:value-type="string" table:style-name="ce27" office:value-type="string">
            <text:p>0678</text:p>
          </table:table-cell>
          <table:table-cell table:style-name="ce30"/>
          <table:table-cell ns42:value-type="float" table:style-name="ce40" office:value="615" office:value-type="float">
            <text:p>615</text:p>
          </table:table-cell>
          <table:table-cell ns42:value-type="float" table:style-name="ce49" office:value="583" office:value-type="float">
            <text:p>583</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Kattendijke</text:p>
          </table:table-cell>
          <table:table-cell ns42:value-type="string" table:style-name="ce27" office:value-type="string">
            <text:p>0679</text:p>
          </table:table-cell>
          <table:table-cell table:style-name="ce30"/>
          <table:table-cell ns42:value-type="float" table:style-name="ce40" office:value="317" office:value-type="float">
            <text:p>317</text:p>
          </table:table-cell>
          <table:table-cell ns42:value-type="float" table:style-name="ce49" office:value="276" office:value-type="float">
            <text:p>276</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Kerkwerve</text:p>
          </table:table-cell>
          <table:table-cell ns42:value-type="string" table:style-name="ce27" office:value-type="string">
            <text:p>1095</text:p>
          </table:table-cell>
          <table:table-cell table:style-name="ce30"/>
          <table:table-cell ns42:value-type="float" table:style-name="ce40" office:value="288" office:value-type="float">
            <text:p>288</text:p>
          </table:table-cell>
          <table:table-cell ns42:value-type="float" table:style-name="ce49" office:value="270" office:value-type="float">
            <text:p>270</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Kleverskerke</text:p>
          </table:table-cell>
          <table:table-cell ns42:value-type="string" table:style-name="ce27" office:value-type="string">
            <text:p>1339</text:p>
          </table:table-cell>
          <table:table-cell table:style-name="ce32"/>
          <table:table-cell ns42:value-type="float" table:style-name="ce40" office:value="93" office:value-type="float">
            <text:p>93</text:p>
          </table:table-cell>
          <table:table-cell ns42:value-type="float" table:style-name="ce49" office:value="73" office:value-type="float">
            <text:p>73</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Kloetinge</text:p>
          </table:table-cell>
          <table:table-cell ns42:value-type="string" table:style-name="ce27" office:value-type="string">
            <text:p>0680</text:p>
          </table:table-cell>
          <table:table-cell table:style-name="ce30"/>
          <table:table-cell ns42:value-type="float" table:style-name="ce40" office:value="373" office:value-type="float">
            <text:p>373</text:p>
          </table:table-cell>
          <table:table-cell ns42:value-type="float" table:style-name="ce49" office:value="409" office:value-type="float">
            <text:p>409</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Koewacht</text:p>
          </table:table-cell>
          <table:table-cell ns42:value-type="string" table:style-name="ce27" office:value-type="string">
            <text:p>0681</text:p>
          </table:table-cell>
          <table:table-cell table:style-name="ce30"/>
          <table:table-cell ns42:value-type="float" table:style-name="ce40" office:value="737" office:value-type="float">
            <text:p>737</text:p>
          </table:table-cell>
          <table:table-cell ns42:value-type="float" table:style-name="ce49" office:value="791" office:value-type="float">
            <text:p>791</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Koudekerke</text:p>
          </table:table-cell>
          <table:table-cell ns42:value-type="string" table:style-name="ce27" office:value-type="string">
            <text:p>1098</text:p>
          </table:table-cell>
          <table:table-cell table:style-name="ce30"/>
          <table:table-cell ns42:value-type="float" table:style-name="ce40" office:value="584" office:value-type="float">
            <text:p>584</text:p>
          </table:table-cell>
          <table:table-cell ns42:value-type="float" table:style-name="ce49" office:value="557" office:value-type="float">
            <text:p>557</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Krabbendijke</text:p>
          </table:table-cell>
          <table:table-cell ns42:value-type="string" table:style-name="ce27" office:value-type="string">
            <text:p>0684</text:p>
          </table:table-cell>
          <table:table-cell table:style-name="ce30"/>
          <table:table-cell ns42:value-type="float" table:style-name="ce40" office:value="329" office:value-type="float">
            <text:p>329</text:p>
          </table:table-cell>
          <table:table-cell ns42:value-type="float" table:style-name="ce49" office:value="357" office:value-type="float">
            <text:p>357</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Kruiningen</text:p>
          </table:table-cell>
          <table:table-cell ns42:value-type="string" table:style-name="ce27" office:value-type="string">
            <text:p>0685</text:p>
          </table:table-cell>
          <table:table-cell table:style-name="ce30"/>
          <table:table-cell ns42:value-type="float" table:style-name="ce40" office:value="554" office:value-type="float">
            <text:p>554</text:p>
          </table:table-cell>
          <table:table-cell ns42:value-type="float" table:style-name="ce49" office:value="536" office:value-type="float">
            <text:p>536</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Meliskerke</text:p>
          </table:table-cell>
          <table:table-cell ns42:value-type="string" table:style-name="ce27" office:value-type="string">
            <text:p>1112</text:p>
          </table:table-cell>
          <table:table-cell table:style-name="ce30"/>
          <table:table-cell ns42:value-type="float" table:style-name="ce40" office:value="192" office:value-type="float">
            <text:p>192</text:p>
          </table:table-cell>
          <table:table-cell ns42:value-type="float" table:style-name="ce49" office:value="211" office:value-type="float">
            <text:p>211</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Terneuzen</text:p>
          </table:table-cell>
          <table:table-cell ns42:value-type="string" table:style-name="ce27" office:value-type="string">
            <text:p>0715</text:p>
          </table:table-cell>
          <table:table-cell table:style-name="ce30"/>
          <table:table-cell ns42:value-type="float" table:style-name="ce40" office:value="905" office:value-type="float">
            <text:p>905</text:p>
          </table:table-cell>
          <table:table-cell ns42:value-type="float" table:style-name="ce49" office:value="998" office:value-type="float">
            <text:p>998</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Nieuwerkerk</text:p>
          </table:table-cell>
          <table:table-cell ns42:value-type="string" table:style-name="ce27" office:value-type="string">
            <text:p>1121</text:p>
          </table:table-cell>
          <table:table-cell table:style-name="ce30"/>
          <table:table-cell ns42:value-type="float" table:style-name="ce40" office:value="482" office:value-type="float">
            <text:p>482</text:p>
          </table:table-cell>
          <table:table-cell ns42:value-type="float" table:style-name="ce49" office:value="484" office:value-type="float">
            <text:p>484</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Nieuw- en Sint Joosland</text:p>
          </table:table-cell>
          <table:table-cell ns42:value-type="string" table:style-name="ce27" office:value-type="string">
            <text:p>1117</text:p>
          </table:table-cell>
          <table:table-cell table:style-name="ce30"/>
          <table:table-cell ns42:value-type="float" table:style-name="ce40" office:value="313" office:value-type="float">
            <text:p>313</text:p>
          </table:table-cell>
          <table:table-cell ns42:value-type="float" table:style-name="ce49" office:value="311" office:value-type="float">
            <text:p>311</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Nieuwvliet</text:p>
          </table:table-cell>
          <table:table-cell ns42:value-type="string" table:style-name="ce27" office:value-type="string">
            <text:p>0690</text:p>
          </table:table-cell>
          <table:table-cell table:style-name="ce30"/>
          <table:table-cell ns42:value-type="float" table:style-name="ce40" office:value="334" office:value-type="float">
            <text:p>334</text:p>
          </table:table-cell>
          <table:table-cell ns42:value-type="float" table:style-name="ce49" office:value="325" office:value-type="float">
            <text:p>325</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Nisse</text:p>
          </table:table-cell>
          <table:table-cell ns42:value-type="string" table:style-name="ce27" office:value-type="string">
            <text:p>0691</text:p>
          </table:table-cell>
          <table:table-cell table:style-name="ce30"/>
          <table:table-cell ns42:value-type="float" table:style-name="ce40" office:value="238" office:value-type="float">
            <text:p>238</text:p>
          </table:table-cell>
          <table:table-cell ns42:value-type="float" table:style-name="ce49" office:value="238" office:value-type="float">
            <text:p>238</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Noordgouwe</text:p>
          </table:table-cell>
          <table:table-cell ns42:value-type="string" table:style-name="ce27" office:value-type="string">
            <text:p>1128</text:p>
          </table:table-cell>
          <table:table-cell table:style-name="ce30"/>
          <table:table-cell ns42:value-type="float" table:style-name="ce40" office:value="279" office:value-type="float">
            <text:p>279</text:p>
          </table:table-cell>
          <table:table-cell ns42:value-type="float" table:style-name="ce49" office:value="254" office:value-type="float">
            <text:p>254</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Noordwelle</text:p>
          </table:table-cell>
          <table:table-cell ns42:value-type="string" table:style-name="ce27" office:value-type="string">
            <text:p>1129</text:p>
          </table:table-cell>
          <table:table-cell table:style-name="ce30"/>
          <table:table-cell ns42:value-type="float" table:style-name="ce40" office:value="180" office:value-type="float">
            <text:p>180</text:p>
          </table:table-cell>
          <table:table-cell ns42:value-type="float" table:style-name="ce49" office:value="164" office:value-type="float">
            <text:p>164</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Oostburg</text:p>
          </table:table-cell>
          <table:table-cell ns42:value-type="string" table:style-name="ce27" office:value-type="string">
            <text:p>0692</text:p>
          </table:table-cell>
          <table:table-cell table:style-name="ce30"/>
          <table:table-cell ns42:value-type="float" table:style-name="ce40" office:value="612" office:value-type="float">
            <text:p>612</text:p>
          </table:table-cell>
          <table:table-cell ns42:value-type="float" table:style-name="ce49" office:value="639" office:value-type="float">
            <text:p>639</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Oosterland</text:p>
          </table:table-cell>
          <table:table-cell ns42:value-type="string" table:style-name="ce27" office:value-type="string">
            <text:p>1136</text:p>
          </table:table-cell>
          <table:table-cell table:style-name="ce30"/>
          <table:table-cell ns42:value-type="float" table:style-name="ce40" office:value="596" office:value-type="float">
            <text:p>596</text:p>
          </table:table-cell>
          <table:table-cell ns42:value-type="float" table:style-name="ce49" office:value="472" office:value-type="float">
            <text:p>472</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Oostkapelle</text:p>
          </table:table-cell>
          <table:table-cell ns42:value-type="string" table:style-name="ce27" office:value-type="string">
            <text:p>1137</text:p>
          </table:table-cell>
          <table:table-cell table:style-name="ce30"/>
          <table:table-cell ns42:value-type="float" table:style-name="ce40" office:value="383" office:value-type="float">
            <text:p>383</text:p>
          </table:table-cell>
          <table:table-cell ns42:value-type="float" table:style-name="ce49" office:value="390" office:value-type="float">
            <text:p>390</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Oost-Souburg</text:p>
          </table:table-cell>
          <table:table-cell ns42:value-type="string" table:style-name="ce27" office:value-type="string">
            <text:p>1353</text:p>
          </table:table-cell>
          <table:table-cell table:style-name="ce32"/>
          <table:table-cell ns42:value-type="float" table:style-name="ce40" office:value="264" office:value-type="float">
            <text:p>264</text:p>
          </table:table-cell>
          <table:table-cell ns42:value-type="float" table:style-name="ce49" office:value="277" office:value-type="float">
            <text:p>277</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West-Souburg</text:p>
          </table:table-cell>
          <table:table-cell ns42:value-type="string" table:style-name="ce27" office:value-type="string">
            <text:p>1395</text:p>
          </table:table-cell>
          <table:table-cell table:style-name="ce32"/>
          <table:table-cell ns42:value-type="float" table:style-name="ce40" office:value="157" office:value-type="float">
            <text:p>157</text:p>
          </table:table-cell>
          <table:table-cell ns42:value-type="float" table:style-name="ce49" office:value="159" office:value-type="float">
            <text:p>159</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Ossenisse</text:p>
          </table:table-cell>
          <table:table-cell ns42:value-type="string" table:style-name="ce27" office:value-type="string">
            <text:p>1138</text:p>
          </table:table-cell>
          <table:table-cell table:style-name="ce30"/>
          <table:table-cell ns42:value-type="float" table:style-name="ce40" office:value="364" office:value-type="float">
            <text:p>364</text:p>
          </table:table-cell>
          <table:table-cell ns42:value-type="float" table:style-name="ce49" office:value="347" office:value-type="float">
            <text:p>347</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Oudelande</text:p>
          </table:table-cell>
          <table:table-cell ns42:value-type="string" table:style-name="ce27" office:value-type="string">
            <text:p>0695</text:p>
          </table:table-cell>
          <table:table-cell table:style-name="ce30"/>
          <table:table-cell ns42:value-type="float" table:style-name="ce40" office:value="228" office:value-type="float">
            <text:p>228</text:p>
          </table:table-cell>
          <table:table-cell ns42:value-type="float" table:style-name="ce49" office:value="205" office:value-type="float">
            <text:p>205</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Oud-Vosmeer</text:p>
          </table:table-cell>
          <table:table-cell ns42:value-type="string" table:style-name="ce27" office:value-type="string">
            <text:p>0696</text:p>
          </table:table-cell>
          <table:table-cell table:style-name="ce30"/>
          <table:table-cell ns42:value-type="float" table:style-name="ce40" office:value="645" office:value-type="float">
            <text:p>645</text:p>
          </table:table-cell>
          <table:table-cell ns42:value-type="float" table:style-name="ce49" office:value="617" office:value-type="float">
            <text:p>617</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Ouwerkerk</text:p>
          </table:table-cell>
          <table:table-cell ns42:value-type="string" table:style-name="ce27" office:value-type="string">
            <text:p>1148</text:p>
          </table:table-cell>
          <table:table-cell table:style-name="ce30"/>
          <table:table-cell ns42:value-type="float" table:style-name="ce40" office:value="312" office:value-type="float">
            <text:p>312</text:p>
          </table:table-cell>
          <table:table-cell ns42:value-type="float" table:style-name="ce49" office:value="317" office:value-type="float">
            <text:p>317</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Overslag</text:p>
          </table:table-cell>
          <table:table-cell ns42:value-type="string" table:style-name="ce27" office:value-type="string">
            <text:p>0697</text:p>
          </table:table-cell>
          <table:table-cell table:style-name="ce30"/>
          <table:table-cell ns42:value-type="float" table:style-name="ce40" office:value="225" office:value-type="float">
            <text:p>225</text:p>
          </table:table-cell>
          <table:table-cell ns42:value-type="float" table:style-name="ce49" office:value="235" office:value-type="float">
            <text:p>235</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Ovezand</text:p>
          </table:table-cell>
          <table:table-cell ns42:value-type="string" table:style-name="ce27" office:value-type="string">
            <text:p>0698</text:p>
          </table:table-cell>
          <table:table-cell table:style-name="ce30"/>
          <table:table-cell ns42:value-type="float" table:style-name="ce40" office:value="340" office:value-type="float">
            <text:p>340</text:p>
          </table:table-cell>
          <table:table-cell ns42:value-type="float" table:style-name="ce49" office:value="327" office:value-type="float">
            <text:p>327</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Philippine</text:p>
          </table:table-cell>
          <table:table-cell ns42:value-type="string" table:style-name="ce27" office:value-type="string">
            <text:p>0699</text:p>
          </table:table-cell>
          <table:table-cell table:style-name="ce30"/>
          <table:table-cell ns42:value-type="float" table:style-name="ce40" office:value="218" office:value-type="float">
            <text:p>218</text:p>
          </table:table-cell>
          <table:table-cell ns42:value-type="float" table:style-name="ce49" office:value="235" office:value-type="float">
            <text:p>235</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Poortvliet</text:p>
          </table:table-cell>
          <table:table-cell ns42:value-type="string" table:style-name="ce27" office:value-type="string">
            <text:p>0700</text:p>
          </table:table-cell>
          <table:table-cell table:style-name="ce30"/>
          <table:table-cell ns42:value-type="float" table:style-name="ce40" office:value="535" office:value-type="float">
            <text:p>535</text:p>
          </table:table-cell>
          <table:table-cell ns42:value-type="float" table:style-name="ce49" office:value="543" office:value-type="float">
            <text:p>543</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Renesse</text:p>
          </table:table-cell>
          <table:table-cell ns42:value-type="string" table:style-name="ce27" office:value-type="string">
            <text:p>1159</text:p>
          </table:table-cell>
          <table:table-cell table:style-name="ce30"/>
          <table:table-cell ns42:value-type="float" table:style-name="ce40" office:value="198" office:value-type="float">
            <text:p>198</text:p>
          </table:table-cell>
          <table:table-cell ns42:value-type="float" table:style-name="ce49" office:value="197" office:value-type="float">
            <text:p>197</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Retranchement</text:p>
          </table:table-cell>
          <table:table-cell ns42:value-type="string" table:style-name="ce27" office:value-type="string">
            <text:p>0701</text:p>
          </table:table-cell>
          <table:table-cell table:style-name="ce30"/>
          <table:table-cell ns42:value-type="float" table:style-name="ce40" office:value="327" office:value-type="float">
            <text:p>327</text:p>
          </table:table-cell>
          <table:table-cell ns42:value-type="float" table:style-name="ce49" office:value="327" office:value-type="float">
            <text:p>327</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Rilland</text:p>
          </table:table-cell>
          <table:table-cell ns42:value-type="string" table:style-name="ce27" office:value-type="string">
            <text:p>1161</text:p>
          </table:table-cell>
          <table:table-cell table:style-name="ce30"/>
          <table:table-cell ns42:value-type="float" table:style-name="ce40" office:value="169" office:value-type="float">
            <text:p>169</text:p>
          </table:table-cell>
          <table:table-cell ns42:value-type="float" table:style-name="ce49" office:value="149" office:value-type="float">
            <text:p>149</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Ritthem</text:p>
          </table:table-cell>
          <table:table-cell ns42:value-type="string" table:style-name="ce27" office:value-type="string">
            <text:p>1163</text:p>
          </table:table-cell>
          <table:table-cell table:style-name="ce30"/>
          <table:table-cell ns42:value-type="float" table:style-name="ce40" office:value="207" office:value-type="float">
            <text:p>207</text:p>
          </table:table-cell>
          <table:table-cell ns42:value-type="float" table:style-name="ce49" office:value="219" office:value-type="float">
            <text:p>219</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as van Gent</text:p>
          </table:table-cell>
          <table:table-cell ns42:value-type="string" table:style-name="ce27" office:value-type="string">
            <text:p>0704</text:p>
          </table:table-cell>
          <table:table-cell table:style-name="ce30"/>
          <table:table-cell ns42:value-type="float" table:style-name="ce40" office:value="423" office:value-type="float">
            <text:p>423</text:p>
          </table:table-cell>
          <table:table-cell ns42:value-type="float" table:style-name="ce49" office:value="472" office:value-type="float">
            <text:p>472</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cherpenisse</text:p>
          </table:table-cell>
          <table:table-cell ns42:value-type="string" table:style-name="ce27" office:value-type="string">
            <text:p>0705</text:p>
          </table:table-cell>
          <table:table-cell table:style-name="ce30"/>
          <table:table-cell ns42:value-type="float" table:style-name="ce40" office:value="534" office:value-type="float">
            <text:p>534</text:p>
          </table:table-cell>
          <table:table-cell ns42:value-type="float" table:style-name="ce49" office:value="516" office:value-type="float">
            <text:p>516</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choondijke</text:p>
          </table:table-cell>
          <table:table-cell ns42:value-type="string" table:style-name="ce27" office:value-type="string">
            <text:p>0706</text:p>
          </table:table-cell>
          <table:table-cell table:style-name="ce30"/>
          <table:table-cell ns42:value-type="float" table:style-name="ce40" office:value="639" office:value-type="float">
            <text:p>639</text:p>
          </table:table-cell>
          <table:table-cell ns42:value-type="float" table:style-name="ce49" office:value="727" office:value-type="float">
            <text:p>727</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chore</text:p>
          </table:table-cell>
          <table:table-cell ns42:value-type="string" table:style-name="ce27" office:value-type="string">
            <text:p>1172</text:p>
          </table:table-cell>
          <table:table-cell table:style-name="ce30"/>
          <table:table-cell ns42:value-type="float" table:style-name="ce40" office:value="169" office:value-type="float">
            <text:p>169</text:p>
          </table:table-cell>
          <table:table-cell ns42:value-type="float" table:style-name="ce49" office:value="171" office:value-type="float">
            <text:p>171</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erooskerke (Schouwen-Duivenland)</text:p>
          </table:table-cell>
          <table:table-cell ns42:value-type="string" table:style-name="ce27" office:value-type="string">
            <text:p>1175</text:p>
          </table:table-cell>
          <table:table-cell table:style-name="ce30"/>
          <table:table-cell ns42:value-type="float" table:style-name="ce40" office:value="110" office:value-type="float">
            <text:p>110</text:p>
          </table:table-cell>
          <table:table-cell ns42:value-type="float" table:style-name="ce49" office:value="104" office:value-type="float">
            <text:p>104</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erooskerke (Walcheren)</text:p>
          </table:table-cell>
          <table:table-cell ns42:value-type="string" table:style-name="ce27" office:value-type="string">
            <text:p>1176</text:p>
          </table:table-cell>
          <table:table-cell table:style-name="ce30"/>
          <table:table-cell ns42:value-type="float" table:style-name="ce40" office:value="398" office:value-type="float">
            <text:p>398</text:p>
          </table:table-cell>
          <table:table-cell ns42:value-type="float" table:style-name="ce49" office:value="397" office:value-type="float">
            <text:p>397</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int-Annaland</text:p>
          </table:table-cell>
          <table:table-cell ns42:value-type="string" table:style-name="ce27" office:value-type="string">
            <text:p>0708</text:p>
          </table:table-cell>
          <table:table-cell table:style-name="ce30"/>
          <table:table-cell ns42:value-type="float" table:style-name="ce40" office:value="847" office:value-type="float">
            <text:p>847</text:p>
          </table:table-cell>
          <table:table-cell ns42:value-type="float" table:style-name="ce49" office:value="757" office:value-type="float">
            <text:p>757</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int Anna Termuiden</text:p>
          </table:table-cell>
          <table:table-cell ns42:value-type="string" table:style-name="ce27" office:value-type="string">
            <text:p>1177</text:p>
          </table:table-cell>
          <table:table-cell table:style-name="ce30"/>
          <table:table-cell ns42:value-type="float" table:style-name="ce40" office:value="131" office:value-type="float">
            <text:p>131</text:p>
          </table:table-cell>
          <table:table-cell ns42:value-type="float" table:style-name="ce49" office:value="126" office:value-type="float">
            <text:p>126</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int Jansteen</text:p>
          </table:table-cell>
          <table:table-cell ns42:value-type="string" table:style-name="ce27" office:value-type="string">
            <text:p>0709</text:p>
          </table:table-cell>
          <table:table-cell table:style-name="ce30"/>
          <table:table-cell ns42:value-type="float" table:style-name="ce40" office:value="686" office:value-type="float">
            <text:p>686</text:p>
          </table:table-cell>
          <table:table-cell ns42:value-type="float" table:style-name="ce49" office:value="691" office:value-type="float">
            <text:p>691</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int Kruis</text:p>
          </table:table-cell>
          <table:table-cell ns42:value-type="string" table:style-name="ce27" office:value-type="string">
            <text:p>1178</text:p>
          </table:table-cell>
          <table:table-cell table:style-name="ce30"/>
          <table:table-cell ns42:value-type="float" table:style-name="ce40" office:value="292" office:value-type="float">
            <text:p>292</text:p>
          </table:table-cell>
          <table:table-cell ns42:value-type="float" table:style-name="ce49" office:value="259" office:value-type="float">
            <text:p>259</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int Laurens</text:p>
          </table:table-cell>
          <table:table-cell ns42:value-type="string" table:style-name="ce27" office:value-type="string">
            <text:p>1179</text:p>
          </table:table-cell>
          <table:table-cell table:style-name="ce30"/>
          <table:table-cell ns42:value-type="float" table:style-name="ce40" office:value="197" office:value-type="float">
            <text:p>197</text:p>
          </table:table-cell>
          <table:table-cell ns42:value-type="float" table:style-name="ce49" office:value="218" office:value-type="float">
            <text:p>218</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int-Maartensdijk</text:p>
          </table:table-cell>
          <table:table-cell ns42:value-type="string" table:style-name="ce27" office:value-type="string">
            <text:p>0711</text:p>
          </table:table-cell>
          <table:table-cell table:style-name="ce30"/>
          <table:table-cell ns42:value-type="float" table:style-name="ce40" office:value="867" office:value-type="float">
            <text:p>867</text:p>
          </table:table-cell>
          <table:table-cell ns42:value-type="float" table:style-name="ce49" office:value="863" office:value-type="float">
            <text:p>863</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int Philipsland</text:p>
          </table:table-cell>
          <table:table-cell ns42:value-type="string" table:style-name="ce27" office:value-type="string">
            <text:p>0712</text:p>
          </table:table-cell>
          <table:table-cell table:style-name="ce30"/>
          <table:table-cell ns42:value-type="float" table:style-name="ce40" office:value="280" office:value-type="float">
            <text:p>280</text:p>
          </table:table-cell>
          <table:table-cell ns42:value-type="float" table:style-name="ce49" office:value="236" office:value-type="float">
            <text:p>236</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luis</text:p>
          </table:table-cell>
          <table:table-cell ns42:value-type="string" table:style-name="ce27" office:value-type="string">
            <text:p>0713</text:p>
          </table:table-cell>
          <table:table-cell table:style-name="ce30"/>
          <table:table-cell ns42:value-type="float" table:style-name="ce40" office:value="741" office:value-type="float">
            <text:p>741</text:p>
          </table:table-cell>
          <table:table-cell ns42:value-type="float" table:style-name="ce49" office:value="900" office:value-type="float">
            <text:p>900</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tavenisse</text:p>
          </table:table-cell>
          <table:table-cell ns42:value-type="string" table:style-name="ce27" office:value-type="string">
            <text:p>0714</text:p>
          </table:table-cell>
          <table:table-cell table:style-name="ce30"/>
          <table:table-cell ns42:value-type="float" table:style-name="ce40" office:value="536" office:value-type="float">
            <text:p>536</text:p>
          </table:table-cell>
          <table:table-cell ns42:value-type="float" table:style-name="ce49" office:value="546" office:value-type="float">
            <text:p>546</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Stoppeldijk</text:p>
          </table:table-cell>
          <table:table-cell ns42:value-type="string" table:style-name="ce27" office:value-type="string">
            <text:p>1198</text:p>
          </table:table-cell>
          <table:table-cell table:style-name="ce30"/>
          <table:table-cell ns42:value-type="float" table:style-name="ce40" office:value="700" office:value-type="float">
            <text:p>700</text:p>
          </table:table-cell>
          <table:table-cell ns42:value-type="float" table:style-name="ce49" office:value="635" office:value-type="float">
            <text:p>635</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Tholen</text:p>
          </table:table-cell>
          <table:table-cell ns42:value-type="string" table:style-name="ce27" office:value-type="string">
            <text:p>0716</text:p>
          </table:table-cell>
          <table:table-cell table:style-name="ce30"/>
          <table:table-cell ns42:value-type="float" table:style-name="ce40" office:value="1093" office:value-type="float">
            <text:p>1093</text:p>
          </table:table-cell>
          <table:table-cell ns42:value-type="float" table:style-name="ce49" office:value="1066" office:value-type="float">
            <text:p>1066</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Veere</text:p>
          </table:table-cell>
          <table:table-cell ns42:value-type="string" table:style-name="ce27" office:value-type="string">
            <text:p>0717</text:p>
          </table:table-cell>
          <table:table-cell table:style-name="ce30"/>
          <table:table-cell ns42:value-type="float" table:style-name="ce40" office:value="445" office:value-type="float">
            <text:p>445</text:p>
          </table:table-cell>
          <table:table-cell ns42:value-type="float" table:style-name="ce49" office:value="476" office:value-type="float">
            <text:p>476</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Vrouwenpolder</text:p>
          </table:table-cell>
          <table:table-cell ns42:value-type="string" table:style-name="ce27" office:value-type="string">
            <text:p>1214</text:p>
          </table:table-cell>
          <table:table-cell table:style-name="ce30"/>
          <table:table-cell ns42:value-type="float" table:style-name="ce40" office:value="346" office:value-type="float">
            <text:p>346</text:p>
          </table:table-cell>
          <table:table-cell ns42:value-type="float" table:style-name="ce49" office:value="314" office:value-type="float">
            <text:p>314</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Waarde</text:p>
          </table:table-cell>
          <table:table-cell ns42:value-type="string" table:style-name="ce27" office:value-type="string">
            <text:p>0721</text:p>
          </table:table-cell>
          <table:table-cell table:style-name="ce30"/>
          <table:table-cell ns42:value-type="float" table:style-name="ce40" office:value="225" office:value-type="float">
            <text:p>225</text:p>
          </table:table-cell>
          <table:table-cell ns42:value-type="float" table:style-name="ce49" office:value="235" office:value-type="float">
            <text:p>235</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Waterlandkerkje</text:p>
          </table:table-cell>
          <table:table-cell ns42:value-type="string" table:style-name="ce27" office:value-type="string">
            <text:p>0722</text:p>
          </table:table-cell>
          <table:table-cell table:style-name="ce30"/>
          <table:table-cell ns42:value-type="float" table:style-name="ce40" office:value="283" office:value-type="float">
            <text:p>283</text:p>
          </table:table-cell>
          <table:table-cell ns42:value-type="float" table:style-name="ce49" office:value="266" office:value-type="float">
            <text:p>266</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Wemeldinge</text:p>
          </table:table-cell>
          <table:table-cell ns42:value-type="string" table:style-name="ce27" office:value-type="string">
            <text:p>0723</text:p>
          </table:table-cell>
          <table:table-cell table:style-name="ce30"/>
          <table:table-cell ns42:value-type="float" table:style-name="ce40" office:value="365" office:value-type="float">
            <text:p>365</text:p>
          </table:table-cell>
          <table:table-cell ns42:value-type="float" table:style-name="ce49" office:value="392" office:value-type="float">
            <text:p>392</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Westdorpe</text:p>
          </table:table-cell>
          <table:table-cell ns42:value-type="string" table:style-name="ce27" office:value-type="string">
            <text:p>0724</text:p>
          </table:table-cell>
          <table:table-cell table:style-name="ce30"/>
          <table:table-cell ns42:value-type="float" table:style-name="ce40" office:value="592" office:value-type="float">
            <text:p>592</text:p>
          </table:table-cell>
          <table:table-cell ns42:value-type="float" table:style-name="ce49" office:value="597" office:value-type="float">
            <text:p>597</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Westkapelle</text:p>
          </table:table-cell>
          <table:table-cell ns42:value-type="string" table:style-name="ce27" office:value-type="string">
            <text:p>0726</text:p>
          </table:table-cell>
          <table:table-cell table:style-name="ce30"/>
          <table:table-cell ns42:value-type="float" table:style-name="ce40" office:value="850" office:value-type="float">
            <text:p>850</text:p>
          </table:table-cell>
          <table:table-cell ns42:value-type="float" table:style-name="ce49" office:value="841" office:value-type="float">
            <text:p>841</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Wissekerke</text:p>
          </table:table-cell>
          <table:table-cell ns42:value-type="string" table:style-name="ce27" office:value-type="string">
            <text:p>1253</text:p>
          </table:table-cell>
          <table:table-cell table:style-name="ce30"/>
          <table:table-cell ns42:value-type="float" table:style-name="ce40" office:value="1007" office:value-type="float">
            <text:p>1007</text:p>
          </table:table-cell>
          <table:table-cell ns42:value-type="float" table:style-name="ce49" office:value="1031" office:value-type="float">
            <text:p>1031</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Wolphaartsdijk</text:p>
          </table:table-cell>
          <table:table-cell ns42:value-type="string" table:style-name="ce27" office:value-type="string">
            <text:p>0728</text:p>
          </table:table-cell>
          <table:table-cell table:style-name="ce30"/>
          <table:table-cell ns42:value-type="float" table:style-name="ce40" office:value="513" office:value-type="float">
            <text:p>513</text:p>
          </table:table-cell>
          <table:table-cell ns42:value-type="float" table:style-name="ce49" office:value="508" office:value-type="float">
            <text:p>508</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Yerseke</text:p>
          </table:table-cell>
          <table:table-cell ns42:value-type="string" table:style-name="ce27" office:value-type="string">
            <text:p>0729</text:p>
          </table:table-cell>
          <table:table-cell table:style-name="ce30"/>
          <table:table-cell ns42:value-type="float" table:style-name="ce40" office:value="399" office:value-type="float">
            <text:p>399</text:p>
          </table:table-cell>
          <table:table-cell ns42:value-type="float" table:style-name="ce49" office:value="344" office:value-type="float">
            <text:p>344</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IJzendijke</text:p>
          </table:table-cell>
          <table:table-cell ns42:value-type="string" table:style-name="ce27" office:value-type="string">
            <text:p>0730</text:p>
          </table:table-cell>
          <table:table-cell table:style-name="ce30"/>
          <table:table-cell ns42:value-type="float" table:style-name="ce40" office:value="1137" office:value-type="float">
            <text:p>1137</text:p>
          </table:table-cell>
          <table:table-cell ns42:value-type="float" table:style-name="ce49" office:value="1102" office:value-type="float">
            <text:p>1102</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Zaamslag</text:p>
          </table:table-cell>
          <table:table-cell ns42:value-type="string" table:style-name="ce27" office:value-type="string">
            <text:p>0731</text:p>
          </table:table-cell>
          <table:table-cell table:style-name="ce30"/>
          <table:table-cell ns42:value-type="float" table:style-name="ce40" office:value="970" office:value-type="float">
            <text:p>970</text:p>
          </table:table-cell>
          <table:table-cell ns42:value-type="float" table:style-name="ce49" office:value="924" office:value-type="float">
            <text:p>924</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Zierikzee</text:p>
          </table:table-cell>
          <table:table-cell ns42:value-type="string" table:style-name="ce27" office:value-type="string">
            <text:p>0732</text:p>
          </table:table-cell>
          <table:table-cell table:style-name="ce30"/>
          <table:table-cell ns42:value-type="float" table:style-name="ce40" office:value="2893" office:value-type="float">
            <text:p>2893</text:p>
          </table:table-cell>
          <table:table-cell ns42:value-type="float" table:style-name="ce49" office:value="3559" office:value-type="float">
            <text:p>3559</text:p>
          </table:table-cell>
          <table:table-cell table:style-name="ce38"/>
          <table:table-cell table:number-columns-repeated="1015"/>
        </table:table-row>
        <table:table-row table:style-name="ro6">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Zonnemaire</text:p>
          </table:table-cell>
          <table:table-cell ns42:value-type="string" table:style-name="ce27" office:value-type="string">
            <text:p>1236</text:p>
          </table:table-cell>
          <table:table-cell table:style-name="ce30"/>
          <table:table-cell ns42:value-type="float" table:style-name="ce40" office:value="205" office:value-type="float">
            <text:p>205</text:p>
          </table:table-cell>
          <table:table-cell ns42:value-type="float" table:style-name="ce49" office:value="202" office:value-type="float">
            <text:p>202</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Zoutelande</text:p>
          </table:table-cell>
          <table:table-cell ns42:value-type="string" table:style-name="ce27" office:value-type="string">
            <text:p>2886</text:p>
          </table:table-cell>
          <table:table-cell table:style-name="ce30"/>
          <table:table-cell ns42:value-type="float" table:style-name="ce40" office:value="245" office:value-type="float">
            <text:p>245</text:p>
          </table:table-cell>
          <table:table-cell ns42:value-type="float" table:style-name="ce49" office:value="257" office:value-type="float">
            <text:p>257</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Zuiddorpe</text:p>
          </table:table-cell>
          <table:table-cell ns42:value-type="string" table:style-name="ce27" office:value-type="string">
            <text:p>0734</text:p>
          </table:table-cell>
          <table:table-cell table:style-name="ce30"/>
          <table:table-cell ns42:value-type="float" table:style-name="ce40" office:value="423" office:value-type="float">
            <text:p>423</text:p>
          </table:table-cell>
          <table:table-cell ns42:value-type="float" table:style-name="ce49" office:value="442" office:value-type="float">
            <text:p>442</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19"/>
          <table:table-cell ns42:value-type="string" table:style-name="ce19" office:value-type="string">
            <text:p>Zuidzande</text:p>
          </table:table-cell>
          <table:table-cell ns42:value-type="string" table:style-name="ce27" office:value-type="string">
            <text:p>0735</text:p>
          </table:table-cell>
          <table:table-cell table:style-name="ce30"/>
          <table:table-cell ns42:value-type="float" table:style-name="ce40" office:value="470" office:value-type="float">
            <text:p>470</text:p>
          </table:table-cell>
          <table:table-cell ns42:value-type="float" table:style-name="ce49" office:value="456" office:value-type="float">
            <text:p>456</text:p>
          </table:table-cell>
          <table:table-cell table:style-name="ce38"/>
          <table:table-cell table:number-columns-repeated="1015"/>
        </table:table-row>
        <table:table-row table:style-name="ro3">
          <table:table-cell ns42:value-type="string" table:style-name="ce11" office:value-type="string">
            <text:p>Zeeland</text:p>
          </table:table-cell>
          <table:table-cell ns42:value-type="float" table:style-name="ce15" office:value="29" office:value-type="float">
            <text:p>29</text:p>
          </table:table-cell>
          <table:table-cell table:style-name="ce20"/>
          <table:table-cell table:style-name="ce19"/>
          <table:table-cell table:style-name="ce27"/>
          <table:table-cell table:style-name="ce33"/>
          <table:table-cell table:style-name="ce40">
            <office:annotation draw:style-name="gr1" svg:height="45.01pt" draw:caption-point-y="17.52pt" svg:width="130.51pt" svg:x="726.75pt" draw:caption-point-x="-12.3pt" svg:y="8214.75pt" draw:text-style-name="P2">
              <dc:creator>CDM</dc:creator>
              <dc:date>2017-10-25T00:00:00</dc:date>
              <text:p text:style-name="P1"><text:span text:style-name="T3">Bronfout: In de opgaven van de mannen zit een afwijking van 90. In welke gemeente(n) is niet duidelijk.</text:span></text:p>
            </office:annotation>
          </table:table-cell>
          <table:table-cell table:style-name="ce49">
            <office:annotation draw:style-name="gr1" svg:height="45.01pt" draw:caption-point-y="17.52pt" svg:width="132.75pt" svg:x="777pt" draw:caption-point-x="-12.3pt" svg:y="8214.75pt" draw:text-style-name="P2">
              <dc:creator>CDM</dc:creator>
              <dc:date>2017-10-25T00:00:00</dc:date>
              <text:p text:style-name="P1"><text:span text:style-name="T3">Bronfout: In de opgaven van de vrouwen zit een afwijking van 20. In welke gemeente(n) is niet duidelijk.</text:span></text:p>
            </office:annotation>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Hertogenbosch</text:p>
          </table:table-cell>
          <table:table-cell ns42:value-type="string" table:style-name="ce27" office:value-type="string">
            <text:p>0796</text:p>
          </table:table-cell>
          <table:table-cell table:style-name="ce30"/>
          <table:table-cell ns42:value-type="float" table:style-name="ce40" office:value="10424" office:value-type="float">
            <text:p>10424</text:p>
          </table:table-cell>
          <table:table-cell ns42:value-type="float" table:style-name="ce49" office:value="10065" office:value-type="float">
            <text:p>10065</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reda</text:p>
          </table:table-cell>
          <table:table-cell ns42:value-type="string" table:style-name="ce27" office:value-type="string">
            <text:p>0758</text:p>
          </table:table-cell>
          <table:table-cell table:style-name="ce30"/>
          <table:table-cell ns42:value-type="float" table:style-name="ce40" office:value="6747" office:value-type="float">
            <text:p>6747</text:p>
          </table:table-cell>
          <table:table-cell ns42:value-type="float" table:style-name="ce49" office:value="6367" office:value-type="float">
            <text:p>6367</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Tilburg</text:p>
          </table:table-cell>
          <table:table-cell ns42:value-type="string" table:style-name="ce27" office:value-type="string">
            <text:p>0855</text:p>
          </table:table-cell>
          <table:table-cell table:style-name="ce30"/>
          <table:table-cell ns42:value-type="float" table:style-name="ce40" office:value="5627" office:value-type="float">
            <text:p>5627</text:p>
          </table:table-cell>
          <table:table-cell ns42:value-type="float" table:style-name="ce49" office:value="6099" office:value-type="float">
            <text:p>6099</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alst</text:p>
          </table:table-cell>
          <table:table-cell ns42:value-type="string" table:style-name="ce27" office:value-type="string">
            <text:p>100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arle-Rixtel</text:p>
          </table:table-cell>
          <table:table-cell ns42:value-type="string" table:style-name="ce27" office:value-type="string">
            <text:p>073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lem, Maren en Kessel</text:p>
          </table:table-cell>
          <table:table-cell ns42:value-type="string" table:style-name="ce27" office:value-type="string">
            <text:p>100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lmkerk</text:p>
          </table:table-cell>
          <table:table-cell ns42:value-type="string" table:style-name="ce27" office:value-type="string">
            <text:p>074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lphen en Riel</text:p>
          </table:table-cell>
          <table:table-cell ns42:value-type="string" table:style-name="ce27" office:value-type="string">
            <text:p>074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ndel</text:p>
          </table:table-cell>
          <table:table-cell ns42:value-type="string" table:style-name="ce27" office:value-type="string">
            <text:p>074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sten</text:p>
          </table:table-cell>
          <table:table-cell ns42:value-type="string" table:style-name="ce27" office:value-type="string">
            <text:p>074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aardwijk</text:p>
          </table:table-cell>
          <table:table-cell ns42:value-type="string" table:style-name="ce27" office:value-type="string">
            <text:p>101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aarle-Nassau</text:p>
          </table:table-cell>
          <table:table-cell ns42:value-type="string" table:style-name="ce27" office:value-type="string">
            <text:p>074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akel en Milheeze</text:p>
          </table:table-cell>
          <table:table-cell ns42:value-type="string" table:style-name="ce27" office:value-type="string">
            <text:p>074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ek en Donk</text:p>
          </table:table-cell>
          <table:table-cell ns42:value-type="string" table:style-name="ce27" office:value-type="string">
            <text:p>074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ers</text:p>
          </table:table-cell>
          <table:table-cell ns42:value-type="string" table:style-name="ce27" office:value-type="string">
            <text:p>074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ghem</text:p>
          </table:table-cell>
          <table:table-cell ns42:value-type="string" table:style-name="ce27" office:value-type="string">
            <text:p>075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gen op Zoom</text:p>
          </table:table-cell>
          <table:table-cell ns42:value-type="string" table:style-name="ce27" office:value-type="string">
            <text:p>0748</text:p>
          </table:table-cell>
          <table:table-cell table:style-name="ce30"/>
          <table:table-cell ns42:value-type="float" table:style-name="ce40" office:value="3589" office:value-type="float">
            <text:p>3589</text:p>
          </table:table-cell>
          <table:table-cell ns42:value-type="float" table:style-name="ce49" office:value="3656" office:value-type="float">
            <text:p>3656</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geyk</text:p>
          </table:table-cell>
          <table:table-cell ns42:value-type="string" table:style-name="ce27" office:value-type="string">
            <text:p>074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kel-Enschot</text:p>
          </table:table-cell>
          <table:table-cell ns42:value-type="string" table:style-name="ce27" office:value-type="string">
            <text:p>0751</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licum</text:p>
          </table:table-cell>
          <table:table-cell ns42:value-type="string" table:style-name="ce27" office:value-type="string">
            <text:p>075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soijen</text:p>
          </table:table-cell>
          <table:table-cell ns42:value-type="string" table:style-name="ce27" office:value-type="string">
            <text:p>102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st</text:p>
          </table:table-cell>
          <table:table-cell ns42:value-type="string" table:style-name="ce27" office:value-type="string">
            <text:p>075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ugen en Rijkevoort</text:p>
          </table:table-cell>
          <table:table-cell ns42:value-type="string" table:style-name="ce27" office:value-type="string">
            <text:p>102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ladel en Netersel</text:p>
          </table:table-cell>
          <table:table-cell ns42:value-type="string" table:style-name="ce27" office:value-type="string">
            <text:p>075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ekel</text:p>
          </table:table-cell>
          <table:table-cell ns42:value-type="string" table:style-name="ce27" office:value-type="string">
            <text:p>075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khoven</text:p>
          </table:table-cell>
          <table:table-cell ns42:value-type="string" table:style-name="ce27" office:value-type="string">
            <text:p>102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rkel en Schaft</text:p>
          </table:table-cell>
          <table:table-cell ns42:value-type="string" table:style-name="ce27" office:value-type="string">
            <text:p>102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xmeer</text:p>
          </table:table-cell>
          <table:table-cell ns42:value-type="string" table:style-name="ce27" office:value-type="string">
            <text:p>075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xtel</text:p>
          </table:table-cell>
          <table:table-cell ns42:value-type="string" table:style-name="ce27" office:value-type="string">
            <text:p>075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udel</text:p>
          </table:table-cell>
          <table:table-cell ns42:value-type="string" table:style-name="ce27" office:value-type="string">
            <text:p>075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Capelle</text:p>
          </table:table-cell>
          <table:table-cell ns42:value-type="string" table:style-name="ce27" office:value-type="string">
            <text:p>103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Chaam</text:p>
          </table:table-cell>
          <table:table-cell ns42:value-type="string" table:style-name="ce27" office:value-type="string">
            <text:p>076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Cromvoirt</text:p>
          </table:table-cell>
          <table:table-cell ns42:value-type="string" table:style-name="ce27" office:value-type="string">
            <text:p>103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Cuijk en Sint Agatha</text:p>
          </table:table-cell>
          <table:table-cell ns42:value-type="string" table:style-name="ce27" office:value-type="string">
            <text:p>076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eurne en Liessel</text:p>
          </table:table-cell>
          <table:table-cell ns42:value-type="string" table:style-name="ce27" office:value-type="string">
            <text:p>104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eursen en Dennenburg</text:p>
          </table:table-cell>
          <table:table-cell ns42:value-type="string" table:style-name="ce27" office:value-type="string">
            <text:p>104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ieden, Demen en Langel</text:p>
          </table:table-cell>
          <table:table-cell ns42:value-type="string" table:style-name="ce27" office:value-type="string">
            <text:p>104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iessen</text:p>
          </table:table-cell>
          <table:table-cell ns42:value-type="string" table:style-name="ce27" office:value-type="string">
            <text:p>076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inteloord en Prinsenland</text:p>
          </table:table-cell>
          <table:table-cell ns42:value-type="string" table:style-name="ce27" office:value-type="string">
            <text:p>07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inther</text:p>
          </table:table-cell>
          <table:table-cell ns42:value-type="string" table:style-name="ce27" office:value-type="string">
            <text:p>104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ommelen</text:p>
          </table:table-cell>
          <table:table-cell ns42:value-type="string" table:style-name="ce27" office:value-type="string">
            <text:p>104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ongen</text:p>
          </table:table-cell>
          <table:table-cell ns42:value-type="string" table:style-name="ce27" office:value-type="string">
            <text:p>076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rongelen, Hangoord, Gansoyen, Doeveren</text:p>
          </table:table-cell>
          <table:table-cell ns42:value-type="string" table:style-name="ce27" office:value-type="string">
            <text:p>126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runen</text:p>
          </table:table-cell>
          <table:table-cell ns42:value-type="string" table:style-name="ce27" office:value-type="string">
            <text:p>076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uizel en Steensel</text:p>
          </table:table-cell>
          <table:table-cell ns42:value-type="string" table:style-name="ce27" office:value-type="string">
            <text:p>105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en Dungen</text:p>
          </table:table-cell>
          <table:table-cell ns42:value-type="string" table:style-name="ce27" office:value-type="string">
            <text:p>076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ussen, Munster en Muilkerk</text:p>
          </table:table-cell>
          <table:table-cell ns42:value-type="string" table:style-name="ce27" office:value-type="string">
            <text:p>126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ersel</text:p>
          </table:table-cell>
          <table:table-cell ns42:value-type="string" table:style-name="ce27" office:value-type="string">
            <text:p>0770</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indhoven</text:p>
          </table:table-cell>
          <table:table-cell ns42:value-type="string" table:style-name="ce27" office:value-type="string">
            <text:p>0772</text:p>
          </table:table-cell>
          <table:table-cell table:style-name="ce30"/>
          <table:table-cell ns42:value-type="float" table:style-name="ce40" office:value="1490" office:value-type="float">
            <text:p>1490</text:p>
          </table:table-cell>
          <table:table-cell ns42:value-type="float" table:style-name="ce49" office:value="1506" office:value-type="float">
            <text:p>1506</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mmikhoven</text:p>
          </table:table-cell>
          <table:table-cell ns42:value-type="string" table:style-name="ce27" office:value-type="string">
            <text:p>105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mpel en Meerwijk</text:p>
          </table:table-cell>
          <table:table-cell ns42:value-type="string" table:style-name="ce27" office:value-type="string">
            <text:p>077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ngelen</text:p>
          </table:table-cell>
          <table:table-cell ns42:value-type="string" table:style-name="ce27" office:value-type="string">
            <text:p>077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rp</text:p>
          </table:table-cell>
          <table:table-cell ns42:value-type="string" table:style-name="ce27" office:value-type="string">
            <text:p>077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sch</text:p>
          </table:table-cell>
          <table:table-cell ns42:value-type="string" table:style-name="ce27" office:value-type="string">
            <text:p>077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scharen</text:p>
          </table:table-cell>
          <table:table-cell ns42:value-type="string" table:style-name="ce27" office:value-type="string">
            <text:p>105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tten en Leur</text:p>
          </table:table-cell>
          <table:table-cell ns42:value-type="string" table:style-name="ce27" office:value-type="string">
            <text:p>125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Fijnaart en Heijningen</text:p>
          </table:table-cell>
          <table:table-cell ns42:value-type="string" table:style-name="ce27" office:value-type="string">
            <text:p>077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assel</text:p>
          </table:table-cell>
          <table:table-cell ns42:value-type="string" table:style-name="ce27" office:value-type="string">
            <text:p>105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ertruidenberg</text:p>
          </table:table-cell>
          <table:table-cell ns42:value-type="string" table:style-name="ce27" office:value-type="string">
            <text:p>0779</text:p>
          </table:table-cell>
          <table:table-cell table:style-name="ce30"/>
          <table:table-cell ns42:value-type="float" table:style-name="ce40" office:value="758" office:value-type="float">
            <text:p>758</text:p>
          </table:table-cell>
          <table:table-cell ns42:value-type="float" table:style-name="ce49" office:value="800" office:value-type="float">
            <text:p>800</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ffen</text:p>
          </table:table-cell>
          <table:table-cell ns42:value-type="string" table:style-name="ce27" office:value-type="string">
            <text:p>078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ldrop</text:p>
          </table:table-cell>
          <table:table-cell ns42:value-type="string" table:style-name="ce27" office:value-type="string">
            <text:p>078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mert</text:p>
          </table:table-cell>
          <table:table-cell ns42:value-type="string" table:style-name="ce27" office:value-type="string">
            <text:p>078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stel en Blaarthem</text:p>
          </table:table-cell>
          <table:table-cell ns42:value-type="string" table:style-name="ce27" office:value-type="string">
            <text:p>106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iessen</text:p>
          </table:table-cell>
          <table:table-cell ns42:value-type="string" table:style-name="ce27" office:value-type="string">
            <text:p>078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ilze en Rijen</text:p>
          </table:table-cell>
          <table:table-cell ns42:value-type="string" table:style-name="ce27" office:value-type="string">
            <text:p>078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inneken en Bavel</text:p>
          </table:table-cell>
          <table:table-cell ns42:value-type="string" table:style-name="ce27" office:value-type="string">
            <text:p>10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oirle</text:p>
          </table:table-cell>
          <table:table-cell ns42:value-type="string" table:style-name="ce27" office:value-type="string">
            <text:p>078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rave</text:p>
          </table:table-cell>
          <table:table-cell ns42:value-type="string" table:style-name="ce27" office:value-type="string">
            <text:p>0786</text:p>
          </table:table-cell>
          <table:table-cell table:style-name="ce30"/>
          <table:table-cell ns42:value-type="float" table:style-name="ce40" office:value="1458" office:value-type="float">
            <text:p>1458</text:p>
          </table:table-cell>
          <table:table-cell ns42:value-type="float" table:style-name="ce49" office:value="1375" office:value-type="float">
            <text:p>1375</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 Gravenmoer</text:p>
          </table:table-cell>
          <table:table-cell ns42:value-type="string" table:style-name="ce27" office:value-type="string">
            <text:p>078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aaren</text:p>
          </table:table-cell>
          <table:table-cell ns42:value-type="string" table:style-name="ce27" office:value-type="string">
            <text:p>078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alsteren</text:p>
          </table:table-cell>
          <table:table-cell ns42:value-type="string" table:style-name="ce27" office:value-type="string">
            <text:p>078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aps</text:p>
          </table:table-cell>
          <table:table-cell ns42:value-type="string" table:style-name="ce27" office:value-type="string">
            <text:p>0790</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dikhuizen</text:p>
          </table:table-cell>
          <table:table-cell ns42:value-type="string" table:style-name="ce27" office:value-type="string">
            <text:p>107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ethen, Genderen en Heesbeen</text:p>
          </table:table-cell>
          <table:table-cell ns42:value-type="string" table:style-name="ce27" office:value-type="string">
            <text:p>125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esch</text:p>
          </table:table-cell>
          <table:table-cell ns42:value-type="string" table:style-name="ce27" office:value-type="string">
            <text:p>079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eswijk</text:p>
          </table:table-cell>
          <table:table-cell ns42:value-type="string" table:style-name="ce27" office:value-type="string">
            <text:p>107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eze</text:p>
          </table:table-cell>
          <table:table-cell ns42:value-type="string" table:style-name="ce27" office:value-type="string">
            <text:p>079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lmond</text:p>
          </table:table-cell>
          <table:table-cell ns42:value-type="string" table:style-name="ce27" office:value-type="string">
            <text:p>079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lvoirt</text:p>
          </table:table-cell>
          <table:table-cell ns42:value-type="string" table:style-name="ce27" office:value-type="string">
            <text:p>079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rpen</text:p>
          </table:table-cell>
          <table:table-cell ns42:value-type="string" table:style-name="ce27" office:value-type="string">
            <text:p>107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rpt</text:p>
          </table:table-cell>
          <table:table-cell ns42:value-type="string" table:style-name="ce27" office:value-type="string">
            <text:p>1080</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usden</text:p>
          </table:table-cell>
          <table:table-cell ns42:value-type="string" table:style-name="ce27" office:value-type="string">
            <text:p>0797</text:p>
          </table:table-cell>
          <table:table-cell table:style-name="ce30"/>
          <table:table-cell ns42:value-type="float" table:style-name="ce40" office:value="824" office:value-type="float">
            <text:p>824</text:p>
          </table:table-cell>
          <table:table-cell ns42:value-type="float" table:style-name="ce49" office:value="1010" office:value-type="float">
            <text:p>1010</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ilvarenbeek</text:p>
          </table:table-cell>
          <table:table-cell ns42:value-type="string" table:style-name="ce27" office:value-type="string">
            <text:p>079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oeven</text:p>
          </table:table-cell>
          <table:table-cell ns42:value-type="string" table:style-name="ce27" office:value-type="string">
            <text:p>0799</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oogeloon, Hapert en Casteren</text:p>
          </table:table-cell>
          <table:table-cell ns42:value-type="string" table:style-name="ce27" office:value-type="string">
            <text:p>080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ooge en Lage Mierde</text:p>
          </table:table-cell>
          <table:table-cell ns42:value-type="string" table:style-name="ce27" office:value-type="string">
            <text:p>0801</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uijbergen</text:p>
          </table:table-cell>
          <table:table-cell ns42:value-type="string" table:style-name="ce27" office:value-type="string">
            <text:p>080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uisseling en Neerloon</text:p>
          </table:table-cell>
          <table:table-cell ns42:value-type="string" table:style-name="ce27" office:value-type="string">
            <text:p>108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Klundert</text:p>
          </table:table-cell>
          <table:table-cell ns42:value-type="string" table:style-name="ce27" office:value-type="string">
            <text:p>080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eende</text:p>
          </table:table-cell>
          <table:table-cell ns42:value-type="string" table:style-name="ce27" office:value-type="string">
            <text:p>080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empde</text:p>
          </table:table-cell>
          <table:table-cell ns42:value-type="string" table:style-name="ce27" office:value-type="string">
            <text:p>080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erop</text:p>
          </table:table-cell>
          <table:table-cell ns42:value-type="string" table:style-name="ce27" office:value-type="string">
            <text:p>110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eshout</text:p>
          </table:table-cell>
          <table:table-cell ns42:value-type="string" table:style-name="ce27" office:value-type="string">
            <text:p>080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nden</text:p>
          </table:table-cell>
          <table:table-cell ns42:value-type="string" table:style-name="ce27" office:value-type="string">
            <text:p>110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th</text:p>
          </table:table-cell>
          <table:table-cell ns42:value-type="string" table:style-name="ce27" office:value-type="string">
            <text:p>080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thoijen</text:p>
          </table:table-cell>
          <table:table-cell ns42:value-type="string" table:style-name="ce27" office:value-type="string">
            <text:p>110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oon op Zand</text:p>
          </table:table-cell>
          <table:table-cell ns42:value-type="string" table:style-name="ce27" office:value-type="string">
            <text:p>080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uyksgestel</text:p>
          </table:table-cell>
          <table:table-cell ns42:value-type="string" table:style-name="ce27" office:value-type="string">
            <text:p>081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aarheeze</text:p>
          </table:table-cell>
          <table:table-cell ns42:value-type="string" table:style-name="ce27" office:value-type="string">
            <text:p>081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aashees en Overloon</text:p>
          </table:table-cell>
          <table:table-cell ns42:value-type="string" table:style-name="ce27" office:value-type="string">
            <text:p>110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ade en Drimmelen</text:p>
          </table:table-cell>
          <table:table-cell ns42:value-type="string" table:style-name="ce27" office:value-type="string">
            <text:p>081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eeuwen, Heel en Babylonienbroek</text:p>
          </table:table-cell>
          <table:table-cell ns42:value-type="string" table:style-name="ce27" office:value-type="string">
            <text:p>12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egen, Haren en Macharen</text:p>
          </table:table-cell>
          <table:table-cell ns42:value-type="string" table:style-name="ce27" office:value-type="string">
            <text:p>081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int Michielsgestel</text:p>
          </table:table-cell>
          <table:table-cell ns42:value-type="string" table:style-name="ce27" office:value-type="string">
            <text:p>084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ierlo</text:p>
          </table:table-cell>
          <table:table-cell ns42:value-type="string" table:style-name="ce27" office:value-type="string">
            <text:p>081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ill en Sint Hubert</text:p>
          </table:table-cell>
          <table:table-cell ns42:value-type="string" table:style-name="ce27" office:value-type="string">
            <text:p>081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oergestel</text:p>
          </table:table-cell>
          <table:table-cell ns42:value-type="string" table:style-name="ce27" office:value-type="string">
            <text:p>081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ieuwkuijk</text:p>
          </table:table-cell>
          <table:table-cell ns42:value-type="string" table:style-name="ce27" office:value-type="string">
            <text:p>1123</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ieuw-Vossemeer</text:p>
          </table:table-cell>
          <table:table-cell ns42:value-type="string" table:style-name="ce27" office:value-type="string">
            <text:p>081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istelrode</text:p>
          </table:table-cell>
          <table:table-cell ns42:value-type="string" table:style-name="ce27" office:value-type="string">
            <text:p>081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uland</text:p>
          </table:table-cell>
          <table:table-cell ns42:value-type="string" table:style-name="ce27" office:value-type="string">
            <text:p>082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uenen, Gerwen en Nederwetten</text:p>
          </table:table-cell>
          <table:table-cell ns42:value-type="string" table:style-name="ce27" office:value-type="string">
            <text:p>0820</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int-Oedenrode</text:p>
          </table:table-cell>
          <table:table-cell ns42:value-type="string" table:style-name="ce27" office:value-type="string">
            <text:p>084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effelt</text:p>
          </table:table-cell>
          <table:table-cell ns42:value-type="string" table:style-name="ce27" office:value-type="string">
            <text:p>082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erle</text:p>
          </table:table-cell>
          <table:table-cell ns42:value-type="string" table:style-name="ce27" office:value-type="string">
            <text:p>113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ijen en Teeffelen</text:p>
          </table:table-cell>
          <table:table-cell ns42:value-type="string" table:style-name="ce27" office:value-type="string">
            <text:p>115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irschot</text:p>
          </table:table-cell>
          <table:table-cell ns42:value-type="string" table:style-name="ce27" office:value-type="string">
            <text:p>082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isterwijk</text:p>
          </table:table-cell>
          <table:table-cell ns42:value-type="string" table:style-name="ce27" office:value-type="string">
            <text:p>082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ost-, West- en Middelbeers</text:p>
          </table:table-cell>
          <table:table-cell ns42:value-type="string" table:style-name="ce27" office:value-type="string">
            <text:p>082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osterhout</text:p>
          </table:table-cell>
          <table:table-cell ns42:value-type="string" table:style-name="ce27" office:value-type="string">
            <text:p>0826</text:p>
          </table:table-cell>
          <table:table-cell table:style-name="ce30"/>
          <table:table-cell ns42:value-type="float" table:style-name="ce40" office:value="3562" office:value-type="float">
            <text:p>3562</text:p>
          </table:table-cell>
          <table:table-cell ns42:value-type="float" table:style-name="ce49" office:value="3725" office:value-type="float">
            <text:p>3725</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5" office:value-type="string">
            <text:p>Oploo, Sint Anthonis en Ledeacker</text:p>
          </table:table-cell>
          <table:table-cell ns42:value-type="string" table:style-name="ce27" office:value-type="string">
            <text:p>0827</text:p>
          </table:table-cell>
          <table:table-cell table:style-name="ce30"/>
          <table:table-cell table:style-name="ce41"/>
          <table:table-cell table:style-name="ce50"/>
          <table:table-cell table:number-columns-repeated="1016"/>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ss</text:p>
          </table:table-cell>
          <table:table-cell ns42:value-type="string" table:style-name="ce27" office:value-type="string">
            <text:p>082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ssendrecht</text:p>
          </table:table-cell>
          <table:table-cell ns42:value-type="string" table:style-name="ce27" office:value-type="string">
            <text:p>082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ud en Nieuw Gastel</text:p>
          </table:table-cell>
          <table:table-cell ns42:value-type="string" table:style-name="ce27" office:value-type="string">
            <text:p>083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udenbosch</text:p>
          </table:table-cell>
          <table:table-cell ns42:value-type="string" table:style-name="ce27" office:value-type="string">
            <text:p>083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udheusden</text:p>
          </table:table-cell>
          <table:table-cell ns42:value-type="string" table:style-name="ce27" office:value-type="string">
            <text:p>1145</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Princenhage</text:p>
          </table:table-cell>
          <table:table-cell ns42:value-type="string" table:style-name="ce27" office:value-type="string">
            <text:p>115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Putte</text:p>
          </table:table-cell>
          <table:table-cell ns42:value-type="string" table:style-name="ce27" office:value-type="string">
            <text:p>083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aamsdonk</text:p>
          </table:table-cell>
          <table:table-cell ns42:value-type="string" table:style-name="ce27" office:value-type="string">
            <text:p>083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avenstein</text:p>
          </table:table-cell>
          <table:table-cell ns42:value-type="string" table:style-name="ce27" office:value-type="string">
            <text:p>083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eek</text:p>
          </table:table-cell>
          <table:table-cell ns42:value-type="string" table:style-name="ce27" office:value-type="string">
            <text:p>115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eusel</text:p>
          </table:table-cell>
          <table:table-cell ns42:value-type="string" table:style-name="ce27" office:value-type="string">
            <text:p>083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iethoven</text:p>
          </table:table-cell>
          <table:table-cell ns42:value-type="string" table:style-name="ce27" office:value-type="string">
            <text:p>083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oosendaal en Nispen</text:p>
          </table:table-cell>
          <table:table-cell ns42:value-type="string" table:style-name="ce27" office:value-type="string">
            <text:p>083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osmalen</text:p>
          </table:table-cell>
          <table:table-cell ns42:value-type="string" table:style-name="ce27" office:value-type="string">
            <text:p>083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ucphen</text:p>
          </table:table-cell>
          <table:table-cell ns42:value-type="string" table:style-name="ce27" office:value-type="string">
            <text:p>084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ijsbergen</text:p>
          </table:table-cell>
          <table:table-cell ns42:value-type="string" table:style-name="ce27" office:value-type="string">
            <text:p>084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ijswijk (NB.)</text:p>
          </table:table-cell>
          <table:table-cell ns42:value-type="string" table:style-name="ce27" office:value-type="string">
            <text:p>084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ambeek</text:p>
          </table:table-cell>
          <table:table-cell ns42:value-type="string" table:style-name="ce27" office:value-type="string">
            <text:p>116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chaijk</text:p>
          </table:table-cell>
          <table:table-cell ns42:value-type="string" table:style-name="ce27" office:value-type="string">
            <text:p>0843</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chijndel</text:p>
          </table:table-cell>
          <table:table-cell ns42:value-type="string" table:style-name="ce27" office:value-type="string">
            <text:p>084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oerendonk</text:p>
          </table:table-cell>
          <table:table-cell ns42:value-type="string" table:style-name="ce27" office:value-type="string">
            <text:p>118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omeren</text:p>
          </table:table-cell>
          <table:table-cell ns42:value-type="string" table:style-name="ce27" office:value-type="string">
            <text:p>084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on en Breugel</text:p>
          </table:table-cell>
          <table:table-cell ns42:value-type="string" table:style-name="ce27" office:value-type="string">
            <text:p>084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prang</text:p>
          </table:table-cell>
          <table:table-cell ns42:value-type="string" table:style-name="ce27" office:value-type="string">
            <text:p>118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anddaarbuiten</text:p>
          </table:table-cell>
          <table:table-cell ns42:value-type="string" table:style-name="ce27" office:value-type="string">
            <text:p>085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eenbergen en Kruisland</text:p>
          </table:table-cell>
          <table:table-cell ns42:value-type="string" table:style-name="ce27" office:value-type="string">
            <text:p>137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iphout</text:p>
          </table:table-cell>
          <table:table-cell ns42:value-type="string" table:style-name="ce27" office:value-type="string">
            <text:p>119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ratum</text:p>
          </table:table-cell>
          <table:table-cell ns42:value-type="string" table:style-name="ce27" office:value-type="string">
            <text:p>119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rijp</text:p>
          </table:table-cell>
          <table:table-cell ns42:value-type="string" table:style-name="ce27" office:value-type="string">
            <text:p>120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Terheijden</text:p>
          </table:table-cell>
          <table:table-cell ns42:value-type="string" table:style-name="ce27" office:value-type="string">
            <text:p>085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Teteringen</text:p>
          </table:table-cell>
          <table:table-cell ns42:value-type="string" table:style-name="ce27" office:value-type="string">
            <text:p>0854</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Tongelre</text:p>
          </table:table-cell>
          <table:table-cell ns42:value-type="string" table:style-name="ce27" office:value-type="string">
            <text:p>120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Uden</text:p>
          </table:table-cell>
          <table:table-cell ns42:value-type="string" table:style-name="ce27" office:value-type="string">
            <text:p>085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Udenhout</text:p>
          </table:table-cell>
          <table:table-cell ns42:value-type="string" table:style-name="ce27" office:value-type="string">
            <text:p>085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alkenswaard</text:p>
          </table:table-cell>
          <table:table-cell ns42:value-type="string" table:style-name="ce27" office:value-type="string">
            <text:p>085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en</text:p>
          </table:table-cell>
          <table:table-cell ns42:value-type="string" table:style-name="ce27" office:value-type="string">
            <text:p>085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ghel</text:p>
          </table:table-cell>
          <table:table-cell ns42:value-type="string" table:style-name="ce27" office:value-type="string">
            <text:p>086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ldhoven en Meerveldhoven</text:p>
          </table:table-cell>
          <table:table-cell ns42:value-type="string" table:style-name="ce27" office:value-type="string">
            <text:p>120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lp</text:p>
          </table:table-cell>
          <table:table-cell ns42:value-type="string" table:style-name="ce27" office:value-type="string">
            <text:p>120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ssem, Wintelre en Knegsel</text:p>
          </table:table-cell>
          <table:table-cell ns42:value-type="string" table:style-name="ce27" office:value-type="string">
            <text:p>086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ierlingsbeek</text:p>
          </table:table-cell>
          <table:table-cell ns42:value-type="string" table:style-name="ce27" office:value-type="string">
            <text:p>086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lierden</text:p>
          </table:table-cell>
          <table:table-cell ns42:value-type="string" table:style-name="ce27" office:value-type="string">
            <text:p>121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lijmen</text:p>
          </table:table-cell>
          <table:table-cell ns42:value-type="string" table:style-name="ce27" office:value-type="string">
            <text:p>08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rijhoeve-Capelle</text:p>
          </table:table-cell>
          <table:table-cell ns42:value-type="string" table:style-name="ce27" office:value-type="string">
            <text:p>121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ught</text:p>
          </table:table-cell>
          <table:table-cell ns42:value-type="string" table:style-name="ce27" office:value-type="string">
            <text:p>086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aalre</text:p>
          </table:table-cell>
          <table:table-cell ns42:value-type="string" table:style-name="ce27" office:value-type="string">
            <text:p>086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aalwijk</text:p>
          </table:table-cell>
          <table:table-cell ns42:value-type="string" table:style-name="ce27" office:value-type="string">
            <text:p>086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anroij</text:p>
          </table:table-cell>
          <table:table-cell ns42:value-type="string" table:style-name="ce27" office:value-type="string">
            <text:p>086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aspik</text:p>
          </table:table-cell>
          <table:table-cell ns42:value-type="string" table:style-name="ce27" office:value-type="string">
            <text:p>086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e Werken en Sleeuwijk</text:p>
          </table:table-cell>
          <table:table-cell ns42:value-type="string" table:style-name="ce27" office:value-type="string">
            <text:p>122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erkendam</text:p>
          </table:table-cell>
          <table:table-cell ns42:value-type="string" table:style-name="ce27" office:value-type="string">
            <text:p>087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esterhoven</text:p>
          </table:table-cell>
          <table:table-cell ns42:value-type="string" table:style-name="ce27" office:value-type="string">
            <text:p>087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illemstad</text:p>
          </table:table-cell>
          <table:table-cell ns42:value-type="string" table:style-name="ce27" office:value-type="string">
            <text:p>0872</text:p>
          </table:table-cell>
          <table:table-cell table:style-name="ce30"/>
          <table:table-cell ns42:value-type="float" table:style-name="ce40" office:value="920" office:value-type="float">
            <text:p>920</text:p>
          </table:table-cell>
          <table:table-cell ns42:value-type="float" table:style-name="ce49" office:value="947" office:value-type="float">
            <text:p>947</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oensdrecht</text:p>
          </table:table-cell>
          <table:table-cell ns42:value-type="string" table:style-name="ce27" office:value-type="string">
            <text:p>0873</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oensel</text:p>
          </table:table-cell>
          <table:table-cell ns42:value-type="string" table:style-name="ce27" office:value-type="string">
            <text:p>1228</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oudrichem</text:p>
          </table:table-cell>
          <table:table-cell ns42:value-type="string" table:style-name="ce27" office:value-type="string">
            <text:p>0874</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ouw</text:p>
          </table:table-cell>
          <table:table-cell ns42:value-type="string" table:style-name="ce27" office:value-type="string">
            <text:p>087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ijk en Aalburg</text:p>
          </table:table-cell>
          <table:table-cell ns42:value-type="string" table:style-name="ce27" office:value-type="string">
            <text:p>087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eeland</text:p>
          </table:table-cell>
          <table:table-cell ns42:value-type="string" table:style-name="ce27" office:value-type="string">
            <text:p>087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eelst</text:p>
          </table:table-cell>
          <table:table-cell ns42:value-type="string" table:style-name="ce27" office:value-type="string">
            <text:p>123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esgehuchten</text:p>
          </table:table-cell>
          <table:table-cell ns42:value-type="string" table:style-name="ce27" office:value-type="string">
            <text:p>123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evenbergen</text:p>
          </table:table-cell>
          <table:table-cell ns42:value-type="string" table:style-name="ce27" office:value-type="string">
            <text:p>087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undert</text:p>
          </table:table-cell>
          <table:table-cell ns42:value-type="string" table:style-name="ce27" office:value-type="string">
            <text:p>087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ooge en Lage Zwaluwe</text:p>
          </table:table-cell>
          <table:table-cell ns42:value-type="string" table:style-name="ce27" office:value-type="string">
            <text:p>080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astricht</text:p>
          </table:table-cell>
          <table:table-cell ns42:value-type="string" table:style-name="ce27" office:value-type="string">
            <text:p>0935</text:p>
          </table:table-cell>
          <table:table-cell table:style-name="ce30"/>
          <table:table-cell ns42:value-type="float" table:style-name="ce40" office:value="12102" office:value-type="float">
            <text:p>12102</text:p>
          </table:table-cell>
          <table:table-cell ns42:value-type="float" table:style-name="ce49" office:value="12342" office:value-type="float">
            <text:p>1234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Amby</text:p>
          </table:table-cell>
          <table:table-cell ns42:value-type="string" table:style-name="ce27" office:value-type="string">
            <text:p>0883</text:p>
          </table:table-cell>
          <table:table-cell table:style-name="ce30"/>
          <table:table-cell ns42:value-type="float" table:style-name="ce40" office:value="339" office:value-type="float">
            <text:p>339</text:p>
          </table:table-cell>
          <table:table-cell ns42:value-type="float" table:style-name="ce49" office:value="305" office:value-type="float">
            <text:p>30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Amstenrade</text:p>
          </table:table-cell>
          <table:table-cell ns42:value-type="string" table:style-name="ce27" office:value-type="string">
            <text:p>0884</text:p>
          </table:table-cell>
          <table:table-cell table:style-name="ce30"/>
          <table:table-cell ns42:value-type="float" table:style-name="ce40" office:value="222" office:value-type="float">
            <text:p>222</text:p>
          </table:table-cell>
          <table:table-cell ns42:value-type="float" table:style-name="ce49" office:value="233" office:value-type="float">
            <text:p>23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Arcen en Velden</text:p>
          </table:table-cell>
          <table:table-cell ns42:value-type="string" table:style-name="ce27" office:value-type="string">
            <text:p>0885</text:p>
          </table:table-cell>
          <table:table-cell table:style-name="ce30"/>
          <table:table-cell ns42:value-type="float" table:style-name="ce40" office:value="760" office:value-type="float">
            <text:p>760</text:p>
          </table:table-cell>
          <table:table-cell ns42:value-type="float" table:style-name="ce49" office:value="787" office:value-type="float">
            <text:p>78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aexem</text:p>
          </table:table-cell>
          <table:table-cell ns42:value-type="string" table:style-name="ce27" office:value-type="string">
            <text:p>0886</text:p>
          </table:table-cell>
          <table:table-cell table:style-name="ce30"/>
          <table:table-cell ns42:value-type="float" table:style-name="ce40" office:value="232" office:value-type="float">
            <text:p>232</text:p>
          </table:table-cell>
          <table:table-cell ns42:value-type="float" table:style-name="ce49" office:value="244" office:value-type="float">
            <text:p>24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egden</text:p>
          </table:table-cell>
          <table:table-cell ns42:value-type="string" table:style-name="ce27" office:value-type="string">
            <text:p>0887</text:p>
          </table:table-cell>
          <table:table-cell table:style-name="ce30"/>
          <table:table-cell ns42:value-type="float" table:style-name="ce40" office:value="256" office:value-type="float">
            <text:p>256</text:p>
          </table:table-cell>
          <table:table-cell ns42:value-type="float" table:style-name="ce49" office:value="279" office:value-type="float">
            <text:p>27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ek (L.)</text:p>
          </table:table-cell>
          <table:table-cell ns42:value-type="string" table:style-name="ce27" office:value-type="string">
            <text:p>0888</text:p>
          </table:table-cell>
          <table:table-cell table:style-name="ce30"/>
          <table:table-cell ns42:value-type="float" table:style-name="ce40" office:value="1166" office:value-type="float">
            <text:p>1166</text:p>
          </table:table-cell>
          <table:table-cell ns42:value-type="float" table:style-name="ce49" office:value="1177" office:value-type="float">
            <text:p>117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esel</text:p>
          </table:table-cell>
          <table:table-cell ns42:value-type="string" table:style-name="ce27" office:value-type="string">
            <text:p>0889</text:p>
          </table:table-cell>
          <table:table-cell table:style-name="ce30"/>
          <table:table-cell ns42:value-type="float" table:style-name="ce40" office:value="614" office:value-type="float">
            <text:p>614</text:p>
          </table:table-cell>
          <table:table-cell ns42:value-type="float" table:style-name="ce49" office:value="623" office:value-type="float">
            <text:p>62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lfeld</text:p>
          </table:table-cell>
          <table:table-cell ns42:value-type="string" table:style-name="ce27" office:value-type="string">
            <text:p>0890</text:p>
          </table:table-cell>
          <table:table-cell table:style-name="ce30"/>
          <table:table-cell ns42:value-type="float" table:style-name="ce40" office:value="235" office:value-type="float">
            <text:p>235</text:p>
          </table:table-cell>
          <table:table-cell ns42:value-type="float" table:style-name="ce49" office:value="213" office:value-type="float">
            <text:p>2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melen</text:p>
          </table:table-cell>
          <table:table-cell ns42:value-type="string" table:style-name="ce27" office:value-type="string">
            <text:p>0891</text:p>
          </table:table-cell>
          <table:table-cell table:style-name="ce30"/>
          <table:table-cell ns42:value-type="float" table:style-name="ce40" office:value="118" office:value-type="float">
            <text:p>118</text:p>
          </table:table-cell>
          <table:table-cell ns42:value-type="float" table:style-name="ce49" office:value="105" office:value-type="float">
            <text:p>10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rg en Terblijt</text:p>
          </table:table-cell>
          <table:table-cell ns42:value-type="string" table:style-name="ce27" office:value-type="string">
            <text:p>0892</text:p>
          </table:table-cell>
          <table:table-cell table:style-name="ce30"/>
          <table:table-cell ns42:value-type="float" table:style-name="ce40" office:value="377" office:value-type="float">
            <text:p>377</text:p>
          </table:table-cell>
          <table:table-cell ns42:value-type="float" table:style-name="ce49" office:value="372" office:value-type="float">
            <text:p>37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rgen (L.)</text:p>
          </table:table-cell>
          <table:table-cell ns42:value-type="string" table:style-name="ce27" office:value-type="string">
            <text:p>0893</text:p>
          </table:table-cell>
          <table:table-cell table:style-name="ce30"/>
          <table:table-cell ns42:value-type="float" table:style-name="ce40" office:value="1710" office:value-type="float">
            <text:p>1710</text:p>
          </table:table-cell>
          <table:table-cell ns42:value-type="float" table:style-name="ce49" office:value="1735" office:value-type="float">
            <text:p>173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ingelrade</text:p>
          </table:table-cell>
          <table:table-cell ns42:value-type="string" table:style-name="ce27" office:value-type="string">
            <text:p>0894</text:p>
          </table:table-cell>
          <table:table-cell table:style-name="ce30"/>
          <table:table-cell ns42:value-type="float" table:style-name="ce40" office:value="230" office:value-type="float">
            <text:p>230</text:p>
          </table:table-cell>
          <table:table-cell ns42:value-type="float" table:style-name="ce49" office:value="198" office:value-type="float">
            <text:p>19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ocholtz</text:p>
          </table:table-cell>
          <table:table-cell ns42:value-type="string" table:style-name="ce27" office:value-type="string">
            <text:p>0895</text:p>
          </table:table-cell>
          <table:table-cell table:style-name="ce30"/>
          <table:table-cell ns42:value-type="float" table:style-name="ce40" office:value="468" office:value-type="float">
            <text:p>468</text:p>
          </table:table-cell>
          <table:table-cell ns42:value-type="float" table:style-name="ce49" office:value="416" office:value-type="float">
            <text:p>41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orgharen</text:p>
          </table:table-cell>
          <table:table-cell ns42:value-type="string" table:style-name="ce27" office:value-type="string">
            <text:p>0896</text:p>
          </table:table-cell>
          <table:table-cell table:style-name="ce30"/>
          <table:table-cell ns42:value-type="float" table:style-name="ce40" office:value="200" office:value-type="float">
            <text:p>200</text:p>
          </table:table-cell>
          <table:table-cell ns42:value-type="float" table:style-name="ce49" office:value="193" office:value-type="float">
            <text:p>19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orn</text:p>
          </table:table-cell>
          <table:table-cell ns42:value-type="string" table:style-name="ce27" office:value-type="string">
            <text:p>0897</text:p>
          </table:table-cell>
          <table:table-cell table:style-name="ce30"/>
          <table:table-cell ns42:value-type="float" table:style-name="ce40" office:value="661" office:value-type="float">
            <text:p>661</text:p>
          </table:table-cell>
          <table:table-cell ns42:value-type="float" table:style-name="ce49" office:value="656" office:value-type="float">
            <text:p>65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roekhuizen</text:p>
          </table:table-cell>
          <table:table-cell ns42:value-type="string" table:style-name="ce27" office:value-type="string">
            <text:p>0898</text:p>
          </table:table-cell>
          <table:table-cell table:style-name="ce30"/>
          <table:table-cell ns42:value-type="float" table:style-name="ce40" office:value="418" office:value-type="float">
            <text:p>418</text:p>
          </table:table-cell>
          <table:table-cell ns42:value-type="float" table:style-name="ce49" office:value="425" office:value-type="float">
            <text:p>42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roeksittard</text:p>
          </table:table-cell>
          <table:table-cell ns42:value-type="string" table:style-name="ce27" office:value-type="string">
            <text:p>1032</text:p>
          </table:table-cell>
          <table:table-cell table:style-name="ce30"/>
          <table:table-cell ns42:value-type="float" table:style-name="ce40" office:value="301" office:value-type="float">
            <text:p>301</text:p>
          </table:table-cell>
          <table:table-cell ns42:value-type="float" table:style-name="ce49" office:value="305" office:value-type="float">
            <text:p>30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runssum</text:p>
          </table:table-cell>
          <table:table-cell ns42:value-type="string" table:style-name="ce27" office:value-type="string">
            <text:p>0899</text:p>
          </table:table-cell>
          <table:table-cell table:style-name="ce30"/>
          <table:table-cell ns42:value-type="float" table:style-name="ce40" office:value="482" office:value-type="float">
            <text:p>482</text:p>
          </table:table-cell>
          <table:table-cell ns42:value-type="float" table:style-name="ce49" office:value="525" office:value-type="float">
            <text:p>52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uggenum</text:p>
          </table:table-cell>
          <table:table-cell ns42:value-type="string" table:style-name="ce27" office:value-type="string">
            <text:p>1033</text:p>
          </table:table-cell>
          <table:table-cell table:style-name="ce30"/>
          <table:table-cell ns42:value-type="float" table:style-name="ce40" office:value="300" office:value-type="float">
            <text:p>300</text:p>
          </table:table-cell>
          <table:table-cell ns42:value-type="float" table:style-name="ce49" office:value="307" office:value-type="float">
            <text:p>30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unde</text:p>
          </table:table-cell>
          <table:table-cell ns42:value-type="string" table:style-name="ce27" office:value-type="string">
            <text:p>0900</text:p>
          </table:table-cell>
          <table:table-cell table:style-name="ce30"/>
          <table:table-cell ns42:value-type="float" table:style-name="ce40" office:value="296" office:value-type="float">
            <text:p>296</text:p>
          </table:table-cell>
          <table:table-cell ns42:value-type="float" table:style-name="ce49" office:value="294" office:value-type="float">
            <text:p>29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Cadier en Keer</text:p>
          </table:table-cell>
          <table:table-cell ns42:value-type="string" table:style-name="ce27" office:value-type="string">
            <text:p>0901</text:p>
          </table:table-cell>
          <table:table-cell table:style-name="ce30"/>
          <table:table-cell ns42:value-type="float" table:style-name="ce40" office:value="297" office:value-type="float">
            <text:p>297</text:p>
          </table:table-cell>
          <table:table-cell ns42:value-type="float" table:style-name="ce49" office:value="271" office:value-type="float">
            <text:p>27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Echt</text:p>
          </table:table-cell>
          <table:table-cell ns42:value-type="string" table:style-name="ce27" office:value-type="string">
            <text:p>0902</text:p>
          </table:table-cell>
          <table:table-cell table:style-name="ce30"/>
          <table:table-cell ns42:value-type="float" table:style-name="ce40" office:value="1643" office:value-type="float">
            <text:p>1643</text:p>
          </table:table-cell>
          <table:table-cell ns42:value-type="float" table:style-name="ce49" office:value="1567" office:value-type="float">
            <text:p>156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Elsloo</text:p>
          </table:table-cell>
          <table:table-cell ns42:value-type="string" table:style-name="ce27" office:value-type="string">
            <text:p>0903</text:p>
          </table:table-cell>
          <table:table-cell table:style-name="ce30"/>
          <table:table-cell ns42:value-type="float" table:style-name="ce40" office:value="366" office:value-type="float">
            <text:p>366</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Eijgelshoven</text:p>
          </table:table-cell>
          <table:table-cell ns42:value-type="string" table:style-name="ce27" office:value-type="string">
            <text:p>0904</text:p>
          </table:table-cell>
          <table:table-cell table:style-name="ce30"/>
          <table:table-cell ns42:value-type="float" table:style-name="ce40" office:value="231" office:value-type="float">
            <text:p>231</text:p>
          </table:table-cell>
          <table:table-cell ns42:value-type="float" table:style-name="ce49" office:value="214" office:value-type="float">
            <text:p>21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Eijsden</text:p>
          </table:table-cell>
          <table:table-cell ns42:value-type="string" table:style-name="ce27" office:value-type="string">
            <text:p>0905</text:p>
          </table:table-cell>
          <table:table-cell table:style-name="ce30"/>
          <table:table-cell ns42:value-type="float" table:style-name="ce40" office:value="926" office:value-type="float">
            <text:p>926</text:p>
          </table:table-cell>
          <table:table-cell ns42:value-type="float" table:style-name="ce49" office:value="966" office:value-type="float">
            <text:p>96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eleen</text:p>
          </table:table-cell>
          <table:table-cell ns42:value-type="string" table:style-name="ce27" office:value-type="string">
            <text:p>0906</text:p>
          </table:table-cell>
          <table:table-cell table:style-name="ce30"/>
          <table:table-cell ns42:value-type="float" table:style-name="ce40" office:value="1089" office:value-type="float">
            <text:p>1089</text:p>
          </table:table-cell>
          <table:table-cell ns42:value-type="float" table:style-name="ce49" office:value="1077" office:value-type="float">
            <text:p>107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ennep</text:p>
          </table:table-cell>
          <table:table-cell ns42:value-type="string" table:style-name="ce27" office:value-type="string">
            <text:p>0907</text:p>
          </table:table-cell>
          <table:table-cell table:style-name="ce30"/>
          <table:table-cell ns42:value-type="float" table:style-name="ce40" office:value="503" office:value-type="float">
            <text:p>503</text:p>
          </table:table-cell>
          <table:table-cell ns42:value-type="float" table:style-name="ce49" office:value="539" office:value-type="float">
            <text:p>53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eulle</text:p>
          </table:table-cell>
          <table:table-cell ns42:value-type="string" table:style-name="ce27" office:value-type="string">
            <text:p>0908</text:p>
          </table:table-cell>
          <table:table-cell table:style-name="ce30"/>
          <table:table-cell ns42:value-type="float" table:style-name="ce40" office:value="454" office:value-type="float">
            <text:p>454</text:p>
          </table:table-cell>
          <table:table-cell ns42:value-type="float" table:style-name="ce49" office:value="469" office:value-type="float">
            <text:p>46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rathem</text:p>
          </table:table-cell>
          <table:table-cell ns42:value-type="string" table:style-name="ce27" office:value-type="string">
            <text:p>0909</text:p>
          </table:table-cell>
          <table:table-cell table:style-name="ce30"/>
          <table:table-cell ns42:value-type="float" table:style-name="ce40" office:value="486" office:value-type="float">
            <text:p>486</text:p>
          </table:table-cell>
          <table:table-cell ns42:value-type="float" table:style-name="ce49" office:value="463" office:value-type="float">
            <text:p>46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revenbicht</text:p>
          </table:table-cell>
          <table:table-cell ns42:value-type="string" table:style-name="ce27" office:value-type="string">
            <text:p>0910</text:p>
          </table:table-cell>
          <table:table-cell table:style-name="ce30"/>
          <table:table-cell ns42:value-type="float" table:style-name="ce40" office:value="498" office:value-type="float">
            <text:p>498</text:p>
          </table:table-cell>
          <table:table-cell ns42:value-type="float" table:style-name="ce49" office:value="454" office:value-type="float">
            <text:p>45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ronsveld</text:p>
          </table:table-cell>
          <table:table-cell ns42:value-type="string" table:style-name="ce27" office:value-type="string">
            <text:p>0911</text:p>
          </table:table-cell>
          <table:table-cell table:style-name="ce30"/>
          <table:table-cell ns42:value-type="float" table:style-name="ce40" office:value="718" office:value-type="float">
            <text:p>718</text:p>
          </table:table-cell>
          <table:table-cell ns42:value-type="float" table:style-name="ce49" office:value="667" office:value-type="float">
            <text:p>66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rubbenvorst</text:p>
          </table:table-cell>
          <table:table-cell ns42:value-type="string" table:style-name="ce27" office:value-type="string">
            <text:p>0912</text:p>
          </table:table-cell>
          <table:table-cell table:style-name="ce30"/>
          <table:table-cell ns42:value-type="float" table:style-name="ce40" office:value="557" office:value-type="float">
            <text:p>557</text:p>
          </table:table-cell>
          <table:table-cell ns42:value-type="float" table:style-name="ce49" office:value="613" office:value-type="float">
            <text:p>6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ulpen</text:p>
          </table:table-cell>
          <table:table-cell ns42:value-type="string" table:style-name="ce27" office:value-type="string">
            <text:p>0913</text:p>
          </table:table-cell>
          <table:table-cell table:style-name="ce30"/>
          <table:table-cell ns42:value-type="float" table:style-name="ce40" office:value="887" office:value-type="float">
            <text:p>887</text:p>
          </table:table-cell>
          <table:table-cell ns42:value-type="float" table:style-name="ce49" office:value="915" office:value-type="float">
            <text:p>91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aelen</text:p>
          </table:table-cell>
          <table:table-cell ns42:value-type="string" table:style-name="ce27" office:value-type="string">
            <text:p>0914</text:p>
          </table:table-cell>
          <table:table-cell table:style-name="ce30"/>
          <table:table-cell ns42:value-type="float" table:style-name="ce40" office:value="306" office:value-type="float">
            <text:p>306</text:p>
          </table:table-cell>
          <table:table-cell ns42:value-type="float" table:style-name="ce49" office:value="293" office:value-type="float">
            <text:p>29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el</text:p>
          </table:table-cell>
          <table:table-cell ns42:value-type="string" table:style-name="ce27" office:value-type="string">
            <text:p>1937</text:p>
          </table:table-cell>
          <table:table-cell table:style-name="ce30"/>
          <table:table-cell ns42:value-type="float" table:style-name="ce40" office:value="359" office:value-type="float">
            <text:p>359</text:p>
          </table:table-cell>
          <table:table-cell ns42:value-type="float" table:style-name="ce49" office:value="387" office:value-type="float">
            <text:p>38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er</text:p>
          </table:table-cell>
          <table:table-cell ns42:value-type="string" table:style-name="ce27" office:value-type="string">
            <text:p>0916</text:p>
          </table:table-cell>
          <table:table-cell table:style-name="ce30"/>
          <table:table-cell ns42:value-type="float" table:style-name="ce40" office:value="562" office:value-type="float">
            <text:p>562</text:p>
          </table:table-cell>
          <table:table-cell ns42:value-type="float" table:style-name="ce49" office:value="590" office:value-type="float">
            <text:p>59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erlen</text:p>
          </table:table-cell>
          <table:table-cell ns42:value-type="string" table:style-name="ce27" office:value-type="string">
            <text:p>0917</text:p>
          </table:table-cell>
          <table:table-cell table:style-name="ce30"/>
          <table:table-cell ns42:value-type="float" table:style-name="ce40" office:value="2029" office:value-type="float">
            <text:p>2029</text:p>
          </table:table-cell>
          <table:table-cell ns42:value-type="float" table:style-name="ce49" office:value="2111" office:value-type="float">
            <text:p>211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lden</text:p>
          </table:table-cell>
          <table:table-cell ns42:value-type="string" table:style-name="ce27" office:value-type="string">
            <text:p>0918</text:p>
          </table:table-cell>
          <table:table-cell table:style-name="ce30"/>
          <table:table-cell ns42:value-type="float" table:style-name="ce40" office:value="1164" office:value-type="float">
            <text:p>1164</text:p>
          </table:table-cell>
          <table:table-cell ns42:value-type="float" table:style-name="ce49" office:value="1266" office:value-type="float">
            <text:p>126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lick en Herkenbosch</text:p>
          </table:table-cell>
          <table:table-cell ns42:value-type="string" table:style-name="ce27" office:value-type="string">
            <text:p>0939</text:p>
          </table:table-cell>
          <table:table-cell table:style-name="ce30"/>
          <table:table-cell ns42:value-type="float" table:style-name="ce40" office:value="582" office:value-type="float">
            <text:p>582</text:p>
          </table:table-cell>
          <table:table-cell ns42:value-type="float" table:style-name="ce49" office:value="575" office:value-type="float">
            <text:p>57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rten</text:p>
          </table:table-cell>
          <table:table-cell ns42:value-type="string" table:style-name="ce27" office:value-type="string">
            <text:p>0919</text:p>
          </table:table-cell>
          <table:table-cell table:style-name="ce30"/>
          <table:table-cell ns42:value-type="float" table:style-name="ce40" office:value="333" office:value-type="float">
            <text:p>333</text:p>
          </table:table-cell>
          <table:table-cell ns42:value-type="float" table:style-name="ce49" office:value="325" office:value-type="float">
            <text:p>32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ythuysen</text:p>
          </table:table-cell>
          <table:table-cell ns42:value-type="string" table:style-name="ce27" office:value-type="string">
            <text:p>0920</text:p>
          </table:table-cell>
          <table:table-cell table:style-name="ce30"/>
          <table:table-cell ns42:value-type="float" table:style-name="ce40" office:value="608" office:value-type="float">
            <text:p>608</text:p>
          </table:table-cell>
          <table:table-cell ns42:value-type="float" table:style-name="ce49" office:value="645" office:value-type="float">
            <text:p>64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oensbroek</text:p>
          </table:table-cell>
          <table:table-cell ns42:value-type="string" table:style-name="ce27" office:value-type="string">
            <text:p>0921</text:p>
          </table:table-cell>
          <table:table-cell table:style-name="ce30"/>
          <table:table-cell ns42:value-type="float" table:style-name="ce40" office:value="604" office:value-type="float">
            <text:p>604</text:p>
          </table:table-cell>
          <table:table-cell ns42:value-type="float" table:style-name="ce49" office:value="585" office:value-type="float">
            <text:p>58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orn</text:p>
          </table:table-cell>
          <table:table-cell ns42:value-type="string" table:style-name="ce27" office:value-type="string">
            <text:p>0922</text:p>
          </table:table-cell>
          <table:table-cell table:style-name="ce30"/>
          <table:table-cell ns42:value-type="float" table:style-name="ce40" office:value="337" office:value-type="float">
            <text:p>337</text:p>
          </table:table-cell>
          <table:table-cell ns42:value-type="float" table:style-name="ce49" office:value="351" office:value-type="float">
            <text:p>351</text:p>
          </table:table-cell>
          <table:table-cell table:style-name="ce38"/>
          <table:table-cell table:number-columns-repeated="1015"/>
        </table:table-row>
        <table:table-row table:style-name="ro6">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orst</text:p>
          </table:table-cell>
          <table:table-cell ns42:value-type="string" table:style-name="ce27" office:value-type="string">
            <text:p>0923</text:p>
          </table:table-cell>
          <table:table-cell table:style-name="ce30"/>
          <table:table-cell ns42:value-type="float" table:style-name="ce40" office:value="2347" office:value-type="float">
            <text:p>2347</text:p>
          </table:table-cell>
          <table:table-cell ns42:value-type="float" table:style-name="ce49" office:value="2413" office:value-type="float">
            <text:p>24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outhem</text:p>
          </table:table-cell>
          <table:table-cell ns42:value-type="string" table:style-name="ce27" office:value-type="string">
            <text:p>1086</text:p>
          </table:table-cell>
          <table:table-cell table:style-name="ce30"/>
          <table:table-cell ns42:value-type="float" table:style-name="ce40" office:value="365" office:value-type="float">
            <text:p>365</text:p>
          </table:table-cell>
          <table:table-cell ns42:value-type="float" table:style-name="ce49" office:value="367" office:value-type="float">
            <text:p>36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ulsberg</text:p>
          </table:table-cell>
          <table:table-cell ns42:value-type="string" table:style-name="ce27" office:value-type="string">
            <text:p>0924</text:p>
          </table:table-cell>
          <table:table-cell table:style-name="ce30"/>
          <table:table-cell ns42:value-type="float" table:style-name="ce40" office:value="514" office:value-type="float">
            <text:p>514</text:p>
          </table:table-cell>
          <table:table-cell ns42:value-type="float" table:style-name="ce49" office:value="509" office:value-type="float">
            <text:p>50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unsel</text:p>
          </table:table-cell>
          <table:table-cell ns42:value-type="string" table:style-name="ce27" office:value-type="string">
            <text:p>0925</text:p>
          </table:table-cell>
          <table:table-cell table:style-name="ce30"/>
          <table:table-cell ns42:value-type="float" table:style-name="ce40" office:value="515" office:value-type="float">
            <text:p>515</text:p>
          </table:table-cell>
          <table:table-cell ns42:value-type="float" table:style-name="ce49" office:value="521" office:value-type="float">
            <text:p>52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Itteren</text:p>
          </table:table-cell>
          <table:table-cell ns42:value-type="string" table:style-name="ce27" office:value-type="string">
            <text:p>0926</text:p>
          </table:table-cell>
          <table:table-cell table:style-name="ce30"/>
          <table:table-cell ns42:value-type="float" table:style-name="ce40" office:value="210" office:value-type="float">
            <text:p>210</text:p>
          </table:table-cell>
          <table:table-cell ns42:value-type="float" table:style-name="ce49" office:value="181" office:value-type="float">
            <text:p>181</text:p>
          </table:table-cell>
          <table:table-cell table:style-name="ce38"/>
          <table:table-cell table:number-columns-repeated="1015"/>
        </table:table-row>
        <table:table-row table:style-name="ro6">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Ittervoort</text:p>
          </table:table-cell>
          <table:table-cell ns42:value-type="string" table:style-name="ce27" office:value-type="string">
            <text:p>1090</text:p>
          </table:table-cell>
          <table:table-cell table:style-name="ce30"/>
          <table:table-cell ns42:value-type="float" table:style-name="ce40" office:value="164" office:value-type="float">
            <text:p>164</text:p>
          </table:table-cell>
          <table:table-cell ns42:value-type="float" table:style-name="ce49" office:value="155" office:value-type="float">
            <text:p>15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Jabeek</text:p>
          </table:table-cell>
          <table:table-cell ns42:value-type="string" table:style-name="ce27" office:value-type="string">
            <text:p>0927</text:p>
          </table:table-cell>
          <table:table-cell table:style-name="ce30"/>
          <table:table-cell ns42:value-type="float" table:style-name="ce40" office:value="227" office:value-type="float">
            <text:p>227</text:p>
          </table:table-cell>
          <table:table-cell ns42:value-type="float" table:style-name="ce49" office:value="201" office:value-type="float">
            <text:p>20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Kerkrade</text:p>
          </table:table-cell>
          <table:table-cell ns42:value-type="string" table:style-name="ce27" office:value-type="string">
            <text:p>0928</text:p>
          </table:table-cell>
          <table:table-cell table:style-name="ce30"/>
          <table:table-cell ns42:value-type="float" table:style-name="ce40" office:value="1688" office:value-type="float">
            <text:p>1688</text:p>
          </table:table-cell>
          <table:table-cell ns42:value-type="float" table:style-name="ce49" office:value="1747" office:value-type="float">
            <text:p>174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Kessel</text:p>
          </table:table-cell>
          <table:table-cell ns42:value-type="string" table:style-name="ce27" office:value-type="string">
            <text:p>0929</text:p>
          </table:table-cell>
          <table:table-cell table:style-name="ce30"/>
          <table:table-cell ns42:value-type="float" table:style-name="ce40" office:value="527" office:value-type="float">
            <text:p>527</text:p>
          </table:table-cell>
          <table:table-cell ns42:value-type="float" table:style-name="ce49" office:value="518" office:value-type="float">
            <text:p>51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Klimmen</text:p>
          </table:table-cell>
          <table:table-cell ns42:value-type="string" table:style-name="ce27" office:value-type="string">
            <text:p>0930</text:p>
          </table:table-cell>
          <table:table-cell table:style-name="ce30"/>
          <table:table-cell ns42:value-type="float" table:style-name="ce40" office:value="493" office:value-type="float">
            <text:p>493</text:p>
          </table:table-cell>
          <table:table-cell ns42:value-type="float" table:style-name="ce49" office:value="492" office:value-type="float">
            <text:p>49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Limbricht</text:p>
          </table:table-cell>
          <table:table-cell ns42:value-type="string" table:style-name="ce27" office:value-type="string">
            <text:p>0931</text:p>
          </table:table-cell>
          <table:table-cell table:style-name="ce30"/>
          <table:table-cell ns42:value-type="float" table:style-name="ce40" office:value="639" office:value-type="float">
            <text:p>639</text:p>
          </table:table-cell>
          <table:table-cell ns42:value-type="float" table:style-name="ce49" office:value="608" office:value-type="float">
            <text:p>60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Linne</text:p>
          </table:table-cell>
          <table:table-cell ns42:value-type="string" table:style-name="ce27" office:value-type="string">
            <text:p>0932</text:p>
          </table:table-cell>
          <table:table-cell table:style-name="ce30"/>
          <table:table-cell ns42:value-type="float" table:style-name="ce40" office:value="349" office:value-type="float">
            <text:p>349</text:p>
          </table:table-cell>
          <table:table-cell ns42:value-type="float" table:style-name="ce49" office:value="383" office:value-type="float">
            <text:p>38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asbracht</text:p>
          </table:table-cell>
          <table:table-cell ns42:value-type="string" table:style-name="ce27" office:value-type="string">
            <text:p>0933</text:p>
          </table:table-cell>
          <table:table-cell table:style-name="ce30"/>
          <table:table-cell ns42:value-type="float" table:style-name="ce40" office:value="507" office:value-type="float">
            <text:p>507</text:p>
          </table:table-cell>
          <table:table-cell ns42:value-type="float" table:style-name="ce49" office:value="491" office:value-type="float">
            <text:p>49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asbree</text:p>
          </table:table-cell>
          <table:table-cell ns42:value-type="string" table:style-name="ce27" office:value-type="string">
            <text:p>0934</text:p>
          </table:table-cell>
          <table:table-cell table:style-name="ce30"/>
          <table:table-cell ns42:value-type="float" table:style-name="ce40" office:value="1891" office:value-type="float">
            <text:p>1891</text:p>
          </table:table-cell>
          <table:table-cell ns42:value-type="float" table:style-name="ce49" office:value="1967" office:value-type="float">
            <text:p>196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asniel</text:p>
          </table:table-cell>
          <table:table-cell ns42:value-type="string" table:style-name="ce27" office:value-type="string">
            <text:p>1110</text:p>
          </table:table-cell>
          <table:table-cell table:style-name="ce30"/>
          <table:table-cell ns42:value-type="float" table:style-name="ce40" office:value="629" office:value-type="float">
            <text:p>629</text:p>
          </table:table-cell>
          <table:table-cell ns42:value-type="float" table:style-name="ce49" office:value="653" office:value-type="float">
            <text:p>65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rgraten</text:p>
          </table:table-cell>
          <table:table-cell ns42:value-type="string" table:style-name="ce27" office:value-type="string">
            <text:p>0936</text:p>
          </table:table-cell>
          <table:table-cell table:style-name="ce30"/>
          <table:table-cell ns42:value-type="float" table:style-name="ce40" office:value="445" office:value-type="float">
            <text:p>445</text:p>
          </table:table-cell>
          <table:table-cell ns42:value-type="float" table:style-name="ce49" office:value="465" office:value-type="float">
            <text:p>46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erlo</text:p>
          </table:table-cell>
          <table:table-cell ns42:value-type="string" table:style-name="ce27" office:value-type="string">
            <text:p>0937</text:p>
          </table:table-cell>
          <table:table-cell table:style-name="ce30"/>
          <table:table-cell ns42:value-type="float" table:style-name="ce40" office:value="634" office:value-type="float">
            <text:p>634</text:p>
          </table:table-cell>
          <table:table-cell ns42:value-type="float" table:style-name="ce49" office:value="654" office:value-type="float">
            <text:p>65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erssen</text:p>
          </table:table-cell>
          <table:table-cell ns42:value-type="string" table:style-name="ce27" office:value-type="string">
            <text:p>0938</text:p>
          </table:table-cell>
          <table:table-cell table:style-name="ce30"/>
          <table:table-cell ns42:value-type="float" table:style-name="ce40" office:value="883" office:value-type="float">
            <text:p>883</text:p>
          </table:table-cell>
          <table:table-cell ns42:value-type="float" table:style-name="ce49" office:value="855" office:value-type="float">
            <text:p>85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rkelbeek</text:p>
          </table:table-cell>
          <table:table-cell ns42:value-type="string" table:style-name="ce27" office:value-type="string">
            <text:p>0940</text:p>
          </table:table-cell>
          <table:table-cell table:style-name="ce30"/>
          <table:table-cell ns42:value-type="float" table:style-name="ce40" office:value="306" office:value-type="float">
            <text:p>306</text:p>
          </table:table-cell>
          <table:table-cell ns42:value-type="float" table:style-name="ce49" office:value="319" office:value-type="float">
            <text:p>31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sch</text:p>
          </table:table-cell>
          <table:table-cell ns42:value-type="string" table:style-name="ce27" office:value-type="string">
            <text:p>1114</text:p>
          </table:table-cell>
          <table:table-cell table:style-name="ce30"/>
          <table:table-cell ns42:value-type="float" table:style-name="ce40" office:value="122" office:value-type="float">
            <text:p>122</text:p>
          </table:table-cell>
          <table:table-cell ns42:value-type="float" table:style-name="ce49" office:value="108" office:value-type="float">
            <text:p>10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ijel</text:p>
          </table:table-cell>
          <table:table-cell ns42:value-type="string" table:style-name="ce27" office:value-type="string">
            <text:p>0941</text:p>
          </table:table-cell>
          <table:table-cell table:style-name="ce30"/>
          <table:table-cell ns42:value-type="float" table:style-name="ce40" office:value="431" office:value-type="float">
            <text:p>431</text:p>
          </table:table-cell>
          <table:table-cell ns42:value-type="float" table:style-name="ce49" office:value="409" office:value-type="float">
            <text:p>40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heer</text:p>
          </table:table-cell>
          <table:table-cell ns42:value-type="string" table:style-name="ce27" office:value-type="string">
            <text:p>0942</text:p>
          </table:table-cell>
          <table:table-cell table:style-name="ce30"/>
          <table:table-cell ns42:value-type="float" table:style-name="ce40" office:value="452" office:value-type="float">
            <text:p>452</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ontfort</text:p>
          </table:table-cell>
          <table:table-cell ns42:value-type="string" table:style-name="ce27" office:value-type="string">
            <text:p>0943</text:p>
          </table:table-cell>
          <table:table-cell table:style-name="ce30"/>
          <table:table-cell ns42:value-type="float" table:style-name="ce40" office:value="342" office:value-type="float">
            <text:p>342</text:p>
          </table:table-cell>
          <table:table-cell ns42:value-type="float" table:style-name="ce49" office:value="318" office:value-type="float">
            <text:p>31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ook en Middelaar</text:p>
          </table:table-cell>
          <table:table-cell ns42:value-type="string" table:style-name="ce27" office:value-type="string">
            <text:p>0944</text:p>
          </table:table-cell>
          <table:table-cell table:style-name="ce30"/>
          <table:table-cell ns42:value-type="float" table:style-name="ce40" office:value="477" office:value-type="float">
            <text:p>477</text:p>
          </table:table-cell>
          <table:table-cell ns42:value-type="float" table:style-name="ce49" office:value="443" office:value-type="float">
            <text:p>44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unstergeleen</text:p>
          </table:table-cell>
          <table:table-cell ns42:value-type="string" table:style-name="ce27" office:value-type="string">
            <text:p>0945</text:p>
          </table:table-cell>
          <table:table-cell table:style-name="ce30"/>
          <table:table-cell ns42:value-type="float" table:style-name="ce40" office:value="302" office:value-type="float">
            <text:p>302</text:p>
          </table:table-cell>
          <table:table-cell ns42:value-type="float" table:style-name="ce49" office:value="311" office:value-type="float">
            <text:p>31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ederweert</text:p>
          </table:table-cell>
          <table:table-cell ns42:value-type="string" table:style-name="ce27" office:value-type="string">
            <text:p>0946</text:p>
          </table:table-cell>
          <table:table-cell table:style-name="ce30"/>
          <table:table-cell ns42:value-type="float" table:style-name="ce40" office:value="2022" office:value-type="float">
            <text:p>2022</text:p>
          </table:table-cell>
          <table:table-cell ns42:value-type="float" table:style-name="ce49" office:value="2079" office:value-type="float">
            <text:p>207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eer</text:p>
          </table:table-cell>
          <table:table-cell ns42:value-type="string" table:style-name="ce27" office:value-type="string">
            <text:p>0947</text:p>
          </table:table-cell>
          <table:table-cell table:style-name="ce30"/>
          <table:table-cell ns42:value-type="float" table:style-name="ce40" office:value="682" office:value-type="float">
            <text:p>682</text:p>
          </table:table-cell>
          <table:table-cell ns42:value-type="float" table:style-name="ce49" office:value="720" office:value-type="float">
            <text:p>720</text:p>
          </table:table-cell>
          <table:table-cell table:style-name="ce38"/>
          <table:table-cell table:number-columns-repeated="1015"/>
        </table:table-row>
        <table:table-row table:style-name="ro6">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eerritter</text:p>
          </table:table-cell>
          <table:table-cell ns42:value-type="string" table:style-name="ce27" office:value-type="string">
            <text:p>1116</text:p>
          </table:table-cell>
          <table:table-cell table:style-name="ce30"/>
          <table:table-cell ns42:value-type="float" table:style-name="ce40" office:value="608" office:value-type="float">
            <text:p>608</text:p>
          </table:table-cell>
          <table:table-cell ns42:value-type="float" table:style-name="ce49" office:value="656" office:value-type="float">
            <text:p>65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ieuwenhagen</text:p>
          </table:table-cell>
          <table:table-cell ns42:value-type="string" table:style-name="ce27" office:value-type="string">
            <text:p>0948</text:p>
          </table:table-cell>
          <table:table-cell table:style-name="ce30"/>
          <table:table-cell ns42:value-type="float" table:style-name="ce40" office:value="509" office:value-type="float">
            <text:p>509</text:p>
          </table:table-cell>
          <table:table-cell ns42:value-type="float" table:style-name="ce49" office:value="565" office:value-type="float">
            <text:p>56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ieuwstadt</text:p>
          </table:table-cell>
          <table:table-cell ns42:value-type="string" table:style-name="ce27" office:value-type="string">
            <text:p>0949</text:p>
          </table:table-cell>
          <table:table-cell table:style-name="ce30"/>
          <table:table-cell ns42:value-type="float" table:style-name="ce40" office:value="365" office:value-type="float">
            <text:p>365</text:p>
          </table:table-cell>
          <table:table-cell ns42:value-type="float" table:style-name="ce49" office:value="364" office:value-type="float">
            <text:p>36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oorbeek</text:p>
          </table:table-cell>
          <table:table-cell ns42:value-type="string" table:style-name="ce27" office:value-type="string">
            <text:p>0950</text:p>
          </table:table-cell>
          <table:table-cell table:style-name="ce30"/>
          <table:table-cell ns42:value-type="float" table:style-name="ce40" office:value="385" office:value-type="float">
            <text:p>385</text:p>
          </table:table-cell>
          <table:table-cell ns42:value-type="float" table:style-name="ce49" office:value="377" office:value-type="float">
            <text:p>37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unhem</text:p>
          </table:table-cell>
          <table:table-cell ns42:value-type="string" table:style-name="ce27" office:value-type="string">
            <text:p>1130</text:p>
          </table:table-cell>
          <table:table-cell table:style-name="ce30"/>
          <table:table-cell ns42:value-type="float" table:style-name="ce40" office:value="109" office:value-type="float">
            <text:p>109</text:p>
          </table:table-cell>
          <table:table-cell ns42:value-type="float" table:style-name="ce49" office:value="89" office:value-type="float">
            <text:p>8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uth</text:p>
          </table:table-cell>
          <table:table-cell ns42:value-type="string" table:style-name="ce27" office:value-type="string">
            <text:p>0951</text:p>
          </table:table-cell>
          <table:table-cell table:style-name="ce30"/>
          <table:table-cell ns42:value-type="float" table:style-name="ce40" office:value="601" office:value-type="float">
            <text:p>601</text:p>
          </table:table-cell>
          <table:table-cell ns42:value-type="float" table:style-name="ce49" office:value="582" office:value-type="float">
            <text:p>58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bbicht en Papenhoven</text:p>
          </table:table-cell>
          <table:table-cell ns42:value-type="string" table:style-name="ce27" office:value-type="string">
            <text:p>0952</text:p>
          </table:table-cell>
          <table:table-cell table:style-name="ce30"/>
          <table:table-cell ns42:value-type="float" table:style-name="ce40" office:value="277" office:value-type="float">
            <text:p>277</text:p>
          </table:table-cell>
          <table:table-cell ns42:value-type="float" table:style-name="ce49" office:value="278" office:value-type="float">
            <text:p>27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he en Laak</text:p>
          </table:table-cell>
          <table:table-cell ns42:value-type="string" table:style-name="ce27" office:value-type="string">
            <text:p>0953</text:p>
          </table:table-cell>
          <table:table-cell table:style-name="ce30"/>
          <table:table-cell ns42:value-type="float" table:style-name="ce40" office:value="280" office:value-type="float">
            <text:p>280</text:p>
          </table:table-cell>
          <table:table-cell ns42:value-type="float" table:style-name="ce49" office:value="269" office:value-type="float">
            <text:p>26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irsbeek</text:p>
          </table:table-cell>
          <table:table-cell ns42:value-type="string" table:style-name="ce27" office:value-type="string">
            <text:p>0954</text:p>
          </table:table-cell>
          <table:table-cell table:style-name="ce30"/>
          <table:table-cell ns42:value-type="float" table:style-name="ce40" office:value="531" office:value-type="float">
            <text:p>531</text:p>
          </table:table-cell>
          <table:table-cell ns42:value-type="float" table:style-name="ce49" office:value="518" office:value-type="float">
            <text:p>51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ttersum</text:p>
          </table:table-cell>
          <table:table-cell ns42:value-type="string" table:style-name="ce27" office:value-type="string">
            <text:p>0955</text:p>
          </table:table-cell>
          <table:table-cell table:style-name="ce30"/>
          <table:table-cell ns42:value-type="float" table:style-name="ce40" office:value="667" office:value-type="float">
            <text:p>667</text:p>
          </table:table-cell>
          <table:table-cell ns42:value-type="float" table:style-name="ce49" office:value="735" office:value-type="float">
            <text:p>73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ud-Valkenburg</text:p>
          </table:table-cell>
          <table:table-cell ns42:value-type="string" table:style-name="ce27" office:value-type="string">
            <text:p>1140</text:p>
          </table:table-cell>
          <table:table-cell table:style-name="ce30"/>
          <table:table-cell ns42:value-type="float" table:style-name="ce40" office:value="270" office:value-type="float">
            <text:p>270</text:p>
          </table:table-cell>
          <table:table-cell ns42:value-type="float" table:style-name="ce49" office:value="273" office:value-type="float">
            <text:p>27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ud-Vroenhoven</text:p>
          </table:table-cell>
          <table:table-cell ns42:value-type="string" table:style-name="ce27" office:value-type="string">
            <text:p>1141</text:p>
          </table:table-cell>
          <table:table-cell table:style-name="ce30"/>
          <table:table-cell ns42:value-type="float" table:style-name="ce40" office:value="610" office:value-type="float">
            <text:p>610</text:p>
          </table:table-cell>
          <table:table-cell ns42:value-type="float" table:style-name="ce49" office:value="610" office:value-type="float">
            <text:p>61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Posterholt</text:p>
          </table:table-cell>
          <table:table-cell ns42:value-type="string" table:style-name="ce27" office:value-type="string">
            <text:p>0956</text:p>
          </table:table-cell>
          <table:table-cell table:style-name="ce30"/>
          <table:table-cell ns42:value-type="float" table:style-name="ce40" office:value="433" office:value-type="float">
            <text:p>433</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imburg</text:p>
          </table:table-cell>
          <table:table-cell ns42:value-type="string" table:style-name="ce27" office:value-type="string">
            <text:p>1162</text:p>
          </table:table-cell>
          <table:table-cell table:style-name="ce30"/>
          <table:table-cell ns42:value-type="float" table:style-name="ce40" office:value="147" office:value-type="float">
            <text:p>147</text:p>
          </table:table-cell>
          <table:table-cell ns42:value-type="float" table:style-name="ce49" office:value="143" office:value-type="float">
            <text:p>14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oermond</text:p>
          </table:table-cell>
          <table:table-cell ns42:value-type="string" table:style-name="ce27" office:value-type="string">
            <text:p>0957</text:p>
          </table:table-cell>
          <table:table-cell table:style-name="ce30"/>
          <table:table-cell ns42:value-type="float" table:style-name="ce40" office:value="2596" office:value-type="float">
            <text:p>2596</text:p>
          </table:table-cell>
          <table:table-cell ns42:value-type="float" table:style-name="ce49" office:value="2801" office:value-type="float">
            <text:p>280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oggel</text:p>
          </table:table-cell>
          <table:table-cell ns42:value-type="string" table:style-name="ce27" office:value-type="string">
            <text:p>0958</text:p>
          </table:table-cell>
          <table:table-cell table:style-name="ce30"/>
          <table:table-cell ns42:value-type="float" table:style-name="ce40" office:value="711" office:value-type="float">
            <text:p>711</text:p>
          </table:table-cell>
          <table:table-cell ns42:value-type="float" table:style-name="ce49" office:value="683" office:value-type="float">
            <text:p>68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oosteren</text:p>
          </table:table-cell>
          <table:table-cell ns42:value-type="string" table:style-name="ce27" office:value-type="string">
            <text:p>0959</text:p>
          </table:table-cell>
          <table:table-cell table:style-name="ce30"/>
          <table:table-cell ns42:value-type="float" table:style-name="ce40" office:value="393" office:value-type="float">
            <text:p>393</text:p>
          </table:table-cell>
          <table:table-cell ns42:value-type="float" table:style-name="ce49" office:value="386" office:value-type="float">
            <text:p>38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ijckholt</text:p>
          </table:table-cell>
          <table:table-cell ns42:value-type="string" table:style-name="ce27" office:value-type="string">
            <text:p>1165</text:p>
          </table:table-cell>
          <table:table-cell table:style-name="ce30"/>
          <table:table-cell ns42:value-type="float" table:style-name="ce40" office:value="99" office:value-type="float">
            <text:p>99</text:p>
          </table:table-cell>
          <table:table-cell ns42:value-type="float" table:style-name="ce49" office:value="96" office:value-type="float">
            <text:p>9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aesberg</text:p>
          </table:table-cell>
          <table:table-cell ns42:value-type="string" table:style-name="ce27" office:value-type="string">
            <text:p>0960</text:p>
          </table:table-cell>
          <table:table-cell table:style-name="ce30"/>
          <table:table-cell ns42:value-type="float" table:style-name="ce40" office:value="549" office:value-type="float">
            <text:p>549</text:p>
          </table:table-cell>
          <table:table-cell ns42:value-type="float" table:style-name="ce49" office:value="557" office:value-type="float">
            <text:p>55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immert</text:p>
          </table:table-cell>
          <table:table-cell ns42:value-type="string" table:style-name="ce27" office:value-type="string">
            <text:p>0961</text:p>
          </table:table-cell>
          <table:table-cell table:style-name="ce30"/>
          <table:table-cell ns42:value-type="float" table:style-name="ce40" office:value="652" office:value-type="float">
            <text:p>652</text:p>
          </table:table-cell>
          <table:table-cell ns42:value-type="float" table:style-name="ce49" office:value="656" office:value-type="float">
            <text:p>65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innen</text:p>
          </table:table-cell>
          <table:table-cell ns42:value-type="string" table:style-name="ce27" office:value-type="string">
            <text:p>0962</text:p>
          </table:table-cell>
          <table:table-cell table:style-name="ce30"/>
          <table:table-cell ns42:value-type="float" table:style-name="ce40" office:value="984" office:value-type="float">
            <text:p>984</text:p>
          </table:table-cell>
          <table:table-cell ns42:value-type="float" table:style-name="ce49" office:value="970" office:value-type="float">
            <text:p>97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in op Geul</text:p>
          </table:table-cell>
          <table:table-cell ns42:value-type="string" table:style-name="ce27" office:value-type="string">
            <text:p>1171</text:p>
          </table:table-cell>
          <table:table-cell table:style-name="ce30"/>
          <table:table-cell ns42:value-type="float" table:style-name="ce40" office:value="196" office:value-type="float">
            <text:p>196</text:p>
          </table:table-cell>
          <table:table-cell ns42:value-type="float" table:style-name="ce49" office:value="153" office:value-type="float">
            <text:p>15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inveld</text:p>
          </table:table-cell>
          <table:table-cell ns42:value-type="string" table:style-name="ce27" office:value-type="string">
            <text:p>0963</text:p>
          </table:table-cell>
          <table:table-cell table:style-name="ce30"/>
          <table:table-cell ns42:value-type="float" table:style-name="ce40" office:value="368" office:value-type="float">
            <text:p>368</text:p>
          </table:table-cell>
          <table:table-cell ns42:value-type="float" table:style-name="ce49" office:value="365" office:value-type="float">
            <text:p>365</text:p>
          </table:table-cell>
          <table:table-cell table:style-name="ce38"/>
          <table:table-cell table:number-columns-repeated="1015"/>
        </table:table-row>
        <table:table-row table:style-name="ro6">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evenum</text:p>
          </table:table-cell>
          <table:table-cell ns42:value-type="string" table:style-name="ce27" office:value-type="string">
            <text:p>09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mpelveld</text:p>
          </table:table-cell>
          <table:table-cell ns42:value-type="string" table:style-name="ce27" office:value-type="string">
            <text:p>0965</text:p>
          </table:table-cell>
          <table:table-cell table:style-name="ce30"/>
          <table:table-cell ns42:value-type="float" table:style-name="ce40" office:value="530" office:value-type="float">
            <text:p>530</text:p>
          </table:table-cell>
          <table:table-cell ns42:value-type="float" table:style-name="ce49" office:value="553" office:value-type="float">
            <text:p>55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nt Geertruid</text:p>
          </table:table-cell>
          <table:table-cell ns42:value-type="string" table:style-name="ce27" office:value-type="string">
            <text:p>0966</text:p>
          </table:table-cell>
          <table:table-cell table:style-name="ce30"/>
          <table:table-cell ns42:value-type="float" table:style-name="ce40" office:value="435" office:value-type="float">
            <text:p>435</text:p>
          </table:table-cell>
          <table:table-cell ns42:value-type="float" table:style-name="ce49" office:value="416" office:value-type="float">
            <text:p>41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nt Odilienberg</text:p>
          </table:table-cell>
          <table:table-cell ns42:value-type="string" table:style-name="ce27" office:value-type="string">
            <text:p>0967</text:p>
          </table:table-cell>
          <table:table-cell table:style-name="ce30"/>
          <table:table-cell ns42:value-type="float" table:style-name="ce40" office:value="362" office:value-type="float">
            <text:p>362</text:p>
          </table:table-cell>
          <table:table-cell ns42:value-type="float" table:style-name="ce49" office:value="345" office:value-type="float">
            <text:p>34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nt Pieter</text:p>
          </table:table-cell>
          <table:table-cell ns42:value-type="string" table:style-name="ce27" office:value-type="string">
            <text:p>1180</text:p>
          </table:table-cell>
          <table:table-cell table:style-name="ce30"/>
          <table:table-cell ns42:value-type="float" table:style-name="ce40" office:value="330" office:value-type="float">
            <text:p>330</text:p>
          </table:table-cell>
          <table:table-cell ns42:value-type="float" table:style-name="ce49" office:value="336" office:value-type="float">
            <text:p>33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ttard</text:p>
          </table:table-cell>
          <table:table-cell ns42:value-type="string" table:style-name="ce27" office:value-type="string">
            <text:p>0968</text:p>
          </table:table-cell>
          <table:table-cell table:style-name="ce30"/>
          <table:table-cell ns42:value-type="float" table:style-name="ce40" office:value="1761" office:value-type="float">
            <text:p>1761</text:p>
          </table:table-cell>
          <table:table-cell ns42:value-type="float" table:style-name="ce49" office:value="1947" office:value-type="float">
            <text:p>194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lenaken</text:p>
          </table:table-cell>
          <table:table-cell ns42:value-type="string" table:style-name="ce27" office:value-type="string">
            <text:p>0969</text:p>
          </table:table-cell>
          <table:table-cell table:style-name="ce30"/>
          <table:table-cell ns42:value-type="float" table:style-name="ce40" office:value="279" office:value-type="float">
            <text:p>279</text:p>
          </table:table-cell>
          <table:table-cell ns42:value-type="float" table:style-name="ce49" office:value="278" office:value-type="float">
            <text:p>27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paubeek</text:p>
          </table:table-cell>
          <table:table-cell ns42:value-type="string" table:style-name="ce27" office:value-type="string">
            <text:p>0970</text:p>
          </table:table-cell>
          <table:table-cell table:style-name="ce30"/>
          <table:table-cell ns42:value-type="float" table:style-name="ce40" office:value="324" office:value-type="float">
            <text:p>324</text:p>
          </table:table-cell>
          <table:table-cell ns42:value-type="float" table:style-name="ce49" office:value="313" office:value-type="float">
            <text:p>3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tein (L.)</text:p>
          </table:table-cell>
          <table:table-cell ns42:value-type="string" table:style-name="ce27" office:value-type="string">
            <text:p>0971</text:p>
          </table:table-cell>
          <table:table-cell table:style-name="ce30"/>
          <table:table-cell ns42:value-type="float" table:style-name="ce40" office:value="841" office:value-type="float">
            <text:p>841</text:p>
          </table:table-cell>
          <table:table-cell ns42:value-type="float" table:style-name="ce49" office:value="795" office:value-type="float">
            <text:p>79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tevensweert</text:p>
          </table:table-cell>
          <table:table-cell ns42:value-type="string" table:style-name="ce27" office:value-type="string">
            <text:p>0972</text:p>
          </table:table-cell>
          <table:table-cell table:style-name="ce30"/>
          <table:table-cell ns42:value-type="float" table:style-name="ce40" office:value="454" office:value-type="float">
            <text:p>454</text:p>
          </table:table-cell>
          <table:table-cell ns42:value-type="float" table:style-name="ce49" office:value="454" office:value-type="float">
            <text:p>45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tramproy</text:p>
          </table:table-cell>
          <table:table-cell ns42:value-type="string" table:style-name="ce27" office:value-type="string">
            <text:p>0973</text:p>
          </table:table-cell>
          <table:table-cell table:style-name="ce30"/>
          <table:table-cell ns42:value-type="float" table:style-name="ce40" office:value="597" office:value-type="float">
            <text:p>597</text:p>
          </table:table-cell>
          <table:table-cell ns42:value-type="float" table:style-name="ce49" office:value="570" office:value-type="float">
            <text:p>57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trucht</text:p>
          </table:table-cell>
          <table:table-cell ns42:value-type="string" table:style-name="ce27" office:value-type="string">
            <text:p>1200</text:p>
          </table:table-cell>
          <table:table-cell table:style-name="ce30"/>
          <table:table-cell ns42:value-type="float" table:style-name="ce40" office:value="142" office:value-type="float">
            <text:p>142</text:p>
          </table:table-cell>
          <table:table-cell ns42:value-type="float" table:style-name="ce49" office:value="141" office:value-type="float">
            <text:p>14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usteren</text:p>
          </table:table-cell>
          <table:table-cell ns42:value-type="string" table:style-name="ce27" office:value-type="string">
            <text:p>0974</text:p>
          </table:table-cell>
          <table:table-cell table:style-name="ce30"/>
          <table:table-cell ns42:value-type="float" table:style-name="ce40" office:value="804" office:value-type="float">
            <text:p>804</text:p>
          </table:table-cell>
          <table:table-cell ns42:value-type="float" table:style-name="ce49" office:value="863" office:value-type="float">
            <text:p>86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walmen</text:p>
          </table:table-cell>
          <table:table-cell ns42:value-type="string" table:style-name="ce27" office:value-type="string">
            <text:p>0975</text:p>
          </table:table-cell>
          <table:table-cell table:style-name="ce30"/>
          <table:table-cell ns42:value-type="float" table:style-name="ce40" office:value="721" office:value-type="float">
            <text:p>721</text:p>
          </table:table-cell>
          <table:table-cell ns42:value-type="float" table:style-name="ce49" office:value="724" office:value-type="float">
            <text:p>72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Tegelen</text:p>
          </table:table-cell>
          <table:table-cell ns42:value-type="string" table:style-name="ce27" office:value-type="string">
            <text:p>0976</text:p>
          </table:table-cell>
          <table:table-cell table:style-name="ce32"/>
          <table:table-cell ns42:value-type="float" table:style-name="ce40" office:value="603" office:value-type="float">
            <text:p>603</text:p>
          </table:table-cell>
          <table:table-cell ns42:value-type="float" table:style-name="ce49" office:value="520" office:value-type="float">
            <text:p>52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Thorn</text:p>
          </table:table-cell>
          <table:table-cell ns42:value-type="string" table:style-name="ce27" office:value-type="string">
            <text:p>0977</text:p>
          </table:table-cell>
          <table:table-cell table:style-name="ce30"/>
          <table:table-cell ns42:value-type="float" table:style-name="ce40" office:value="530" office:value-type="float">
            <text:p>530</text:p>
          </table:table-cell>
          <table:table-cell ns42:value-type="float" table:style-name="ce49" office:value="623" office:value-type="float">
            <text:p>62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Ubach over Worms</text:p>
          </table:table-cell>
          <table:table-cell ns42:value-type="string" table:style-name="ce27" office:value-type="string">
            <text:p>0978</text:p>
          </table:table-cell>
          <table:table-cell table:style-name="ce30"/>
          <table:table-cell ns42:value-type="float" table:style-name="ce40" office:value="631" office:value-type="float">
            <text:p>631</text:p>
          </table:table-cell>
          <table:table-cell ns42:value-type="float" table:style-name="ce49" office:value="611" office:value-type="float">
            <text:p>61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Ulestraten</text:p>
          </table:table-cell>
          <table:table-cell ns42:value-type="string" table:style-name="ce27" office:value-type="string">
            <text:p>0979</text:p>
          </table:table-cell>
          <table:table-cell table:style-name="ce30"/>
          <table:table-cell ns42:value-type="float" table:style-name="ce40" office:value="372" office:value-type="float">
            <text:p>372</text:p>
          </table:table-cell>
          <table:table-cell ns42:value-type="float" table:style-name="ce49" office:value="375" office:value-type="float">
            <text:p>37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Urmond</text:p>
          </table:table-cell>
          <table:table-cell ns42:value-type="string" table:style-name="ce27" office:value-type="string">
            <text:p>0980</text:p>
          </table:table-cell>
          <table:table-cell table:style-name="ce30"/>
          <table:table-cell ns42:value-type="float" table:style-name="ce40" office:value="447" office:value-type="float">
            <text:p>447</text:p>
          </table:table-cell>
          <table:table-cell ns42:value-type="float" table:style-name="ce49" office:value="508" office:value-type="float">
            <text:p>50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aals</text:p>
          </table:table-cell>
          <table:table-cell ns42:value-type="string" table:style-name="ce27" office:value-type="string">
            <text:p>0981</text:p>
          </table:table-cell>
          <table:table-cell table:style-name="ce30"/>
          <table:table-cell ns42:value-type="float" table:style-name="ce40" office:value="1381" office:value-type="float">
            <text:p>1381</text:p>
          </table:table-cell>
          <table:table-cell ns42:value-type="float" table:style-name="ce49" office:value="1392" office:value-type="float">
            <text:p>139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alkenburg (L.)</text:p>
          </table:table-cell>
          <table:table-cell ns42:value-type="string" table:style-name="ce27" office:value-type="string">
            <text:p>1252</text:p>
          </table:table-cell>
          <table:table-cell table:style-name="ce30"/>
          <table:table-cell ns42:value-type="float" table:style-name="ce40" office:value="354" office:value-type="float">
            <text:p>354</text:p>
          </table:table-cell>
          <table:table-cell ns42:value-type="float" table:style-name="ce49" office:value="319" office:value-type="float">
            <text:p>31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enlo</text:p>
          </table:table-cell>
          <table:table-cell ns42:value-type="string" table:style-name="ce27" office:value-type="string">
            <text:p>0983</text:p>
          </table:table-cell>
          <table:table-cell table:style-name="ce30"/>
          <table:table-cell ns42:value-type="float" table:style-name="ce40" office:value="3690" office:value-type="float">
            <text:p>3690</text:p>
          </table:table-cell>
          <table:table-cell ns42:value-type="float" table:style-name="ce49" office:value="3587" office:value-type="float">
            <text:p>358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enray</text:p>
          </table:table-cell>
          <table:table-cell ns42:value-type="string" table:style-name="ce27" office:value-type="string">
            <text:p>0984</text:p>
          </table:table-cell>
          <table:table-cell table:style-name="ce30"/>
          <table:table-cell ns42:value-type="float" table:style-name="ce40" office:value="2083" office:value-type="float">
            <text:p>2083</text:p>
          </table:table-cell>
          <table:table-cell ns42:value-type="float" table:style-name="ce49" office:value="2154" office:value-type="float">
            <text:p>215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lodrop</text:p>
          </table:table-cell>
          <table:table-cell ns42:value-type="string" table:style-name="ce27" office:value-type="string">
            <text:p>0985</text:p>
          </table:table-cell>
          <table:table-cell table:style-name="ce30"/>
          <table:table-cell ns42:value-type="float" table:style-name="ce40" office:value="446" office:value-type="float">
            <text:p>446</text:p>
          </table:table-cell>
          <table:table-cell ns42:value-type="float" table:style-name="ce49" office:value="425" office:value-type="float">
            <text:p>42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oerendaal</text:p>
          </table:table-cell>
          <table:table-cell ns42:value-type="string" table:style-name="ce27" office:value-type="string">
            <text:p>0986</text:p>
          </table:table-cell>
          <table:table-cell table:style-name="ce30"/>
          <table:table-cell ns42:value-type="float" table:style-name="ce40" office:value="795" office:value-type="float">
            <text:p>795</text:p>
          </table:table-cell>
          <table:table-cell ns42:value-type="float" table:style-name="ce49" office:value="810" office:value-type="float">
            <text:p>81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anssum</text:p>
          </table:table-cell>
          <table:table-cell ns42:value-type="string" table:style-name="ce27" office:value-type="string">
            <text:p>0987</text:p>
          </table:table-cell>
          <table:table-cell table:style-name="ce30"/>
          <table:table-cell ns42:value-type="float" table:style-name="ce40" office:value="348" office:value-type="float">
            <text:p>348</text:p>
          </table:table-cell>
          <table:table-cell ns42:value-type="float" table:style-name="ce49" office:value="326" office:value-type="float">
            <text:p>32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eert</text:p>
          </table:table-cell>
          <table:table-cell ns42:value-type="string" table:style-name="ce27" office:value-type="string">
            <text:p>0988</text:p>
          </table:table-cell>
          <table:table-cell table:style-name="ce30"/>
          <table:table-cell ns42:value-type="float" table:style-name="ce40" office:value="2842" office:value-type="float">
            <text:p>2842</text:p>
          </table:table-cell>
          <table:table-cell ns42:value-type="float" table:style-name="ce49" office:value="3053" office:value-type="float">
            <text:p>305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essem</text:p>
          </table:table-cell>
          <table:table-cell ns42:value-type="string" table:style-name="ce27" office:value-type="string">
            <text:p>0989</text:p>
          </table:table-cell>
          <table:table-cell table:style-name="ce30"/>
          <table:table-cell ns42:value-type="float" table:style-name="ce40" office:value="380" office:value-type="float">
            <text:p>380</text:p>
          </table:table-cell>
          <table:table-cell ns42:value-type="float" table:style-name="ce49" office:value="372" office:value-type="float">
            <text:p>37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ittem</text:p>
          </table:table-cell>
          <table:table-cell ns42:value-type="string" table:style-name="ce27" office:value-type="string">
            <text:p>0990</text:p>
          </table:table-cell>
          <table:table-cell table:style-name="ce30"/>
          <table:table-cell ns42:value-type="float" table:style-name="ce40" office:value="1543" office:value-type="float">
            <text:p>1543</text:p>
          </table:table-cell>
          <table:table-cell ns42:value-type="float" table:style-name="ce49" office:value="1487" office:value-type="float">
            <text:p>148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ijlre</text:p>
          </table:table-cell>
          <table:table-cell ns42:value-type="string" table:style-name="ce27" office:value-type="string">
            <text:p>0991</text:p>
          </table:table-cell>
          <table:table-cell table:style-name="ce30"/>
          <table:table-cell ns42:value-type="float" table:style-name="ce40" office:value="817" office:value-type="float">
            <text:p>817</text:p>
          </table:table-cell>
          <table:table-cell ns42:value-type="float" table:style-name="ce49" office:value="791" office:value-type="float">
            <text:p>79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ijnandsrade</text:p>
          </table:table-cell>
          <table:table-cell ns42:value-type="string" table:style-name="ce27" office:value-type="string">
            <text:p>0992</text:p>
          </table:table-cell>
          <table:table-cell table:style-name="ce30"/>
          <table:table-cell ns42:value-type="float" table:style-name="ce40" office:value="259" office:value-type="float">
            <text:p>259</text:p>
          </table:table-cell>
          <table:table-cell ns42:value-type="float" table:style-name="ce49" office:value="213" office:value-type="float">
            <text:p>2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rnhem</text:p>
          </table:table-cell>
          <table:table-cell ns42:value-type="string" table:style-name="ce27" office:value-type="string">
            <text:p>0202</text:p>
          </table:table-cell>
          <table:table-cell table:style-name="ce30"/>
          <table:table-cell ns42:value-type="float" table:style-name="ce40" office:value="7194" office:value-type="float">
            <text:p>7194</text:p>
          </table:table-cell>
          <table:table-cell ns42:value-type="float" table:style-name="ce49" office:value="7315" office:value-type="float">
            <text:p>731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Nijmegen</text:p>
          </table:table-cell>
          <table:table-cell ns42:value-type="string" table:style-name="ce27" office:value-type="string">
            <text:p>0268</text:p>
          </table:table-cell>
          <table:table-cell table:style-name="ce30"/>
          <table:table-cell ns42:value-type="float" table:style-name="ce40" office:value="8402" office:value-type="float">
            <text:p>8402</text:p>
          </table:table-cell>
          <table:table-cell ns42:value-type="float" table:style-name="ce49" office:value="9332" office:value-type="float">
            <text:p>933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utphen</text:p>
          </table:table-cell>
          <table:table-cell ns42:value-type="string" table:style-name="ce27" office:value-type="string">
            <text:p>0301</text:p>
          </table:table-cell>
          <table:table-cell table:style-name="ce30"/>
          <table:table-cell ns42:value-type="float" table:style-name="ce40" office:value="4803" office:value-type="float">
            <text:p>4803</text:p>
          </table:table-cell>
          <table:table-cell ns42:value-type="float" table:style-name="ce49" office:value="5401" office:value-type="float">
            <text:p>540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alten</text:p>
          </table:table-cell>
          <table:table-cell ns42:value-type="string" table:style-name="ce27" office:value-type="string">
            <text:p>0197</text:p>
          </table:table-cell>
          <table:table-cell table:style-name="ce30"/>
          <table:table-cell ns42:value-type="float" table:style-name="ce40" office:value="2788" office:value-type="float">
            <text:p>2788</text:p>
          </table:table-cell>
          <table:table-cell ns42:value-type="float" table:style-name="ce49" office:value="2699" office:value-type="float">
            <text:p>2699</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mmerzoden</text:p>
          </table:table-cell>
          <table:table-cell ns42:value-type="string" table:style-name="ce27" office:value-type="string">
            <text:p>0198</text:p>
          </table:table-cell>
          <table:table-cell table:style-name="ce30"/>
          <table:table-cell ns42:value-type="float" table:style-name="ce40" office:value="889" office:value-type="float">
            <text:p>889</text:p>
          </table:table-cell>
          <table:table-cell ns42:value-type="float" table:style-name="ce49" office:value="813" office:value-type="float">
            <text:p>81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ngerlo</text:p>
          </table:table-cell>
          <table:table-cell ns42:value-type="string" table:style-name="ce27" office:value-type="string">
            <text:p>0199</text:p>
          </table:table-cell>
          <table:table-cell table:style-name="ce30"/>
          <table:table-cell ns42:value-type="float" table:style-name="ce40" office:value="762" office:value-type="float">
            <text:p>762</text:p>
          </table:table-cell>
          <table:table-cell ns42:value-type="float" table:style-name="ce49" office:value="675" office:value-type="float">
            <text:p>67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peldoorn</text:p>
          </table:table-cell>
          <table:table-cell ns42:value-type="string" table:style-name="ce27" office:value-type="string">
            <text:p>0200</text:p>
          </table:table-cell>
          <table:table-cell table:style-name="ce30"/>
          <table:table-cell ns42:value-type="float" table:style-name="ce40" office:value="3732" office:value-type="float">
            <text:p>3732</text:p>
          </table:table-cell>
          <table:table-cell ns42:value-type="float" table:style-name="ce49" office:value="3494" office:value-type="float">
            <text:p>349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ppeltern</text:p>
          </table:table-cell>
          <table:table-cell ns42:value-type="string" table:style-name="ce27" office:value-type="string">
            <text:p>0201</text:p>
          </table:table-cell>
          <table:table-cell table:style-name="ce30"/>
          <table:table-cell ns42:value-type="float" table:style-name="ce40" office:value="1179" office:value-type="float">
            <text:p>1179</text:p>
          </table:table-cell>
          <table:table-cell ns42:value-type="float" table:style-name="ce49" office:value="1126" office:value-type="float">
            <text:p>112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algoij</text:p>
          </table:table-cell>
          <table:table-cell ns42:value-type="string" table:style-name="ce27" office:value-type="string">
            <text:p>1016</text:p>
          </table:table-cell>
          <table:table-cell table:style-name="ce30"/>
          <table:table-cell ns42:value-type="float" table:style-name="ce40" office:value="171" office:value-type="float">
            <text:p>171</text:p>
          </table:table-cell>
          <table:table-cell ns42:value-type="float" table:style-name="ce49" office:value="222" office:value-type="float">
            <text:p>22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arneveld</text:p>
          </table:table-cell>
          <table:table-cell ns42:value-type="string" table:style-name="ce27" office:value-type="string">
            <text:p>0203</text:p>
          </table:table-cell>
          <table:table-cell table:style-name="ce30"/>
          <table:table-cell ns42:value-type="float" table:style-name="ce40" office:value="2555" office:value-type="float">
            <text:p>2555</text:p>
          </table:table-cell>
          <table:table-cell ns42:value-type="float" table:style-name="ce49" office:value="2508" office:value-type="float">
            <text:p>250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atenburg</text:p>
          </table:table-cell>
          <table:table-cell ns42:value-type="string" table:style-name="ce27" office:value-type="string">
            <text:p>0204</text:p>
          </table:table-cell>
          <table:table-cell table:style-name="ce30"/>
          <table:table-cell ns42:value-type="float" table:style-name="ce40" office:value="288" office:value-type="float">
            <text:p>288</text:p>
          </table:table-cell>
          <table:table-cell ns42:value-type="float" table:style-name="ce49" office:value="307" office:value-type="float">
            <text:p>30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esd</text:p>
          </table:table-cell>
          <table:table-cell ns42:value-type="string" table:style-name="ce27" office:value-type="string">
            <text:p>0205</text:p>
          </table:table-cell>
          <table:table-cell table:style-name="ce30"/>
          <table:table-cell ns42:value-type="float" table:style-name="ce40" office:value="855" office:value-type="float">
            <text:p>855</text:p>
          </table:table-cell>
          <table:table-cell ns42:value-type="float" table:style-name="ce49" office:value="866" office:value-type="float">
            <text:p>86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mmel</text:p>
          </table:table-cell>
          <table:table-cell ns42:value-type="string" table:style-name="ce27" office:value-type="string">
            <text:p>0206</text:p>
          </table:table-cell>
          <table:table-cell table:style-name="ce30"/>
          <table:table-cell ns42:value-type="float" table:style-name="ce40" office:value="1613" office:value-type="float">
            <text:p>1613</text:p>
          </table:table-cell>
          <table:table-cell ns42:value-type="float" table:style-name="ce49" office:value="1598" office:value-type="float">
            <text:p>1598</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rgh</text:p>
          </table:table-cell>
          <table:table-cell ns42:value-type="string" table:style-name="ce27" office:value-type="string">
            <text:p>0207</text:p>
          </table:table-cell>
          <table:table-cell table:style-name="ce30"/>
          <table:table-cell ns42:value-type="float" table:style-name="ce40" office:value="2149" office:value-type="float">
            <text:p>2149</text:p>
          </table:table-cell>
          <table:table-cell ns42:value-type="float" table:style-name="ce49" office:value="2177" office:value-type="float">
            <text:p>217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rgharen</text:p>
          </table:table-cell>
          <table:table-cell ns42:value-type="string" table:style-name="ce27" office:value-type="string">
            <text:p>0208</text:p>
          </table:table-cell>
          <table:table-cell table:style-name="ce30"/>
          <table:table-cell ns42:value-type="float" table:style-name="ce40" office:value="675" office:value-type="float">
            <text:p>675</text:p>
          </table:table-cell>
          <table:table-cell ns42:value-type="float" table:style-name="ce49" office:value="698" office:value-type="float">
            <text:p>69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uningen</text:p>
          </table:table-cell>
          <table:table-cell ns42:value-type="string" table:style-name="ce27" office:value-type="string">
            <text:p>0209</text:p>
          </table:table-cell>
          <table:table-cell table:style-name="ce30"/>
          <table:table-cell ns42:value-type="float" table:style-name="ce40" office:value="619" office:value-type="float">
            <text:p>619</text:p>
          </table:table-cell>
          <table:table-cell ns42:value-type="float" table:style-name="ce49" office:value="597" office:value-type="float">
            <text:p>59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usichem</text:p>
          </table:table-cell>
          <table:table-cell ns42:value-type="string" table:style-name="ce27" office:value-type="string">
            <text:p>0210</text:p>
          </table:table-cell>
          <table:table-cell table:style-name="ce30"/>
          <table:table-cell ns42:value-type="float" table:style-name="ce40" office:value="633" office:value-type="float">
            <text:p>633</text:p>
          </table:table-cell>
          <table:table-cell ns42:value-type="float" table:style-name="ce49" office:value="673" office:value-type="float">
            <text:p>67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altbommel</text:p>
          </table:table-cell>
          <table:table-cell ns42:value-type="string" table:style-name="ce27" office:value-type="string">
            <text:p>0297</text:p>
          </table:table-cell>
          <table:table-cell table:style-name="ce35"/>
          <table:table-cell ns42:value-type="float" table:style-name="ce40" office:value="1532" office:value-type="float">
            <text:p>1532</text:p>
          </table:table-cell>
          <table:table-cell ns42:value-type="float" table:style-name="ce49" office:value="1729" office:value-type="float">
            <text:p>172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orculo</text:p>
          </table:table-cell>
          <table:table-cell ns42:value-type="string" table:style-name="ce27" office:value-type="string">
            <text:p>0211</text:p>
          </table:table-cell>
          <table:table-cell table:style-name="ce30"/>
          <table:table-cell ns42:value-type="float" table:style-name="ce40" office:value="1830" office:value-type="float">
            <text:p>1830</text:p>
          </table:table-cell>
          <table:table-cell ns42:value-type="float" table:style-name="ce49" office:value="1810" office:value-type="float">
            <text:p>181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rakel</text:p>
          </table:table-cell>
          <table:table-cell ns42:value-type="string" table:style-name="ce27" office:value-type="string">
            <text:p>0212</text:p>
          </table:table-cell>
          <table:table-cell table:style-name="ce30"/>
          <table:table-cell ns42:value-type="float" table:style-name="ce40" office:value="514" office:value-type="float">
            <text:p>514</text:p>
          </table:table-cell>
          <table:table-cell ns42:value-type="float" table:style-name="ce49" office:value="470" office:value-type="float">
            <text:p>470</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rummen</text:p>
          </table:table-cell>
          <table:table-cell ns42:value-type="string" table:style-name="ce27" office:value-type="string">
            <text:p>0213</text:p>
          </table:table-cell>
          <table:table-cell table:style-name="ce30"/>
          <table:table-cell ns42:value-type="float" table:style-name="ce40" office:value="2120" office:value-type="float">
            <text:p>2120</text:p>
          </table:table-cell>
          <table:table-cell ns42:value-type="float" table:style-name="ce49" office:value="2095" office:value-type="float">
            <text:p>209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uren</text:p>
          </table:table-cell>
          <table:table-cell ns42:value-type="string" table:style-name="ce27" office:value-type="string">
            <text:p>0214</text:p>
          </table:table-cell>
          <table:table-cell table:style-name="ce30"/>
          <table:table-cell ns42:value-type="float" table:style-name="ce40" office:value="795" office:value-type="float">
            <text:p>795</text:p>
          </table:table-cell>
          <table:table-cell ns42:value-type="float" table:style-name="ce49" office:value="785" office:value-type="float">
            <text:p>78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uurmalsen</text:p>
          </table:table-cell>
          <table:table-cell ns42:value-type="string" table:style-name="ce27" office:value-type="string">
            <text:p>0215</text:p>
          </table:table-cell>
          <table:table-cell table:style-name="ce30"/>
          <table:table-cell ns42:value-type="float" table:style-name="ce40" office:value="549" office:value-type="float">
            <text:p>549</text:p>
          </table:table-cell>
          <table:table-cell ns42:value-type="float" table:style-name="ce49" office:value="531" office:value-type="float">
            <text:p>53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Culemborg</text:p>
          </table:table-cell>
          <table:table-cell ns42:value-type="string" table:style-name="ce27" office:value-type="string">
            <text:p>0216</text:p>
          </table:table-cell>
          <table:table-cell table:style-name="ce30"/>
          <table:table-cell ns42:value-type="float" table:style-name="ce40" office:value="2071" office:value-type="float">
            <text:p>2071</text:p>
          </table:table-cell>
          <table:table-cell ns42:value-type="float" table:style-name="ce49" office:value="2228" office:value-type="float">
            <text:p>222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eil</text:p>
          </table:table-cell>
          <table:table-cell ns42:value-type="string" table:style-name="ce27" office:value-type="string">
            <text:p>0217</text:p>
          </table:table-cell>
          <table:table-cell table:style-name="ce30"/>
          <table:table-cell ns42:value-type="float" table:style-name="ce40" office:value="861" office:value-type="float">
            <text:p>861</text:p>
          </table:table-cell>
          <table:table-cell ns42:value-type="float" table:style-name="ce49" office:value="772" office:value-type="float">
            <text:p>77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idam</text:p>
          </table:table-cell>
          <table:table-cell ns42:value-type="string" table:style-name="ce27" office:value-type="string">
            <text:p>0218</text:p>
          </table:table-cell>
          <table:table-cell table:style-name="ce30"/>
          <table:table-cell ns42:value-type="float" table:style-name="ce40" office:value="1495" office:value-type="float">
            <text:p>1495</text:p>
          </table:table-cell>
          <table:table-cell ns42:value-type="float" table:style-name="ce49" office:value="1456" office:value-type="float">
            <text:p>145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inxperlo</text:p>
          </table:table-cell>
          <table:table-cell ns42:value-type="string" table:style-name="ce27" office:value-type="string">
            <text:p>0219</text:p>
          </table:table-cell>
          <table:table-cell table:style-name="ce30"/>
          <table:table-cell ns42:value-type="float" table:style-name="ce40" office:value="1001" office:value-type="float">
            <text:p>1001</text:p>
          </table:table-cell>
          <table:table-cell ns42:value-type="float" table:style-name="ce49" office:value="1002" office:value-type="float">
            <text:p>100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dewaard</text:p>
          </table:table-cell>
          <table:table-cell ns42:value-type="string" table:style-name="ce27" office:value-type="string">
            <text:p>0220</text:p>
          </table:table-cell>
          <table:table-cell table:style-name="ce30"/>
          <table:table-cell ns42:value-type="float" table:style-name="ce40" office:value="615" office:value-type="float">
            <text:p>615</text:p>
          </table:table-cell>
          <table:table-cell ns42:value-type="float" table:style-name="ce49" office:value="600" office:value-type="float">
            <text:p>60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esburg</text:p>
          </table:table-cell>
          <table:table-cell ns42:value-type="string" table:style-name="ce27" office:value-type="string">
            <text:p>0221</text:p>
          </table:table-cell>
          <table:table-cell table:style-name="ce30"/>
          <table:table-cell ns42:value-type="float" table:style-name="ce40" office:value="1605" office:value-type="float">
            <text:p>1605</text:p>
          </table:table-cell>
          <table:table-cell ns42:value-type="float" table:style-name="ce49" office:value="1650" office:value-type="float">
            <text:p>165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mbt-Doetinchem</text:p>
          </table:table-cell>
          <table:table-cell ns42:value-type="string" table:style-name="ce27" office:value-type="string">
            <text:p>1010</text:p>
          </table:table-cell>
          <table:table-cell table:style-name="ce30"/>
          <table:table-cell ns42:value-type="float" table:style-name="ce40" office:value="1162" office:value-type="float">
            <text:p>1162</text:p>
          </table:table-cell>
          <table:table-cell ns42:value-type="float" table:style-name="ce49" office:value="1087" office:value-type="float">
            <text:p>108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Stad-Doetinchem</text:p>
          </table:table-cell>
          <table:table-cell ns42:value-type="string" table:style-name="ce27" office:value-type="string">
            <text:p>1190</text:p>
          </table:table-cell>
          <table:table-cell table:style-name="ce30"/>
          <table:table-cell ns42:value-type="float" table:style-name="ce40" office:value="790" office:value-type="float">
            <text:p>790</text:p>
          </table:table-cell>
          <table:table-cell ns42:value-type="float" table:style-name="ce49" office:value="895" office:value-type="float">
            <text:p>89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ornspijk</text:p>
          </table:table-cell>
          <table:table-cell ns42:value-type="string" table:style-name="ce27" office:value-type="string">
            <text:p>0223</text:p>
          </table:table-cell>
          <table:table-cell table:style-name="ce30"/>
          <table:table-cell ns42:value-type="float" table:style-name="ce40" office:value="1160" office:value-type="float">
            <text:p>1160</text:p>
          </table:table-cell>
          <table:table-cell ns42:value-type="float" table:style-name="ce49" office:value="1105" office:value-type="float">
            <text:p>110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orwerth</text:p>
          </table:table-cell>
          <table:table-cell ns42:value-type="string" table:style-name="ce27" office:value-type="string">
            <text:p>1046</text:p>
          </table:table-cell>
          <table:table-cell table:style-name="ce30"/>
          <table:table-cell ns42:value-type="float" table:style-name="ce40" office:value="153" office:value-type="float">
            <text:p>153</text:p>
          </table:table-cell>
          <table:table-cell ns42:value-type="float" table:style-name="ce49" office:value="147" office:value-type="float">
            <text:p>147</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rth</text:p>
          </table:table-cell>
          <table:table-cell ns42:value-type="string" table:style-name="ce27" office:value-type="string">
            <text:p>1313</text:p>
          </table:table-cell>
          <table:table-cell table:style-name="ce32"/>
          <table:table-cell ns42:value-type="float" table:style-name="ce40" office:value="163" office:value-type="float">
            <text:p>163</text:p>
          </table:table-cell>
          <table:table-cell ns42:value-type="float" table:style-name="ce49" office:value="149" office:value-type="float">
            <text:p>14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reumel</text:p>
          </table:table-cell>
          <table:table-cell ns42:value-type="string" table:style-name="ce27" office:value-type="string">
            <text:p>0224</text:p>
          </table:table-cell>
          <table:table-cell table:style-name="ce30"/>
          <table:table-cell ns42:value-type="float" table:style-name="ce40" office:value="674" office:value-type="float">
            <text:p>674</text:p>
          </table:table-cell>
          <table:table-cell ns42:value-type="float" table:style-name="ce49" office:value="667" office:value-type="float">
            <text:p>66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riel</text:p>
          </table:table-cell>
          <table:table-cell ns42:value-type="string" table:style-name="ce27" office:value-type="string">
            <text:p>1248</text:p>
          </table:table-cell>
          <table:table-cell table:style-name="ce30"/>
          <table:table-cell ns42:value-type="float" table:style-name="ce40" office:value="1303" office:value-type="float">
            <text:p>1303</text:p>
          </table:table-cell>
          <table:table-cell ns42:value-type="float" table:style-name="ce49" office:value="1243" office:value-type="float">
            <text:p>124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ruten</text:p>
          </table:table-cell>
          <table:table-cell ns42:value-type="string" table:style-name="ce27" office:value-type="string">
            <text:p>0225</text:p>
          </table:table-cell>
          <table:table-cell table:style-name="ce30"/>
          <table:table-cell ns42:value-type="float" table:style-name="ce40" office:value="1397" office:value-type="float">
            <text:p>1397</text:p>
          </table:table-cell>
          <table:table-cell ns42:value-type="float" table:style-name="ce49" office:value="1407" office:value-type="float">
            <text:p>140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uiven</text:p>
          </table:table-cell>
          <table:table-cell ns42:value-type="string" table:style-name="ce27" office:value-type="string">
            <text:p>0226</text:p>
          </table:table-cell>
          <table:table-cell table:style-name="ce30"/>
          <table:table-cell ns42:value-type="float" table:style-name="ce40" office:value="1099" office:value-type="float">
            <text:p>1099</text:p>
          </table:table-cell>
          <table:table-cell ns42:value-type="float" table:style-name="ce49" office:value="1061" office:value-type="float">
            <text:p>106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chteld</text:p>
          </table:table-cell>
          <table:table-cell ns42:value-type="string" table:style-name="ce27" office:value-type="string">
            <text:p>0227</text:p>
          </table:table-cell>
          <table:table-cell table:style-name="ce30"/>
          <table:table-cell ns42:value-type="float" table:style-name="ce40" office:value="757" office:value-type="float">
            <text:p>757</text:p>
          </table:table-cell>
          <table:table-cell ns42:value-type="float" table:style-name="ce49" office:value="697" office:value-type="float">
            <text:p>69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de</text:p>
          </table:table-cell>
          <table:table-cell ns42:value-type="string" table:style-name="ce27" office:value-type="string">
            <text:p>0228</text:p>
          </table:table-cell>
          <table:table-cell table:style-name="ce30"/>
          <table:table-cell ns42:value-type="float" table:style-name="ce40" office:value="3898" office:value-type="float">
            <text:p>3898</text:p>
          </table:table-cell>
          <table:table-cell ns42:value-type="float" table:style-name="ce49" office:value="3792" office:value-type="float">
            <text:p>379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ibergen</text:p>
          </table:table-cell>
          <table:table-cell ns42:value-type="string" table:style-name="ce27" office:value-type="string">
            <text:p>0229</text:p>
          </table:table-cell>
          <table:table-cell table:style-name="ce30"/>
          <table:table-cell ns42:value-type="float" table:style-name="ce40" office:value="2324" office:value-type="float">
            <text:p>2324</text:p>
          </table:table-cell>
          <table:table-cell ns42:value-type="float" table:style-name="ce49" office:value="2275" office:value-type="float">
            <text:p>227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lburg</text:p>
          </table:table-cell>
          <table:table-cell ns42:value-type="string" table:style-name="ce27" office:value-type="string">
            <text:p>0230</text:p>
          </table:table-cell>
          <table:table-cell table:style-name="ce30"/>
          <table:table-cell ns42:value-type="float" table:style-name="ce40" office:value="1067" office:value-type="float">
            <text:p>1067</text:p>
          </table:table-cell>
          <table:table-cell ns42:value-type="float" table:style-name="ce49" office:value="1107" office:value-type="float">
            <office:annotation draw:style-name="gr1" svg:height="63.75pt" draw:caption-point-y="9.27pt" svg:width="180.74pt" svg:x="777pt" draw:caption-point-x="-12.3pt" svg:y="12757.49pt" draw:text-style-name="P2">
              <dc:creator>CDM</dc:creator>
              <dc:date>2017-10-25T00:00:00</dc:date>
              <text:p text:style-name="P1"><text:span text:style-name="T3">Bronfout. De gedrukte bron geeft 1117 vrouwen in Elburg. Dit moet zijn 1107. In het totaal der vrouwen is ook uitgegaan van 1107 vrouwen. Bovendien geeft het Jaarboekje van Lobatto ook 1107 vrouwen in Elburg. Hier is het gegeven gecorrigeerd.</text:span></text:p>
            </office:annotation>
            <text:p>110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lst</text:p>
          </table:table-cell>
          <table:table-cell ns42:value-type="string" table:style-name="ce27" office:value-type="string">
            <text:p>0231</text:p>
          </table:table-cell>
          <table:table-cell table:style-name="ce30"/>
          <table:table-cell ns42:value-type="float" table:style-name="ce40" office:value="1938" office:value-type="float">
            <text:p>1938</text:p>
          </table:table-cell>
          <table:table-cell ns42:value-type="float" table:style-name="ce49" office:value="1842" office:value-type="float">
            <text:p>184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pe</text:p>
          </table:table-cell>
          <table:table-cell ns42:value-type="string" table:style-name="ce27" office:value-type="string">
            <text:p>0232</text:p>
          </table:table-cell>
          <table:table-cell table:style-name="ce30"/>
          <table:table-cell ns42:value-type="float" table:style-name="ce40" office:value="2594" office:value-type="float">
            <text:p>2594</text:p>
          </table:table-cell>
          <table:table-cell ns42:value-type="float" table:style-name="ce49" office:value="2550" office:value-type="float">
            <text:p>255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rmelo</text:p>
          </table:table-cell>
          <table:table-cell ns42:value-type="string" table:style-name="ce27" office:value-type="string">
            <text:p>0233</text:p>
          </table:table-cell>
          <table:table-cell table:style-name="ce30"/>
          <table:table-cell ns42:value-type="float" table:style-name="ce40" office:value="1742" office:value-type="float">
            <text:p>1742</text:p>
          </table:table-cell>
          <table:table-cell ns42:value-type="float" table:style-name="ce49" office:value="1636" office:value-type="float">
            <text:p>163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st en Opijnen</text:p>
          </table:table-cell>
          <table:table-cell ns42:value-type="string" table:style-name="ce27" office:value-type="string">
            <text:p>0234</text:p>
          </table:table-cell>
          <table:table-cell table:style-name="ce30"/>
          <table:table-cell ns42:value-type="float" table:style-name="ce40" office:value="387" office:value-type="float">
            <text:p>387</text:p>
          </table:table-cell>
          <table:table-cell ns42:value-type="float" table:style-name="ce49" office:value="363" office:value-type="float">
            <text:p>36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wijk</text:p>
          </table:table-cell>
          <table:table-cell ns42:value-type="string" table:style-name="ce27" office:value-type="string">
            <text:p>0235</text:p>
          </table:table-cell>
          <table:table-cell table:style-name="ce30"/>
          <table:table-cell ns42:value-type="float" table:style-name="ce40" office:value="711" office:value-type="float">
            <text:p>711</text:p>
          </table:table-cell>
          <table:table-cell ns42:value-type="float" table:style-name="ce49" office:value="750" office:value-type="float">
            <text:p>75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ameren</text:p>
          </table:table-cell>
          <table:table-cell ns42:value-type="string" table:style-name="ce27" office:value-type="string">
            <text:p>1058</text:p>
          </table:table-cell>
          <table:table-cell table:style-name="ce30"/>
          <table:table-cell ns42:value-type="float" table:style-name="ce40" office:value="613" office:value-type="float">
            <text:p>613</text:p>
          </table:table-cell>
          <table:table-cell ns42:value-type="float" table:style-name="ce49" office:value="526" office:value-type="float">
            <text:p>52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eldermalsen</text:p>
          </table:table-cell>
          <table:table-cell ns42:value-type="string" table:style-name="ce27" office:value-type="string">
            <text:p>0236</text:p>
          </table:table-cell>
          <table:table-cell table:style-name="ce30"/>
          <table:table-cell ns42:value-type="float" table:style-name="ce40" office:value="701" office:value-type="float">
            <text:p>701</text:p>
          </table:table-cell>
          <table:table-cell ns42:value-type="float" table:style-name="ce49" office:value="659" office:value-type="float">
            <text:p>659</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endringen</text:p>
          </table:table-cell>
          <table:table-cell ns42:value-type="string" table:style-name="ce27" office:value-type="string">
            <text:p>0237</text:p>
          </table:table-cell>
          <table:table-cell table:style-name="ce32"/>
          <table:table-cell ns42:value-type="float" table:style-name="ce40" office:value="2197" office:value-type="float">
            <text:p>2197</text:p>
          </table:table-cell>
          <table:table-cell ns42:value-type="float" table:style-name="ce49" office:value="2233" office:value-type="float">
            <text:p>223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endt</text:p>
          </table:table-cell>
          <table:table-cell ns42:value-type="string" table:style-name="ce27" office:value-type="string">
            <text:p>0238</text:p>
          </table:table-cell>
          <table:table-cell table:style-name="ce30"/>
          <table:table-cell ns42:value-type="float" table:style-name="ce40" office:value="650" office:value-type="float">
            <text:p>650</text:p>
          </table:table-cell>
          <table:table-cell ns42:value-type="float" table:style-name="ce49" office:value="589" office:value-type="float">
            <text:p>589</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orssel</text:p>
          </table:table-cell>
          <table:table-cell ns42:value-type="string" table:style-name="ce27" office:value-type="string">
            <text:p>0239</text:p>
          </table:table-cell>
          <table:table-cell table:style-name="ce30"/>
          <table:table-cell ns42:value-type="float" table:style-name="ce40" office:value="1294" office:value-type="float">
            <text:p>1294</text:p>
          </table:table-cell>
          <table:table-cell ns42:value-type="float" table:style-name="ce49" office:value="1298" office:value-type="float">
            <text:p>129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roenlo</text:p>
          </table:table-cell>
          <table:table-cell ns42:value-type="string" table:style-name="ce27" office:value-type="string">
            <text:p>0240</text:p>
          </table:table-cell>
          <table:table-cell table:style-name="ce30"/>
          <table:table-cell ns42:value-type="float" table:style-name="ce40" office:value="1049" office:value-type="float">
            <text:p>1049</text:p>
          </table:table-cell>
          <table:table-cell ns42:value-type="float" table:style-name="ce49" office:value="1100" office:value-type="float">
            <text:p>110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roesbeek</text:p>
          </table:table-cell>
          <table:table-cell ns42:value-type="string" table:style-name="ce27" office:value-type="string">
            <text:p>0241</text:p>
          </table:table-cell>
          <table:table-cell table:style-name="ce30"/>
          <table:table-cell ns42:value-type="float" table:style-name="ce40" office:value="1040" office:value-type="float">
            <text:p>1040</text:p>
          </table:table-cell>
          <table:table-cell ns42:value-type="float" table:style-name="ce49" office:value="1116" office:value-type="float">
            <text:p>111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aaften</text:p>
          </table:table-cell>
          <table:table-cell ns42:value-type="string" table:style-name="ce27" office:value-type="string">
            <text:p>0242</text:p>
          </table:table-cell>
          <table:table-cell table:style-name="ce30"/>
          <table:table-cell ns42:value-type="float" table:style-name="ce40" office:value="835" office:value-type="float">
            <text:p>835</text:p>
          </table:table-cell>
          <table:table-cell ns42:value-type="float" table:style-name="ce49" office:value="825" office:value-type="float">
            <text:p>82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arderwijk</text:p>
          </table:table-cell>
          <table:table-cell ns42:value-type="string" table:style-name="ce27" office:value-type="string">
            <text:p>0243</text:p>
          </table:table-cell>
          <table:table-cell table:style-name="ce30"/>
          <table:table-cell ns42:value-type="float" table:style-name="ce40" office:value="2321" office:value-type="float">
            <text:p>2321</text:p>
          </table:table-cell>
          <table:table-cell ns42:value-type="float" table:style-name="ce49" office:value="2508" office:value-type="float">
            <text:p>250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attem</text:p>
          </table:table-cell>
          <table:table-cell ns42:value-type="string" table:style-name="ce27" office:value-type="string">
            <text:p>0244</text:p>
          </table:table-cell>
          <table:table-cell table:style-name="ce30"/>
          <table:table-cell ns42:value-type="float" table:style-name="ce40" office:value="1026" office:value-type="float">
            <text:p>1026</text:p>
          </table:table-cell>
          <table:table-cell ns42:value-type="float" table:style-name="ce49" office:value="1102" office:value-type="float">
            <text:p>110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del</text:p>
          </table:table-cell>
          <table:table-cell ns42:value-type="string" table:style-name="ce27" office:value-type="string">
            <text:p>0245</text:p>
          </table:table-cell>
          <table:table-cell table:style-name="ce30"/>
          <table:table-cell ns42:value-type="float" table:style-name="ce40" office:value="615" office:value-type="float">
            <text:p>615</text:p>
          </table:table-cell>
          <table:table-cell ns42:value-type="float" table:style-name="ce49" office:value="593" office:value-type="float">
            <text:p>59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erde</text:p>
          </table:table-cell>
          <table:table-cell ns42:value-type="string" table:style-name="ce27" office:value-type="string">
            <text:p>0246</text:p>
          </table:table-cell>
          <table:table-cell table:style-name="ce30"/>
          <table:table-cell ns42:value-type="float" table:style-name="ce40" office:value="1760" office:value-type="float">
            <text:p>1760</text:p>
          </table:table-cell>
          <table:table-cell ns42:value-type="float" table:style-name="ce49" office:value="1625" office:value-type="float">
            <text:p>162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erewaarden</text:p>
          </table:table-cell>
          <table:table-cell ns42:value-type="string" table:style-name="ce27" office:value-type="string">
            <text:p>0247</text:p>
          </table:table-cell>
          <table:table-cell table:style-name="ce30"/>
          <table:table-cell ns42:value-type="float" table:style-name="ce40" office:value="278" office:value-type="float">
            <text:p>278</text:p>
          </table:table-cell>
          <table:table-cell ns42:value-type="float" table:style-name="ce49" office:value="262" office:value-type="float">
            <text:p>26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mmen</text:p>
          </table:table-cell>
          <table:table-cell ns42:value-type="string" table:style-name="ce27" office:value-type="string">
            <text:p>1076</text:p>
          </table:table-cell>
          <table:table-cell table:style-name="ce30"/>
          <table:table-cell ns42:value-type="float" table:style-name="ce40" office:value="85" office:value-type="float">
            <text:p>85</text:p>
          </table:table-cell>
          <table:table-cell ns42:value-type="float" table:style-name="ce49" office:value="75" office:value-type="float">
            <text:p>7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ngelo (Gld.)</text:p>
          </table:table-cell>
          <table:table-cell ns42:value-type="string" table:style-name="ce27" office:value-type="string">
            <text:p>0248</text:p>
          </table:table-cell>
          <table:table-cell table:style-name="ce30"/>
          <table:table-cell ns42:value-type="float" table:style-name="ce40" office:value="1293" office:value-type="float">
            <text:p>1293</text:p>
          </table:table-cell>
          <table:table-cell ns42:value-type="float" table:style-name="ce49" office:value="1252" office:value-type="float">
            <text:p>125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rwen en Aerdt</text:p>
          </table:table-cell>
          <table:table-cell ns42:value-type="string" table:style-name="ce27" office:value-type="string">
            <text:p>0249</text:p>
          </table:table-cell>
          <table:table-cell table:style-name="ce30"/>
          <table:table-cell ns42:value-type="float" table:style-name="ce40" office:value="1116" office:value-type="float">
            <text:p>1116</text:p>
          </table:table-cell>
          <table:table-cell ns42:value-type="float" table:style-name="ce49" office:value="1069" office:value-type="float">
            <text:p>106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rwijnen</text:p>
          </table:table-cell>
          <table:table-cell ns42:value-type="string" table:style-name="ce27" office:value-type="string">
            <text:p>0250</text:p>
          </table:table-cell>
          <table:table-cell table:style-name="ce30"/>
          <table:table-cell ns42:value-type="float" table:style-name="ce40" office:value="923" office:value-type="float">
            <text:p>923</text:p>
          </table:table-cell>
          <table:table-cell ns42:value-type="float" table:style-name="ce49" office:value="858" office:value-type="float">
            <text:p>85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teren</text:p>
          </table:table-cell>
          <table:table-cell ns42:value-type="string" table:style-name="ce27" office:value-type="string">
            <text:p>0251</text:p>
          </table:table-cell>
          <table:table-cell table:style-name="ce30"/>
          <table:table-cell ns42:value-type="float" table:style-name="ce40" office:value="1034" office:value-type="float">
            <text:p>1034</text:p>
          </table:table-cell>
          <table:table-cell ns42:value-type="float" table:style-name="ce49" office:value="1094" office:value-type="float">
            <text:p>109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umen</text:p>
          </table:table-cell>
          <table:table-cell ns42:value-type="string" table:style-name="ce27" office:value-type="string">
            <text:p>0252</text:p>
          </table:table-cell>
          <table:table-cell table:style-name="ce30"/>
          <table:table-cell ns42:value-type="float" table:style-name="ce40" office:value="495" office:value-type="float">
            <text:p>495</text:p>
          </table:table-cell>
          <table:table-cell ns42:value-type="float" table:style-name="ce49" office:value="477" office:value-type="float">
            <text:p>47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oevelaken</text:p>
          </table:table-cell>
          <table:table-cell ns42:value-type="string" table:style-name="ce27" office:value-type="string">
            <text:p>0253</text:p>
          </table:table-cell>
          <table:table-cell table:style-name="ce30"/>
          <table:table-cell ns42:value-type="float" table:style-name="ce40" office:value="337" office:value-type="float">
            <text:p>337</text:p>
          </table:table-cell>
          <table:table-cell ns42:value-type="float" table:style-name="ce49" office:value="318" office:value-type="float">
            <text:p>31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orssen</text:p>
          </table:table-cell>
          <table:table-cell ns42:value-type="string" table:style-name="ce27" office:value-type="string">
            <text:p>0254</text:p>
          </table:table-cell>
          <table:table-cell table:style-name="ce30"/>
          <table:table-cell ns42:value-type="float" table:style-name="ce40" office:value="385" office:value-type="float">
            <text:p>385</text:p>
          </table:table-cell>
          <table:table-cell ns42:value-type="float" table:style-name="ce49" office:value="372" office:value-type="float">
            <text:p>37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uissen</text:p>
          </table:table-cell>
          <table:table-cell ns42:value-type="string" table:style-name="ce27" office:value-type="string">
            <text:p>0255</text:p>
          </table:table-cell>
          <table:table-cell table:style-name="ce30"/>
          <table:table-cell ns42:value-type="float" table:style-name="ce40" office:value="1299" office:value-type="float">
            <text:p>1299</text:p>
          </table:table-cell>
          <table:table-cell ns42:value-type="float" table:style-name="ce49" office:value="1309" office:value-type="float">
            <text:p>130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ummelo en Keppel</text:p>
          </table:table-cell>
          <table:table-cell ns42:value-type="string" table:style-name="ce27" office:value-type="string">
            <text:p>0256</text:p>
          </table:table-cell>
          <table:table-cell table:style-name="ce30"/>
          <table:table-cell ns42:value-type="float" table:style-name="ce40" office:value="1395" office:value-type="float">
            <text:p>1395</text:p>
          </table:table-cell>
          <table:table-cell ns42:value-type="float" table:style-name="ce49" office:value="1256" office:value-type="float">
            <text:p>125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urwenen</text:p>
          </table:table-cell>
          <table:table-cell ns42:value-type="string" table:style-name="ce27" office:value-type="string">
            <text:p>1089</text:p>
          </table:table-cell>
          <table:table-cell table:style-name="ce30"/>
          <table:table-cell ns42:value-type="float" table:style-name="ce40" office:value="166" office:value-type="float">
            <text:p>166</text:p>
          </table:table-cell>
          <table:table-cell ns42:value-type="float" table:style-name="ce49" office:value="158" office:value-type="float">
            <text:p>15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Kerkwijk</text:p>
          </table:table-cell>
          <table:table-cell ns42:value-type="string" table:style-name="ce27" office:value-type="string">
            <text:p>0257</text:p>
          </table:table-cell>
          <table:table-cell table:style-name="ce30"/>
          <table:table-cell ns42:value-type="float" table:style-name="ce40" office:value="331" office:value-type="float">
            <text:p>331</text:p>
          </table:table-cell>
          <table:table-cell ns42:value-type="float" table:style-name="ce49" office:value="351" office:value-type="float">
            <text:p>35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Kesteren</text:p>
          </table:table-cell>
          <table:table-cell ns42:value-type="string" table:style-name="ce27" office:value-type="string">
            <text:p>0258</text:p>
          </table:table-cell>
          <table:table-cell table:style-name="ce30"/>
          <table:table-cell ns42:value-type="float" table:style-name="ce40" office:value="910" office:value-type="float">
            <text:p>910</text:p>
          </table:table-cell>
          <table:table-cell ns42:value-type="float" table:style-name="ce49" office:value="830" office:value-type="float">
            <text:p>830</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aren (Gld.)</text:p>
          </table:table-cell>
          <table:table-cell ns42:value-type="string" table:style-name="ce27" office:value-type="string">
            <text:p>0259</text:p>
          </table:table-cell>
          <table:table-cell table:style-name="ce30"/>
          <table:table-cell ns42:value-type="float" table:style-name="ce40" office:value="1433" office:value-type="float">
            <text:p>1433</text:p>
          </table:table-cell>
          <table:table-cell ns42:value-type="float" table:style-name="ce49" office:value="1371" office:value-type="float">
            <text:p>137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ichtenvoorde</text:p>
          </table:table-cell>
          <table:table-cell ns42:value-type="string" table:style-name="ce27" office:value-type="string">
            <text:p>0260</text:p>
          </table:table-cell>
          <table:table-cell table:style-name="ce30"/>
          <table:table-cell ns42:value-type="float" table:style-name="ce40" office:value="1772" office:value-type="float">
            <text:p>1772</text:p>
          </table:table-cell>
          <table:table-cell ns42:value-type="float" table:style-name="ce49" office:value="1668" office:value-type="float">
            <text:p>166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ienden</text:p>
          </table:table-cell>
          <table:table-cell ns42:value-type="string" table:style-name="ce27" office:value-type="string">
            <text:p>0261</text:p>
          </table:table-cell>
          <table:table-cell table:style-name="ce30"/>
          <table:table-cell ns42:value-type="float" table:style-name="ce40" office:value="1301" office:value-type="float">
            <text:p>1301</text:p>
          </table:table-cell>
          <table:table-cell ns42:value-type="float" table:style-name="ce49" office:value="1244" office:value-type="float">
            <text:p>124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ochem</text:p>
          </table:table-cell>
          <table:table-cell ns42:value-type="string" table:style-name="ce27" office:value-type="string">
            <text:p>0262</text:p>
          </table:table-cell>
          <table:table-cell table:style-name="ce30"/>
          <table:table-cell ns42:value-type="float" table:style-name="ce40" office:value="865" office:value-type="float">
            <text:p>865</text:p>
          </table:table-cell>
          <table:table-cell ns42:value-type="float" table:style-name="ce49" office:value="923" office:value-type="float">
            <text:p>923</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oenen en Wolveren</text:p>
          </table:table-cell>
          <table:table-cell ns42:value-type="string" table:style-name="ce27" office:value-type="string">
            <text:p>1341</text:p>
          </table:table-cell>
          <table:table-cell table:style-name="ce32"/>
          <table:table-cell ns42:value-type="float" table:style-name="ce40" office:value="55" office:value-type="float">
            <text:p>55</text:p>
          </table:table-cell>
          <table:table-cell ns42:value-type="float" table:style-name="ce49" office:value="46" office:value-type="float">
            <text:p>4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Maurik</text:p>
          </table:table-cell>
          <table:table-cell ns42:value-type="string" table:style-name="ce27" office:value-type="string">
            <text:p>0264</text:p>
          </table:table-cell>
          <table:table-cell table:style-name="ce30"/>
          <table:table-cell ns42:value-type="float" table:style-name="ce40" office:value="1285" office:value-type="float">
            <text:p>1285</text:p>
          </table:table-cell>
          <table:table-cell ns42:value-type="float" table:style-name="ce49" office:value="1234" office:value-type="float">
            <text:p>123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Millingen</text:p>
          </table:table-cell>
          <table:table-cell ns42:value-type="string" table:style-name="ce27" office:value-type="string">
            <text:p>1259</text:p>
          </table:table-cell>
          <table:table-cell table:style-name="ce30"/>
          <table:table-cell ns42:value-type="float" table:style-name="ce40" office:value="580" office:value-type="float">
            <text:p>580</text:p>
          </table:table-cell>
          <table:table-cell ns42:value-type="float" table:style-name="ce49" office:value="562" office:value-type="float">
            <text:p>56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Nederhemert</text:p>
          </table:table-cell>
          <table:table-cell ns42:value-type="string" table:style-name="ce27" office:value-type="string">
            <text:p>1115</text:p>
          </table:table-cell>
          <table:table-cell table:style-name="ce30"/>
          <table:table-cell ns42:value-type="float" table:style-name="ce40" office:value="311" office:value-type="float">
            <text:p>311</text:p>
          </table:table-cell>
          <table:table-cell ns42:value-type="float" table:style-name="ce49" office:value="273" office:value-type="float">
            <text:p>27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Neede</text:p>
          </table:table-cell>
          <table:table-cell ns42:value-type="string" table:style-name="ce27" office:value-type="string">
            <text:p>0266</text:p>
          </table:table-cell>
          <table:table-cell table:style-name="ce30"/>
          <table:table-cell ns42:value-type="float" table:style-name="ce40" office:value="1296" office:value-type="float">
            <text:p>1296</text:p>
          </table:table-cell>
          <table:table-cell ns42:value-type="float" table:style-name="ce49" office:value="1128" office:value-type="float">
            <text:p>112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Nijkerk</text:p>
          </table:table-cell>
          <table:table-cell ns42:value-type="string" table:style-name="ce27" office:value-type="string">
            <text:p>0267</text:p>
          </table:table-cell>
          <table:table-cell table:style-name="ce30"/>
          <table:table-cell ns42:value-type="float" table:style-name="ce40" office:value="3064" office:value-type="float">
            <text:p>3064</text:p>
          </table:table-cell>
          <table:table-cell ns42:value-type="float" table:style-name="ce49" office:value="3166" office:value-type="float">
            <text:p>316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Oldebroek</text:p>
          </table:table-cell>
          <table:table-cell ns42:value-type="string" table:style-name="ce27" office:value-type="string">
            <text:p>0269</text:p>
          </table:table-cell>
          <table:table-cell table:style-name="ce30"/>
          <table:table-cell ns42:value-type="float" table:style-name="ce40" office:value="1713" office:value-type="float">
            <text:p>1713</text:p>
          </table:table-cell>
          <table:table-cell ns42:value-type="float" table:style-name="ce49" office:value="1654" office:value-type="float">
            <text:p>165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Ophemert</text:p>
          </table:table-cell>
          <table:table-cell ns42:value-type="string" table:style-name="ce27" office:value-type="string">
            <text:p>0270</text:p>
          </table:table-cell>
          <table:table-cell table:style-name="ce30"/>
          <table:table-cell ns42:value-type="float" table:style-name="ce40" office:value="473" office:value-type="float">
            <text:p>473</text:p>
          </table:table-cell>
          <table:table-cell ns42:value-type="float" table:style-name="ce49" office:value="441" office:value-type="float">
            <text:p>44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Overasselt</text:p>
          </table:table-cell>
          <table:table-cell ns42:value-type="string" table:style-name="ce27" office:value-type="string">
            <text:p>0271</text:p>
          </table:table-cell>
          <table:table-cell table:style-name="ce30"/>
          <table:table-cell ns42:value-type="float" table:style-name="ce40" office:value="721" office:value-type="float">
            <text:p>721</text:p>
          </table:table-cell>
          <table:table-cell ns42:value-type="float" table:style-name="ce49" office:value="670" office:value-type="float">
            <text:p>67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Pannerden</text:p>
          </table:table-cell>
          <table:table-cell ns42:value-type="string" table:style-name="ce27" office:value-type="string">
            <text:p>0272</text:p>
          </table:table-cell>
          <table:table-cell table:style-name="ce30"/>
          <table:table-cell ns42:value-type="float" table:style-name="ce40" office:value="314" office:value-type="float">
            <text:p>314</text:p>
          </table:table-cell>
          <table:table-cell ns42:value-type="float" table:style-name="ce49" office:value="284" office:value-type="float">
            <text:p>28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Poederoijen</text:p>
          </table:table-cell>
          <table:table-cell ns42:value-type="string" table:style-name="ce27" office:value-type="string">
            <text:p>1155</text:p>
          </table:table-cell>
          <table:table-cell table:style-name="ce30"/>
          <table:table-cell ns42:value-type="float" table:style-name="ce40" office:value="447" office:value-type="float">
            <text:p>447</text:p>
          </table:table-cell>
          <table:table-cell ns42:value-type="float" table:style-name="ce49" office:value="435" office:value-type="float">
            <text:p>43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Putten</text:p>
          </table:table-cell>
          <table:table-cell ns42:value-type="string" table:style-name="ce27" office:value-type="string">
            <text:p>0273</text:p>
          </table:table-cell>
          <table:table-cell table:style-name="ce30"/>
          <table:table-cell ns42:value-type="float" table:style-name="ce40" office:value="1470" office:value-type="float">
            <text:p>1470</text:p>
          </table:table-cell>
          <table:table-cell ns42:value-type="float" table:style-name="ce49" office:value="1390" office:value-type="float">
            <text:p>139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enkum</text:p>
          </table:table-cell>
          <table:table-cell ns42:value-type="string" table:style-name="ce27" office:value-type="string">
            <text:p>0274</text:p>
          </table:table-cell>
          <table:table-cell table:style-name="ce30"/>
          <table:table-cell ns42:value-type="float" table:style-name="ce40" office:value="906" office:value-type="float">
            <text:p>906</text:p>
          </table:table-cell>
          <table:table-cell ns42:value-type="float" table:style-name="ce49" office:value="861" office:value-type="float">
            <text:p>86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heden</text:p>
          </table:table-cell>
          <table:table-cell ns42:value-type="string" table:style-name="ce27" office:value-type="string">
            <text:p>0275</text:p>
          </table:table-cell>
          <table:table-cell table:style-name="ce30"/>
          <table:table-cell ns42:value-type="float" table:style-name="ce40" office:value="2575" office:value-type="float">
            <text:p>2575</text:p>
          </table:table-cell>
          <table:table-cell ns42:value-type="float" table:style-name="ce49" office:value="2614" office:value-type="float">
            <text:p>261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oosendaal</text:p>
          </table:table-cell>
          <table:table-cell ns42:value-type="string" table:style-name="ce27" office:value-type="string">
            <text:p>1674</text:p>
          </table:table-cell>
          <table:table-cell table:style-name="ce30"/>
          <table:table-cell ns42:value-type="float" table:style-name="ce40" office:value="193" office:value-type="float">
            <text:p>193</text:p>
          </table:table-cell>
          <table:table-cell ns42:value-type="float" table:style-name="ce49" office:value="183" office:value-type="float">
            <text:p>18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ossum</text:p>
          </table:table-cell>
          <table:table-cell ns42:value-type="string" table:style-name="ce27" office:value-type="string">
            <text:p>0276</text:p>
          </table:table-cell>
          <table:table-cell table:style-name="ce30"/>
          <table:table-cell ns42:value-type="float" table:style-name="ce40" office:value="430" office:value-type="float">
            <text:p>430</text:p>
          </table:table-cell>
          <table:table-cell ns42:value-type="float" table:style-name="ce49" office:value="382" office:value-type="float">
            <text:p>38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uurlo</text:p>
          </table:table-cell>
          <table:table-cell ns42:value-type="string" table:style-name="ce27" office:value-type="string">
            <text:p>0278</text:p>
          </table:table-cell>
          <table:table-cell table:style-name="ce30"/>
          <table:table-cell ns42:value-type="float" table:style-name="ce40" office:value="1233" office:value-type="float">
            <text:p>1233</text:p>
          </table:table-cell>
          <table:table-cell ns42:value-type="float" table:style-name="ce49" office:value="1147" office:value-type="float">
            <text:p>114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Scherpenzeel</text:p>
          </table:table-cell>
          <table:table-cell ns42:value-type="string" table:style-name="ce27" office:value-type="string">
            <text:p>0279</text:p>
          </table:table-cell>
          <table:table-cell table:style-name="ce30"/>
          <table:table-cell ns42:value-type="float" table:style-name="ce40" office:value="513" office:value-type="float">
            <text:p>513</text:p>
          </table:table-cell>
          <table:table-cell ns42:value-type="float" table:style-name="ce49" office:value="554" office:value-type="float">
            <text:p>55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Steenderen</text:p>
          </table:table-cell>
          <table:table-cell ns42:value-type="string" table:style-name="ce27" office:value-type="string">
            <text:p>0280</text:p>
          </table:table-cell>
          <table:table-cell table:style-name="ce30"/>
          <table:table-cell ns42:value-type="float" table:style-name="ce40" office:value="1534" office:value-type="float">
            <text:p>1534</text:p>
          </table:table-cell>
          <table:table-cell ns42:value-type="float" table:style-name="ce49" office:value="1492" office:value-type="float">
            <text:p>149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Tiel</text:p>
          </table:table-cell>
          <table:table-cell ns42:value-type="string" table:style-name="ce27" office:value-type="string">
            <text:p>0281</text:p>
          </table:table-cell>
          <table:table-cell table:style-name="ce30"/>
          <table:table-cell ns42:value-type="float" table:style-name="ce40" office:value="2353" office:value-type="float">
            <text:p>2353</text:p>
          </table:table-cell>
          <table:table-cell ns42:value-type="float" table:style-name="ce49" office:value="2423" office:value-type="float">
            <text:p>242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Ubbergen</text:p>
          </table:table-cell>
          <table:table-cell ns42:value-type="string" table:style-name="ce27" office:value-type="string">
            <text:p>0282</text:p>
          </table:table-cell>
          <table:table-cell table:style-name="ce30"/>
          <table:table-cell ns42:value-type="float" table:style-name="ce40" office:value="996" office:value-type="float">
            <text:p>996</text:p>
          </table:table-cell>
          <table:table-cell ns42:value-type="float" table:style-name="ce49" office:value="977" office:value-type="float">
            <text:p>977</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alburg</text:p>
          </table:table-cell>
          <table:table-cell ns42:value-type="string" table:style-name="ce27" office:value-type="string">
            <text:p>0283</text:p>
          </table:table-cell>
          <table:table-cell table:style-name="ce30"/>
          <table:table-cell ns42:value-type="float" table:style-name="ce40" office:value="1539" office:value-type="float">
            <text:p>1539</text:p>
          </table:table-cell>
          <table:table-cell ns42:value-type="float" table:style-name="ce49" office:value="1482" office:value-type="float">
            <text:p>148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arik</text:p>
          </table:table-cell>
          <table:table-cell ns42:value-type="string" table:style-name="ce27" office:value-type="string">
            <text:p>0284</text:p>
          </table:table-cell>
          <table:table-cell table:style-name="ce30"/>
          <table:table-cell ns42:value-type="float" table:style-name="ce40" office:value="462" office:value-type="float">
            <text:p>462</text:p>
          </table:table-cell>
          <table:table-cell ns42:value-type="float" table:style-name="ce49" office:value="440" office:value-type="float">
            <text:p>440</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erwolde</text:p>
          </table:table-cell>
          <table:table-cell ns42:value-type="string" table:style-name="ce27" office:value-type="string">
            <text:p>1386</text:p>
          </table:table-cell>
          <table:table-cell table:style-name="ce32"/>
          <table:table-cell ns42:value-type="float" table:style-name="ce40" office:value="257" office:value-type="float">
            <text:p>257</text:p>
          </table:table-cell>
          <table:table-cell ns42:value-type="float" table:style-name="ce49" office:value="269" office:value-type="float">
            <text:p>26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oorst</text:p>
          </table:table-cell>
          <table:table-cell ns42:value-type="string" table:style-name="ce27" office:value-type="string">
            <text:p>0285</text:p>
          </table:table-cell>
          <table:table-cell table:style-name="ce30"/>
          <table:table-cell ns42:value-type="float" table:style-name="ce40" office:value="3469" office:value-type="float">
            <text:p>3469</text:p>
          </table:table-cell>
          <table:table-cell ns42:value-type="float" table:style-name="ce49" office:value="3230" office:value-type="float">
            <text:p>323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orden</text:p>
          </table:table-cell>
          <table:table-cell ns42:value-type="string" table:style-name="ce27" office:value-type="string">
            <text:p>0286</text:p>
          </table:table-cell>
          <table:table-cell table:style-name="ce30"/>
          <table:table-cell ns42:value-type="float" table:style-name="ce40" office:value="1267" office:value-type="float">
            <text:p>1267</text:p>
          </table:table-cell>
          <table:table-cell ns42:value-type="float" table:style-name="ce49" office:value="1253" office:value-type="float">
            <text:p>125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uren</text:p>
          </table:table-cell>
          <table:table-cell ns42:value-type="string" table:style-name="ce27" office:value-type="string">
            <text:p>0287</text:p>
          </table:table-cell>
          <table:table-cell table:style-name="ce30"/>
          <table:table-cell ns42:value-type="float" table:style-name="ce40" office:value="629" office:value-type="float">
            <text:p>629</text:p>
          </table:table-cell>
          <table:table-cell ns42:value-type="float" table:style-name="ce49" office:value="580" office:value-type="float">
            <text:p>58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ardenburg</text:p>
          </table:table-cell>
          <table:table-cell ns42:value-type="string" table:style-name="ce27" office:value-type="string">
            <text:p>0288</text:p>
          </table:table-cell>
          <table:table-cell table:style-name="ce30"/>
          <table:table-cell ns42:value-type="float" table:style-name="ce40" office:value="517" office:value-type="float">
            <text:p>517</text:p>
          </table:table-cell>
          <table:table-cell ns42:value-type="float" table:style-name="ce49" office:value="528" office:value-type="float">
            <text:p>52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denoijen</text:p>
          </table:table-cell>
          <table:table-cell ns42:value-type="string" table:style-name="ce27" office:value-type="string">
            <text:p>1218</text:p>
          </table:table-cell>
          <table:table-cell table:style-name="ce30"/>
          <table:table-cell ns42:value-type="float" table:style-name="ce40" office:value="504" office:value-type="float">
            <text:p>504</text:p>
          </table:table-cell>
          <table:table-cell ns42:value-type="float" table:style-name="ce49" office:value="446" office:value-type="float">
            <text:p>44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geningen</text:p>
          </table:table-cell>
          <table:table-cell ns42:value-type="string" table:style-name="ce27" office:value-type="string">
            <text:p>0289</text:p>
          </table:table-cell>
          <table:table-cell table:style-name="ce30"/>
          <table:table-cell ns42:value-type="float" table:style-name="ce40" office:value="1665" office:value-type="float">
            <text:p>1665</text:p>
          </table:table-cell>
          <table:table-cell ns42:value-type="float" table:style-name="ce49" office:value="1789" office:value-type="float">
            <text:p>178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mel</text:p>
          </table:table-cell>
          <table:table-cell ns42:value-type="string" table:style-name="ce27" office:value-type="string">
            <text:p>0290</text:p>
          </table:table-cell>
          <table:table-cell table:style-name="ce30"/>
          <table:table-cell ns42:value-type="float" table:style-name="ce40" office:value="1638" office:value-type="float">
            <text:p>1638</text:p>
          </table:table-cell>
          <table:table-cell ns42:value-type="float" table:style-name="ce49" office:value="1480" office:value-type="float">
            <text:p>148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rnsveld</text:p>
          </table:table-cell>
          <table:table-cell ns42:value-type="string" table:style-name="ce27" office:value-type="string">
            <text:p>0291</text:p>
          </table:table-cell>
          <table:table-cell table:style-name="ce30"/>
          <table:table-cell ns42:value-type="float" table:style-name="ce40" office:value="995" office:value-type="float">
            <text:p>995</text:p>
          </table:table-cell>
          <table:table-cell ns42:value-type="float" table:style-name="ce49" office:value="943" office:value-type="float">
            <text:p>94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ehl</text:p>
          </table:table-cell>
          <table:table-cell ns42:value-type="string" table:style-name="ce27" office:value-type="string">
            <text:p>0292</text:p>
          </table:table-cell>
          <table:table-cell table:style-name="ce30"/>
          <table:table-cell ns42:value-type="float" table:style-name="ce40" office:value="898" office:value-type="float">
            <text:p>898</text:p>
          </table:table-cell>
          <table:table-cell ns42:value-type="float" table:style-name="ce49" office:value="807" office:value-type="float">
            <text:p>80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estervoort</text:p>
          </table:table-cell>
          <table:table-cell ns42:value-type="string" table:style-name="ce27" office:value-type="string">
            <text:p>0293</text:p>
          </table:table-cell>
          <table:table-cell table:style-name="ce30"/>
          <table:table-cell ns42:value-type="float" table:style-name="ce40" office:value="381" office:value-type="float">
            <text:p>381</text:p>
          </table:table-cell>
          <table:table-cell ns42:value-type="float" table:style-name="ce49" office:value="379" office:value-type="float">
            <text:p>37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interswijk</text:p>
          </table:table-cell>
          <table:table-cell ns42:value-type="string" table:style-name="ce27" office:value-type="string">
            <text:p>0294</text:p>
          </table:table-cell>
          <table:table-cell table:style-name="ce30"/>
          <table:table-cell ns42:value-type="float" table:style-name="ce40" office:value="3558" office:value-type="float">
            <text:p>3558</text:p>
          </table:table-cell>
          <table:table-cell ns42:value-type="float" table:style-name="ce49" office:value="3543" office:value-type="float">
            <text:p>354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isch</text:p>
          </table:table-cell>
          <table:table-cell ns42:value-type="string" table:style-name="ce27" office:value-type="string">
            <text:p>0295</text:p>
          </table:table-cell>
          <table:table-cell table:style-name="ce30"/>
          <table:table-cell ns42:value-type="float" table:style-name="ce40" office:value="2524" office:value-type="float">
            <text:p>2524</text:p>
          </table:table-cell>
          <table:table-cell ns42:value-type="float" table:style-name="ce49" office:value="2493" office:value-type="float">
            <text:p>249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ijchen</text:p>
          </table:table-cell>
          <table:table-cell ns42:value-type="string" table:style-name="ce27" office:value-type="string">
            <text:p>0296</text:p>
          </table:table-cell>
          <table:table-cell table:style-name="ce30"/>
          <table:table-cell ns42:value-type="float" table:style-name="ce40" office:value="1286" office:value-type="float">
            <text:p>1286</text:p>
          </table:table-cell>
          <table:table-cell ns42:value-type="float" table:style-name="ce49" office:value="1293" office:value-type="float">
            <text:p>129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IJzendoorn</text:p>
          </table:table-cell>
          <table:table-cell ns42:value-type="string" table:style-name="ce27" office:value-type="string">
            <text:p>1231</text:p>
          </table:table-cell>
          <table:table-cell table:style-name="ce30"/>
          <table:table-cell ns42:value-type="float" table:style-name="ce40" office:value="173" office:value-type="float">
            <text:p>173</text:p>
          </table:table-cell>
          <table:table-cell ns42:value-type="float" table:style-name="ce49" office:value="185" office:value-type="float">
            <text:p>18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elhem</text:p>
          </table:table-cell>
          <table:table-cell ns42:value-type="string" table:style-name="ce27" office:value-type="string">
            <text:p>0298</text:p>
          </table:table-cell>
          <table:table-cell table:style-name="ce30"/>
          <table:table-cell ns42:value-type="float" table:style-name="ce40" office:value="1420" office:value-type="float">
            <text:p>1420</text:p>
          </table:table-cell>
          <table:table-cell ns42:value-type="float" table:style-name="ce49" office:value="1411" office:value-type="float">
            <text:p>141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evenaar</text:p>
          </table:table-cell>
          <table:table-cell ns42:value-type="string" table:style-name="ce27" office:value-type="string">
            <text:p>0299</text:p>
          </table:table-cell>
          <table:table-cell table:style-name="ce30"/>
          <table:table-cell ns42:value-type="float" table:style-name="ce40" office:value="1468" office:value-type="float">
            <text:p>1468</text:p>
          </table:table-cell>
          <table:table-cell ns42:value-type="float" table:style-name="ce49" office:value="1513" office:value-type="float">
            <text:p>151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oelen</text:p>
          </table:table-cell>
          <table:table-cell ns42:value-type="string" table:style-name="ce27" office:value-type="string">
            <text:p>0300</text:p>
          </table:table-cell>
          <table:table-cell table:style-name="ce30"/>
          <table:table-cell ns42:value-type="float" table:style-name="ce40" office:value="799" office:value-type="float">
            <text:p>799</text:p>
          </table:table-cell>
          <table:table-cell ns42:value-type="float" table:style-name="ce49" office:value="788" office:value-type="float">
            <text:p>78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uilichem</text:p>
          </table:table-cell>
          <table:table-cell ns42:value-type="string" table:style-name="ce27" office:value-type="string">
            <text:p>1243</text:p>
          </table:table-cell>
          <table:table-cell table:style-name="ce30"/>
          <table:table-cell ns42:value-type="float" table:style-name="ce40" office:value="262" office:value-type="float">
            <text:p>262</text:p>
          </table:table-cell>
          <table:table-cell ns42:value-type="float" table:style-name="ce49" office:value="253" office:value-type="float">
            <text:p>25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Zwolle</text:p>
          </table:table-cell>
          <table:table-cell ns42:value-type="string" table:style-name="ce27" office:value-type="string">
            <text:p>0193</text:p>
          </table:table-cell>
          <table:table-cell table:style-name="ce30"/>
          <table:table-cell ns42:value-type="float" table:style-name="ce40" office:value="7396" office:value-type="float">
            <text:p>7396</text:p>
          </table:table-cell>
          <table:table-cell ns42:value-type="float" table:style-name="ce49" office:value="8244" office:value-type="float">
            <text:p>824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eventer</text:p>
          </table:table-cell>
          <table:table-cell ns42:value-type="string" table:style-name="ce27" office:value-type="string">
            <text:p>0150</text:p>
          </table:table-cell>
          <table:table-cell table:style-name="ce30"/>
          <table:table-cell ns42:value-type="float" table:style-name="ce40" office:value="6836" office:value-type="float">
            <text:p>6836</text:p>
          </table:table-cell>
          <table:table-cell ns42:value-type="float" table:style-name="ce49" office:value="6803" office:value-type="float">
            <text:p>6803</text:p>
          </table:table-cell>
          <table:table-cell table:style-name="ce38"/>
          <table:table-cell table:number-columns-repeated="1015"/>
        </table:table-row>
        <table:table-row table:style-name="ro6">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Kampen</text:p>
          </table:table-cell>
          <table:table-cell ns42:value-type="string" table:style-name="ce27" office:value-type="string">
            <text:p>0166</text:p>
          </table:table-cell>
          <table:table-cell table:style-name="ce30"/>
          <table:table-cell ns42:value-type="float" table:style-name="ce40" office:value="4320" office:value-type="float">
            <text:p>4320</text:p>
          </table:table-cell>
          <table:table-cell ns42:value-type="float" table:style-name="ce49" office:value="4562" office:value-type="float">
            <text:p>456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Almelo</text:p>
          </table:table-cell>
          <table:table-cell ns42:value-type="string" table:style-name="ce27" office:value-type="string">
            <text:p>1189</text:p>
          </table:table-cell>
          <table:table-cell table:style-name="ce30"/>
          <table:table-cell ns42:value-type="float" table:style-name="ce40" office:value="1355" office:value-type="float">
            <text:p>1355</text:p>
          </table:table-cell>
          <table:table-cell ns42:value-type="float" table:style-name="ce49" office:value="1459" office:value-type="float">
            <text:p>145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Almelo</text:p>
          </table:table-cell>
          <table:table-cell ns42:value-type="string" table:style-name="ce27" office:value-type="string">
            <text:p>1009</text:p>
          </table:table-cell>
          <table:table-cell table:style-name="ce30"/>
          <table:table-cell ns42:value-type="float" table:style-name="ce40" office:value="1205" office:value-type="float">
            <text:p>1205</text:p>
          </table:table-cell>
          <table:table-cell ns42:value-type="float" table:style-name="ce49" office:value="1096" office:value-type="float">
            <text:p>109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vereest</text:p>
          </table:table-cell>
          <table:table-cell ns42:value-type="string" table:style-name="ce27" office:value-type="string">
            <text:p>0143</text:p>
          </table:table-cell>
          <table:table-cell table:style-name="ce30"/>
          <table:table-cell ns42:value-type="float" table:style-name="ce40" office:value="493" office:value-type="float">
            <text:p>493</text:p>
          </table:table-cell>
          <table:table-cell ns42:value-type="float" table:style-name="ce49" office:value="404" office:value-type="float">
            <text:p>40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Bathmen</text:p>
          </table:table-cell>
          <table:table-cell ns42:value-type="string" table:style-name="ce27" office:value-type="string">
            <text:p>0144</text:p>
          </table:table-cell>
          <table:table-cell table:style-name="ce30"/>
          <table:table-cell ns42:value-type="float" table:style-name="ce40" office:value="682" office:value-type="float">
            <text:p>682</text:p>
          </table:table-cell>
          <table:table-cell ns42:value-type="float" table:style-name="ce49" office:value="672" office:value-type="float">
            <text:p>67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Blankenham</text:p>
          </table:table-cell>
          <table:table-cell ns42:value-type="string" table:style-name="ce27" office:value-type="string">
            <text:p>0145</text:p>
          </table:table-cell>
          <table:table-cell table:style-name="ce30"/>
          <table:table-cell ns42:value-type="float" table:style-name="ce40" office:value="117" office:value-type="float">
            <text:p>117</text:p>
          </table:table-cell>
          <table:table-cell ns42:value-type="float" table:style-name="ce49" office:value="125" office:value-type="float">
            <text:p>12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Blokzijl</text:p>
          </table:table-cell>
          <table:table-cell ns42:value-type="string" table:style-name="ce27" office:value-type="string">
            <text:p>0146</text:p>
          </table:table-cell>
          <table:table-cell table:style-name="ce30"/>
          <table:table-cell ns42:value-type="float" table:style-name="ce40" office:value="738" office:value-type="float">
            <text:p>738</text:p>
          </table:table-cell>
          <table:table-cell ns42:value-type="float" table:style-name="ce49" office:value="785" office:value-type="float">
            <text:p>78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Borne</text:p>
          </table:table-cell>
          <table:table-cell ns42:value-type="string" table:style-name="ce27" office:value-type="string">
            <text:p>0147</text:p>
          </table:table-cell>
          <table:table-cell table:style-name="ce30"/>
          <table:table-cell ns42:value-type="float" table:style-name="ce40" office:value="1543" office:value-type="float">
            <text:p>1543</text:p>
          </table:table-cell>
          <table:table-cell ns42:value-type="float" table:style-name="ce49" office:value="1559" office:value-type="float">
            <text:p>155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alfsen</text:p>
          </table:table-cell>
          <table:table-cell ns42:value-type="string" table:style-name="ce27" office:value-type="string">
            <text:p>0148</text:p>
          </table:table-cell>
          <table:table-cell table:style-name="ce30"/>
          <table:table-cell ns42:value-type="float" table:style-name="ce40" office:value="2155" office:value-type="float">
            <text:p>2155</text:p>
          </table:table-cell>
          <table:table-cell ns42:value-type="float" table:style-name="ce49" office:value="2083" office:value-type="float">
            <text:p>2083</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 Delden</text:p>
          </table:table-cell>
          <table:table-cell ns42:value-type="string" table:style-name="ce27" office:value-type="string">
            <text:p>0179</text:p>
          </table:table-cell>
          <table:table-cell table:style-name="ce30"/>
          <table:table-cell ns42:value-type="float" table:style-name="ce40" office:value="646" office:value-type="float">
            <text:p>646</text:p>
          </table:table-cell>
          <table:table-cell ns42:value-type="float" table:style-name="ce49" office:value="678" office:value-type="float">
            <text:p>67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 Delden</text:p>
          </table:table-cell>
          <table:table-cell ns42:value-type="string" table:style-name="ce27" office:value-type="string">
            <text:p>0142</text:p>
          </table:table-cell>
          <table:table-cell table:style-name="ce30"/>
          <table:table-cell ns42:value-type="float" table:style-name="ce40" office:value="1466" office:value-type="float">
            <text:p>1466</text:p>
          </table:table-cell>
          <table:table-cell ns42:value-type="float" table:style-name="ce49" office:value="1422" office:value-type="float">
            <text:p>142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enekamp</text:p>
          </table:table-cell>
          <table:table-cell ns42:value-type="string" table:style-name="ce27" office:value-type="string">
            <text:p>0149</text:p>
          </table:table-cell>
          <table:table-cell table:style-name="ce30"/>
          <table:table-cell ns42:value-type="float" table:style-name="ce40" office:value="1916" office:value-type="float">
            <text:p>1916</text:p>
          </table:table-cell>
          <table:table-cell ns42:value-type="float" table:style-name="ce49" office:value="1904" office:value-type="float">
            <text:p>190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iepenheim</text:p>
          </table:table-cell>
          <table:table-cell ns42:value-type="string" table:style-name="ce27" office:value-type="string">
            <text:p>0151</text:p>
          </table:table-cell>
          <table:table-cell table:style-name="ce30"/>
          <table:table-cell ns42:value-type="float" table:style-name="ce40" office:value="659" office:value-type="float">
            <text:p>659</text:p>
          </table:table-cell>
          <table:table-cell ns42:value-type="float" table:style-name="ce49" office:value="627" office:value-type="float">
            <text:p>627</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iepenveen</text:p>
          </table:table-cell>
          <table:table-cell ns42:value-type="string" table:style-name="ce27" office:value-type="string">
            <text:p>0152</text:p>
          </table:table-cell>
          <table:table-cell table:style-name="ce30"/>
          <table:table-cell ns42:value-type="float" table:style-name="ce40" office:value="1425" office:value-type="float">
            <text:p>1425</text:p>
          </table:table-cell>
          <table:table-cell ns42:value-type="float" table:style-name="ce49" office:value="1220" office:value-type="float">
            <text:p>1220</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Enschede</text:p>
          </table:table-cell>
          <table:table-cell ns42:value-type="string" table:style-name="ce27" office:value-type="string">
            <text:p>0153</text:p>
          </table:table-cell>
          <table:table-cell table:style-name="ce30"/>
          <table:table-cell ns42:value-type="float" table:style-name="ce40" office:value="1615" office:value-type="float">
            <text:p>1615</text:p>
          </table:table-cell>
          <table:table-cell ns42:value-type="float" table:style-name="ce49" office:value="1638" office:value-type="float">
            <text:p>163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enemuiden</text:p>
          </table:table-cell>
          <table:table-cell ns42:value-type="string" table:style-name="ce27" office:value-type="string">
            <text:p>0154</text:p>
          </table:table-cell>
          <table:table-cell table:style-name="ce30"/>
          <table:table-cell ns42:value-type="float" table:style-name="ce40" office:value="781" office:value-type="float">
            <text:p>781</text:p>
          </table:table-cell>
          <table:table-cell ns42:value-type="float" table:style-name="ce49" office:value="752" office:value-type="float">
            <text:p>75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iethoorn</text:p>
          </table:table-cell>
          <table:table-cell ns42:value-type="string" table:style-name="ce27" office:value-type="string">
            <text:p>0155</text:p>
          </table:table-cell>
          <table:table-cell table:style-name="ce30"/>
          <table:table-cell ns42:value-type="float" table:style-name="ce40" office:value="725" office:value-type="float">
            <text:p>725</text:p>
          </table:table-cell>
          <table:table-cell ns42:value-type="float" table:style-name="ce49" office:value="631" office:value-type="float">
            <text:p>63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oor</text:p>
          </table:table-cell>
          <table:table-cell ns42:value-type="string" table:style-name="ce27" office:value-type="string">
            <text:p>0156</text:p>
          </table:table-cell>
          <table:table-cell table:style-name="ce30"/>
          <table:table-cell ns42:value-type="float" table:style-name="ce40" office:value="647" office:value-type="float">
            <text:p>647</text:p>
          </table:table-cell>
          <table:table-cell ns42:value-type="float" table:style-name="ce49" office:value="655" office:value-type="float">
            <text:p>65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rafhorst</text:p>
          </table:table-cell>
          <table:table-cell ns42:value-type="string" table:style-name="ce27" office:value-type="string">
            <text:p>1065</text:p>
          </table:table-cell>
          <table:table-cell table:style-name="ce30"/>
          <table:table-cell ns42:value-type="float" table:style-name="ce40" office:value="150" office:value-type="float">
            <text:p>150</text:p>
          </table:table-cell>
          <table:table-cell ns42:value-type="float" table:style-name="ce49" office:value="166" office:value-type="float">
            <text:p>16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ramsbergen</text:p>
          </table:table-cell>
          <table:table-cell ns42:value-type="string" table:style-name="ce27" office:value-type="string">
            <text:p>0157</text:p>
          </table:table-cell>
          <table:table-cell table:style-name="ce30"/>
          <table:table-cell ns42:value-type="float" table:style-name="ce40" office:value="790" office:value-type="float">
            <text:p>790</text:p>
          </table:table-cell>
          <table:table-cell ns42:value-type="float" table:style-name="ce49" office:value="766" office:value-type="float">
            <text:p>76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aaksbergen</text:p>
          </table:table-cell>
          <table:table-cell ns42:value-type="string" table:style-name="ce27" office:value-type="string">
            <text:p>0158</text:p>
          </table:table-cell>
          <table:table-cell table:style-name="ce30"/>
          <table:table-cell ns42:value-type="float" table:style-name="ce40" office:value="2251" office:value-type="float">
            <text:p>2251</text:p>
          </table:table-cell>
          <table:table-cell ns42:value-type="float" table:style-name="ce49" office:value="2076" office:value-type="float">
            <text:p>207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en Ham</text:p>
          </table:table-cell>
          <table:table-cell ns42:value-type="string" table:style-name="ce27" office:value-type="string">
            <text:p>0159</text:p>
          </table:table-cell>
          <table:table-cell table:style-name="ce30"/>
          <table:table-cell ns42:value-type="float" table:style-name="ce40" office:value="1039" office:value-type="float">
            <text:p>1039</text:p>
          </table:table-cell>
          <table:table-cell ns42:value-type="float" table:style-name="ce49" office:value="985" office:value-type="float">
            <text:p>98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Hardenberg</text:p>
          </table:table-cell>
          <table:table-cell ns42:value-type="string" table:style-name="ce27" office:value-type="string">
            <text:p>1191</text:p>
          </table:table-cell>
          <table:table-cell table:style-name="ce30"/>
          <table:table-cell ns42:value-type="float" table:style-name="ce40" office:value="449" office:value-type="float">
            <text:p>449</text:p>
          </table:table-cell>
          <table:table-cell ns42:value-type="float" table:style-name="ce49" office:value="449" office:value-type="float">
            <text:p>44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Hardenberg</text:p>
          </table:table-cell>
          <table:table-cell ns42:value-type="string" table:style-name="ce27" office:value-type="string">
            <text:p>1011</text:p>
          </table:table-cell>
          <table:table-cell table:style-name="ce30"/>
          <table:table-cell ns42:value-type="float" table:style-name="ce40" office:value="1349" office:value-type="float">
            <text:p>1349</text:p>
          </table:table-cell>
          <table:table-cell ns42:value-type="float" table:style-name="ce49" office:value="1174" office:value-type="float">
            <text:p>117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asselt</text:p>
          </table:table-cell>
          <table:table-cell ns42:value-type="string" table:style-name="ce27" office:value-type="string">
            <text:p>0161</text:p>
          </table:table-cell>
          <table:table-cell table:style-name="ce30"/>
          <table:table-cell ns42:value-type="float" table:style-name="ce40" office:value="705" office:value-type="float">
            <text:p>705</text:p>
          </table:table-cell>
          <table:table-cell ns42:value-type="float" table:style-name="ce49" office:value="718" office:value-type="float">
            <text:p>71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eino</text:p>
          </table:table-cell>
          <table:table-cell ns42:value-type="string" table:style-name="ce27" office:value-type="string">
            <text:p>0162</text:p>
          </table:table-cell>
          <table:table-cell table:style-name="ce30"/>
          <table:table-cell ns42:value-type="float" table:style-name="ce40" office:value="847" office:value-type="float">
            <text:p>847</text:p>
          </table:table-cell>
          <table:table-cell ns42:value-type="float" table:style-name="ce49" office:value="798" office:value-type="float">
            <text:p>79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ellendoorn</text:p>
          </table:table-cell>
          <table:table-cell ns42:value-type="string" table:style-name="ce27" office:value-type="string">
            <text:p>0163</text:p>
          </table:table-cell>
          <table:table-cell table:style-name="ce30"/>
          <table:table-cell ns42:value-type="float" table:style-name="ce40" office:value="1577" office:value-type="float">
            <text:p>1577</text:p>
          </table:table-cell>
          <table:table-cell ns42:value-type="float" table:style-name="ce49" office:value="1492" office:value-type="float">
            <text:p>149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engelo (O.)</text:p>
          </table:table-cell>
          <table:table-cell ns42:value-type="string" table:style-name="ce27" office:value-type="string">
            <text:p>0164</text:p>
          </table:table-cell>
          <table:table-cell table:style-name="ce30"/>
          <table:table-cell ns42:value-type="float" table:style-name="ce40" office:value="1631" office:value-type="float">
            <text:p>1631</text:p>
          </table:table-cell>
          <table:table-cell ns42:value-type="float" table:style-name="ce49" office:value="1521" office:value-type="float">
            <text:p>152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olten</text:p>
          </table:table-cell>
          <table:table-cell ns42:value-type="string" table:style-name="ce27" office:value-type="string">
            <text:p>0165</text:p>
          </table:table-cell>
          <table:table-cell table:style-name="ce30"/>
          <table:table-cell ns42:value-type="float" table:style-name="ce40" office:value="1228" office:value-type="float">
            <text:p>1228</text:p>
          </table:table-cell>
          <table:table-cell ns42:value-type="float" table:style-name="ce49" office:value="1156" office:value-type="float">
            <text:p>115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Kamperveen</text:p>
          </table:table-cell>
          <table:table-cell ns42:value-type="string" table:style-name="ce27" office:value-type="string">
            <text:p>1092</text:p>
          </table:table-cell>
          <table:table-cell table:style-name="ce30"/>
          <table:table-cell ns42:value-type="float" table:style-name="ce40" office:value="249" office:value-type="float">
            <text:p>249</text:p>
          </table:table-cell>
          <table:table-cell ns42:value-type="float" table:style-name="ce49" office:value="222" office:value-type="float">
            <text:p>22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Kuinre</text:p>
          </table:table-cell>
          <table:table-cell ns42:value-type="string" table:style-name="ce27" office:value-type="string">
            <text:p>0167</text:p>
          </table:table-cell>
          <table:table-cell table:style-name="ce30"/>
          <table:table-cell ns42:value-type="float" table:style-name="ce40" office:value="389" office:value-type="float">
            <text:p>389</text:p>
          </table:table-cell>
          <table:table-cell ns42:value-type="float" table:style-name="ce49" office:value="393" office:value-type="float">
            <text:p>393</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Lonneker</text:p>
          </table:table-cell>
          <table:table-cell ns42:value-type="string" table:style-name="ce27" office:value-type="string">
            <text:p>1106</text:p>
          </table:table-cell>
          <table:table-cell table:style-name="ce30"/>
          <table:table-cell ns42:value-type="float" table:style-name="ce40" office:value="3278" office:value-type="float">
            <text:p>3278</text:p>
          </table:table-cell>
          <table:table-cell ns42:value-type="float" table:style-name="ce49" office:value="3009" office:value-type="float">
            <text:p>300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Losser</text:p>
          </table:table-cell>
          <table:table-cell ns42:value-type="string" table:style-name="ce27" office:value-type="string">
            <text:p>0168</text:p>
          </table:table-cell>
          <table:table-cell table:style-name="ce30"/>
          <table:table-cell ns42:value-type="float" table:style-name="ce40" office:value="2261" office:value-type="float">
            <text:p>2261</text:p>
          </table:table-cell>
          <table:table-cell ns42:value-type="float" table:style-name="ce49" office:value="2111" office:value-type="float">
            <text:p>211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Markelo</text:p>
          </table:table-cell>
          <table:table-cell ns42:value-type="string" table:style-name="ce27" office:value-type="string">
            <text:p>0169</text:p>
          </table:table-cell>
          <table:table-cell table:style-name="ce30"/>
          <table:table-cell ns42:value-type="float" table:style-name="ce40" office:value="1624" office:value-type="float">
            <text:p>1624</text:p>
          </table:table-cell>
          <table:table-cell ns42:value-type="float" table:style-name="ce49" office:value="1462" office:value-type="float">
            <text:p>146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Nieuwleusen</text:p>
          </table:table-cell>
          <table:table-cell ns42:value-type="string" table:style-name="ce27" office:value-type="string">
            <text:p>0170</text:p>
          </table:table-cell>
          <table:table-cell table:style-name="ce30"/>
          <table:table-cell ns42:value-type="float" table:style-name="ce40" office:value="797" office:value-type="float">
            <text:p>797</text:p>
          </table:table-cell>
          <table:table-cell ns42:value-type="float" table:style-name="ce49" office:value="684" office:value-type="float">
            <text:p>68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Oldemarkt</text:p>
          </table:table-cell>
          <table:table-cell ns42:value-type="string" table:style-name="ce27" office:value-type="string">
            <text:p>0172</text:p>
          </table:table-cell>
          <table:table-cell table:style-name="ce30"/>
          <table:table-cell ns42:value-type="float" table:style-name="ce40" office:value="917" office:value-type="float">
            <text:p>917</text:p>
          </table:table-cell>
          <table:table-cell ns42:value-type="float" table:style-name="ce49" office:value="881" office:value-type="float">
            <text:p>88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Oldenzaal</text:p>
          </table:table-cell>
          <table:table-cell ns42:value-type="string" table:style-name="ce27" office:value-type="string">
            <text:p>0173</text:p>
          </table:table-cell>
          <table:table-cell table:style-name="ce30"/>
          <table:table-cell ns42:value-type="float" table:style-name="ce40" office:value="1228" office:value-type="float">
            <text:p>1228</text:p>
          </table:table-cell>
          <table:table-cell ns42:value-type="float" table:style-name="ce49" office:value="1301" office:value-type="float">
            <text:p>130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Olst</text:p>
          </table:table-cell>
          <table:table-cell ns42:value-type="string" table:style-name="ce27" office:value-type="string">
            <text:p>0174</text:p>
          </table:table-cell>
          <table:table-cell table:style-name="ce30"/>
          <table:table-cell ns42:value-type="float" table:style-name="ce40" office:value="1644" office:value-type="float">
            <text:p>1644</text:p>
          </table:table-cell>
          <table:table-cell ns42:value-type="float" table:style-name="ce49" office:value="1558" office:value-type="float">
            <text:p>155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Ommen</text:p>
          </table:table-cell>
          <table:table-cell ns42:value-type="string" table:style-name="ce27" office:value-type="string">
            <text:p>1192</text:p>
          </table:table-cell>
          <table:table-cell table:style-name="ce30"/>
          <table:table-cell ns42:value-type="float" table:style-name="ce40" office:value="1174" office:value-type="float">
            <text:p>1174</text:p>
          </table:table-cell>
          <table:table-cell ns42:value-type="float" table:style-name="ce49" office:value="1101" office:value-type="float">
            <text:p>110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Ommen</text:p>
          </table:table-cell>
          <table:table-cell ns42:value-type="string" table:style-name="ce27" office:value-type="string">
            <text:p>1012</text:p>
          </table:table-cell>
          <table:table-cell table:style-name="ce30"/>
          <table:table-cell ns42:value-type="float" table:style-name="ce40" office:value="1593" office:value-type="float">
            <text:p>1593</text:p>
          </table:table-cell>
          <table:table-cell ns42:value-type="float" table:style-name="ce49" office:value="1461" office:value-type="float">
            <text:p>146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Ootmarsum</text:p>
          </table:table-cell>
          <table:table-cell ns42:value-type="string" table:style-name="ce27" office:value-type="string">
            <text:p>0176</text:p>
          </table:table-cell>
          <table:table-cell table:style-name="ce30"/>
          <table:table-cell ns42:value-type="float" table:style-name="ce40" office:value="635" office:value-type="float">
            <text:p>635</text:p>
          </table:table-cell>
          <table:table-cell ns42:value-type="float" table:style-name="ce49" office:value="714" office:value-type="float">
            <text:p>71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Raalte</text:p>
          </table:table-cell>
          <table:table-cell ns42:value-type="string" table:style-name="ce27" office:value-type="string">
            <text:p>0177</text:p>
          </table:table-cell>
          <table:table-cell table:style-name="ce30"/>
          <table:table-cell ns42:value-type="float" table:style-name="ce40" office:value="2413" office:value-type="float">
            <text:p>2413</text:p>
          </table:table-cell>
          <table:table-cell ns42:value-type="float" table:style-name="ce49" office:value="2293" office:value-type="float">
            <text:p>2293</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Rijssen</text:p>
          </table:table-cell>
          <table:table-cell ns42:value-type="string" table:style-name="ce27" office:value-type="string">
            <text:p>0178</text:p>
          </table:table-cell>
          <table:table-cell table:style-name="ce30"/>
          <table:table-cell ns42:value-type="float" table:style-name="ce40" office:value="1229" office:value-type="float">
            <text:p>1229</text:p>
          </table:table-cell>
          <table:table-cell ns42:value-type="float" table:style-name="ce49" office:value="1112" office:value-type="float">
            <text:p>1112</text:p>
          </table:table-cell>
          <table:table-cell table:style-name="ce38"/>
          <table:table-cell table:number-columns-repeated="1015"/>
        </table:table-row>
        <table:table-row table:style-name="ro6">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chokland</text:p>
          </table:table-cell>
          <table:table-cell ns42:value-type="string" table:style-name="ce27" office:value-type="string">
            <text:p>1369</text:p>
          </table:table-cell>
          <table:table-cell table:style-name="ce32"/>
          <table:table-cell ns42:value-type="float" table:style-name="ce40" office:value="345" office:value-type="float">
            <text:p>345</text:p>
          </table:table-cell>
          <table:table-cell ns42:value-type="float" table:style-name="ce49" office:value="331" office:value-type="float">
            <text:p>33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phorst</text:p>
          </table:table-cell>
          <table:table-cell ns42:value-type="string" table:style-name="ce27" office:value-type="string">
            <text:p>0180</text:p>
          </table:table-cell>
          <table:table-cell table:style-name="ce30"/>
          <table:table-cell ns42:value-type="float" table:style-name="ce40" office:value="1824" office:value-type="float">
            <text:p>1824</text:p>
          </table:table-cell>
          <table:table-cell ns42:value-type="float" table:style-name="ce49" office:value="1751" office:value-type="float">
            <text:p>175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eenwijk</text:p>
          </table:table-cell>
          <table:table-cell ns42:value-type="string" table:style-name="ce27" office:value-type="string">
            <text:p>0181</text:p>
          </table:table-cell>
          <table:table-cell table:style-name="ce30"/>
          <table:table-cell ns42:value-type="float" table:style-name="ce40" office:value="1395" office:value-type="float">
            <text:p>1395</text:p>
          </table:table-cell>
          <table:table-cell ns42:value-type="float" table:style-name="ce49" office:value="1487" office:value-type="float">
            <text:p>1487</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eenwijkerwold</text:p>
          </table:table-cell>
          <table:table-cell ns42:value-type="string" table:style-name="ce27" office:value-type="string">
            <text:p>0182</text:p>
          </table:table-cell>
          <table:table-cell table:style-name="ce30"/>
          <table:table-cell ns42:value-type="float" table:style-name="ce40" office:value="2045" office:value-type="float">
            <text:p>2045</text:p>
          </table:table-cell>
          <table:table-cell ns42:value-type="float" table:style-name="ce49" office:value="1858" office:value-type="float">
            <text:p>185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Tubbergen</text:p>
          </table:table-cell>
          <table:table-cell ns42:value-type="string" table:style-name="ce27" office:value-type="string">
            <text:p>0183</text:p>
          </table:table-cell>
          <table:table-cell table:style-name="ce30"/>
          <table:table-cell ns42:value-type="float" table:style-name="ce40" office:value="2497" office:value-type="float">
            <text:p>2497</text:p>
          </table:table-cell>
          <table:table-cell ns42:value-type="float" table:style-name="ce49" office:value="2468" office:value-type="float">
            <text:p>246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Vollenhove</text:p>
          </table:table-cell>
          <table:table-cell ns42:value-type="string" table:style-name="ce27" office:value-type="string">
            <text:p>1193</text:p>
          </table:table-cell>
          <table:table-cell table:style-name="ce30"/>
          <table:table-cell ns42:value-type="float" table:style-name="ce40" office:value="614" office:value-type="float">
            <text:p>614</text:p>
          </table:table-cell>
          <table:table-cell ns42:value-type="float" table:style-name="ce49" office:value="632" office:value-type="float">
            <text:p>63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Vollenhove</text:p>
          </table:table-cell>
          <table:table-cell ns42:value-type="string" table:style-name="ce27" office:value-type="string">
            <text:p>1013</text:p>
          </table:table-cell>
          <table:table-cell table:style-name="ce30"/>
          <table:table-cell ns42:value-type="float" table:style-name="ce40" office:value="685" office:value-type="float">
            <text:p>685</text:p>
          </table:table-cell>
          <table:table-cell ns42:value-type="float" table:style-name="ce49" office:value="619" office:value-type="float">
            <text:p>61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Vriezenveen</text:p>
          </table:table-cell>
          <table:table-cell ns42:value-type="string" table:style-name="ce27" office:value-type="string">
            <text:p>0186</text:p>
          </table:table-cell>
          <table:table-cell table:style-name="ce30"/>
          <table:table-cell ns42:value-type="float" table:style-name="ce40" office:value="1284" office:value-type="float">
            <text:p>1284</text:p>
          </table:table-cell>
          <table:table-cell ns42:value-type="float" table:style-name="ce49" office:value="1316" office:value-type="float">
            <text:p>131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anneperveen</text:p>
          </table:table-cell>
          <table:table-cell ns42:value-type="string" table:style-name="ce27" office:value-type="string">
            <text:p>0187</text:p>
          </table:table-cell>
          <table:table-cell table:style-name="ce30"/>
          <table:table-cell ns42:value-type="float" table:style-name="ce40" office:value="651" office:value-type="float">
            <text:p>651</text:p>
          </table:table-cell>
          <table:table-cell ns42:value-type="float" table:style-name="ce49" office:value="688" office:value-type="float">
            <text:p>68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eerselo</text:p>
          </table:table-cell>
          <table:table-cell ns42:value-type="string" table:style-name="ce27" office:value-type="string">
            <text:p>0188</text:p>
          </table:table-cell>
          <table:table-cell table:style-name="ce30"/>
          <table:table-cell ns42:value-type="float" table:style-name="ce40" office:value="2397" office:value-type="float">
            <text:p>2397</text:p>
          </table:table-cell>
          <table:table-cell ns42:value-type="float" table:style-name="ce49" office:value="2352" office:value-type="float">
            <text:p>235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ierden</text:p>
          </table:table-cell>
          <table:table-cell ns42:value-type="string" table:style-name="ce27" office:value-type="string">
            <text:p>0189</text:p>
          </table:table-cell>
          <table:table-cell table:style-name="ce30"/>
          <table:table-cell ns42:value-type="float" table:style-name="ce40" office:value="2221" office:value-type="float">
            <text:p>2221</text:p>
          </table:table-cell>
          <table:table-cell ns42:value-type="float" table:style-name="ce49" office:value="1954" office:value-type="float">
            <text:p>195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ijhe</text:p>
          </table:table-cell>
          <table:table-cell ns42:value-type="string" table:style-name="ce27" office:value-type="string">
            <text:p>0190</text:p>
          </table:table-cell>
          <table:table-cell table:style-name="ce30"/>
          <table:table-cell ns42:value-type="float" table:style-name="ce40" office:value="1698" office:value-type="float">
            <text:p>1698</text:p>
          </table:table-cell>
          <table:table-cell ns42:value-type="float" table:style-name="ce49" office:value="1623" office:value-type="float">
            <text:p>1623</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ilsum</text:p>
          </table:table-cell>
          <table:table-cell ns42:value-type="string" table:style-name="ce27" office:value-type="string">
            <text:p>1227</text:p>
          </table:table-cell>
          <table:table-cell table:style-name="ce30"/>
          <table:table-cell ns42:value-type="float" table:style-name="ce40" office:value="206" office:value-type="float">
            <text:p>206</text:p>
          </table:table-cell>
          <table:table-cell ns42:value-type="float" table:style-name="ce49" office:value="209" office:value-type="float">
            <text:p>20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IJsselmuiden</text:p>
          </table:table-cell>
          <table:table-cell ns42:value-type="string" table:style-name="ce27" office:value-type="string">
            <text:p>0191</text:p>
          </table:table-cell>
          <table:table-cell table:style-name="ce30"/>
          <table:table-cell ns42:value-type="float" table:style-name="ce40" office:value="520" office:value-type="float">
            <text:p>520</text:p>
          </table:table-cell>
          <table:table-cell ns42:value-type="float" table:style-name="ce49" office:value="515" office:value-type="float">
            <text:p>51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Zalk en Veecaten</text:p>
          </table:table-cell>
          <table:table-cell ns42:value-type="string" table:style-name="ce27" office:value-type="string">
            <text:p>1232</text:p>
          </table:table-cell>
          <table:table-cell table:style-name="ce30"/>
          <table:table-cell ns42:value-type="float" table:style-name="ce40" office:value="318" office:value-type="float">
            <text:p>318</text:p>
          </table:table-cell>
          <table:table-cell ns42:value-type="float" table:style-name="ce49" office:value="280" office:value-type="float">
            <text:p>280</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Zwartsluis</text:p>
          </table:table-cell>
          <table:table-cell ns42:value-type="string" table:style-name="ce27" office:value-type="string">
            <text:p>0192</text:p>
          </table:table-cell>
          <table:table-cell table:style-name="ce30"/>
          <table:table-cell ns42:value-type="float" table:style-name="ce40" office:value="1550" office:value-type="float">
            <text:p>1550</text:p>
          </table:table-cell>
          <table:table-cell ns42:value-type="float" table:style-name="ce49" office:value="1605" office:value-type="float">
            <text:p>160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Zwollerkerspel</text:p>
          </table:table-cell>
          <table:table-cell ns42:value-type="string" table:style-name="ce27" office:value-type="string">
            <text:p>1245</text:p>
          </table:table-cell>
          <table:table-cell table:style-name="ce30"/>
          <table:table-cell ns42:value-type="float" table:style-name="ce40" office:value="2056" office:value-type="float">
            <text:p>2056</text:p>
          </table:table-cell>
          <table:table-cell ns42:value-type="float" table:style-name="ce49" office:value="1812" office:value-type="float">
            <text:p>181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Assen</text:p>
          </table:table-cell>
          <table:table-cell ns42:value-type="string" table:style-name="ce27" office:value-type="string">
            <text:p>0106</text:p>
          </table:table-cell>
          <table:table-cell table:style-name="ce30"/>
          <table:table-cell ns42:value-type="float" table:style-name="ce40" office:value="1109" office:value-type="float">
            <text:p>1109</text:p>
          </table:table-cell>
          <table:table-cell ns42:value-type="float" table:style-name="ce49" office:value="1075" office:value-type="float">
            <text:p>107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Anloo</text:p>
          </table:table-cell>
          <table:table-cell ns42:value-type="string" table:style-name="ce27" office:value-type="string">
            <text:p>0105</text:p>
          </table:table-cell>
          <table:table-cell table:style-name="ce30"/>
          <table:table-cell ns42:value-type="float" table:style-name="ce40" office:value="1048" office:value-type="float">
            <text:p>1048</text:p>
          </table:table-cell>
          <table:table-cell ns42:value-type="float" table:style-name="ce49" office:value="965" office:value-type="float">
            <text:p>96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Beilen</text:p>
          </table:table-cell>
          <table:table-cell ns42:value-type="string" table:style-name="ce27" office:value-type="string">
            <text:p>0107</text:p>
          </table:table-cell>
          <table:table-cell table:style-name="ce30"/>
          <table:table-cell ns42:value-type="float" table:style-name="ce40" office:value="1090" office:value-type="float">
            <text:p>1090</text:p>
          </table:table-cell>
          <table:table-cell ns42:value-type="float" table:style-name="ce49" office:value="1055" office:value-type="float">
            <text:p>105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Borger</text:p>
          </table:table-cell>
          <table:table-cell ns42:value-type="string" table:style-name="ce27" office:value-type="string">
            <text:p>0108</text:p>
          </table:table-cell>
          <table:table-cell table:style-name="ce30"/>
          <table:table-cell ns42:value-type="float" table:style-name="ce40" office:value="898" office:value-type="float">
            <text:p>898</text:p>
          </table:table-cell>
          <table:table-cell ns42:value-type="float" table:style-name="ce49" office:value="794" office:value-type="float">
            <text:p>794</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Coevorden</text:p>
          </table:table-cell>
          <table:table-cell ns42:value-type="string" table:style-name="ce27" office:value-type="string">
            <text:p>0109</text:p>
          </table:table-cell>
          <table:table-cell table:style-name="ce30"/>
          <table:table-cell ns42:value-type="float" table:style-name="ce40" office:value="1403" office:value-type="float">
            <text:p>1403</text:p>
          </table:table-cell>
          <table:table-cell ns42:value-type="float" table:style-name="ce49" office:value="1263" office:value-type="float">
            <text:p>126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Dalen</text:p>
          </table:table-cell>
          <table:table-cell ns42:value-type="string" table:style-name="ce27" office:value-type="string">
            <text:p>0110</text:p>
          </table:table-cell>
          <table:table-cell table:style-name="ce30"/>
          <table:table-cell ns42:value-type="float" table:style-name="ce40" office:value="1176" office:value-type="float">
            <text:p>1176</text:p>
          </table:table-cell>
          <table:table-cell ns42:value-type="float" table:style-name="ce49" office:value="1113" office:value-type="float">
            <text:p>111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Diever</text:p>
          </table:table-cell>
          <table:table-cell ns42:value-type="string" table:style-name="ce27" office:value-type="string">
            <text:p>0111</text:p>
          </table:table-cell>
          <table:table-cell table:style-name="ce30"/>
          <table:table-cell ns42:value-type="float" table:style-name="ce40" office:value="560" office:value-type="float">
            <text:p>560</text:p>
          </table:table-cell>
          <table:table-cell ns42:value-type="float" table:style-name="ce49" office:value="465" office:value-type="float">
            <text:p>46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Dwingeloo</text:p>
          </table:table-cell>
          <table:table-cell ns42:value-type="string" table:style-name="ce27" office:value-type="string">
            <text:p>0112</text:p>
          </table:table-cell>
          <table:table-cell table:style-name="ce30"/>
          <table:table-cell ns42:value-type="float" table:style-name="ce40" office:value="621" office:value-type="float">
            <text:p>621</text:p>
          </table:table-cell>
          <table:table-cell ns42:value-type="float" table:style-name="ce49" office:value="559" office:value-type="float">
            <text:p>559</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Eelde</text:p>
          </table:table-cell>
          <table:table-cell ns42:value-type="string" table:style-name="ce27" office:value-type="string">
            <text:p>0113</text:p>
          </table:table-cell>
          <table:table-cell table:style-name="ce30"/>
          <table:table-cell ns42:value-type="float" table:style-name="ce40" office:value="648" office:value-type="float">
            <text:p>648</text:p>
          </table:table-cell>
          <table:table-cell ns42:value-type="float" table:style-name="ce49" office:value="627" office:value-type="float">
            <text:p>627</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Emmen</text:p>
          </table:table-cell>
          <table:table-cell ns42:value-type="string" table:style-name="ce27" office:value-type="string">
            <text:p>0114</text:p>
          </table:table-cell>
          <table:table-cell table:style-name="ce30"/>
          <table:table-cell ns42:value-type="float" table:style-name="ce40" office:value="1069" office:value-type="float">
            <text:p>1069</text:p>
          </table:table-cell>
          <table:table-cell ns42:value-type="float" table:style-name="ce49" office:value="1051" office:value-type="float">
            <text:p>1051</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Gasselte</text:p>
          </table:table-cell>
          <table:table-cell ns42:value-type="string" table:style-name="ce27" office:value-type="string">
            <text:p>0115</text:p>
          </table:table-cell>
          <table:table-cell table:style-name="ce30"/>
          <table:table-cell ns42:value-type="float" table:style-name="ce40" office:value="501" office:value-type="float">
            <text:p>501</text:p>
          </table:table-cell>
          <table:table-cell ns42:value-type="float" table:style-name="ce49" office:value="429" office:value-type="float">
            <text:p>429</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Gieten</text:p>
          </table:table-cell>
          <table:table-cell ns42:value-type="string" table:style-name="ce27" office:value-type="string">
            <text:p>0116</text:p>
          </table:table-cell>
          <table:table-cell table:style-name="ce30"/>
          <table:table-cell ns42:value-type="float" table:style-name="ce40" office:value="677" office:value-type="float">
            <text:p>677</text:p>
          </table:table-cell>
          <table:table-cell ns42:value-type="float" table:style-name="ce49" office:value="702" office:value-type="float">
            <text:p>702</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Havelte</text:p>
          </table:table-cell>
          <table:table-cell ns42:value-type="string" table:style-name="ce27" office:value-type="string">
            <text:p>0117</text:p>
          </table:table-cell>
          <table:table-cell table:style-name="ce30"/>
          <table:table-cell ns42:value-type="float" table:style-name="ce40" office:value="1041" office:value-type="float">
            <text:p>1041</text:p>
          </table:table-cell>
          <table:table-cell ns42:value-type="float" table:style-name="ce49" office:value="891" office:value-type="float">
            <text:p>891</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Hoogeveen</text:p>
          </table:table-cell>
          <table:table-cell ns42:value-type="string" table:style-name="ce27" office:value-type="string">
            <text:p>0118</text:p>
          </table:table-cell>
          <table:table-cell table:style-name="ce30"/>
          <table:table-cell ns42:value-type="float" table:style-name="ce40" office:value="2992" office:value-type="float">
            <text:p>2992</text:p>
          </table:table-cell>
          <table:table-cell ns42:value-type="float" table:style-name="ce49" office:value="3172" office:value-type="float">
            <text:p>3172</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Meppel</text:p>
          </table:table-cell>
          <table:table-cell ns42:value-type="string" table:style-name="ce27" office:value-type="string">
            <text:p>0119</text:p>
          </table:table-cell>
          <table:table-cell table:style-name="ce30"/>
          <table:table-cell ns42:value-type="float" table:style-name="ce40" office:value="2742" office:value-type="float">
            <text:p>2742</text:p>
          </table:table-cell>
          <table:table-cell ns42:value-type="float" table:style-name="ce49" office:value="2940" office:value-type="float">
            <text:p>2940</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Norg</text:p>
          </table:table-cell>
          <table:table-cell ns42:value-type="string" table:style-name="ce27" office:value-type="string">
            <text:p>0120</text:p>
          </table:table-cell>
          <table:table-cell table:style-name="ce30"/>
          <table:table-cell ns42:value-type="float" table:style-name="ce40" office:value="2567" office:value-type="float">
            <text:p>2567</text:p>
          </table:table-cell>
          <table:table-cell ns42:value-type="float" table:style-name="ce49" office:value="2611" office:value-type="float">
            <text:p>2611</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Nijeveen</text:p>
          </table:table-cell>
          <table:table-cell ns42:value-type="string" table:style-name="ce27" office:value-type="string">
            <text:p>0121</text:p>
          </table:table-cell>
          <table:table-cell table:style-name="ce30"/>
          <table:table-cell ns42:value-type="float" table:style-name="ce40" office:value="556" office:value-type="float">
            <text:p>556</text:p>
          </table:table-cell>
          <table:table-cell ns42:value-type="float" table:style-name="ce49" office:value="550" office:value-type="float">
            <text:p>550</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Odoorn</text:p>
          </table:table-cell>
          <table:table-cell ns42:value-type="string" table:style-name="ce27" office:value-type="string">
            <text:p>0122</text:p>
          </table:table-cell>
          <table:table-cell table:style-name="ce30"/>
          <table:table-cell ns42:value-type="float" table:style-name="ce40" office:value="510" office:value-type="float">
            <text:p>510</text:p>
          </table:table-cell>
          <table:table-cell ns42:value-type="float" table:style-name="ce49" office:value="419" office:value-type="float">
            <text:p>419</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Oosterhesselen</text:p>
          </table:table-cell>
          <table:table-cell ns42:value-type="string" table:style-name="ce27" office:value-type="string">
            <text:p>0123</text:p>
          </table:table-cell>
          <table:table-cell table:style-name="ce30"/>
          <table:table-cell ns42:value-type="float" table:style-name="ce40" office:value="417" office:value-type="float">
            <text:p>417</text:p>
          </table:table-cell>
          <table:table-cell ns42:value-type="float" table:style-name="ce49" office:value="354" office:value-type="float">
            <text:p>354</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Peize</text:p>
          </table:table-cell>
          <table:table-cell ns42:value-type="string" table:style-name="ce27" office:value-type="string">
            <text:p>0124</text:p>
          </table:table-cell>
          <table:table-cell table:style-name="ce30"/>
          <table:table-cell ns42:value-type="float" table:style-name="ce40" office:value="543" office:value-type="float">
            <text:p>543</text:p>
          </table:table-cell>
          <table:table-cell ns42:value-type="float" table:style-name="ce49" office:value="532" office:value-type="float">
            <text:p>532</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Roden</text:p>
          </table:table-cell>
          <table:table-cell ns42:value-type="string" table:style-name="ce27" office:value-type="string">
            <text:p>0125</text:p>
          </table:table-cell>
          <table:table-cell table:style-name="ce30"/>
          <table:table-cell ns42:value-type="float" table:style-name="ce40" office:value="922" office:value-type="float">
            <text:p>922</text:p>
          </table:table-cell>
          <table:table-cell ns42:value-type="float" table:style-name="ce49" office:value="898" office:value-type="float">
            <text:p>898</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Rolde</text:p>
          </table:table-cell>
          <table:table-cell ns42:value-type="string" table:style-name="ce27" office:value-type="string">
            <text:p>0126</text:p>
          </table:table-cell>
          <table:table-cell table:style-name="ce30"/>
          <table:table-cell ns42:value-type="float" table:style-name="ce40" office:value="632" office:value-type="float">
            <text:p>632</text:p>
          </table:table-cell>
          <table:table-cell ns42:value-type="float" table:style-name="ce49" office:value="603" office:value-type="float">
            <text:p>60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Ruinen</text:p>
          </table:table-cell>
          <table:table-cell ns42:value-type="string" table:style-name="ce27" office:value-type="string">
            <text:p>0127</text:p>
          </table:table-cell>
          <table:table-cell table:style-name="ce30"/>
          <table:table-cell ns42:value-type="float" table:style-name="ce40" office:value="827" office:value-type="float">
            <text:p>827</text:p>
          </table:table-cell>
          <table:table-cell ns42:value-type="float" table:style-name="ce49" office:value="797" office:value-type="float">
            <text:p>797</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Ruinerwold</text:p>
          </table:table-cell>
          <table:table-cell ns42:value-type="string" table:style-name="ce27" office:value-type="string">
            <text:p>0128</text:p>
          </table:table-cell>
          <table:table-cell table:style-name="ce30"/>
          <table:table-cell ns42:value-type="float" table:style-name="ce40" office:value="808" office:value-type="float">
            <text:p>808</text:p>
          </table:table-cell>
          <table:table-cell ns42:value-type="float" table:style-name="ce49" office:value="740" office:value-type="float">
            <text:p>740</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Sleen</text:p>
          </table:table-cell>
          <table:table-cell ns42:value-type="string" table:style-name="ce27" office:value-type="string">
            <text:p>0130</text:p>
          </table:table-cell>
          <table:table-cell table:style-name="ce30"/>
          <table:table-cell ns42:value-type="float" table:style-name="ce40" office:value="609" office:value-type="float">
            <text:p>609</text:p>
          </table:table-cell>
          <table:table-cell ns42:value-type="float" table:style-name="ce49" office:value="574" office:value-type="float">
            <text:p>574</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Smilde</text:p>
          </table:table-cell>
          <table:table-cell ns42:value-type="string" table:style-name="ce27" office:value-type="string">
            <text:p>0131</text:p>
          </table:table-cell>
          <table:table-cell table:style-name="ce30"/>
          <table:table-cell ns42:value-type="float" table:style-name="ce40" office:value="1604" office:value-type="float">
            <text:p>1604</text:p>
          </table:table-cell>
          <table:table-cell ns42:value-type="float" table:style-name="ce49" office:value="1596" office:value-type="float">
            <text:p>1596</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Vledder</text:p>
          </table:table-cell>
          <table:table-cell ns42:value-type="string" table:style-name="ce27" office:value-type="string">
            <text:p>0132</text:p>
          </table:table-cell>
          <table:table-cell table:style-name="ce30"/>
          <table:table-cell ns42:value-type="float" table:style-name="ce40" office:value="874" office:value-type="float">
            <text:p>874</text:p>
          </table:table-cell>
          <table:table-cell ns42:value-type="float" table:style-name="ce49" office:value="843" office:value-type="float">
            <text:p>84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Vries</text:p>
          </table:table-cell>
          <table:table-cell ns42:value-type="string" table:style-name="ce27" office:value-type="string">
            <text:p>0133</text:p>
          </table:table-cell>
          <table:table-cell table:style-name="ce30"/>
          <table:table-cell ns42:value-type="float" table:style-name="ce40" office:value="832" office:value-type="float">
            <text:p>832</text:p>
          </table:table-cell>
          <table:table-cell ns42:value-type="float" table:style-name="ce49" office:value="763" office:value-type="float">
            <text:p>76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Westerbork</text:p>
          </table:table-cell>
          <table:table-cell ns42:value-type="string" table:style-name="ce27" office:value-type="string">
            <text:p>0134</text:p>
          </table:table-cell>
          <table:table-cell table:style-name="ce30"/>
          <table:table-cell ns42:value-type="float" table:style-name="ce40" office:value="623" office:value-type="float">
            <text:p>623</text:p>
          </table:table-cell>
          <table:table-cell ns42:value-type="float" table:style-name="ce49" office:value="545" office:value-type="float">
            <text:p>54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De Wijk</text:p>
          </table:table-cell>
          <table:table-cell ns42:value-type="string" table:style-name="ce27" office:value-type="string">
            <text:p>0135</text:p>
          </table:table-cell>
          <table:table-cell table:style-name="ce30"/>
          <table:table-cell ns42:value-type="float" table:style-name="ce40" office:value="854" office:value-type="float">
            <text:p>854</text:p>
          </table:table-cell>
          <table:table-cell ns42:value-type="float" table:style-name="ce49" office:value="796" office:value-type="float">
            <text:p>796</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Zuidlaren</text:p>
          </table:table-cell>
          <table:table-cell ns42:value-type="string" table:style-name="ce27" office:value-type="string">
            <text:p>0136</text:p>
          </table:table-cell>
          <table:table-cell table:style-name="ce30"/>
          <table:table-cell ns42:value-type="float" table:style-name="ce40" office:value="584" office:value-type="float">
            <text:p>584</text:p>
          </table:table-cell>
          <table:table-cell ns42:value-type="float" table:style-name="ce49" office:value="580" office:value-type="float">
            <text:p>580</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Zuidwolde</text:p>
          </table:table-cell>
          <table:table-cell ns42:value-type="string" table:style-name="ce27" office:value-type="string">
            <text:p>0137</text:p>
          </table:table-cell>
          <table:table-cell table:style-name="ce30"/>
          <table:table-cell ns42:value-type="float" table:style-name="ce40" office:value="760" office:value-type="float">
            <text:p>760</text:p>
          </table:table-cell>
          <table:table-cell ns42:value-type="float" table:style-name="ce49" office:value="663" office:value-type="float">
            <text:p>66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Zweeloo</text:p>
          </table:table-cell>
          <table:table-cell ns42:value-type="string" table:style-name="ce27" office:value-type="string">
            <text:p>0138</text:p>
          </table:table-cell>
          <table:table-cell table:style-name="ce30"/>
          <table:table-cell ns42:value-type="float" table:style-name="ce40" office:value="431" office:value-type="float">
            <text:p>431</text:p>
          </table:table-cell>
          <table:table-cell ns42:value-type="float" table:style-name="ce49" office:value="375" office:value-type="float">
            <text:p>37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Groningen</text:p>
          </table:table-cell>
          <table:table-cell ns42:value-type="string" table:style-name="ce27" office:value-type="string">
            <text:p>0014</text:p>
          </table:table-cell>
          <table:table-cell table:style-name="ce30"/>
          <table:table-cell ns42:value-type="float" table:style-name="ce40" office:value="14119" office:value-type="float">
            <text:p>14119</text:p>
          </table:table-cell>
          <table:table-cell ns42:value-type="float" table:style-name="ce49" office:value="16141" office:value-type="float">
            <text:p>16141</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Adorp</text:p>
          </table:table-cell>
          <table:table-cell ns42:value-type="string" table:style-name="ce27" office:value-type="string">
            <text:p>0001</text:p>
          </table:table-cell>
          <table:table-cell table:style-name="ce30"/>
          <table:table-cell ns42:value-type="float" table:style-name="ce40" office:value="463" office:value-type="float">
            <text:p>463</text:p>
          </table:table-cell>
          <table:table-cell ns42:value-type="float" table:style-name="ce49" office:value="481" office:value-type="float">
            <text:p>481</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Aduard</text:p>
          </table:table-cell>
          <table:table-cell ns42:value-type="string" table:style-name="ce27" office:value-type="string">
            <text:p>0002</text:p>
          </table:table-cell>
          <table:table-cell table:style-name="ce30"/>
          <table:table-cell ns42:value-type="float" table:style-name="ce40" office:value="844" office:value-type="float">
            <text:p>844</text:p>
          </table:table-cell>
          <table:table-cell ns42:value-type="float" table:style-name="ce49" office:value="778" office:value-type="float">
            <text:p>778</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Appingedam</text:p>
          </table:table-cell>
          <table:table-cell ns42:value-type="string" table:style-name="ce27" office:value-type="string">
            <text:p>0003</text:p>
          </table:table-cell>
          <table:table-cell table:style-name="ce30"/>
          <table:table-cell ns42:value-type="float" table:style-name="ce40" office:value="1376" office:value-type="float">
            <text:p>1376</text:p>
          </table:table-cell>
          <table:table-cell ns42:value-type="float" table:style-name="ce49" office:value="1479" office:value-type="float">
            <text:p>1479</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Baflo</text:p>
          </table:table-cell>
          <table:table-cell ns42:value-type="string" table:style-name="ce27" office:value-type="string">
            <text:p>0004</text:p>
          </table:table-cell>
          <table:table-cell table:style-name="ce30"/>
          <table:table-cell ns42:value-type="float" table:style-name="ce40" office:value="956" office:value-type="float">
            <text:p>956</text:p>
          </table:table-cell>
          <table:table-cell ns42:value-type="float" table:style-name="ce49" office:value="872" office:value-type="float">
            <text:p>872</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Bedum</text:p>
          </table:table-cell>
          <table:table-cell ns42:value-type="string" table:style-name="ce27" office:value-type="string">
            <text:p>0005</text:p>
          </table:table-cell>
          <table:table-cell table:style-name="ce30"/>
          <table:table-cell ns42:value-type="float" table:style-name="ce40" office:value="1368" office:value-type="float">
            <text:p>1368</text:p>
          </table:table-cell>
          <table:table-cell ns42:value-type="float" table:style-name="ce49" office:value="1352" office:value-type="float">
            <text:p>1352</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Beerta</text:p>
          </table:table-cell>
          <table:table-cell ns42:value-type="string" table:style-name="ce27" office:value-type="string">
            <text:p>0006</text:p>
          </table:table-cell>
          <table:table-cell table:style-name="ce30"/>
          <table:table-cell ns42:value-type="float" table:style-name="ce40" office:value="1418" office:value-type="float">
            <text:p>1418</text:p>
          </table:table-cell>
          <table:table-cell ns42:value-type="float" table:style-name="ce49" office:value="1359" office:value-type="float">
            <text:p>1359</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Bellingwolde</text:p>
          </table:table-cell>
          <table:table-cell ns42:value-type="string" table:style-name="ce27" office:value-type="string">
            <text:p>1019</text:p>
          </table:table-cell>
          <table:table-cell table:style-name="ce30"/>
          <table:table-cell ns42:value-type="float" table:style-name="ce40" office:value="1199" office:value-type="float">
            <text:p>1199</text:p>
          </table:table-cell>
          <table:table-cell ns42:value-type="float" table:style-name="ce49" office:value="1247" office:value-type="float">
            <text:p>1247</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Bierum</text:p>
          </table:table-cell>
          <table:table-cell ns42:value-type="string" table:style-name="ce27" office:value-type="string">
            <text:p>0008</text:p>
          </table:table-cell>
          <table:table-cell table:style-name="ce30"/>
          <table:table-cell ns42:value-type="float" table:style-name="ce40" office:value="1253" office:value-type="float">
            <text:p>1253</text:p>
          </table:table-cell>
          <table:table-cell ns42:value-type="float" table:style-name="ce49" office:value="1221" office:value-type="float">
            <text:p>1221</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Delfzijl</text:p>
          </table:table-cell>
          <table:table-cell ns42:value-type="string" table:style-name="ce27" office:value-type="string">
            <text:p>0010</text:p>
          </table:table-cell>
          <table:table-cell table:style-name="ce30"/>
          <table:table-cell ns42:value-type="float" table:style-name="ce40" office:value="1834" office:value-type="float">
            <text:p>1834</text:p>
          </table:table-cell>
          <table:table-cell ns42:value-type="float" table:style-name="ce49" office:value="1819" office:value-type="float">
            <text:p>1819</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Eenrum</text:p>
          </table:table-cell>
          <table:table-cell ns42:value-type="string" table:style-name="ce27" office:value-type="string">
            <text:p>0011</text:p>
          </table:table-cell>
          <table:table-cell table:style-name="ce30"/>
          <table:table-cell ns42:value-type="float" table:style-name="ce40" office:value="1013" office:value-type="float">
            <text:p>1013</text:p>
          </table:table-cell>
          <table:table-cell ns42:value-type="float" table:style-name="ce49" office:value="976" office:value-type="float">
            <text:p>976</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Ezinge</text:p>
          </table:table-cell>
          <table:table-cell ns42:value-type="string" table:style-name="ce27" office:value-type="string">
            <text:p>0012</text:p>
          </table:table-cell>
          <table:table-cell table:style-name="ce30"/>
          <table:table-cell ns42:value-type="float" table:style-name="ce40" office:value="679" office:value-type="float">
            <text:p>679</text:p>
          </table:table-cell>
          <table:table-cell ns42:value-type="float" table:style-name="ce49" office:value="686" office:value-type="float">
            <text:p>686</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Finsterwolde</text:p>
          </table:table-cell>
          <table:table-cell ns42:value-type="string" table:style-name="ce27" office:value-type="string">
            <text:p>0013</text:p>
          </table:table-cell>
          <table:table-cell table:style-name="ce30"/>
          <table:table-cell ns42:value-type="float" table:style-name="ce40" office:value="725" office:value-type="float">
            <text:p>725</text:p>
          </table:table-cell>
          <table:table-cell ns42:value-type="float" table:style-name="ce49" office:value="718" office:value-type="float">
            <text:p>718</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Grootegast</text:p>
          </table:table-cell>
          <table:table-cell ns42:value-type="string" table:style-name="ce27" office:value-type="string">
            <text:p>0015</text:p>
          </table:table-cell>
          <table:table-cell table:style-name="ce30"/>
          <table:table-cell ns42:value-type="float" table:style-name="ce40" office:value="1336" office:value-type="float">
            <text:p>1336</text:p>
          </table:table-cell>
          <table:table-cell ns42:value-type="float" table:style-name="ce49" office:value="1286" office:value-type="float">
            <text:p>1286</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Grijpskerk</text:p>
          </table:table-cell>
          <table:table-cell ns42:value-type="string" table:style-name="ce27" office:value-type="string">
            <text:p>0016</text:p>
          </table:table-cell>
          <table:table-cell table:style-name="ce30"/>
          <table:table-cell ns42:value-type="float" table:style-name="ce40" office:value="1186" office:value-type="float">
            <text:p>1186</text:p>
          </table:table-cell>
          <table:table-cell ns42:value-type="float" table:style-name="ce49" office:value="1202" office:value-type="float">
            <text:p>1202</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Haren</text:p>
          </table:table-cell>
          <table:table-cell ns42:value-type="string" table:style-name="ce27" office:value-type="string">
            <text:p>0017</text:p>
          </table:table-cell>
          <table:table-cell table:style-name="ce30"/>
          <table:table-cell ns42:value-type="float" table:style-name="ce40" office:value="1116" office:value-type="float">
            <text:p>1116</text:p>
          </table:table-cell>
          <table:table-cell ns42:value-type="float" table:style-name="ce49" office:value="1070" office:value-type="float">
            <text:p>1070</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Hoogezand</text:p>
          </table:table-cell>
          <table:table-cell ns42:value-type="string" table:style-name="ce27" office:value-type="string">
            <text:p>1083</text:p>
          </table:table-cell>
          <table:table-cell table:style-name="ce30"/>
          <table:table-cell ns42:value-type="float" table:style-name="ce40" office:value="2538" office:value-type="float">
            <text:p>2538</text:p>
          </table:table-cell>
          <table:table-cell ns42:value-type="float" table:style-name="ce49" office:value="2676" office:value-type="float">
            <text:p>2676</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Hoogkerk</text:p>
          </table:table-cell>
          <table:table-cell ns42:value-type="string" table:style-name="ce27" office:value-type="string">
            <text:p>1084</text:p>
          </table:table-cell>
          <table:table-cell table:style-name="ce30"/>
          <table:table-cell ns42:value-type="float" table:style-name="ce40" office:value="414" office:value-type="float">
            <text:p>414</text:p>
          </table:table-cell>
          <table:table-cell ns42:value-type="float" table:style-name="ce49" office:value="401" office:value-type="float">
            <text:p>401</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Kantens</text:p>
          </table:table-cell>
          <table:table-cell ns42:value-type="string" table:style-name="ce27" office:value-type="string">
            <text:p>0020</text:p>
          </table:table-cell>
          <table:table-cell table:style-name="ce30"/>
          <table:table-cell ns42:value-type="float" table:style-name="ce40" office:value="896" office:value-type="float">
            <text:p>896</text:p>
          </table:table-cell>
          <table:table-cell ns42:value-type="float" table:style-name="ce49" office:value="840" office:value-type="float">
            <text:p>840</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Kloosterburen</text:p>
          </table:table-cell>
          <table:table-cell ns42:value-type="string" table:style-name="ce27" office:value-type="string">
            <text:p>0021</text:p>
          </table:table-cell>
          <table:table-cell table:style-name="ce30"/>
          <table:table-cell ns42:value-type="float" table:style-name="ce40" office:value="694" office:value-type="float">
            <text:p>694</text:p>
          </table:table-cell>
          <table:table-cell ns42:value-type="float" table:style-name="ce49" office:value="759" office:value-type="float">
            <text:p>759</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Leek</text:p>
          </table:table-cell>
          <table:table-cell ns42:value-type="string" table:style-name="ce27" office:value-type="string">
            <text:p>0022</text:p>
          </table:table-cell>
          <table:table-cell table:style-name="ce30"/>
          <table:table-cell ns42:value-type="float" table:style-name="ce40" office:value="2110" office:value-type="float">
            <text:p>2110</text:p>
          </table:table-cell>
          <table:table-cell ns42:value-type="float" table:style-name="ce49" office:value="2186" office:value-type="float">
            <text:p>2186</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Leens</text:p>
          </table:table-cell>
          <table:table-cell ns42:value-type="string" table:style-name="ce27" office:value-type="string">
            <text:p>0023</text:p>
          </table:table-cell>
          <table:table-cell table:style-name="ce30"/>
          <table:table-cell ns42:value-type="float" table:style-name="ce40" office:value="1361" office:value-type="float">
            <text:p>1361</text:p>
          </table:table-cell>
          <table:table-cell ns42:value-type="float" table:style-name="ce49" office:value="1375" office:value-type="float">
            <text:p>1375</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Loppersum</text:p>
          </table:table-cell>
          <table:table-cell ns42:value-type="string" table:style-name="ce27" office:value-type="string">
            <text:p>0024</text:p>
          </table:table-cell>
          <table:table-cell table:style-name="ce30"/>
          <table:table-cell ns42:value-type="float" table:style-name="ce40" office:value="913" office:value-type="float">
            <text:p>913</text:p>
          </table:table-cell>
          <table:table-cell ns42:value-type="float" table:style-name="ce49" office:value="882" office:value-type="float">
            <text:p>882</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Marum</text:p>
          </table:table-cell>
          <table:table-cell ns42:value-type="string" table:style-name="ce27" office:value-type="string">
            <text:p>0025</text:p>
          </table:table-cell>
          <table:table-cell table:style-name="ce30"/>
          <table:table-cell ns42:value-type="float" table:style-name="ce40" office:value="954" office:value-type="float">
            <text:p>954</text:p>
          </table:table-cell>
          <table:table-cell ns42:value-type="float" table:style-name="ce49" office:value="962" office:value-type="float">
            <text:p>962</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Meeden</text:p>
          </table:table-cell>
          <table:table-cell ns42:value-type="string" table:style-name="ce27" office:value-type="string">
            <text:p>0026</text:p>
          </table:table-cell>
          <table:table-cell table:style-name="ce30"/>
          <table:table-cell ns42:value-type="float" table:style-name="ce40" office:value="552" office:value-type="float">
            <text:p>552</text:p>
          </table:table-cell>
          <table:table-cell ns42:value-type="float" table:style-name="ce49" office:value="560" office:value-type="float">
            <text:p>560</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Middelstum</text:p>
          </table:table-cell>
          <table:table-cell ns42:value-type="string" table:style-name="ce27" office:value-type="string">
            <text:p>0027</text:p>
          </table:table-cell>
          <table:table-cell table:style-name="ce30"/>
          <table:table-cell ns42:value-type="float" table:style-name="ce40" office:value="720" office:value-type="float">
            <text:p>720</text:p>
          </table:table-cell>
          <table:table-cell ns42:value-type="float" table:style-name="ce49" office:value="779" office:value-type="float">
            <text:p>779</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Midwolda</text:p>
          </table:table-cell>
          <table:table-cell ns42:value-type="string" table:style-name="ce27" office:value-type="string">
            <text:p>0028</text:p>
          </table:table-cell>
          <table:table-cell table:style-name="ce30"/>
          <table:table-cell ns42:value-type="float" table:style-name="ce40" office:value="1200" office:value-type="float">
            <text:p>1200</text:p>
          </table:table-cell>
          <table:table-cell ns42:value-type="float" table:style-name="ce49" office:value="1172" office:value-type="float">
            <text:p>1172</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Muntendam</text:p>
          </table:table-cell>
          <table:table-cell ns42:value-type="string" table:style-name="ce27" office:value-type="string">
            <text:p>0029</text:p>
          </table:table-cell>
          <table:table-cell table:style-name="ce30"/>
          <table:table-cell ns42:value-type="float" table:style-name="ce40" office:value="761" office:value-type="float">
            <text:p>761</text:p>
          </table:table-cell>
          <table:table-cell ns42:value-type="float" table:style-name="ce49" office:value="772" office:value-type="float">
            <text:p>772</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Nieuwe Pekela</text:p>
          </table:table-cell>
          <table:table-cell ns42:value-type="string" table:style-name="ce27" office:value-type="string">
            <text:p>0030</text:p>
          </table:table-cell>
          <table:table-cell table:style-name="ce30"/>
          <table:table-cell ns42:value-type="float" table:style-name="ce40" office:value="2130" office:value-type="float">
            <text:p>2130</text:p>
          </table:table-cell>
          <table:table-cell ns42:value-type="float" table:style-name="ce49" office:value="2108" office:value-type="float">
            <text:p>2108</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Nieuweschans</text:p>
          </table:table-cell>
          <table:table-cell ns42:value-type="string" table:style-name="ce27" office:value-type="string">
            <text:p>0031</text:p>
          </table:table-cell>
          <table:table-cell table:style-name="ce30"/>
          <table:table-cell ns42:value-type="float" table:style-name="ce40" office:value="453" office:value-type="float">
            <text:p>453</text:p>
          </table:table-cell>
          <table:table-cell ns42:value-type="float" table:style-name="ce49" office:value="440" office:value-type="float">
            <text:p>440</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Nieuwolda</text:p>
          </table:table-cell>
          <table:table-cell ns42:value-type="string" table:style-name="ce27" office:value-type="string">
            <text:p>0032</text:p>
          </table:table-cell>
          <table:table-cell table:style-name="ce30"/>
          <table:table-cell ns42:value-type="float" table:style-name="ce40" office:value="763" office:value-type="float">
            <text:p>763</text:p>
          </table:table-cell>
          <table:table-cell ns42:value-type="float" table:style-name="ce49" office:value="742" office:value-type="float">
            <text:p>742</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Noordbroek</text:p>
          </table:table-cell>
          <table:table-cell ns42:value-type="string" table:style-name="ce27" office:value-type="string">
            <text:p>1126</text:p>
          </table:table-cell>
          <table:table-cell table:style-name="ce30"/>
          <table:table-cell ns42:value-type="float" table:style-name="ce40" office:value="854" office:value-type="float">
            <text:p>854</text:p>
          </table:table-cell>
          <table:table-cell ns42:value-type="float" table:style-name="ce49" office:value="862" office:value-type="float">
            <text:p>862</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Noorddijk</text:p>
          </table:table-cell>
          <table:table-cell ns42:value-type="string" table:style-name="ce27" office:value-type="string">
            <text:p>1127</text:p>
          </table:table-cell>
          <table:table-cell table:style-name="ce30"/>
          <table:table-cell ns42:value-type="float" table:style-name="ce40" office:value="455" office:value-type="float">
            <text:p>455</text:p>
          </table:table-cell>
          <table:table-cell ns42:value-type="float" table:style-name="ce49" office:value="435" office:value-type="float">
            <text:p>435</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Oldehove</text:p>
          </table:table-cell>
          <table:table-cell ns42:value-type="string" table:style-name="ce27" office:value-type="string">
            <text:p>0035</text:p>
          </table:table-cell>
          <table:table-cell table:style-name="ce30"/>
          <table:table-cell ns42:value-type="float" table:style-name="ce40" office:value="877" office:value-type="float">
            <text:p>877</text:p>
          </table:table-cell>
          <table:table-cell ns42:value-type="float" table:style-name="ce49" office:value="825" office:value-type="float">
            <text:p>825</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Oldekerk</text:p>
          </table:table-cell>
          <table:table-cell ns42:value-type="string" table:style-name="ce27" office:value-type="string">
            <text:p>0036</text:p>
          </table:table-cell>
          <table:table-cell table:style-name="ce30"/>
          <table:table-cell ns42:value-type="float" table:style-name="ce40" office:value="467" office:value-type="float">
            <text:p>467</text:p>
          </table:table-cell>
          <table:table-cell ns42:value-type="float" table:style-name="ce49" office:value="429" office:value-type="float">
            <text:p>429</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Onstwedde</text:p>
          </table:table-cell>
          <table:table-cell ns42:value-type="string" table:style-name="ce27" office:value-type="string">
            <text:p>1250</text:p>
          </table:table-cell>
          <table:table-cell table:style-name="ce30"/>
          <table:table-cell ns42:value-type="float" table:style-name="ce40" office:value="848" office:value-type="float">
            <text:p>848</text:p>
          </table:table-cell>
          <table:table-cell ns42:value-type="float" table:style-name="ce49" office:value="805" office:value-type="float">
            <text:p>805</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Oude Pekela</text:p>
          </table:table-cell>
          <table:table-cell ns42:value-type="string" table:style-name="ce27" office:value-type="string">
            <text:p>0038</text:p>
          </table:table-cell>
          <table:table-cell table:style-name="ce30"/>
          <table:table-cell ns42:value-type="float" table:style-name="ce40" office:value="1716" office:value-type="float">
            <text:p>1716</text:p>
          </table:table-cell>
          <table:table-cell ns42:value-type="float" table:style-name="ce49" office:value="1827" office:value-type="float">
            <text:p>1827</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Sappemeer</text:p>
          </table:table-cell>
          <table:table-cell ns42:value-type="string" table:style-name="ce27" office:value-type="string">
            <text:p>1168</text:p>
          </table:table-cell>
          <table:table-cell table:style-name="ce30"/>
          <table:table-cell ns42:value-type="float" table:style-name="ce40" office:value="1364" office:value-type="float">
            <text:p>1364</text:p>
          </table:table-cell>
          <table:table-cell ns42:value-type="float" table:style-name="ce49" office:value="1373" office:value-type="float">
            <text:p>1373</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Scheemda</text:p>
          </table:table-cell>
          <table:table-cell ns42:value-type="string" table:style-name="ce27" office:value-type="string">
            <text:p>0039</text:p>
          </table:table-cell>
          <table:table-cell table:style-name="ce30"/>
          <table:table-cell ns42:value-type="float" table:style-name="ce40" office:value="1544" office:value-type="float">
            <text:p>1544</text:p>
          </table:table-cell>
          <table:table-cell ns42:value-type="float" table:style-name="ce49" office:value="1692" office:value-type="float">
            <text:p>1692</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Slochteren</text:p>
          </table:table-cell>
          <table:table-cell ns42:value-type="string" table:style-name="ce27" office:value-type="string">
            <text:p>0040</text:p>
          </table:table-cell>
          <table:table-cell table:style-name="ce30"/>
          <table:table-cell ns42:value-type="float" table:style-name="ce40" office:value="2576" office:value-type="float">
            <text:p>2576</text:p>
          </table:table-cell>
          <table:table-cell ns42:value-type="float" table:style-name="ce49" office:value="2624" office:value-type="float">
            <text:p>2624</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Stedum</text:p>
          </table:table-cell>
          <table:table-cell ns42:value-type="string" table:style-name="ce27" office:value-type="string">
            <text:p>0041</text:p>
          </table:table-cell>
          <table:table-cell table:style-name="ce30"/>
          <table:table-cell ns42:value-type="float" table:style-name="ce40" office:value="662" office:value-type="float">
            <text:p>662</text:p>
          </table:table-cell>
          <table:table-cell ns42:value-type="float" table:style-name="ce49" office:value="692" office:value-type="float">
            <text:p>692</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Ten Boer</text:p>
          </table:table-cell>
          <table:table-cell ns42:value-type="string" table:style-name="ce27" office:value-type="string">
            <text:p>0009</text:p>
          </table:table-cell>
          <table:table-cell table:style-name="ce30"/>
          <table:table-cell ns42:value-type="float" table:style-name="ce40" office:value="1428" office:value-type="float">
            <text:p>1428</text:p>
          </table:table-cell>
          <table:table-cell ns42:value-type="float" table:style-name="ce49" office:value="1244" office:value-type="float">
            <text:p>1244</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Termunten</text:p>
          </table:table-cell>
          <table:table-cell ns42:value-type="string" table:style-name="ce27" office:value-type="string">
            <text:p>0042</text:p>
          </table:table-cell>
          <table:table-cell table:style-name="ce30"/>
          <table:table-cell ns42:value-type="float" table:style-name="ce40" office:value="904" office:value-type="float">
            <text:p>904</text:p>
          </table:table-cell>
          <table:table-cell ns42:value-type="float" table:style-name="ce49" office:value="937" office:value-type="float">
            <text:p>937</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Uithuizen</text:p>
          </table:table-cell>
          <table:table-cell ns42:value-type="string" table:style-name="ce27" office:value-type="string">
            <text:p>0043</text:p>
          </table:table-cell>
          <table:table-cell table:style-name="ce30"/>
          <table:table-cell ns42:value-type="float" table:style-name="ce40" office:value="961" office:value-type="float">
            <text:p>961</text:p>
          </table:table-cell>
          <table:table-cell ns42:value-type="float" table:style-name="ce49" office:value="960" office:value-type="float">
            <text:p>960</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Uithuizermeeden</text:p>
          </table:table-cell>
          <table:table-cell ns42:value-type="string" table:style-name="ce27" office:value-type="string">
            <text:p>0044</text:p>
          </table:table-cell>
          <table:table-cell table:style-name="ce30"/>
          <table:table-cell ns42:value-type="float" table:style-name="ce40" office:value="1081" office:value-type="float">
            <text:p>1081</text:p>
          </table:table-cell>
          <table:table-cell ns42:value-type="float" table:style-name="ce49" office:value="1075" office:value-type="float">
            <text:p>1075</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Ulrum</text:p>
          </table:table-cell>
          <table:table-cell ns42:value-type="string" table:style-name="ce27" office:value-type="string">
            <text:p>0045</text:p>
          </table:table-cell>
          <table:table-cell table:style-name="ce30"/>
          <table:table-cell ns42:value-type="float" table:style-name="ce40" office:value="1150" office:value-type="float">
            <text:p>1150</text:p>
          </table:table-cell>
          <table:table-cell ns42:value-type="float" table:style-name="ce49" office:value="1195" office:value-type="float">
            <text:p>1195</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Usquert</text:p>
          </table:table-cell>
          <table:table-cell ns42:value-type="string" table:style-name="ce27" office:value-type="string">
            <text:p>0046</text:p>
          </table:table-cell>
          <table:table-cell table:style-name="ce30"/>
          <table:table-cell ns42:value-type="float" table:style-name="ce40" office:value="563" office:value-type="float">
            <text:p>563</text:p>
          </table:table-cell>
          <table:table-cell ns42:value-type="float" table:style-name="ce49" office:value="559" office:value-type="float">
            <text:p>559</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Veendam</text:p>
          </table:table-cell>
          <table:table-cell ns42:value-type="string" table:style-name="ce27" office:value-type="string">
            <text:p>0047</text:p>
          </table:table-cell>
          <table:table-cell table:style-name="ce30"/>
          <table:table-cell ns42:value-type="float" table:style-name="ce40" office:value="3299" office:value-type="float">
            <text:p>3299</text:p>
          </table:table-cell>
          <table:table-cell ns42:value-type="float" table:style-name="ce49" office:value="3510" office:value-type="float">
            <text:p>3510</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Vlagtwedde</text:p>
          </table:table-cell>
          <table:table-cell ns42:value-type="string" table:style-name="ce27" office:value-type="string">
            <text:p>0048</text:p>
          </table:table-cell>
          <table:table-cell table:style-name="ce30"/>
          <table:table-cell ns42:value-type="float" table:style-name="ce40" office:value="1057" office:value-type="float">
            <text:p>1057</text:p>
          </table:table-cell>
          <table:table-cell ns42:value-type="float" table:style-name="ce49" office:value="912" office:value-type="float">
            <text:p>912</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Warffum</text:p>
          </table:table-cell>
          <table:table-cell ns42:value-type="string" table:style-name="ce27" office:value-type="string">
            <text:p>0049</text:p>
          </table:table-cell>
          <table:table-cell table:style-name="ce30"/>
          <table:table-cell ns42:value-type="float" table:style-name="ce40" office:value="808" office:value-type="float">
            <text:p>808</text:p>
          </table:table-cell>
          <table:table-cell ns42:value-type="float" table:style-name="ce49" office:value="747" office:value-type="float">
            <text:p>747</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Wedde</text:p>
          </table:table-cell>
          <table:table-cell ns42:value-type="string" table:style-name="ce27" office:value-type="string">
            <text:p>1220</text:p>
          </table:table-cell>
          <table:table-cell table:style-name="ce30"/>
          <table:table-cell ns42:value-type="float" table:style-name="ce40" office:value="768" office:value-type="float">
            <text:p>768</text:p>
          </table:table-cell>
          <table:table-cell ns42:value-type="float" table:style-name="ce49" office:value="742" office:value-type="float">
            <text:p>742</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Wildervank</text:p>
          </table:table-cell>
          <table:table-cell ns42:value-type="string" table:style-name="ce27" office:value-type="string">
            <text:p>1225</text:p>
          </table:table-cell>
          <table:table-cell table:style-name="ce30"/>
          <table:table-cell ns42:value-type="float" table:style-name="ce40" office:value="1811" office:value-type="float">
            <text:p>1811</text:p>
          </table:table-cell>
          <table:table-cell ns42:value-type="float" table:style-name="ce49" office:value="1730" office:value-type="float">
            <text:p>1730</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Winschoten</text:p>
          </table:table-cell>
          <table:table-cell ns42:value-type="string" table:style-name="ce27" office:value-type="string">
            <text:p>0052</text:p>
          </table:table-cell>
          <table:table-cell table:style-name="ce30"/>
          <table:table-cell ns42:value-type="float" table:style-name="ce40" office:value="1549" office:value-type="float">
            <text:p>1549</text:p>
          </table:table-cell>
          <table:table-cell ns42:value-type="float" table:style-name="ce49" office:value="1680" office:value-type="float">
            <text:p>1680</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Winsum</text:p>
          </table:table-cell>
          <table:table-cell ns42:value-type="string" table:style-name="ce27" office:value-type="string">
            <text:p>0053</text:p>
          </table:table-cell>
          <table:table-cell table:style-name="ce30"/>
          <table:table-cell ns42:value-type="float" table:style-name="ce40" office:value="823" office:value-type="float">
            <text:p>823</text:p>
          </table:table-cell>
          <table:table-cell ns42:value-type="float" table:style-name="ce49" office:value="863" office:value-type="float">
            <text:p>863</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t Zandt</text:p>
          </table:table-cell>
          <table:table-cell ns42:value-type="string" table:style-name="ce27" office:value-type="string">
            <text:p>0054</text:p>
          </table:table-cell>
          <table:table-cell table:style-name="ce30"/>
          <table:table-cell ns42:value-type="float" table:style-name="ce40" office:value="1176" office:value-type="float">
            <text:p>1176</text:p>
          </table:table-cell>
          <table:table-cell ns42:value-type="float" table:style-name="ce49" office:value="1161" office:value-type="float">
            <text:p>1161</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Zuidbroek (Gr.)</text:p>
          </table:table-cell>
          <table:table-cell ns42:value-type="string" table:style-name="ce27" office:value-type="string">
            <text:p>1240</text:p>
          </table:table-cell>
          <table:table-cell table:style-name="ce30"/>
          <table:table-cell ns42:value-type="float" table:style-name="ce40" office:value="723" office:value-type="float">
            <text:p>723</text:p>
          </table:table-cell>
          <table:table-cell ns42:value-type="float" table:style-name="ce49" office:value="795" office:value-type="float">
            <text:p>795</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19"/>
          <table:table-cell ns42:value-type="string" table:style-name="ce19" office:value-type="string">
            <text:p>Zuidhorn</text:p>
          </table:table-cell>
          <table:table-cell ns42:value-type="string" table:style-name="ce27" office:value-type="string">
            <text:p>0056</text:p>
          </table:table-cell>
          <table:table-cell table:style-name="ce30"/>
          <table:table-cell ns42:value-type="float" table:style-name="ce40" office:value="815" office:value-type="float">
            <text:p>815</text:p>
          </table:table-cell>
          <table:table-cell ns42:value-type="float" table:style-name="ce49" office:value="905" office:value-type="float">
            <text:p>905</text:p>
          </table:table-cell>
          <table:table-cell table:style-name="ce38"/>
          <table:table-cell table:number-columns-repeated="1015"/>
        </table:table-row>
        <table:table-row table:style-name="ro3">
          <table:table-cell ns42:value-type="string" table:style-name="ce11" office:value-type="string">
            <text:p>Groningen</text:p>
          </table:table-cell>
          <table:table-cell ns42:value-type="float" table:style-name="ce15" office:value="20" office:value-type="float">
            <text:p>20</text:p>
          </table:table-cell>
          <table:table-cell table:style-name="ce20"/>
          <table:table-cell table:style-name="ce19"/>
          <table:table-cell table:style-name="ce27"/>
          <table:table-cell table:style-name="ce33"/>
          <table:table-cell table:style-name="ce40">
            <office:annotation draw:style-name="gr1" svg:height="76.51pt" draw:caption-point-y="9.27pt" svg:width="194.26pt" svg:x="726.75pt" draw:caption-point-x="-12.3pt" svg:y="15740.25pt" draw:text-style-name="P2">
              <dc:creator>CDM</dc:creator>
              <dc:date>2017-10-25T00:00:00</dc:date>
              <text:p text:style-name="P1"><text:span text:style-name="T3">Bronfout: Het gegeven totaal der mannen wijkt 1 af van optelling der gemeentelijke opgaven. De fout zit waarschijnlijk in een van de gemeenten. Het gegeven provinciale totaal komt overeen met het totaal op basis van gezindheid, het totaal op basis van leeftijd en het totaal in het jaarboekje van Lobatto.</text:span></text:p>
            </office:annotation>
          </table:table-cell>
          <table:table-cell table:style-name="ce49">
            <office:annotation draw:style-name="gr1" svg:height="65.99pt" draw:caption-point-y="9.27pt" svg:width="189.75pt" svg:x="777pt" draw:caption-point-x="-12.3pt" svg:y="15740.25pt" draw:text-style-name="P2">
              <dc:creator>CDM</dc:creator>
              <dc:date>2017-10-25T00:00:00</dc:date>
              <text:p text:style-name="P1"><text:span text:style-name="T3">Bronfout: Het gegeven totaal der vrouwen wijkt 40 af van optelling der gemeentelijke opgaven. De fout zit waarschijnlijk in een van de gemeenten. Het gegeven provinciale totaal komt overeen met het totaal op basis van gezindheid en het totaal in het jaarboekje van Lobatto.</text:span></text:p>
            </office:annotation>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Leeuwarden</text:p>
          </table:table-cell>
          <table:table-cell ns42:value-type="string" table:style-name="ce27" office:value-type="string">
            <text:p>0080</text:p>
          </table:table-cell>
          <table:table-cell table:style-name="ce30"/>
          <table:table-cell ns42:value-type="float" table:style-name="ce40" office:value="9857" office:value-type="float">
            <text:p>9857</text:p>
          </table:table-cell>
          <table:table-cell ns42:value-type="float" table:style-name="ce49" office:value="11081" office:value-type="float">
            <text:p>11081</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Achtkarspelen</text:p>
          </table:table-cell>
          <table:table-cell ns42:value-type="string" table:style-name="ce27" office:value-type="string">
            <text:p>0059</text:p>
          </table:table-cell>
          <table:table-cell table:style-name="ce30"/>
          <table:table-cell ns42:value-type="float" table:style-name="ce40" office:value="3066" office:value-type="float">
            <text:p>3066</text:p>
          </table:table-cell>
          <table:table-cell ns42:value-type="float" table:style-name="ce49" office:value="3094" office:value-type="float">
            <text:p>309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Aengwirden</text:p>
          </table:table-cell>
          <table:table-cell ns42:value-type="string" table:style-name="ce27" office:value-type="string">
            <text:p>1006</text:p>
          </table:table-cell>
          <table:table-cell table:style-name="ce30"/>
          <table:table-cell ns42:value-type="float" table:style-name="ce40" office:value="1209" office:value-type="float">
            <text:p>1209</text:p>
          </table:table-cell>
          <table:table-cell ns42:value-type="float" table:style-name="ce49" office:value="1181" office:value-type="float">
            <text:p>1181</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Ameland</text:p>
          </table:table-cell>
          <table:table-cell ns42:value-type="string" table:style-name="ce27" office:value-type="string">
            <text:p>0060</text:p>
          </table:table-cell>
          <table:table-cell table:style-name="ce30"/>
          <table:table-cell ns42:value-type="float" table:style-name="ce40" office:value="963" office:value-type="float">
            <text:p>963</text:p>
          </table:table-cell>
          <table:table-cell ns42:value-type="float" table:style-name="ce49" office:value="932" office:value-type="float">
            <text:p>93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Baarderadeel</text:p>
          </table:table-cell>
          <table:table-cell ns42:value-type="string" table:style-name="ce27" office:value-type="string">
            <text:p>0061</text:p>
          </table:table-cell>
          <table:table-cell table:style-name="ce30"/>
          <table:table-cell ns42:value-type="float" table:style-name="ce40" office:value="1977" office:value-type="float">
            <text:p>1977</text:p>
          </table:table-cell>
          <table:table-cell ns42:value-type="float" table:style-name="ce49" office:value="2015" office:value-type="float">
            <text:p>201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Barradeel</text:p>
          </table:table-cell>
          <table:table-cell ns42:value-type="string" table:style-name="ce27" office:value-type="string">
            <text:p>0062</text:p>
          </table:table-cell>
          <table:table-cell table:style-name="ce30"/>
          <table:table-cell ns42:value-type="float" table:style-name="ce40" office:value="2255" office:value-type="float">
            <text:p>2255</text:p>
          </table:table-cell>
          <table:table-cell ns42:value-type="float" table:style-name="ce49" office:value="2288" office:value-type="float">
            <text:p>228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et Bildt</text:p>
          </table:table-cell>
          <table:table-cell ns42:value-type="string" table:style-name="ce27" office:value-type="string">
            <text:p>0063</text:p>
          </table:table-cell>
          <table:table-cell table:style-name="ce30"/>
          <table:table-cell ns42:value-type="float" table:style-name="ce40" office:value="2799" office:value-type="float">
            <text:p>2799</text:p>
          </table:table-cell>
          <table:table-cell ns42:value-type="float" table:style-name="ce49" office:value="2830" office:value-type="float">
            <text:p>2830</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Bolsward</text:p>
          </table:table-cell>
          <table:table-cell ns42:value-type="string" table:style-name="ce27" office:value-type="string">
            <text:p>0064</text:p>
          </table:table-cell>
          <table:table-cell table:style-name="ce30"/>
          <table:table-cell ns42:value-type="float" table:style-name="ce40" office:value="1741" office:value-type="float">
            <text:p>1741</text:p>
          </table:table-cell>
          <table:table-cell ns42:value-type="float" table:style-name="ce49" office:value="1923" office:value-type="float">
            <text:p>1923</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Dantumadeel</text:p>
          </table:table-cell>
          <table:table-cell ns42:value-type="string" table:style-name="ce27" office:value-type="string">
            <text:p>0065</text:p>
          </table:table-cell>
          <table:table-cell table:style-name="ce30"/>
          <table:table-cell ns42:value-type="float" table:style-name="ce40" office:value="2723" office:value-type="float">
            <text:p>2723</text:p>
          </table:table-cell>
          <table:table-cell ns42:value-type="float" table:style-name="ce49" office:value="2707" office:value-type="float">
            <text:p>270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Dokkum</text:p>
          </table:table-cell>
          <table:table-cell ns42:value-type="string" table:style-name="ce27" office:value-type="string">
            <text:p>0066</text:p>
          </table:table-cell>
          <table:table-cell table:style-name="ce30"/>
          <table:table-cell ns42:value-type="float" table:style-name="ce40" office:value="1597" office:value-type="float">
            <text:p>1597</text:p>
          </table:table-cell>
          <table:table-cell ns42:value-type="float" table:style-name="ce49" office:value="1867" office:value-type="float">
            <text:p>186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Doniawerstal</text:p>
          </table:table-cell>
          <table:table-cell ns42:value-type="string" table:style-name="ce27" office:value-type="string">
            <text:p>0067</text:p>
          </table:table-cell>
          <table:table-cell table:style-name="ce30"/>
          <table:table-cell ns42:value-type="float" table:style-name="ce40" office:value="1093" office:value-type="float">
            <text:p>1093</text:p>
          </table:table-cell>
          <table:table-cell ns42:value-type="float" table:style-name="ce49" office:value="1028" office:value-type="float">
            <text:p>102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Ferwerderadeel</text:p>
          </table:table-cell>
          <table:table-cell ns42:value-type="string" table:style-name="ce27" office:value-type="string">
            <text:p>0068</text:p>
          </table:table-cell>
          <table:table-cell table:style-name="ce30"/>
          <table:table-cell ns42:value-type="float" table:style-name="ce40" office:value="3147" office:value-type="float">
            <text:p>3147</text:p>
          </table:table-cell>
          <table:table-cell ns42:value-type="float" table:style-name="ce49" office:value="3182" office:value-type="float">
            <text:p>318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Franeker</text:p>
          </table:table-cell>
          <table:table-cell ns42:value-type="string" table:style-name="ce27" office:value-type="string">
            <text:p>0069</text:p>
          </table:table-cell>
          <table:table-cell table:style-name="ce30"/>
          <table:table-cell ns42:value-type="float" table:style-name="ce40" office:value="2202" office:value-type="float">
            <text:p>2202</text:p>
          </table:table-cell>
          <table:table-cell ns42:value-type="float" table:style-name="ce49" office:value="2454" office:value-type="float">
            <text:p>245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Franekeradeel</text:p>
          </table:table-cell>
          <table:table-cell ns42:value-type="string" table:style-name="ce27" office:value-type="string">
            <text:p>0070</text:p>
          </table:table-cell>
          <table:table-cell table:style-name="ce30"/>
          <table:table-cell ns42:value-type="float" table:style-name="ce40" office:value="1559" office:value-type="float">
            <text:p>1559</text:p>
          </table:table-cell>
          <table:table-cell ns42:value-type="float" table:style-name="ce49" office:value="1480" office:value-type="float">
            <text:p>1480</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Gaasterland</text:p>
          </table:table-cell>
          <table:table-cell ns42:value-type="string" table:style-name="ce27" office:value-type="string">
            <text:p>0071</text:p>
          </table:table-cell>
          <table:table-cell table:style-name="ce30"/>
          <table:table-cell ns42:value-type="float" table:style-name="ce40" office:value="1401" office:value-type="float">
            <text:p>1401</text:p>
          </table:table-cell>
          <table:table-cell ns42:value-type="float" table:style-name="ce49" office:value="1368" office:value-type="float">
            <text:p>136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arlingen</text:p>
          </table:table-cell>
          <table:table-cell ns42:value-type="string" table:style-name="ce27" office:value-type="string">
            <text:p>0072</text:p>
          </table:table-cell>
          <table:table-cell table:style-name="ce30"/>
          <table:table-cell ns42:value-type="float" table:style-name="ce40" office:value="3482" office:value-type="float">
            <text:p>3482</text:p>
          </table:table-cell>
          <table:table-cell ns42:value-type="float" table:style-name="ce49" office:value="4055" office:value-type="float">
            <text:p>405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askerland</text:p>
          </table:table-cell>
          <table:table-cell ns42:value-type="string" table:style-name="ce27" office:value-type="string">
            <text:p>0073</text:p>
          </table:table-cell>
          <table:table-cell table:style-name="ce30"/>
          <table:table-cell ns42:value-type="float" table:style-name="ce40" office:value="2167" office:value-type="float">
            <text:p>2167</text:p>
          </table:table-cell>
          <table:table-cell ns42:value-type="float" table:style-name="ce49" office:value="2208" office:value-type="float">
            <text:p>220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emelumer Oldephaerd en Noordwolde</text:p>
          </table:table-cell>
          <table:table-cell ns42:value-type="string" table:style-name="ce27" office:value-type="string">
            <text:p>1260</text:p>
          </table:table-cell>
          <table:table-cell table:style-name="ce30"/>
          <table:table-cell ns42:value-type="float" table:style-name="ce40" office:value="1210" office:value-type="float">
            <text:p>1210</text:p>
          </table:table-cell>
          <table:table-cell ns42:value-type="float" table:style-name="ce49" office:value="1240" office:value-type="float">
            <text:p>1240</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ennaarderadeel</text:p>
          </table:table-cell>
          <table:table-cell ns42:value-type="string" table:style-name="ce27" office:value-type="string">
            <text:p>0076</text:p>
          </table:table-cell>
          <table:table-cell table:style-name="ce30"/>
          <table:table-cell ns42:value-type="float" table:style-name="ce40" office:value="1438" office:value-type="float">
            <text:p>1438</text:p>
          </table:table-cell>
          <table:table-cell ns42:value-type="float" table:style-name="ce49" office:value="1445" office:value-type="float">
            <text:p>144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indeloopen</text:p>
          </table:table-cell>
          <table:table-cell ns42:value-type="string" table:style-name="ce27" office:value-type="string">
            <text:p>0077</text:p>
          </table:table-cell>
          <table:table-cell table:style-name="ce30"/>
          <table:table-cell ns42:value-type="float" table:style-name="ce40" office:value="547" office:value-type="float">
            <text:p>547</text:p>
          </table:table-cell>
          <table:table-cell ns42:value-type="float" table:style-name="ce49" office:value="670" office:value-type="float">
            <text:p>670</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Idaarderadeel</text:p>
          </table:table-cell>
          <table:table-cell ns42:value-type="string" table:style-name="ce27" office:value-type="string">
            <text:p>0078</text:p>
          </table:table-cell>
          <table:table-cell table:style-name="ce30"/>
          <table:table-cell ns42:value-type="float" table:style-name="ce40" office:value="1894" office:value-type="float">
            <text:p>1894</text:p>
          </table:table-cell>
          <table:table-cell ns42:value-type="float" table:style-name="ce49" office:value="1962" office:value-type="float">
            <text:p>196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Kollumerland en Nieuwkruisland</text:p>
          </table:table-cell>
          <table:table-cell ns42:value-type="string" table:style-name="ce27" office:value-type="string">
            <text:p>0079</text:p>
          </table:table-cell>
          <table:table-cell table:style-name="ce30"/>
          <table:table-cell ns42:value-type="float" table:style-name="ce40" office:value="1521" office:value-type="float">
            <office:annotation draw:style-name="gr1" svg:height="45.01pt" draw:caption-point-y="9.27pt" svg:width="141pt" svg:x="726.75pt" draw:caption-point-x="-12.3pt" svg:y="16020.74pt" draw:text-style-name="P2">
              <dc:creator>CDM</dc:creator>
              <dc:date>2017-10-25T00:00:00</dc:date>
              <text:p text:style-name="P1"><text:span text:style-name="T3">Het gegeven aantal mannen is waarschijnlijk 2521 en niet 1521. Zie de opmerking bij het provinciale totaal.</text:span></text:p>
            </office:annotation>
            <text:p>1521</text:p>
          </table:table-cell>
          <table:table-cell ns42:value-type="float" table:style-name="ce49" office:value="2498" office:value-type="float">
            <text:p>249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Leeuwarderadeel</text:p>
          </table:table-cell>
          <table:table-cell ns42:value-type="string" table:style-name="ce27" office:value-type="string">
            <text:p>0081</text:p>
          </table:table-cell>
          <table:table-cell table:style-name="ce30"/>
          <table:table-cell ns42:value-type="float" table:style-name="ce40" office:value="2839" office:value-type="float">
            <text:p>2839</text:p>
          </table:table-cell>
          <table:table-cell ns42:value-type="float" table:style-name="ce49" office:value="2942" office:value-type="float">
            <text:p>294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Lemsterland</text:p>
          </table:table-cell>
          <table:table-cell ns42:value-type="string" table:style-name="ce27" office:value-type="string">
            <text:p>0082</text:p>
          </table:table-cell>
          <table:table-cell table:style-name="ce30"/>
          <table:table-cell ns42:value-type="float" table:style-name="ce40" office:value="1739" office:value-type="float">
            <text:p>1739</text:p>
          </table:table-cell>
          <table:table-cell ns42:value-type="float" table:style-name="ce49" office:value="1864" office:value-type="float">
            <text:p>186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Menaldumadeel</text:p>
          </table:table-cell>
          <table:table-cell ns42:value-type="string" table:style-name="ce27" office:value-type="string">
            <text:p>0083</text:p>
          </table:table-cell>
          <table:table-cell table:style-name="ce30"/>
          <table:table-cell ns42:value-type="float" table:style-name="ce40" office:value="3006" office:value-type="float">
            <text:p>3006</text:p>
          </table:table-cell>
          <table:table-cell ns42:value-type="float" table:style-name="ce49" office:value="3077" office:value-type="float">
            <text:p>307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Oostdongeradeel</text:p>
          </table:table-cell>
          <table:table-cell ns42:value-type="string" table:style-name="ce27" office:value-type="string">
            <text:p>0084</text:p>
          </table:table-cell>
          <table:table-cell table:style-name="ce30"/>
          <table:table-cell ns42:value-type="float" table:style-name="ce40" office:value="3116" office:value-type="float">
            <text:p>3116</text:p>
          </table:table-cell>
          <table:table-cell ns42:value-type="float" table:style-name="ce49" office:value="3121" office:value-type="float">
            <text:p>3121</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Ooststellingwerf</text:p>
          </table:table-cell>
          <table:table-cell ns42:value-type="string" table:style-name="ce27" office:value-type="string">
            <text:p>0085</text:p>
          </table:table-cell>
          <table:table-cell table:style-name="ce30"/>
          <table:table-cell ns42:value-type="float" table:style-name="ce40" office:value="2091" office:value-type="float">
            <text:p>2091</text:p>
          </table:table-cell>
          <table:table-cell ns42:value-type="float" table:style-name="ce49" office:value="1899" office:value-type="float">
            <text:p>1899</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Opsterland</text:p>
          </table:table-cell>
          <table:table-cell ns42:value-type="string" table:style-name="ce27" office:value-type="string">
            <text:p>0086</text:p>
          </table:table-cell>
          <table:table-cell table:style-name="ce30"/>
          <table:table-cell ns42:value-type="float" table:style-name="ce40" office:value="4591" office:value-type="float">
            <text:p>4591</text:p>
          </table:table-cell>
          <table:table-cell ns42:value-type="float" table:style-name="ce49" office:value="4524" office:value-type="float">
            <text:p>452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Rauwerderhem</text:p>
          </table:table-cell>
          <table:table-cell ns42:value-type="string" table:style-name="ce27" office:value-type="string">
            <text:p>0087</text:p>
          </table:table-cell>
          <table:table-cell table:style-name="ce30"/>
          <table:table-cell ns42:value-type="float" table:style-name="ce40" office:value="967" office:value-type="float">
            <text:p>967</text:p>
          </table:table-cell>
          <table:table-cell ns42:value-type="float" table:style-name="ce49" office:value="967" office:value-type="float">
            <text:p>96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chiermonnikoog</text:p>
          </table:table-cell>
          <table:table-cell ns42:value-type="string" table:style-name="ce27" office:value-type="string">
            <text:p>0088</text:p>
          </table:table-cell>
          <table:table-cell table:style-name="ce30"/>
          <table:table-cell ns42:value-type="float" table:style-name="ce40" office:value="453" office:value-type="float">
            <text:p>453</text:p>
          </table:table-cell>
          <table:table-cell ns42:value-type="float" table:style-name="ce49" office:value="477" office:value-type="float">
            <text:p>47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choterland</text:p>
          </table:table-cell>
          <table:table-cell ns42:value-type="string" table:style-name="ce27" office:value-type="string">
            <text:p>1174</text:p>
          </table:table-cell>
          <table:table-cell table:style-name="ce30"/>
          <table:table-cell ns42:value-type="float" table:style-name="ce40" office:value="3668" office:value-type="float">
            <text:p>3668</text:p>
          </table:table-cell>
          <table:table-cell ns42:value-type="float" table:style-name="ce49" office:value="3688" office:value-type="float">
            <text:p>368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loten (F.)</text:p>
          </table:table-cell>
          <table:table-cell ns42:value-type="string" table:style-name="ce27" office:value-type="string">
            <text:p>0089</text:p>
          </table:table-cell>
          <table:table-cell table:style-name="ce30"/>
          <table:table-cell ns42:value-type="float" table:style-name="ce40" office:value="352" office:value-type="float">
            <text:p>352</text:p>
          </table:table-cell>
          <table:table-cell ns42:value-type="float" table:style-name="ce49" office:value="388" office:value-type="float">
            <text:p>38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mallingerland</text:p>
          </table:table-cell>
          <table:table-cell ns42:value-type="string" table:style-name="ce27" office:value-type="string">
            <text:p>0090</text:p>
          </table:table-cell>
          <table:table-cell table:style-name="ce30"/>
          <table:table-cell ns42:value-type="float" table:style-name="ce40" office:value="2906" office:value-type="float">
            <text:p>2906</text:p>
          </table:table-cell>
          <table:table-cell ns42:value-type="float" table:style-name="ce49" office:value="2938" office:value-type="float">
            <text:p>293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neek</text:p>
          </table:table-cell>
          <table:table-cell ns42:value-type="string" table:style-name="ce27" office:value-type="string">
            <text:p>0091</text:p>
          </table:table-cell>
          <table:table-cell table:style-name="ce30"/>
          <table:table-cell ns42:value-type="float" table:style-name="ce40" office:value="3020" office:value-type="float">
            <text:p>3020</text:p>
          </table:table-cell>
          <table:table-cell ns42:value-type="float" table:style-name="ce49" office:value="3435" office:value-type="float">
            <text:p>343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taveren</text:p>
          </table:table-cell>
          <table:table-cell ns42:value-type="string" table:style-name="ce27" office:value-type="string">
            <text:p>1257</text:p>
          </table:table-cell>
          <table:table-cell table:style-name="ce30"/>
          <table:table-cell ns42:value-type="float" table:style-name="ce40" office:value="253" office:value-type="float">
            <text:p>253</text:p>
          </table:table-cell>
          <table:table-cell ns42:value-type="float" table:style-name="ce49" office:value="266" office:value-type="float">
            <text:p>266</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Tietjerksteradeel</text:p>
          </table:table-cell>
          <table:table-cell ns42:value-type="string" table:style-name="ce27" office:value-type="string">
            <text:p>0094</text:p>
          </table:table-cell>
          <table:table-cell table:style-name="ce30"/>
          <table:table-cell ns42:value-type="float" table:style-name="ce40" office:value="3709" office:value-type="float">
            <text:p>3709</text:p>
          </table:table-cell>
          <table:table-cell ns42:value-type="float" table:style-name="ce49" office:value="3637" office:value-type="float">
            <text:p>363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Utingeradeel</text:p>
          </table:table-cell>
          <table:table-cell ns42:value-type="string" table:style-name="ce27" office:value-type="string">
            <text:p>0095</text:p>
          </table:table-cell>
          <table:table-cell table:style-name="ce30"/>
          <table:table-cell ns42:value-type="float" table:style-name="ce40" office:value="1619" office:value-type="float">
            <text:p>1619</text:p>
          </table:table-cell>
          <table:table-cell ns42:value-type="float" table:style-name="ce49" office:value="1631" office:value-type="float">
            <text:p>1631</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estdongeradeel</text:p>
          </table:table-cell>
          <table:table-cell ns42:value-type="string" table:style-name="ce27" office:value-type="string">
            <text:p>0097</text:p>
          </table:table-cell>
          <table:table-cell table:style-name="ce30"/>
          <table:table-cell ns42:value-type="float" table:style-name="ce40" office:value="2688" office:value-type="float">
            <text:p>2688</text:p>
          </table:table-cell>
          <table:table-cell ns42:value-type="float" table:style-name="ce49" office:value="2745" office:value-type="float">
            <text:p>274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eststellingwerf</text:p>
          </table:table-cell>
          <table:table-cell ns42:value-type="string" table:style-name="ce27" office:value-type="string">
            <text:p>0098</text:p>
          </table:table-cell>
          <table:table-cell table:style-name="ce30"/>
          <table:table-cell ns42:value-type="float" table:style-name="ce40" office:value="3746" office:value-type="float">
            <text:p>3746</text:p>
          </table:table-cell>
          <table:table-cell ns42:value-type="float" table:style-name="ce49" office:value="3604" office:value-type="float">
            <text:p>360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onseradeel</text:p>
          </table:table-cell>
          <table:table-cell ns42:value-type="string" table:style-name="ce27" office:value-type="string">
            <text:p>0099</text:p>
          </table:table-cell>
          <table:table-cell table:style-name="ce30"/>
          <table:table-cell ns42:value-type="float" table:style-name="ce40" office:value="4103" office:value-type="float">
            <text:p>4103</text:p>
          </table:table-cell>
          <table:table-cell ns42:value-type="float" table:style-name="ce49" office:value="3935" office:value-type="float">
            <text:p>393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orkum</text:p>
          </table:table-cell>
          <table:table-cell ns42:value-type="string" table:style-name="ce27" office:value-type="string">
            <text:p>0100</text:p>
          </table:table-cell>
          <table:table-cell table:style-name="ce30"/>
          <table:table-cell ns42:value-type="float" table:style-name="ce40" office:value="1491" office:value-type="float">
            <text:p>1491</text:p>
          </table:table-cell>
          <table:table-cell ns42:value-type="float" table:style-name="ce49" office:value="1608" office:value-type="float">
            <text:p>160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ymbritseradeel</text:p>
          </table:table-cell>
          <table:table-cell ns42:value-type="string" table:style-name="ce27" office:value-type="string">
            <text:p>0101</text:p>
          </table:table-cell>
          <table:table-cell table:style-name="ce30"/>
          <table:table-cell ns42:value-type="float" table:style-name="ce40" office:value="3204" office:value-type="float">
            <text:p>3204</text:p>
          </table:table-cell>
          <table:table-cell ns42:value-type="float" table:style-name="ce49" office:value="3152" office:value-type="float">
            <text:p>315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IJlst</text:p>
          </table:table-cell>
          <table:table-cell ns42:value-type="string" table:style-name="ce27" office:value-type="string">
            <text:p>0102</text:p>
          </table:table-cell>
          <table:table-cell table:style-name="ce30"/>
          <table:table-cell ns42:value-type="float" table:style-name="ce40" office:value="542" office:value-type="float">
            <text:p>542</text:p>
          </table:table-cell>
          <table:table-cell ns42:value-type="float" table:style-name="ce49" office:value="552" office:value-type="float">
            <text:p>55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20"/>
          <table:table-cell table:style-name="ce19"/>
          <table:table-cell table:style-name="ce27"/>
          <table:table-cell table:style-name="ce33"/>
          <table:table-cell table:style-name="ce40">
            <office:annotation draw:style-name="gr1" svg:height="86.26pt" draw:caption-point-y="9.27pt" svg:width="226.49pt" svg:x="726.75pt" draw:caption-point-x="-12.3pt" svg:y="16301.25pt" draw:text-style-name="P2">
              <dc:creator>CDM</dc:creator>
              <dc:date>2017-10-25T00:00:00</dc:date>
              <text:p text:style-name="P1"><text:span text:style-name="T3">Bronfout: Het gegeven totaal der mannen wijkt 1000 af van optelling der gemeentelijke opgaven. De fout zit waarschijnlijk bij Kollumerland, waar de man-vrouw ratio erg afwijkend is van de rest van het Friese platteland. Vergelijking met de volkstelling van 1839 levert bovendien een onwaarschijnlijke toename van het aantal mannen op. De gegeven totale bevolking komt overeen met de opgave naar gezindheid en naar leeftijd.</text:span></text:p>
            </office:annotation>
          </table:table-cell>
          <table:table-cell table:style-name="ce49"/>
          <table:table-cell table:style-name="ce38"/>
          <table:table-cell table:number-columns-repeated="1015"/>
        </table:table-row>
        <table:table-row table:style-name="ro4">
          <table:table-cell table:style-name="ce12"/>
          <table:table-cell table:style-name="ce16"/>
          <table:table-cell table:style-name="ce21" table:number-columns-repeated="2"/>
          <table:table-cell table:style-name="ce28"/>
          <table:table-cell table:style-name="ce29"/>
          <table:table-cell table:style-name="ce47"/>
          <table:table-cell table:style-name="ce51"/>
          <table:table-cell table:style-name="ce38"/>
          <table:table-cell table:number-columns-repeated="1015"/>
        </table:table-row>
        <table:table-row table:style-name="ro3">
          <table:table-cell table:style-name="ce13" table:number-columns-repeated="2"/>
          <table:table-cell table:style-name="ce22" table:number-columns-repeated="4"/>
          <table:table-cell table:style-name="ce38" table:number-columns-repeated="3"/>
          <table:table-cell table:number-columns-repeated="1015"/>
        </table:table-row>
        <table:table-row table:style-name="ro3">
          <table:table-cell table:number-columns-repeated="2"/>
          <table:table-cell table:style-name="ce23" table:number-columns-repeated="2"/>
          <table:table-cell table:style-name="ce29" table:number-columns-repeated="2"/>
          <table:table-cell table:style-name="ce38" table:number-columns-repeated="3"/>
          <table:table-cell table:number-columns-repeated="1015"/>
        </table:table-row>
        <table:table-row table:style-name="ro3" table:number-rows-repeated="3">
          <table:table-cell table:number-columns-repeated="1024"/>
        </table:table-row>
        <table:table-row table:style-name="ro3">
          <table:table-cell table:number-columns-repeated="2"/>
          <table:table-cell table:style-name="ce22" table:number-columns-repeated="4"/>
          <table:table-cell table:style-name="ce38" table:number-columns-repeated="3"/>
          <table:table-cell table:number-columns-repeated="1015"/>
        </table:table-row>
        <table:table-row table:style-name="ro3" table:number-rows-repeated="1465">
          <table:table-cell table:number-columns-repeated="2"/>
          <table:table-cell table:style-name="ce24" table:number-columns-repeated="2"/>
          <table:table-cell table:style-name="ce30" table:number-columns-repeated="2"/>
          <table:table-cell table:style-name="ce38" table:number-columns-repeated="3"/>
          <table:table-cell table:number-columns-repeated="1015"/>
        </table:table-row>
        <table:table-row table:style-name="ro3" table:number-rows-repeated="4612">
          <table:table-cell table:number-columns-repeated="2"/>
          <table:table-cell table:style-name="ce24" table:number-columns-repeated="4"/>
          <table:table-cell table:style-name="ce38" table:number-columns-repeated="3"/>
          <table:table-cell table:number-columns-repeated="1015"/>
        </table:table-row>
        <table:table-row table:style-name="ro3" table:number-rows-repeated="1041242">
          <table:table-cell table:number-columns-repeated="1024"/>
        </table:table-row>
        <table:table-row table:style-name="ro3">
          <table:table-cell table:number-columns-repeated="1024"/>
        </table:table-row>
      </table:table>
      <table:table table:style-name="ta2" table:name="Noten">
        <table:table-column table:style-name="co9" table:default-cell-style-name="ce8"/>
        <table:table-column table:style-name="co7" table:default-cell-style-name="ce8" table:number-columns-repeated="1022"/>
        <table:table-column table:style-name="co8" table:default-cell-style-name="ce8"/>
        <table:table-row table:style-name="ro3">
          <table:table-cell ns42:value-type="string" table:style-name="ce52" office:value-type="string">
            <text:p>Opgave uit 1830 van het aantal mannen en het aantal vrouwen per gemeente (uit: Bijdragen tot de algemeene statistiek van Nederland. Jaargang 1878, Aflevering I.: Bevolking, oppervlakte. (’s Gravenhage 1880)</text:p>
          </table:table-cell>
          <table:table-cell table:number-columns-repeated="1023"/>
        </table:table-row>
        <table:table-row table:style-name="ro3">
          <table:table-cell ns42:value-type="string" table:style-name="ce53" office:value-type="string">
            <text:p>Noten</text:p>
          </table:table-cell>
          <table:table-cell table:number-columns-repeated="1023"/>
        </table:table-row>
        <table:table-row table:style-name="ro3">
          <table:table-cell table:number-columns-repeated="1024"/>
        </table:table-row>
        <table:table-row table:style-name="ro3">
          <table:table-cell ns42:value-type="string" table:style-name="ce54" office:value-type="string">
            <text:p>Noordholland</text:p>
          </table:table-cell>
          <table:table-cell table:number-columns-repeated="1023"/>
        </table:table-row>
        <table:table-row table:style-name="ro3">
          <table:table-cell ns42:value-type="string" table:style-name="ce55" office:value-type="string">
            <text:p>1) Splitsing van Holland in Noord- en Zuidholland (wet van 4 sept 1840, <text:span text:style-name="T4">Stbl.</text:span><text:span text:style-name="T7"> No. 48), waardoor de vroeger bestaande administratieve scheiding werd uitgebreid en voltooid (verg. K.B. van 10 Oct. 1840, </text:span><text:span text:style-name="T8">Stbl</text:span><text:span text:style-name="T7">. no. 67). Verandering der grenzen tusschen Noord- en Zuidholland (wet van 11 Julij 1855, </text:span><text:span text:style-name="T8">Stbl. </text:span><text:span text:style-name="T7">no. 70; zie aant.17). Als voren (wet van 8 Junij 1864, </text:span><text:span text:style-name="T8">Stbl. </text:span><text:span text:style-name="T7">no. 61; zie aant.4).</text:span></text:p>
          </table:table-cell>
          <table:table-cell table:number-columns-repeated="1023"/>
        </table:table-row>
        <table:table-row table:style-name="ro3">
          <table:table-cell ns42:value-type="string" table:style-name="ce55" office:value-type="string">
            <text:p>2) Indeeling van het oostelijk IJ bij Amsterdam, Ransdorp, Nieuwendam, Buiksloot, Oostzaan, Zaandam, Sloten, en Haarlemmerliede en Spaarnwoude (wet van 29 Mei 1877, <text:span text:style-name="T4">Stbl.</text:span><text:span text:style-name="T7">no. 107).</text:span></text:p>
          </table:table-cell>
          <table:table-cell table:number-columns-repeated="1023"/>
        </table:table-row>
        <table:table-row table:style-name="ro3">
          <table:table-cell ns42:value-type="string" table:style-name="ce55" office:value-type="string">
            <text:p>3) Indeeling van het westelijk IJ bij Velzen, Beverwijk, Spaarndam, Assendelft, Haarlemmerliede en Spaarnwoude, Westzaan en Zaandam (wet van 16 April 1874, Stbl. no. 36; zie verder aant. 2).</text:p>
          </table:table-cell>
          <table:table-cell table:number-columns-repeated="1023"/>
        </table:table-row>
        <table:table-row table:style-name="ro3">
          <table:table-cell ns42:value-type="string" table:style-name="ce55" office:value-type="string">
            <text:p>4) Verandering der grenzen van Aalsmeer, Leimuiden en Uithoorn, en overgang van Leimuiden naar Zuidholland (wet van 8 Junij 1864, Stbl. no. 61; zie aant 1).F131</text:p>
          </table:table-cell>
          <table:table-cell table:number-columns-repeated="1023"/>
        </table:table-row>
        <table:table-row table:style-name="ro3">
          <table:table-cell ns42:value-type="string" table:style-name="ce55" office:value-type="string">
            <text:p>5) Voorloopige indeeling van den Anna-Paulownapolder bij Zijpe (K.B. van 18 Febr. 1845, no. 72; nader verklaard bij K.B. van 18 Julij 1845, no. 62). Vestiging van Anna Paulowna als afzonderlijke gemeente (wet van 19 Julij 1870, <text:span text:style-name="T4">Stbl.</text:span><text:span text:style-name="T7"> No 117</text:span><text:span text:style-name="T8">).</text:span></text:p>
          </table:table-cell>
          <table:table-cell table:number-columns-repeated="1023"/>
        </table:table-row>
        <table:table-row table:style-name="ro3">
          <table:table-cell ns42:value-type="string" table:style-name="ce55" office:value-type="string">
            <text:p>6) Vereeniging van Avenhorn, <text:span text:style-name="T4">Grosthuizen</text:span><text:span text:style-name="T7"> en </text:span><text:span text:style-name="T8">Scharwoude</text:span><text:span text:style-name="T7"> (wet van 8 Junij 1864, </text:span><text:span text:style-name="T8">Stbl. no. 61).</text:span></text:p>
          </table:table-cell>
          <table:table-cell table:number-columns-repeated="1023"/>
        </table:table-row>
        <table:table-row table:style-name="ro3">
          <table:table-cell ns42:value-type="string" table:style-name="ce55" office:value-type="string">
            <text:p>7) Voorloopige indeeling van "de Groed" bij Winkel en van "de Waard" bij Barsingerhorn <text:s/>(K.B. van 15 Oct. 1844, no. 87). <text:s/></text:p>
          </table:table-cell>
          <table:table-cell table:number-columns-repeated="1023"/>
        </table:table-row>
        <table:table-row table:style-name="ro3">
          <table:table-cell ns42:value-type="string" table:style-name="ce55" office:value-type="string">
            <text:p>8) Vereeniging van Beets en Schardam (wet van 13 April 1854, <text:span text:style-name="T4">Stbl</text:span><text:span text:style-name="T7">. no. 33).</text:span></text:p>
          </table:table-cell>
          <table:table-cell table:number-columns-repeated="1023"/>
        </table:table-row>
        <table:table-row table:style-name="ro3">
          <table:table-cell ns42:value-type="string" table:style-name="ce55" office:value-type="string">
            <text:p>9) Als voren van Heemstede en <text:span text:style-name="T4">Berkenrode </text:span><text:span text:style-name="T7">(wet van 13 Junij 1857,</text:span><text:span text:style-name="T8"> Stbl.</text:span><text:span text:style-name="T7"> No. 59).</text:span></text:p>
          </table:table-cell>
          <table:table-cell table:number-columns-repeated="1023"/>
        </table:table-row>
        <table:table-row table:style-name="ro3">
          <table:table-cell ns42:value-type="string" table:style-name="ce55" office:value-type="string">
            <text:p>10) Vereeniging van <text:span text:style-name="T4">Bijlmermeer</text:span><text:span text:style-name="T7"> en Weesperkarspel (K.B. van 20 Dec. 1845, no. 24).</text:span></text:p>
          </table:table-cell>
          <table:table-cell table:number-columns-repeated="1023"/>
        </table:table-row>
        <table:table-row table:style-name="ro3">
          <table:table-cell ns42:value-type="string" table:style-name="ce55" office:value-type="string">
            <text:p>11) Verandering der grenzen tusschen Egmond aan Zee en Egmond binnen (wet van 26 Dec. 1864,<text:span text:style-name="T4"> Stbl</text:span><text:span text:style-name="T7">.no. 125).</text:span></text:p>
          </table:table-cell>
          <table:table-cell table:number-columns-repeated="1023"/>
        </table:table-row>
        <table:table-row table:style-name="ro3">
          <table:table-cell ns42:value-type="string" table:style-name="ce55" office:value-type="string">
            <text:p>12) Vereeniging van Egmond binnen en <text:span text:style-name="T4">Wimmenum</text:span><text:span text:style-name="T7"> (wet van 13 Junij 1857, </text:span><text:span text:style-name="T8">Stbl.</text:span><text:span text:style-name="T7">no. 58; zie verder aant. 11).</text:span></text:p>
          </table:table-cell>
          <table:table-cell table:number-columns-repeated="1023"/>
        </table:table-row>
        <table:table-row table:style-name="ro3">
          <table:table-cell ns42:value-type="string" table:style-name="ce55" office:value-type="string">
            <text:p>13) Als voren van <text:span text:style-name="T4">Etersheim </text:span><text:span text:style-name="T7">en Oosthuizen (K.B. van 20 Dec. 1846, no. 24).</text:span></text:p>
          </table:table-cell>
          <table:table-cell table:number-columns-repeated="1023"/>
        </table:table-row>
        <table:table-row table:style-name="ro3">
          <table:table-cell ns42:value-type="string" table:style-name="ce55" office:value-type="string">
            <text:p>14) Als voren van <text:span text:style-name="T4">Groet</text:span><text:span text:style-name="T7"> en Schoorl (K.B. van 10 Aug. 1833, no. 118).</text:span></text:p>
          </table:table-cell>
          <table:table-cell table:number-columns-repeated="1023"/>
        </table:table-row>
        <table:table-row table:style-name="ro3">
          <table:table-cell ns42:value-type="string" table:style-name="ce55" office:value-type="string">
            <text:p>15) Als voren van <text:span text:style-name="T4">Haarlemmerliede </text:span><text:span text:style-name="T7">en </text:span><text:span text:style-name="T8">Spaarnwoude</text:span><text:span text:style-name="T7"> onder den naam van Haarlemmerliede en Spaarnwoude (wet van 13 Junij 1857, </text:span><text:span text:style-name="T8">Stbl.</text:span><text:span text:style-name="T7"> No. 85).</text:span></text:p>
          </table:table-cell>
          <table:table-cell table:number-columns-repeated="1023"/>
        </table:table-row>
        <table:table-row table:style-name="ro3">
          <table:table-cell ns42:value-type="string" table:style-name="ce55" office:value-type="string">
            <text:p>16) Vereeniging van Haarlemmerliede en Spaarnwoude, <text:span text:style-name="T4">Houtrijk en Polanen</text:span><text:span text:style-name="T7"> en </text:span><text:span text:style-name="T8">Zuidschalkwijk</text:span><text:span text:style-name="T7"> (wet van 27 Junij 1863, </text:span><text:span text:style-name="T8">Stbl. no. 93). Verandering der grenzen tusschen</text:span><text:span text:style-name="T7"> Haarlemmerliede en Spaarnwoude en Sloten (wet van 19 April 1868, Stbl. no. 54). Zie verder aantt. 2) en 3).</text:span></text:p>
          </table:table-cell>
          <table:table-cell table:number-columns-repeated="1023"/>
        </table:table-row>
        <table:table-row table:style-name="ro3">
          <table:table-cell ns42:value-type="string" table:style-name="ce55" office:value-type="string">
            <text:p>17) Vestiging der gemeente Haarlemmermeer ( wet van 11 Julij 1855. <text:span text:style-name="T4">Stbl.</text:span><text:span text:style-name="T7"> no. 70, zie aant. 1).</text:span></text:p>
          </table:table-cell>
          <table:table-cell table:number-columns-repeated="1023"/>
        </table:table-row>
        <table:table-row table:style-name="ro3">
          <table:table-cell ns42:value-type="string" table:style-name="ce55" office:value-type="string">
            <text:p>18) Vereeniging van Heerhugowaard en <text:span text:style-name="T4">Veenhuizen</text:span><text:span text:style-name="T7"> (wet van 13 April 1854, </text:span><text:span text:style-name="T8">Stbl. no. 36).</text:span></text:p>
          </table:table-cell>
          <table:table-cell table:number-columns-repeated="1023"/>
        </table:table-row>
        <table:table-row table:style-name="ro3">
          <table:table-cell ns42:value-type="string" table:style-name="ce55" office:value-type="string">
            <text:p>19) Regeling der grenzen tusschen Hoogwoud en Winkel (wet van 29 Maart 1877, <text:span text:style-name="T4">Stbl. n</text:span><text:span text:style-name="T7">o. 46).</text:span></text:p>
          </table:table-cell>
          <table:table-cell table:number-columns-repeated="1023"/>
        </table:table-row>
        <table:table-row table:style-name="ro3">
          <table:table-cell ns42:value-type="string" table:style-name="ce55" office:value-type="string">
            <text:p>20) Vereeniging van <text:span text:style-name="T4">Kalslagen</text:span><text:span text:style-name="T7"> en Leimuiden (wet van 13 April 1854, </text:span><text:span text:style-name="T8">Stbl.</text:span><text:span text:style-name="T7"> no. 34).</text:span></text:p>
          </table:table-cell>
          <table:table-cell table:number-columns-repeated="1023"/>
        </table:table-row>
        <table:table-row table:style-name="ro3">
          <table:table-cell ns42:value-type="string" table:style-name="ce55" office:value-type="string">
            <text:p>21) Als voren. Zie verder aant. 4)</text:p>
          </table:table-cell>
          <table:table-cell table:number-columns-repeated="1023"/>
        </table:table-row>
        <table:table-row table:style-name="ro3">
          <table:table-cell ns42:value-type="string" table:style-name="ce55" office:value-type="string">
            <text:p>22) Vereeniging van Nieuweramstel en <text:span text:style-name="T4">Rietwijkeroord</text:span><text:span text:style-name="T7"> (wet van 13 April 1854, </text:span><text:span text:style-name="T8">Stbl. </text:span><text:span text:style-name="T7">no. 32).</text:span></text:p>
          </table:table-cell>
          <table:table-cell table:number-columns-repeated="1023"/>
        </table:table-row>
        <table:table-row table:style-name="ro3">
          <table:table-cell ns42:value-type="string" table:style-name="ce55" office:value-type="string">
            <text:p>23) Verandering der grenzen tusschen Oostzaan en Wijdewormer (wet van 19 April 1868, <text:span text:style-name="T4">Stbl. </text:span><text:span text:style-name="T7">no. 55). Zie verder aant. 2).</text:span></text:p>
          </table:table-cell>
          <table:table-cell table:number-columns-repeated="1023"/>
        </table:table-row>
        <table:table-row table:style-name="ro3">
          <table:table-cell ns42:value-type="string" table:style-name="ce55" office:value-type="string">
            <text:p>24) Vereeniging van Ransdorp en <text:span text:style-name="T4">Schellingwoude</text:span><text:span text:style-name="T7"> (wet van 13 Junij 1857, </text:span><text:span text:style-name="T8">Stbl.</text:span><text:span text:style-name="T7"> no. 60). Zie verder aant. 2).</text:span></text:p>
          </table:table-cell>
          <table:table-cell table:number-columns-repeated="1023"/>
        </table:table-row>
        <table:table-row table:style-name="ro3">
          <table:table-cell ns42:value-type="string" table:style-name="ce55" office:value-type="string">
            <text:p>25) Regeling der grenzen tusschen Weesp en Weespercarspel (wet van 15 Julij 1869, Stbl. no. 125).</text:p>
          </table:table-cell>
          <table:table-cell table:number-columns-repeated="1023"/>
        </table:table-row>
        <table:table-row table:style-name="ro3">
          <table:table-cell ns42:value-type="string" table:style-name="ce55" office:value-type="string">
            <text:p>26) Afscheiding van de buurtschap Hoog- en Laag- Zwaagdijk van Zwaag en toevoeging aan Wervershoof (wet van 22 Dec. 1867, <text:span text:style-name="T4">Stbl.</text:span><text:span text:style-name="T7"> No. 163).</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Zuidholland</text:p>
          </table:table-cell>
          <table:table-cell table:number-columns-repeated="1023"/>
        </table:table-row>
        <table:table-row table:style-name="ro3">
          <table:table-cell ns42:value-type="string" table:style-name="ce55" office:value-type="string">
            <text:p>1) Splitsing van Holland (zie Noord-Holland, aant.1). Verandering der grenzen tusschen Zuid- en Noordholland (zie Noordholland, aant. 1). Als voren tusschen Zuidholland en Zeeland (wet van 27 Mei 1869, Stbl. no. 90.)</text:p>
          </table:table-cell>
          <table:table-cell table:number-columns-repeated="1023"/>
        </table:table-row>
        <table:table-row table:style-name="ro3">
          <table:table-cell ns42:value-type="string" table:style-name="ce55" office:value-type="string">
            <text:p>2) Als voren tusschen Dordrecht en Dubbeldam (wet van 19 Junij 1871, <text:span text:style-name="T4">Stbl.</text:span><text:span text:style-name="T7"> no. 61).</text:span></text:p>
          </table:table-cell>
          <table:table-cell table:number-columns-repeated="1023"/>
        </table:table-row>
        <table:table-row table:style-name="ro3">
          <table:table-cell ns42:value-type="string" table:style-name="ce55" office:value-type="string">
            <text:p>3) Vereeniging van Reeuwijk, <text:span text:style-name="T4">Sluipwijk</text:span><text:span text:style-name="T7"> en </text:span><text:span text:style-name="T8">Stein</text:span><text:span text:style-name="T7">, met uitzondering van het gedeelte dezer gemeente dat bekend is onder den naam van Voor- en Midden-Willens dat toegevoegd wordt aan Gouda (wet van 1 Junij 1870, </text:span><text:span text:style-name="T8">Stbl. </text:span><text:span text:style-name="T7">no. 87).; Als voren van Noord-Waddinxveen, Zuid-Waddinxveen en het noordelijk gedeelte van Broek onder den naam van Waddinxveen en toevoeging van het zuidelijk gedeelte van Broek aan Gouda (wet van 1 Junij 1870, Stbl. no. 88).</text:span></text:p>
          </table:table-cell>
          <table:table-cell table:number-columns-repeated="1023"/>
        </table:table-row>
        <table:table-row table:style-name="ro3">
          <table:table-cell ns42:value-type="string" table:style-name="ce55" office:value-type="string">
            <text:p>4) Verandering der grenzen tusschen Rotterdam, IJsselmonde, Katendrecht en Charlois (wet van 15 Julij 1869,<text:span text:style-name="T4"> Stbl. </text:span><text:span text:style-name="T7">No. 128).</text:span></text:p>
          </table:table-cell>
          <table:table-cell table:number-columns-repeated="1023"/>
        </table:table-row>
        <table:table-row table:style-name="ro3">
          <table:table-cell ns42:value-type="string" table:style-name="ce55" office:value-type="string">
            <text:p>5) Vereeniging van Schiedam en <text:span text:style-name="T4">Oud- en Nieuw- Mathenesse</text:span><text:span text:style-name="T7"> met toevoeging van een deel van Kethel en Spaland, en Vlaardinger-Ambacht (wet van 22 Dec. 1867, Stbl. no.162). ; Verandering der grenzen tusschen Schiedam, Delfshaven en Charlois (wet van 20 Mei 1873, Stbl. no. 47).</text:span></text:p>
          </table:table-cell>
          <table:table-cell table:number-columns-repeated="1023"/>
        </table:table-row>
        <table:table-row table:style-name="ro3">
          <table:table-cell ns42:value-type="string" table:style-name="ce55" office:value-type="string">
            <text:p>6) Vereeniging van <text:span text:style-name="T4">Ter Aar</text:span><text:span text:style-name="T7"> en </text:span><text:span text:style-name="T8">Vrijhoeven</text:span><text:span text:style-name="T7"> onder den naam van Ter Aar en Vrijhoeven (K.B. van 10 Julij 1840, no. 96).</text:span></text:p>
          </table:table-cell>
          <table:table-cell table:number-columns-repeated="1023"/>
        </table:table-row>
        <table:table-row table:style-name="ro3">
          <table:table-cell ns42:value-type="string" table:style-name="ce55" office:value-type="string">
            <text:p>7) Als voren van Vrijenban, <text:span text:style-name="T4">Abtsregt </text:span><text:span text:style-name="T7">en </text:span><text:span text:style-name="T8">Ackersdijk </text:span><text:span text:style-name="T7">en </text:span><text:span text:style-name="T8">Vrouwenregt</text:span><text:span text:style-name="T7"> (wet van 11 Julij 1855, </text:span><text:span text:style-name="T8">Stbl</text:span><text:span text:style-name="T7">. no. 93).</text:span></text:p>
          </table:table-cell>
          <table:table-cell table:number-columns-repeated="1023"/>
        </table:table-row>
        <table:table-row table:style-name="ro3">
          <table:table-cell ns42:value-type="string" table:style-name="ce55" office:value-type="string">
            <text:p>8) Als voren van Nieuwkoop en <text:span text:style-name="T4">Achttienhoven</text:span><text:span text:style-name="T7"> (wet van 11 Julij 1855, </text:span><text:span text:style-name="T8">Stbl</text:span><text:span text:style-name="T7">. no. 91).</text:span></text:p>
          </table:table-cell>
          <table:table-cell table:number-columns-repeated="1023"/>
        </table:table-row>
        <table:table-row table:style-name="ro3">
          <table:table-cell ns42:value-type="string" table:style-name="ce55" office:value-type="string">
            <text:p>9) Als voren van <text:span text:style-name="T4">Albrandswaard</text:span><text:span text:style-name="T7"> en Poortugaal (K.B. van 21 Aug. 1841, no. 110).</text:span></text:p>
          </table:table-cell>
          <table:table-cell table:number-columns-repeated="1023"/>
        </table:table-row>
        <table:table-row table:style-name="ro3">
          <table:table-cell ns42:value-type="string" table:style-name="ce55" office:value-type="string">
            <text:p>10) Als voren van Alkemade en<text:span text:style-name="T4"> Vrije en Lage Boekhorst </text:span><text:span text:style-name="T7">(wet van 11 Julij 1855, </text:span><text:span text:style-name="T8">Stbl.</text:span><text:span text:style-name="T7"> No. 95).</text:span></text:p>
          </table:table-cell>
          <table:table-cell table:number-columns-repeated="1023"/>
        </table:table-row>
        <table:table-row table:style-name="ro3">
          <table:table-cell ns42:value-type="string" table:style-name="ce55" office:value-type="string">
            <text:p>11) Als voren van <text:span text:style-name="T4">Cillaarshoek, St. Anthony Polder </text:span><text:span text:style-name="T7">en Maasdam (K.B. van 22 Sept. 1831, no. 65).</text:span></text:p>
          </table:table-cell>
          <table:table-cell table:number-columns-repeated="1023"/>
        </table:table-row>
        <table:table-row table:style-name="ro3">
          <table:table-cell ns42:value-type="string" table:style-name="ce55" office:value-type="string">
            <text:p>12) Als voren van <text:span text:style-name="T4">Oost- </text:span><text:span text:style-name="T7">en</text:span><text:span text:style-name="T8"> West- Barendrecht</text:span><text:span text:style-name="T7"> onder den naam van Oost- en West- Barendrecht (K.B. van 22 Nov. 1836, no. 73)</text:span></text:p>
          </table:table-cell>
          <table:table-cell table:number-columns-repeated="1023"/>
        </table:table-row>
        <table:table-row table:style-name="ro3">
          <table:table-cell ns42:value-type="string" table:style-name="ce55" office:value-type="string">
            <text:p>13) Vereeniging van <text:span text:style-name="T4">Benthorn</text:span><text:span text:style-name="T7"> en Benthuizen (K.B. van 9 Febr. 1845, no. 45); van Benthuizen en </text:span><text:span text:style-name="T8">Hoogeveen in Rijnland</text:span><text:span text:style-name="T7"> (wet van 11 Julij 1855, </text:span><text:span text:style-name="T8">Stbl.</text:span><text:span text:style-name="T7"> no. 84).</text:span></text:p>
          </table:table-cell>
          <table:table-cell table:number-columns-repeated="1023"/>
        </table:table-row>
        <table:table-row table:style-name="ro3">
          <table:table-cell ns42:value-type="string" table:style-name="ce55" office:value-type="string">
            <text:p>14) Als voren van Bergambacht en <text:span text:style-name="T4">Zuidbroek</text:span><text:span text:style-name="T7"> (wet van 13 Junij 1857, </text:span><text:span text:style-name="T8">Stbl. n</text:span><text:span text:style-name="T7">o. 64).</text:span></text:p>
          </table:table-cell>
          <table:table-cell table:number-columns-repeated="1023"/>
        </table:table-row>
        <table:table-row table:style-name="ro3">
          <table:table-cell ns42:value-type="string" table:style-name="ce55" office:value-type="string">
            <text:p>15) Als voren van Berkel en Rodenrijs en <text:span text:style-name="T4">Tempel</text:span><text:span text:style-name="T7"> (wet van 11 Junij 1855, </text:span><text:span text:style-name="T8">Stbl.</text:span><text:span text:style-name="T7"> no. 83).</text:span></text:p>
          </table:table-cell>
          <table:table-cell table:number-columns-repeated="1023"/>
        </table:table-row>
        <table:table-row table:style-name="ro3">
          <table:table-cell ns42:value-type="string" table:style-name="ce55" office:value-type="string">
            <text:p>16) Als voren van Geervliet, <text:span text:style-name="T4">Biert </text:span><text:span text:style-name="T7">en </text:span><text:span text:style-name="T8">Simonshaven</text:span><text:span text:style-name="T7"> (wet van 11 Junij 1855, </text:span><text:span text:style-name="T8">Stbl.</text:span><text:span text:style-name="T7"> no. 85).</text:span></text:p>
          </table:table-cell>
          <table:table-cell table:number-columns-repeated="1023"/>
        </table:table-row>
        <table:table-row table:style-name="ro3">
          <table:table-cell ns42:value-type="string" table:style-name="ce55" office:value-type="string">
            <text:p>17) Regeling der grenzen van Vrijenban , Hof van Delft, Abtsregt en Ruijven, waardoor Hoog- en Woud Harnasch is vereenigd met <text:span text:style-name="T4">Hof van Delft,</text:span><text:span text:style-name="T7"> en Biesland met </text:span><text:span text:style-name="T8">Vrijenban</text:span><text:span text:style-name="T7"> (K.B. van 9 Sept. 1826, no. 146) en wel met aanvang van 1833 (K.B. van 30 November 1832, no. 3).</text:span></text:p>
          </table:table-cell>
          <table:table-cell table:number-columns-repeated="1023"/>
        </table:table-row>
        <table:table-row table:style-name="ro3">
          <table:table-cell ns42:value-type="string" table:style-name="ce55" office:value-type="string">
            <text:p>18) Vereeniging van <text:span text:style-name="T4">Bleskensgraaf</text:span><text:span text:style-name="T7"> en </text:span><text:span text:style-name="T8">Hofwegen</text:span><text:span text:style-name="T7"> onder den naam van Bleskensgraaf en Hofwegen (wet van 11 Junij 1855,</text:span><text:span text:style-name="T8"> Stbl. </text:span><text:span text:style-name="T7">no. 90).</text:span></text:p>
          </table:table-cell>
          <table:table-cell table:number-columns-repeated="1023"/>
        </table:table-row>
        <table:table-row table:style-name="ro3">
          <table:table-cell ns42:value-type="string" table:style-name="ce55" office:value-type="string">
            <text:p>19) Als voren van <text:span text:style-name="T4">Zuidwijk</text:span><text:span text:style-name="T7"> en Boskoop (K.B. van 9 Febr. 1845, no. 45).</text:span></text:p>
          </table:table-cell>
          <table:table-cell table:number-columns-repeated="1023"/>
        </table:table-row>
        <table:table-row table:style-name="ro3">
          <table:table-cell ns42:value-type="string" table:style-name="ce55" office:value-type="string">
            <text:p>20) Verandering der grenzen van Zevenhuizen, Hillegersberg, Capelle a/d IJssel en Kralingen (wet van 3 April 1871, Stbl. no. 18).</text:p>
          </table:table-cell>
          <table:table-cell table:number-columns-repeated="1023"/>
        </table:table-row>
        <table:table-row table:style-name="ro3">
          <table:table-cell ns42:value-type="string" table:style-name="ce55" office:value-type="string">
            <text:p>21) Zie aantt. 4) en 5). Vereeniging van Charlois en <text:span text:style-name="T4">Katendrecht</text:span><text:span text:style-name="T7"> (wet van 25 Oct. 1873, </text:span><text:span text:style-name="T8">Stbl. </text:span><text:span text:style-name="T7">no 145).</text:span></text:p>
          </table:table-cell>
          <table:table-cell table:number-columns-repeated="1023"/>
        </table:table-row>
        <table:table-row table:style-name="ro3">
          <table:table-cell ns42:value-type="string" table:style-name="ce55" office:value-type="string">
            <text:p>22) Splitsing van de gemeente <text:span text:style-name="T4">de Mijl</text:span><text:span text:style-name="T7"> en vereeniging van een gedeelte er van met 's Gravendeel en van een ander meet Dubbeldam en Wieldrecht (wet van 26 Dec. 1856, </text:span><text:span text:style-name="T8">Stbl.</text:span><text:span text:style-name="T7"> no. 148).</text:span></text:p>
          </table:table-cell>
          <table:table-cell table:number-columns-repeated="1023"/>
        </table:table-row>
        <table:table-row table:style-name="ro3">
          <table:table-cell ns42:value-type="string" table:style-name="ce55" office:value-type="string">
            <text:p>23) Verandering der grenzen van gemeenten in Zuidholland en Zeeland; in Zuidholland: van Oude Tonge, Nieuwe Tonge, Herkingen, Melissant, Stellendam, Goedereede en Ouddorp (wet van 18 Dec. 1846, <text:span text:style-name="T4">Stbl. </text:span><text:span text:style-name="T7">no. 245).</text:span></text:p>
          </table:table-cell>
          <table:table-cell table:number-columns-repeated="1023"/>
        </table:table-row>
        <table:table-row table:style-name="ro3">
          <table:table-cell ns42:value-type="string" table:style-name="ce55" office:value-type="string">
            <text:p>24) Vereeniging van Heinenoord en <text:span text:style-name="T4">Goidschalxoord</text:span><text:span text:style-name="T7"> (wet van 11 Julij 1855, </text:span><text:span text:style-name="T8">Stbl.</text:span><text:span text:style-name="T7"> no. 97).</text:span></text:p>
          </table:table-cell>
          <table:table-cell table:number-columns-repeated="1023"/>
        </table:table-row>
        <table:table-row table:style-name="ro3">
          <table:table-cell ns42:value-type="string" table:style-name="ce55" office:value-type="string">
            <text:p>25) Vereeniging van <text:span text:style-name="T4">'s Graven Ambacht</text:span><text:span text:style-name="T7"> en Pernis (K.B. van 20 Oct. 1830, no. 76)</text:span></text:p>
          </table:table-cell>
          <table:table-cell table:number-columns-repeated="1023"/>
        </table:table-row>
        <table:table-row table:style-name="ro3">
          <table:table-cell ns42:value-type="string" table:style-name="ce55" office:value-type="string">
            <text:p>27) Zie aant. 22). Verder verandering van grenzen tusschen 's Gravendeel en Strijen (wet van 9 Nov. 1875, <text:span text:style-name="T4">Stbl. </text:span><text:span text:style-name="T7">no. 187</text:span><text:span text:style-name="T8">).</text:span></text:p>
          </table:table-cell>
          <table:table-cell table:number-columns-repeated="1023"/>
        </table:table-row>
        <table:table-row table:style-name="ro3">
          <table:table-cell ns42:value-type="string" table:style-name="ce55" office:value-type="string">
            <text:p>29) Vereeniging van Hof van Delft en <text:span text:style-name="T4">Groeneveld</text:span><text:span text:style-name="T7"> (wet van 11 Julij 1855,</text:span><text:span text:style-name="T8"> Stbl.</text:span><text:span text:style-name="T7"> no. 80).</text:span></text:p>
          </table:table-cell>
          <table:table-cell table:number-columns-repeated="1023"/>
        </table:table-row>
        <table:table-row table:style-name="ro3">
          <table:table-cell ns42:value-type="string" table:style-name="ce55" office:value-type="string">
            <text:p>29) Als voren van <text:span text:style-name="T4">Vliet </text:span><text:span text:style-name="T7">en Haastrecht (K.B. van 9 Febr. 1845, no. 45).</text:span></text:p>
          </table:table-cell>
          <table:table-cell table:number-columns-repeated="1023"/>
        </table:table-row>
        <table:table-row table:style-name="ro3">
          <table:table-cell ns42:value-type="string" table:style-name="ce55" office:value-type="string">
            <text:p>30) Als voren van Heerjansdam en <text:span text:style-name="T4">Kleine Lindt</text:span><text:span text:style-name="T7"> (wet van 13 Junij 1857, </text:span><text:span text:style-name="T8">Stbl.</text:span><text:span text:style-name="T7"> No. 67).</text:span></text:p>
          </table:table-cell>
          <table:table-cell table:number-columns-repeated="1023"/>
        </table:table-row>
        <table:table-row table:style-name="ro3">
          <table:table-cell ns42:value-type="string" table:style-name="ce55" office:value-type="string">
            <text:p>31) Als voren van Groote Lindt, <text:span text:style-name="T4">Heer Oudelands Ambacht</text:span><text:span text:style-name="T7"> en </text:span><text:span text:style-name="T8">Kijfhoek</text:span><text:span text:style-name="T7"> (wet van 13 Junij 1857, </text:span><text:span text:style-name="T8">Stbl.</text:span><text:span text:style-name="T7"> No. 66).</text:span></text:p>
          </table:table-cell>
          <table:table-cell table:number-columns-repeated="1023"/>
        </table:table-row>
        <table:table-row table:style-name="ro3">
          <table:table-cell ns42:value-type="string" table:style-name="ce55" office:value-type="string">
            <text:p>32) Als voren van Hekendorp en <text:span text:style-name="T4">Oukoop</text:span><text:span text:style-name="T7"> (wet van 13 Junij 1857, </text:span><text:span text:style-name="T8">Stbl.</text:span><text:span text:style-name="T7"> no. 63).</text:span></text:p>
          </table:table-cell>
          <table:table-cell table:number-columns-repeated="1023"/>
        </table:table-row>
        <table:table-row table:style-name="ro3">
          <table:table-cell ns42:value-type="string" table:style-name="ce55" office:value-type="string">
            <text:p>33) Als voren van Nieuw- Helvoet en <text:span text:style-name="T4">Oude en Nieuwe Struiten </text:span><text:span text:style-name="T7">(wet van 11 Julij 1855,</text:span><text:span text:style-name="T8"> Stbl.</text:span><text:span text:style-name="T7"> no. 76).</text:span></text:p>
          </table:table-cell>
          <table:table-cell table:number-columns-repeated="1023"/>
        </table:table-row>
        <table:table-row table:style-name="ro3">
          <table:table-cell ns42:value-type="string" table:style-name="ce55" office:value-type="string">
            <text:p>34) Als voren van Hendrik-Ido-Ambacht en <text:span text:style-name="T4">Sandelingen Ambacht </text:span><text:span text:style-name="T7">(wet van 11 Julij 1855,</text:span><text:span text:style-name="T8"> Stbl.</text:span><text:span text:style-name="T7"> no. 87).</text:span></text:p>
          </table:table-cell>
          <table:table-cell table:number-columns-repeated="1023"/>
        </table:table-row>
        <table:table-row table:style-name="ro3">
          <table:table-cell ns42:value-type="string" table:style-name="ce55" office:value-type="string">
            <text:p>35) Als voren van Heukelum en <text:span text:style-name="T4">Spijk</text:span><text:span text:style-name="T7"> (wet van 11 Julij 1855, </text:span><text:span text:style-name="T8">Stbl. </text:span><text:span text:style-name="T7">no. 98)</text:span></text:p>
          </table:table-cell>
          <table:table-cell table:number-columns-repeated="1023"/>
        </table:table-row>
        <table:table-row table:style-name="ro3">
          <table:table-cell ns42:value-type="string" table:style-name="ce55" office:value-type="string">
            <text:p>36) Als voren van Hillegom en <text:span text:style-name="T4">de Vennip</text:span><text:span text:style-name="T7"> (wet van 11 Julij 1855, </text:span><text:span text:style-name="T8">Stbl. </text:span><text:span text:style-name="T7">no. 96)</text:span></text:p>
          </table:table-cell>
          <table:table-cell table:number-columns-repeated="1023"/>
        </table:table-row>
        <table:table-row table:style-name="ro3">
          <table:table-cell ns42:value-type="string" table:style-name="ce55" office:value-type="string">
            <text:p>37) Als voren van Schipluiden, <text:span text:style-name="T4">Hodenpijl</text:span><text:span text:style-name="T7"> en </text:span><text:span text:style-name="T8">St. Maartensregt</text:span><text:span text:style-name="T7"> (wet van 11 Julij 1855, </text:span><text:span text:style-name="T8">Stbl.</text:span><text:span text:style-name="T7"> no. 81)</text:span></text:p>
          </table:table-cell>
          <table:table-cell table:number-columns-repeated="1023"/>
        </table:table-row>
        <table:table-row table:style-name="ro3">
          <table:table-cell ns42:value-type="string" table:style-name="ce55" office:value-type="string">
            <text:p>38) Als voren van <text:span text:style-name="T4">Hoogeveen</text:span><text:span text:style-name="T7"> en </text:span><text:span text:style-name="T8">Nieuwveen in Delfland</text:span><text:span text:style-name="T7">, en Nootdorp (K.B. van 19 Nov. 1932, no 19)</text:span></text:p>
          </table:table-cell>
          <table:table-cell table:number-columns-repeated="1023"/>
        </table:table-row>
        <table:table-row table:style-name="ro3">
          <table:table-cell ns42:value-type="string" table:style-name="ce55" office:value-type="string">
            <text:p>39) Als voren van Woubrugge en <text:span text:style-name="T4">Hoogmade</text:span><text:span text:style-name="T7"> (wet van 11 Julij 1855, </text:span><text:span text:style-name="T8">Stbl.</text:span><text:span text:style-name="T7"> no. 92)</text:span></text:p>
          </table:table-cell>
          <table:table-cell table:number-columns-repeated="1023"/>
        </table:table-row>
        <table:table-row table:style-name="ro3">
          <table:table-cell ns42:value-type="string" table:style-name="ce55" office:value-type="string">
            <text:p>40) Als voren van Kethel en Spaland en <text:span text:style-name="T4">Nieuwland c.a.</text:span><text:span text:style-name="T7"> (wet van 11 Julij 1855, </text:span><text:span text:style-name="T8">Stbl. </text:span><text:span text:style-name="T7">no. 94); zie verder aant. 5).</text:span></text:p>
          </table:table-cell>
          <table:table-cell table:number-columns-repeated="1023"/>
        </table:table-row>
        <table:table-row table:style-name="ro3">
          <table:table-cell ns42:value-type="string" table:style-name="ce55" office:value-type="string">
            <text:p>41) Vereeniging van Krimpen a/d IJssel en <text:span text:style-name="T4">Stormpolder</text:span><text:span text:style-name="T7"> (wet van 11Julij 1855, </text:span><text:span text:style-name="T8">Stbl. </text:span><text:span text:style-name="T7">no. 89)</text:span><text:span text:style-name="T8">.</text:span></text:p>
          </table:table-cell>
          <table:table-cell table:number-columns-repeated="1023"/>
        </table:table-row>
        <table:table-row table:style-name="ro3">
          <table:table-cell ns42:value-type="string" table:style-name="ce55" office:value-type="string">
            <text:p>42) Als voren van Ottoland en <text:span text:style-name="T4">Laagblokland</text:span><text:span text:style-name="T7"> (wet van 13 Junij 1857, </text:span><text:span text:style-name="T8">Stbl. </text:span><text:span text:style-name="T7">no. 65).</text:span></text:p>
          </table:table-cell>
          <table:table-cell table:number-columns-repeated="1023"/>
        </table:table-row>
        <table:table-row table:style-name="ro3">
          <table:table-cell ns42:value-type="string" table:style-name="ce55" office:value-type="string">
            <text:p>43) Zie Noordholland aant. 4).</text:p>
          </table:table-cell>
          <table:table-cell table:number-columns-repeated="1023"/>
        </table:table-row>
        <table:table-row table:style-name="ro3">
          <table:table-cell ns42:value-type="string" table:style-name="ce55" office:value-type="string">
            <text:p>44) Verandering der grenzen tussen Maassluis en Maasland (wet van 30 Dec. 1877, <text:span text:style-name="T4">Stbl.</text:span><text:span text:style-name="T7"> no. 228)</text:span></text:p>
          </table:table-cell>
          <table:table-cell table:number-columns-repeated="1023"/>
        </table:table-row>
        <table:table-row table:style-name="ro3">
          <table:table-cell ns42:value-type="string" table:style-name="ce55" office:value-type="string">
            <text:p>45) Vereeniging van Zwijndrecht en <text:span text:style-name="T4">Meerdervoort </text:span><text:span text:style-name="T7">(wet van 11 Julij 1855, </text:span><text:span text:style-name="T8">Stbl.</text:span><text:span text:style-name="T7"> no. 82).</text:span></text:p>
          </table:table-cell>
          <table:table-cell table:number-columns-repeated="1023"/>
        </table:table-row>
        <table:table-row table:style-name="ro3">
          <table:table-cell ns42:value-type="string" table:style-name="ce55" office:value-type="string">
            <text:p>46) Als voren van Melissant, <text:span text:style-name="T4">Onwaard</text:span><text:span text:style-name="T7"> en </text:span><text:span text:style-name="T8">Roxenisse </text:span><text:span text:style-name="T7">(wet van 13 Junij 1857, </text:span><text:span text:style-name="T8">Stbl. </text:span><text:span text:style-name="T7">no. 61); zie verder aant. 23).</text:span></text:p>
          </table:table-cell>
          <table:table-cell table:number-columns-repeated="1023"/>
        </table:table-row>
        <table:table-row table:style-name="ro3">
          <table:table-cell ns42:value-type="string" table:style-name="ce55" office:value-type="string">
            <text:p>47) Als voren van Reeuwijk en <text:span text:style-name="T4">Middelburg</text:span><text:span text:style-name="T7"> (wet van 11 Julij 1855, </text:span><text:span text:style-name="T8">Stbl.</text:span><text:span text:style-name="T7"> no. 77).</text:span></text:p>
          </table:table-cell>
          <table:table-cell table:number-columns-repeated="1023"/>
        </table:table-row>
        <table:table-row table:style-name="ro3">
          <table:table-cell ns42:value-type="string" table:style-name="ce55" office:value-type="string">
            <text:p>48) Als voren van Rockanje en <text:span text:style-name="T4">Naters</text:span><text:span text:style-name="T7"> (wet van 11 Julij 1855, </text:span><text:span text:style-name="T8">Stbl.</text:span><text:span text:style-name="T7"> no. 78).</text:span></text:p>
          </table:table-cell>
          <table:table-cell table:number-columns-repeated="1023"/>
        </table:table-row>
        <table:table-row table:style-name="ro3">
          <table:table-cell ns42:value-type="string" table:style-name="ce55" office:value-type="string">
            <text:p>49) Als voren van Peursum en <text:span text:style-name="T4">Nederslingeland </text:span><text:span text:style-name="T7">(wet van 13 Junij 1857, </text:span><text:span text:style-name="T8">Stbl. </text:span><text:span text:style-name="T7">no. 62).</text:span></text:p>
          </table:table-cell>
          <table:table-cell table:number-columns-repeated="1023"/>
        </table:table-row>
        <table:table-row table:style-name="ro3">
          <table:table-cell ns42:value-type="string" table:style-name="ce55" office:value-type="string">
            <text:p>51) Vereeniging van Pijnacker en <text:span text:style-name="T4">Ruijven</text:span><text:span text:style-name="T7"> (K.B. van 9 Febr. 1845, no. 45).</text:span></text:p>
          </table:table-cell>
          <table:table-cell table:number-columns-repeated="1023"/>
        </table:table-row>
        <table:table-row table:style-name="ro3">
          <table:table-cell ns42:value-type="string" table:style-name="ce55" office:value-type="string">
            <text:p>52) Als voren van Ridderkerk en <text:span text:style-name="T4">Rijsoort </text:span><text:span text:style-name="T7">(wet van 11 Julij 1855, </text:span><text:span text:style-name="T8">Stbl. </text:span><text:span text:style-name="T7">no. 86).</text:span></text:p>
          </table:table-cell>
          <table:table-cell table:number-columns-repeated="1023"/>
        </table:table-row>
        <table:table-row table:style-name="ro3">
          <table:table-cell ns42:value-type="string" table:style-name="ce55" office:value-type="string">
            <text:p>53) Als voren van <text:span text:style-name="T4">Rijsoort</text:span><text:span text:style-name="T7"> en </text:span><text:span text:style-name="T8">Strevelshoek </text:span><text:span text:style-name="T7">(K.B. van 9 Febr. 1845, no. 45).</text:span></text:p>
          </table:table-cell>
          <table:table-cell table:number-columns-repeated="1023"/>
        </table:table-row>
        <table:table-row table:style-name="ro3">
          <table:table-cell ns42:value-type="string" table:style-name="ce55" office:value-type="string">
            <text:p>54) Vereeniging van Strijen en <text:span text:style-name="T4">Strijensas </text:span><text:span text:style-name="T7">(wet van 11 Julij 1855, </text:span><text:span text:style-name="T8">Stbl. </text:span><text:span text:style-name="T7">no. 88); zie verder aant. 27).</text:span></text:p>
          </table:table-cell>
          <table:table-cell table:number-columns-repeated="1023"/>
        </table:table-row>
        <table:table-row table:style-name="ro3">
          <table:table-cell ns42:value-type="string" table:style-name="ce55" office:value-type="string">
            <text:p>55) Als voren van Vlaardinger Ambacht en <text:span text:style-name="T4">Zouteveen</text:span><text:span text:style-name="T7"> (wet van 11 Julij 1855, </text:span><text:span text:style-name="T8">Stbl.</text:span><text:span text:style-name="T7"> no. 79); zie verder aant. 5)</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Utrecht</text:p>
          </table:table-cell>
          <table:table-cell table:number-columns-repeated="1023"/>
        </table:table-row>
        <table:table-row table:style-name="ro3">
          <table:table-cell ns42:value-type="string" table:style-name="ce55" office:value-type="string">
            <text:p>1) Vereeniging van Linschoten, <text:span text:style-name="T4">Achthoven</text:span><text:span text:style-name="T7"> en </text:span><text:span text:style-name="T8">Wulverhorst</text:span><text:span text:style-name="T7"> (wet van 13 Junij 1857, </text:span><text:span text:style-name="T8">Stbl.</text:span><text:span text:style-name="T7"> no. 80).</text:span></text:p>
          </table:table-cell>
          <table:table-cell table:number-columns-repeated="1023"/>
        </table:table-row>
        <table:table-row table:style-name="ro3">
          <table:table-cell ns42:value-type="string" table:style-name="ce55" office:value-type="string">
            <text:p>2) Als voren van Baarn, en<text:span text:style-name="T4"> de Vuursche</text:span><text:span text:style-name="T7"> (wet van 13 Junij 1857, </text:span><text:span text:style-name="T8">Stbl.</text:span><text:span text:style-name="T7"> no. 84).</text:span></text:p>
          </table:table-cell>
          <table:table-cell table:number-columns-repeated="1023"/>
        </table:table-row>
        <table:table-row table:style-name="ro3">
          <table:table-cell ns42:value-type="string" table:style-name="ce55" office:value-type="string">
            <text:p>3) Als voren van Breukelen-Nijenrode en<text:span text:style-name="T4"> Portengen</text:span><text:span text:style-name="T7"> (wet van 13 Junij 1857, </text:span><text:span text:style-name="T8">Stbl.</text:span><text:span text:style-name="T7"> no. 75).</text:span></text:p>
          </table:table-cell>
          <table:table-cell table:number-columns-repeated="1023"/>
        </table:table-row>
        <table:table-row table:style-name="ro3">
          <table:table-cell ns42:value-type="string" table:style-name="ce55" office:value-type="string">
            <text:p>4) Als voren van Bunnik en<text:span text:style-name="T4"> Rhijnauwen</text:span><text:span text:style-name="T7"> (wet van 13 Junij 1857, </text:span><text:span text:style-name="T8">Stbl.</text:span><text:span text:style-name="T7"> no. 76).</text:span></text:p>
          </table:table-cell>
          <table:table-cell table:number-columns-repeated="1023"/>
        </table:table-row>
        <table:table-row table:style-name="ro3">
          <table:table-cell ns42:value-type="string" table:style-name="ce55" office:value-type="string">
            <text:p>5) Als voren van Willige Langerak, en<text:span text:style-name="T4"> Cabauw</text:span><text:span text:style-name="T7"> en </text:span><text:span text:style-name="T8">Zevender </text:span><text:span text:style-name="T7">(wet van 13 Junij 1857, </text:span><text:span text:style-name="T8">Stbl.</text:span><text:span text:style-name="T7"> no. 78).</text:span></text:p>
          </table:table-cell>
          <table:table-cell table:number-columns-repeated="1023"/>
        </table:table-row>
        <table:table-row table:style-name="ro3">
          <table:table-cell ns42:value-type="string" table:style-name="ce55" office:value-type="string">
            <text:p>6) Als voren van Leersum en<text:span text:style-name="T4"> Darthuizen </text:span><text:span text:style-name="T7">(wet van 13 Junij 1857, </text:span><text:span text:style-name="T8">Stbl.</text:span><text:span text:style-name="T7"> no. 72).</text:span></text:p>
          </table:table-cell>
          <table:table-cell table:number-columns-repeated="1023"/>
        </table:table-row>
        <table:table-row table:style-name="ro3">
          <table:table-cell ns42:value-type="string" table:style-name="ce55" office:value-type="string">
            <text:p>7) Vereeniging van Driebergen en<text:span text:style-name="T4"> Sterkenburg </text:span><text:span text:style-name="T7">(wet van 13 Junij 1857, </text:span><text:span text:style-name="T8">Stbl.</text:span><text:span text:style-name="T7"> no. 74).</text:span></text:p>
          </table:table-cell>
          <table:table-cell table:number-columns-repeated="1023"/>
        </table:table-row>
        <table:table-row table:style-name="ro3">
          <table:table-cell ns42:value-type="string" table:style-name="ce55" office:value-type="string">
            <text:p>8) Als voren van Hoogland en<text:span text:style-name="T4"> Duist </text:span><text:span text:style-name="T7">(wet van 13 Junij 1857, </text:span><text:span text:style-name="T8">Stbl.</text:span><text:span text:style-name="T7"> no. 82).</text:span></text:p>
          </table:table-cell>
          <table:table-cell table:number-columns-repeated="1023"/>
        </table:table-row>
        <table:table-row table:style-name="ro3">
          <table:table-cell ns42:value-type="string" table:style-name="ce55" office:value-type="string">
            <text:p>9) Als voren van Harmelen en<text:span text:style-name="T4"> Gerverskop </text:span><text:span text:style-name="T7">(wet van 13 Junij 1857, </text:span><text:span text:style-name="T8">Stbl.</text:span><text:span text:style-name="T7"> no. 81).</text:span></text:p>
          </table:table-cell>
          <table:table-cell table:number-columns-repeated="1023"/>
        </table:table-row>
        <table:table-row table:style-name="ro3">
          <table:table-cell ns42:value-type="string" table:style-name="ce55" office:value-type="string">
            <text:p>10) Als voren van <text:span text:style-name="T4">Kamerik Mijzijde, Kamerik Houdijken, 's Gravesloot</text:span><text:span text:style-name="T7"> en </text:span><text:span text:style-name="T8">Teckop</text:span><text:span text:style-name="T7"> onder den naam van Kamerik(wet van 13 Junij 1857, </text:span><text:span text:style-name="T8">Stbl.</text:span><text:span text:style-name="T7"> no. 77).</text:span></text:p>
          </table:table-cell>
          <table:table-cell table:number-columns-repeated="1023"/>
        </table:table-row>
        <table:table-row table:style-name="ro3">
          <table:table-cell ns42:value-type="string" table:style-name="ce55" office:value-type="string">
            <text:p>11) Als voren van Houten<text:span text:style-name="T4"> Oud-Wulven</text:span><text:span text:style-name="T7"> en </text:span><text:span text:style-name="T8">Schonauwen </text:span><text:span text:style-name="T7">(wet van 13 Junij 1857, </text:span><text:span text:style-name="T8">Stbl.</text:span><text:span text:style-name="T7"> no. 79).</text:span></text:p>
          </table:table-cell>
          <table:table-cell table:number-columns-repeated="1023"/>
        </table:table-row>
        <table:table-row table:style-name="ro3">
          <table:table-cell ns42:value-type="string" table:style-name="ce55" office:value-type="string">
            <text:p>12) Als voren van Maarssen en<text:span text:style-name="T4"> Maarssenbroek </text:span><text:span text:style-name="T7">(wet van 13 Junij 1857, </text:span><text:span text:style-name="T8">Stbl.</text:span><text:span text:style-name="T7"> no. 73).</text:span></text:p>
          </table:table-cell>
          <table:table-cell table:number-columns-repeated="1023"/>
        </table:table-row>
        <table:table-row table:style-name="ro3">
          <table:table-cell ns42:value-type="string" table:style-name="ce55" office:value-type="string">
            <text:p>13) Als voren van Wilnis en<text:span text:style-name="T4"> Oudhuizen </text:span><text:span text:style-name="T7">(wet van 13 Junij 1857, </text:span><text:span text:style-name="T8">Stbl.</text:span><text:span text:style-name="T7"> no. 83).</text:span></text:p>
          </table:table-cell>
          <table:table-cell table:number-columns-repeated="1023"/>
        </table:table-row>
        <table:table-row table:style-name="ro3">
          <table:table-cell ns42:value-type="string" table:style-name="ce55" office:value-type="string">
            <text:p>14) Als voren van <text:span text:style-name="T4">Noord-Polsbroek</text:span><text:span text:style-name="T7"> en </text:span><text:span text:style-name="T8">Zuid-Polsbroek</text:span><text:span text:style-name="T7"> onder den naam van Polsbroek(wet van 13 Junij 1857, </text:span><text:span text:style-name="T8">Stbl.</text:span><text:span text:style-name="T7"> no. 71).</text:span></text:p>
          </table:table-cell>
          <table:table-cell table:number-columns-repeated="1023"/>
        </table:table-row>
        <table:table-row table:style-name="ro3">
          <table:table-cell ns42:value-type="string" table:style-name="ce55" office:value-type="string">
            <text:p>15) Vereeniging van Vinkeveen en <text:span text:style-name="T4">Waverveen </text:span><text:span text:style-name="T7">(K.B. van 22 Dec. 1840, no. 56).</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Zeeland</text:p>
          </table:table-cell>
          <table:table-cell table:number-columns-repeated="1023"/>
        </table:table-row>
        <table:table-row table:style-name="ro3">
          <table:table-cell ns42:value-type="string" table:style-name="ce55" office:value-type="string">
            <text:p>1) Vaststelling der grenzen tusschen Nederland en België. (Verdrag van 5 Nov. 1842, <text:span text:style-name="T4">Stbl. </text:span><text:span text:style-name="T7">no. 3 en van 8 Aug. 1843, </text:span><text:span text:style-name="T8">Stbl. </text:span><text:span text:style-name="T7">1844, no. 12). Verandering der grenzen tusschen Zuidholland en Zeeland; zie als voren. Als voren tusschen Noordbrabant en Zeeland (wet van 2 Nov. 1871, </text:span><text:span text:style-name="T8">Stbl. </text:span><text:span text:style-name="T7">no. 114).</text:span></text:p>
          </table:table-cell>
          <table:table-cell table:number-columns-repeated="1023"/>
        </table:table-row>
        <table:table-row table:style-name="ro3">
          <table:table-cell ns42:value-type="string" table:style-name="ce55" office:value-type="string">
            <text:p>2) Grensregeling tusschen Arnemuiden, Middelburg, Veere en Vrouwepolder (wet van 30 Mei 1877, <text:span text:style-name="T4">Stbl.</text:span><text:span text:style-name="T7"> no. 117).</text:span></text:p>
          </table:table-cell>
          <table:table-cell table:number-columns-repeated="1023"/>
        </table:table-row>
        <table:table-row table:style-name="ro3">
          <table:table-cell ns42:value-type="string" table:style-name="ce55" office:value-type="string">
            <text:p>3) Vereeniging van Arnemuiden en <text:span text:style-name="T4">Kleverskerke</text:span><text:span text:style-name="T7"> (wet van 13 Junij 1857, </text:span><text:span text:style-name="T8">Stbl. </text:span><text:span text:style-name="T7">no. 70)</text:span><text:span text:style-name="T8">.</text:span></text:p>
          </table:table-cell>
          <table:table-cell table:number-columns-repeated="1023"/>
        </table:table-row>
        <table:table-row table:style-name="ro3">
          <table:table-cell ns42:value-type="string" table:style-name="ce55" office:value-type="string">
            <text:p>4) Vereeniging van Rilland en <text:span text:style-name="T4">Bath</text:span><text:span text:style-name="T7"> onder den naam van Rilland-Bath (wet van 10 Dec. 1877, Stbl. no. 227).</text:span></text:p>
          </table:table-cell>
          <table:table-cell table:number-columns-repeated="1023"/>
        </table:table-row>
        <table:table-row table:style-name="ro3">
          <table:table-cell ns42:value-type="string" table:style-name="ce55" office:value-type="string">
            <text:p>5) Als voren van Zonnemaire en<text:span text:style-name="T4"> Bommenede </text:span><text:span text:style-name="T7">(wet van 30 Dec. 1865, </text:span><text:span text:style-name="T8">Stbl. </text:span><text:span text:style-name="T7">no. 175).</text:span></text:p>
          </table:table-cell>
          <table:table-cell table:number-columns-repeated="1023"/>
        </table:table-row>
        <table:table-row table:style-name="ro3">
          <table:table-cell ns42:value-type="string" table:style-name="ce55" office:value-type="string">
            <text:p>6) Verandering van grenzen van gemeenten in Zuidholland en Zeeland; in Zeeland: van Haamstede, Renesse, Noordwelle, Elkerzee, Duivendijke, Brouwershaven, Zonnemaire, Dreischor, Oosterland, Bruinisse en St. Philipsland (wet van 18 Dec. 1876, <text:span text:style-name="T4">Stbl. </text:span><text:span text:style-name="T7">no. 245).</text:span></text:p>
          </table:table-cell>
          <table:table-cell table:number-columns-repeated="1023"/>
        </table:table-row>
        <table:table-row table:style-name="ro3">
          <table:table-cell ns42:value-type="string" table:style-name="ce55" office:value-type="string">
            <text:p>7) Zie aant. 6). Splitsing van Bruinisse en toevoeging van den geheelen Anna-Jacobapolder aan de gemeente St. Philipsland (wet van 12 Aug. 1857, <text:span text:style-name="T4">Stbl.</text:span><text:span text:style-name="T7"> no. 98).</text:span></text:p>
          </table:table-cell>
          <table:table-cell table:number-columns-repeated="1023"/>
        </table:table-row>
        <table:table-row table:style-name="ro3">
          <table:table-cell ns42:value-type="string" table:style-name="ce55" office:value-type="string">
            <text:p>8) Vereeniging van Vrouwepolder en <text:span text:style-name="T4">Gapinge</text:span><text:span text:style-name="T7"> (wet van 13 Junij 1857, </text:span><text:span text:style-name="T8">Stbl. </text:span><text:span text:style-name="T7">no. 68)</text:span><text:span text:style-name="T8">.</text:span></text:p>
          </table:table-cell>
          <table:table-cell table:number-columns-repeated="1023"/>
        </table:table-row>
        <table:table-row table:style-name="ro3">
          <table:table-cell ns42:value-type="string" table:style-name="ce55" office:value-type="string">
            <text:p>9) Vereeniging van 's Heer Arendskerke en <text:span text:style-name="T4">'s Heer Hendrikskinderen</text:span><text:span text:style-name="T7"> (wet van 13 Junij 1857, </text:span><text:span text:style-name="T8">Stbl. </text:span><text:span text:style-name="T7">no. 96)</text:span><text:span text:style-name="T8">. </text:span><text:span text:style-name="T7">Indeeling van den Schengepolder bij 's Heer Arendskerke en Wolfaartsdijk (wet van 5 Junij 1875, </text:span><text:span text:style-name="T8">Stbl. </text:span><text:span text:style-name="T7">no. 111).</text:span></text:p>
          </table:table-cell>
          <table:table-cell table:number-columns-repeated="1023"/>
        </table:table-row>
        <table:table-row table:style-name="ro3">
          <table:table-cell ns42:value-type="string" table:style-name="ce55" office:value-type="string">
            <text:p>10) Vereeniging van <text:span text:style-name="T4">Oost-Souburg </text:span><text:span text:style-name="T7">en </text:span><text:span text:style-name="T8">West-Souburg</text:span><text:span text:style-name="T7"> onder den naam van Oost- en West-Souburg (K.B. van 16 Julij 1834 no. 95).</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Noordbrabant</text:p>
          </table:table-cell>
          <table:table-cell table:number-columns-repeated="1023"/>
        </table:table-row>
        <table:table-row table:style-name="ro3">
          <table:table-cell ns42:value-type="string" table:style-name="ce55" office:value-type="string">
            <text:p>1) Vaststelling der grenzen tusschen Nederland en België (Zie Zeeland aant. 1). Verandering der grenzen tusschen Noordbrabant en Zeeland (zie Zeeland aant. 1). Als voren tusschen Noordbrabant en Gelderland (wet van 31 Dec. 1868, <text:span text:style-name="T4">Stbl. </text:span><text:span text:style-name="T7">no. 204).</text:span></text:p>
          </table:table-cell>
          <table:table-cell table:number-columns-repeated="1023"/>
        </table:table-row>
        <table:table-row table:style-name="ro3">
          <table:table-cell ns42:value-type="string" table:style-name="ce55" office:value-type="string">
            <text:p>2) Verandering der grenzen tusschen Eindhoven, Woensel en Tongelre (wet van 16 April 1874,<text:span text:style-name="T4"> Stbl. </text:span><text:span text:style-name="T7">no. 34).</text:span></text:p>
          </table:table-cell>
          <table:table-cell table:number-columns-repeated="1023"/>
        </table:table-row>
        <table:table-row table:style-name="ro3">
          <table:table-cell ns42:value-type="string" table:style-name="ce55" office:value-type="string">
            <text:p>3) Als voren tusschen Ammerzoden en Hedikhuizen (wet van 31 Dec. 1868, <text:span text:style-name="T4">Stbl. </text:span><text:span text:style-name="T7">no. 204; zie aant. 1).</text:span></text:p>
          </table:table-cell>
          <table:table-cell table:number-columns-repeated="1023"/>
        </table:table-row>
        <table:table-row table:style-name="ro3">
          <table:table-cell ns42:value-type="string" table:style-name="ce55" office:value-type="string">
            <text:p>4) Verandering der grenzen tusschen St. Oedenrode en Schijndel (wet van 20 Dec. 1864, <text:span text:style-name="T4">Stbl</text:span><text:span text:style-name="T7">. no. 117).</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Limburg</text:p>
          </table:table-cell>
          <table:table-cell table:number-columns-repeated="1023"/>
        </table:table-row>
        <table:table-row table:style-name="ro3">
          <table:table-cell ns42:value-type="string" table:style-name="ce55" office:value-type="string">
            <text:p>1) Vaststelling der grenzen tusschen Nederland en België. (Verdrag van 5 Nov. 1842, <text:span text:style-name="T4">Stbl. </text:span><text:span text:style-name="T7">1843 no. 3, en van 8 Aug. 1843, </text:span><text:span text:style-name="T8">Stbl.</text:span><text:span text:style-name="T7"> 1844, no. 12).</text:span></text:p>
          </table:table-cell>
          <table:table-cell table:number-columns-repeated="1023"/>
        </table:table-row>
        <table:table-row table:style-name="ro3">
          <table:table-cell ns42:value-type="string" table:style-name="ce55" office:value-type="string">
            <text:p>2) De gemeenten Horst en Sevenum maakten in 1830 eene gemeente uit; de splitsing is tot stand bij de Belgische wet van 13 Junij 1836.</text:p>
          </table:table-cell>
          <table:table-cell table:number-columns-repeated="1023"/>
        </table:table-row>
        <table:table-row table:style-name="ro3">
          <table:table-cell ns42:value-type="string" table:style-name="ce55" office:value-type="string">
            <text:p>3) De gehuchten Beersel of Moolenbeersel en Winkel zijn bij het verdrag van 5 Nov. 1842 van deze gemeente gescheiden en tot België gebragt.</text:p>
          </table:table-cell>
          <table:table-cell table:number-columns-repeated="1023"/>
        </table:table-row>
        <table:table-row table:style-name="ro3">
          <table:table-cell ns42:value-type="string" table:style-name="ce55" office:value-type="string">
            <text:p>4) De gehuchten Beersel, Manestraat en Boomstraat, en twee pachthoeven zijn <text:s/>van deze gemeente gescheiden en tot België gebragt. Het omgekeerde had plaats met eene pachthoeve, die vroeger tot de Belgische gemeente Kessenich behoorde.</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Gelderland</text:p>
          </table:table-cell>
          <table:table-cell table:number-columns-repeated="1023"/>
        </table:table-row>
        <table:table-row table:style-name="ro3">
          <table:table-cell ns42:value-type="string" table:style-name="ce55" office:value-type="string">
            <text:p>1) Verandering der grenzen tusschen Ammerzoden en Hedikhuizen en in verband daarmee tusschen Noordbrabant en Gelderland (wet van 31 Dec. 1868, <text:span text:style-name="T4">Stbl. </text:span><text:span text:style-name="T7">no. 204).</text:span></text:p>
          </table:table-cell>
          <table:table-cell table:number-columns-repeated="1023"/>
        </table:table-row>
        <table:table-row table:style-name="ro3">
          <table:table-cell ns42:value-type="string" table:style-name="ce55" office:value-type="string">
            <text:p>2) Als voren tusschen Bergh en Gendringen (wet van 4 Julij 1863, <text:span text:style-name="T4">Stbl. </text:span><text:span text:style-name="T7">no. 106).</text:span></text:p>
          </table:table-cell>
          <table:table-cell table:number-columns-repeated="1023"/>
        </table:table-row>
        <table:table-row table:style-name="ro3">
          <table:table-cell ns42:value-type="string" table:style-name="ce55" office:value-type="string">
            <text:p>3) Als voren tusschen Zutphen en Brummen (wet van 16 Dec. 1862, Stbl. no. 212).</text:p>
          </table:table-cell>
          <table:table-cell table:number-columns-repeated="1023"/>
        </table:table-row>
        <table:table-row table:style-name="ro3">
          <table:table-cell ns42:value-type="string" table:style-name="ce55" office:value-type="string">
            <text:p>4) Vereeniging van <text:span text:style-name="T4">Dorth</text:span><text:span text:style-name="T7"> en Gorssel (K.B. van 15 Junij 1831, no. 83).</text:span></text:p>
          </table:table-cell>
          <table:table-cell table:number-columns-repeated="1023"/>
        </table:table-row>
        <table:table-row table:style-name="ro3">
          <table:table-cell ns42:value-type="string" table:style-name="ce55" office:value-type="string">
            <text:p>5) Vereeniging van Laren en <text:span text:style-name="T4">Verwolde</text:span><text:span text:style-name="T7"> (wet van 13 April 1854, </text:span><text:span text:style-name="T8">Stbl.</text:span><text:span text:style-name="T7"> no. 31).</text:span></text:p>
          </table:table-cell>
          <table:table-cell table:number-columns-repeated="1023"/>
        </table:table-row>
        <table:table-row table:style-name="ro3">
          <table:table-cell ns42:value-type="string" table:style-name="ce55" office:value-type="string">
            <text:p>6) Als voren van Valburg en <text:span text:style-name="T4">Loenen </text:span><text:span text:style-name="T7">en </text:span><text:span text:style-name="T8">Wolferen</text:span><text:span text:style-name="T7"> (wet van 13 April 1854, </text:span><text:span text:style-name="T8">Stbl.</text:span><text:span text:style-name="T7"> no. 30).</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Overijssel</text:p>
          </table:table-cell>
          <table:table-cell table:number-columns-repeated="1023"/>
        </table:table-row>
        <table:table-row table:style-name="ro3">
          <table:table-cell ns42:value-type="string" table:style-name="ce55" office:value-type="string">
            <text:p>1) Vereeniging van Kampen en <text:span text:style-name="T4">Schokland</text:span><text:span text:style-name="T7"> (wet van 16 Dec. 1858 (</text:span><text:span text:style-name="T8">Stbl. </text:span><text:span text:style-name="T7">no. 84).</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Drenthe</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Groninge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Friesland</text:p>
          </table:table-cell>
          <table:table-cell table:number-columns-repeated="1023"/>
        </table:table-row>
        <table:table-row table:style-name="ro3" table:number-rows-repeated="46">
          <table:table-cell table:style-name="ce56"/>
          <table:table-cell table:number-columns-repeated="1023"/>
        </table:table-row>
        <table:table-row table:style-name="ro3">
          <table:table-cell table:number-columns-repeated="1024"/>
        </table:table-row>
        <table:table-row table:style-name="ro3">
          <table:table-cell table:style-name="ce56"/>
          <table:table-cell table:number-columns-repeated="1023"/>
        </table:table-row>
        <table:table-row table:style-name="ro3" table:number-rows-repeated="4">
          <table:table-cell table:number-columns-repeated="1024"/>
        </table:table-row>
        <table:table-row table:style-name="ro3" table:number-rows-repeated="40">
          <table:table-cell table:style-name="ce56"/>
          <table:table-cell table:number-columns-repeated="1023"/>
        </table:table-row>
        <table:table-row table:style-name="ro3" table:number-rows-repeated="1048340">
          <table:table-cell table:number-columns-repeated="1024"/>
        </table:table-row>
        <table:table-row table:style-name="ro3">
          <table:table-cell table:number-columns-repeated="1024"/>
        </table:table-row>
      </table:table>
      <table:named-expressions/>
      <table:database-ranges>
        <table:database-range table:target-range-address="VT_1830.A6:VT_1830.E1250" table:name="__Anonymous_Sheet_DB__0"/>
      </table:database-range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 style:name="F"/>
    <style:font-face svg:font-family="Arial" style:name="Arial"/>
    <style:font-face svg:font-family="Arial1" style:name="Arial1"/>
    <style:font-face svg:font-family="'Liberation Sans'" style:font-family-generic="swiss" style:name="Liberation Sans" style:font-pitch="variable"/>
    <style:font-face svg:font-family="Tahoma" style:font-family-generic="system" style:name="Tahoma" style:font-pitch="variable"/>
  </office:font-face-decls>
  <office:styles>
    <style:default-style style:family="table-cell">
      <style:paragraph-properties style:tab-stop-distance="36pt"/>
      <style:text-properties fo:language="en" style:font-name="Liberation Sans" fo:country="US" style:language-complex="hi" style:language-asian="zh" style:country-complex="IN" style:country-asian="CN" style:font-name-asian="Tahoma" style:font-name-complex="Tahoma"/>
    </style:default-style>
    <number:number-style style:name="N0">
      <number:number number:min-integer-digits="1"/>
    </number:number-style>
    <number:currency-style style:volatile="true" number:country="GB" style:name="N10104P0" number:language="en">
      <number:currency-symbol number:country="GB" number:language="en">£</number:currency-symbol>
      <number:number number:grouping="true" number:decimal-places="2" number:min-integer-digits="1"/>
    </number:currency-style>
    <number:currency-style number:country="GB" style:name="N10104" number:language="en">
      <style:text-properties fo:color="#ff0000"/>
      <number:text>-</number:text>
      <number:currency-symbol number:country="GB" number:language="en">£</number:currency-symbol>
      <number:number number:grouping="true" number:decimal-places="2" number:min-integer-digits="1"/>
      <style:map style:condition="value()&gt;=0" style:apply-style-name="N10104P0"/>
    </number:currency-style>
    <number:currency-style number:country="GB" style:name="N10110" number:language="en">
      <number:currency-symbol number:country="GB" number:language="en">£</number:currency-symbol>
      <number:number number:grouping="true" number:decimal-places="2" number:min-integer-digits="1"/>
    </number:currency-style>
    <style:style style:data-style-name="N0" style:family="table-cell" style:name="Default">
      <style:table-cell-properties style:vertical-align="automatic" fo:background-color="transparent"/>
      <style:text-properties style:font-name="Arial" style:font-size-complex="11pt" fo:color="#000000" style:font-family-complex="Arial" style:font-size-asian="11pt" style:font-name-complex="Arial" style:font-family-asian="Arial" fo:font-size="11pt" style:font-name-asian="Arial" fo:font-family="Arial"/>
    </style:style>
    <style:style style:data-style-name="N0" style:family="table-cell" style:parent-style-name="Default" style:name="Result">
      <style:table-cell-properties style:vertical-align="automatic" fo:background-color="transparent"/>
      <style:text-properties fo:font-style="italic" style:font-style-asian="italic" style:text-underline-color="font-color" style:font-style-complex="italic" style:font-weight-complex="bold" style:font-weight-asian="bold" style:text-underline-width="auto" style:text-underline-style="solid" fo:font-weight="bold"/>
    </style:style>
    <style:style style:data-style-name="N10104" style:family="table-cell" style:parent-style-name="Default" style:name="Result2">
      <style:table-cell-properties style:vertical-align="automatic" fo:background-color="transparent"/>
      <style:text-properties fo:font-style="italic" style:font-style-asian="italic" style:text-underline-color="font-color" style:font-style-complex="italic" style:font-weight-complex="bold" style:font-weight-asian="bold" style:text-underline-width="auto" style:text-underline-style="solid" fo:font-weight="bold"/>
    </style:style>
    <style:style style:data-style-name="N0" style:family="table-cell" style:parent-style-name="Default" style:name="Heading">
      <style:table-cell-properties style:vertical-align="automatic" style:repeat-content="false" fo:background-color="transparent" style:text-align-source="fix"/>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parent-style-name="Default" style:name="Heading1">
      <style:table-cell-properties style:vertical-align="automatic" style:repeat-content="false" fo:background-color="transparent" style:text-align-source="fix" style:rotation-angle="90"/>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parent-style-name="Default" style:name="TabLinker">
      <style:table-cell-properties style:vertical-align="automatic" fo:background-color="transparent"/>
    </style:style>
    <style:style style:data-style-name="N0" style:family="table-cell" style:parent-style-name="Default" style:name="TL_20_ColHeader" style:display-name="TL ColHeader">
      <style:table-cell-properties style:vertical-align="automatic" fo:background-color="#69d2e7"/>
    </style:style>
    <style:style style:data-style-name="N0" style:family="table-cell" style:parent-style-name="Default" style:name="TL_20_Data" style:display-name="TL Data">
      <style:table-cell-properties style:vertical-align="automatic" fo:background-color="#c8c8a9"/>
    </style:style>
    <style:style style:data-style-name="N0" style:family="table-cell" style:parent-style-name="Default" style:name="TL_20_HRowHeader" style:display-name="TL HRowHeader">
      <style:table-cell-properties style:vertical-align="automatic" fo:background-color="#a7dbd8"/>
    </style:style>
    <style:style style:data-style-name="N0" style:family="table-cell" style:parent-style-name="Default" style:name="TL_20_Metadata" style:display-name="TL Metadata">
      <style:table-cell-properties style:vertical-align="automatic" fo:background-color="#e0e4cc"/>
    </style:style>
    <style:style style:data-style-name="N0" style:family="table-cell" style:parent-style-name="Default" style:name="TL_20_RowHeader" style:display-name="TL RowHeader">
      <style:table-cell-properties style:vertical-align="automatic" fo:background-color="#fae600"/>
    </style:style>
    <style:style style:data-style-name="N0" style:family="table-cell" style:parent-style-name="Default" style:name="TL_20_RowLabel" style:display-name="TL RowLabel">
      <style:table-cell-properties style:vertical-align="automatic" fo:background-color="#f38630"/>
    </style:style>
    <style:style style:data-style-name="N0" style:family="table-cell" style:parent-style-name="Default" style:name="TL_20_RowProperty" style:display-name="TL RowProperty">
      <style:table-cell-properties style:vertical-align="automatic" fo:background-color="#fa6900"/>
    </style:style>
    <style:style style:data-style-name="N0" style:family="table-cell" style:parent-style-name="Default" style:name="TL_20_Title" style:display-name="TL Title">
      <style:table-cell-properties style:vertical-align="automatic" fo:background-color="#e77e69"/>
    </style:style>
    <draw:marker draw:name="Arrowheads_20_1" draw:display-name="Arrowheads 1" svg:d="M10 0l-10 30h20z" svg:viewBox="0 0 20 30"/>
  </office:styles>
  <office:automatic-styles>
    <style:page-layout style:name="Mpm1">
      <style:page-layout-properties style:writing-mode="lr-tb"/>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style:print="charts drawings objects" fo:margin-top="70.84pt" fo:margin-left="53.86pt" style:print-page-order="ltr" style:num-format="1" style:print-orientation="landscape" style:scale-to="100%"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style:page-layout style:name="Mpm4">
      <style:page-layout-properties fo:margin-left="53.86pt" style:print="charts drawings objects" fo:margin-right="53.86pt" fo:margin-top="70.84pt" style:print-page-order="ltr" style:scale-to="100%"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cogtest</meta:initial-creator>
    <meta:creation-date>2003-04-07T12:54:14Z</meta:creation-date>
    <dc:date>2017-10-25T00:41:41.617760000</dc:date>
    <meta:print-date>2004-11-09T11:00:50Z</meta:print-date>
    <meta:editing-duration>PT2M</meta:editing-duration>
    <meta:editing-cycles>1</meta:editing-cycles>
    <meta:document-statistic meta:object-count="0" meta:cell-count="7200" meta:table-count="2"/>
    <meta:user-defined meta:name="WorkbookGuid">f646050b-67f5-4e05-8ddf-d8588b08cb89</meta:user-defined>
    <meta:generator>ODFPY/1.3.5</meta:generator>
  </office:meta>
</office:document-meta>
</file>